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office:value-type="string" calcext:value-type="string">
            <text:p>coverage (sanity)</text:p>
          </table:table-cell>
          <table:table-cell office:value-type="string" calcext:value-type="string">
            <text:p>entropy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300217" calcext:value-type="float">
            <text:p>33300217</text:p>
          </table:table-cell>
          <table:table-cell office:value-type="string" calcext:value-type="string">
            <text:p>times.</text:p>
          </table:table-cell>
          <table:table-cell/>
          <table:table-cell table:formula="of:=[.C2]*[.F2]" office:value-type="float" office:value="33300217" calcext:value-type="float">
            <text:p>33300217</text:p>
          </table:table-cell>
          <table:table-cell table:formula="of:=-[.F2]*([.C2]/[.$I$131])*(LOG([.C2];2)-32)" office:value-type="float" office:value="0.248105950653553" calcext:value-type="float">
            <text:p>0,24810595065355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1826852" calcext:value-type="float">
            <text:p>21826852</text:p>
          </table:table-cell>
          <table:table-cell office:value-type="string" calcext:value-type="string">
            <text:p>times.</text:p>
          </table:table-cell>
          <table:table-cell table:formula="of:=IF([.F3]&gt;[.F2];&quot;HIER!&quot;;&quot;&quot;)">
            <text:p/>
          </table:table-cell>
          <table:table-cell table:formula="of:=[.C3]*[.F3]" office:value-type="float" office:value="43653704" calcext:value-type="float">
            <text:p>43653704</text:p>
          </table:table-cell>
          <table:table-cell table:formula="of:=-[.F3]*([.C3]/[.$I$131])*(LOG([.C3];2)-32)" office:value-type="float" office:value="0.315081520006061" calcext:value-type="float">
            <text:p>0,31508152000606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253074" calcext:value-type="float">
            <text:p>7253074</text:p>
          </table:table-cell>
          <table:table-cell office:value-type="string" calcext:value-type="string">
            <text:p>times.</text:p>
          </table:table-cell>
          <table:table-cell table:formula="of:=IF([.F4]&gt;[.F3];&quot;HIER!&quot;;&quot;&quot;)">
            <text:p/>
          </table:table-cell>
          <table:table-cell table:formula="of:=[.C4]*[.F4]" office:value-type="float" office:value="21759222" calcext:value-type="float">
            <text:p>21759222</text:p>
          </table:table-cell>
          <table:table-cell table:formula="of:=-[.F4]*([.C4]/[.$I$131])*(LOG([.C4];2)-32)" office:value-type="float" office:value="0.154089078559804" calcext:value-type="float">
            <text:p>0,15408907855980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876225" calcext:value-type="float">
            <text:p>6876225</text:p>
          </table:table-cell>
          <table:table-cell office:value-type="string" calcext:value-type="string">
            <text:p>times.</text:p>
          </table:table-cell>
          <table:table-cell table:formula="of:=IF([.F5]&gt;[.F4];&quot;HIER!&quot;;&quot;&quot;)">
            <text:p/>
          </table:table-cell>
          <table:table-cell table:formula="of:=[.C5]*[.F5]" office:value-type="float" office:value="27504900" calcext:value-type="float">
            <text:p>27504900</text:p>
          </table:table-cell>
          <table:table-cell table:formula="of:=-[.F5]*([.C5]/[.$I$131])*(LOG([.C5];2)-32)" office:value-type="float" office:value="0.19211950711906" calcext:value-type="float">
            <text:p>0,1921195071190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869002" calcext:value-type="float">
            <text:p>4869002</text:p>
          </table:table-cell>
          <table:table-cell office:value-type="string" calcext:value-type="string">
            <text:p>times.</text:p>
          </table:table-cell>
          <table:table-cell table:formula="of:=IF([.F6]&gt;[.F5];&quot;HIER!&quot;;&quot;&quot;)">
            <text:p/>
          </table:table-cell>
          <table:table-cell table:formula="of:=[.C6]*[.F6]" office:value-type="float" office:value="24345010" calcext:value-type="float">
            <text:p>24345010</text:p>
          </table:table-cell>
          <table:table-cell table:formula="of:=-[.F6]*([.C6]/[.$I$131])*(LOG([.C6];2)-32)" office:value-type="float" office:value="0.168223156898908" calcext:value-type="float">
            <text:p>0,16822315689890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47950" calcext:value-type="float">
            <text:p>3547950</text:p>
          </table:table-cell>
          <table:table-cell office:value-type="string" calcext:value-type="string">
            <text:p>times.</text:p>
          </table:table-cell>
          <table:table-cell table:formula="of:=IF([.F7]&gt;[.F6];&quot;HIER!&quot;;&quot;&quot;)">
            <text:p/>
          </table:table-cell>
          <table:table-cell table:formula="of:=[.C7]*[.F7]" office:value-type="float" office:value="21287700" calcext:value-type="float">
            <text:p>21287700</text:p>
          </table:table-cell>
          <table:table-cell table:formula="of:=-[.F7]*([.C7]/[.$I$131])*(LOG([.C7];2)-32)" office:value-type="float" office:value="0.145793541747471" calcext:value-type="float">
            <text:p>0,14579354174747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87495" calcext:value-type="float">
            <text:p>3687495</text:p>
          </table:table-cell>
          <table:table-cell office:value-type="string" calcext:value-type="string">
            <text:p>times.</text:p>
          </table:table-cell>
          <table:table-cell table:formula="of:=IF([.F8]&gt;[.F7];&quot;HIER!&quot;;&quot;&quot;)" office:value-type="string" office:string-value="HIER!" calcext:value-type="string">
            <text:p>HIER!</text:p>
          </table:table-cell>
          <table:table-cell table:formula="of:=[.C8]*[.F8]" office:value-type="float" office:value="25812465" calcext:value-type="float">
            <text:p>25812465</text:p>
          </table:table-cell>
          <table:table-cell table:formula="of:=-[.F8]*([.C8]/[.$I$131])*(LOG([.C8];2)-32)" office:value-type="float" office:value="0.175445836347484" calcext:value-type="float">
            <text:p>0,17544583634748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237812" calcext:value-type="float">
            <text:p>3237812</text:p>
          </table:table-cell>
          <table:table-cell office:value-type="string" calcext:value-type="string">
            <text:p>times.</text:p>
          </table:table-cell>
          <table:table-cell table:formula="of:=IF([.F9]&gt;[.F8];&quot;HIER!&quot;;&quot;&quot;)">
            <text:p/>
          </table:table-cell>
          <table:table-cell table:formula="of:=[.C9]*[.F9]" office:value-type="float" office:value="25902496" calcext:value-type="float">
            <text:p>25902496</text:p>
          </table:table-cell>
          <table:table-cell table:formula="of:=-[.F9]*([.C9]/[.$I$131])*(LOG([.C9];2)-32)" office:value-type="float" office:value="0.174895949661732" calcext:value-type="float">
            <text:p>0,17489594966173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734156" calcext:value-type="float">
            <text:p>2734156</text:p>
          </table:table-cell>
          <table:table-cell office:value-type="string" calcext:value-type="string">
            <text:p>times.</text:p>
          </table:table-cell>
          <table:table-cell table:formula="of:=IF([.F10]&gt;[.F9];&quot;HIER!&quot;;&quot;&quot;)">
            <text:p/>
          </table:table-cell>
          <table:table-cell table:formula="of:=[.C10]*[.F10]" office:value-type="float" office:value="24607404" calcext:value-type="float">
            <text:p>24607404</text:p>
          </table:table-cell>
          <table:table-cell table:formula="of:=-[.F10]*([.C10]/[.$I$131])*(LOG([.C10];2)-32)" office:value-type="float" office:value="0.165177812529683" calcext:value-type="float">
            <text:p>0,16517781252968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24845" calcext:value-type="float">
            <text:p>2524845</text:p>
          </table:table-cell>
          <table:table-cell office:value-type="string" calcext:value-type="string">
            <text:p>times.</text:p>
          </table:table-cell>
          <table:table-cell table:formula="of:=IF([.F11]&gt;[.F10];&quot;HIER!&quot;;&quot;&quot;)">
            <text:p/>
          </table:table-cell>
          <table:table-cell table:formula="of:=[.C11]*[.F11]" office:value-type="float" office:value="25248450" calcext:value-type="float">
            <text:p>25248450</text:p>
          </table:table-cell>
          <table:table-cell table:formula="of:=-[.F11]*([.C11]/[.$I$131])*(LOG([.C11];2)-32)" office:value-type="float" office:value="0.16858728243798" calcext:value-type="float">
            <text:p>0,1685872824379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042064" calcext:value-type="float">
            <text:p>2042064</text:p>
          </table:table-cell>
          <table:table-cell office:value-type="string" calcext:value-type="string">
            <text:p>times.</text:p>
          </table:table-cell>
          <table:table-cell table:formula="of:=IF([.F12]&gt;[.F11];&quot;HIER!&quot;;&quot;&quot;)">
            <text:p/>
          </table:table-cell>
          <table:table-cell table:formula="of:=[.C12]*[.F12]" office:value-type="float" office:value="22462704" calcext:value-type="float">
            <text:p>22462704</text:p>
          </table:table-cell>
          <table:table-cell table:formula="of:=-[.F12]*([.C12]/[.$I$131])*(LOG([.C12];2)-32)" office:value-type="float" office:value="0.149267339041063" calcext:value-type="float">
            <text:p>0,14926733904106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869619" calcext:value-type="float">
            <text:p>1869619</text:p>
          </table:table-cell>
          <table:table-cell office:value-type="string" calcext:value-type="string">
            <text:p>times.</text:p>
          </table:table-cell>
          <table:table-cell table:formula="of:=IF([.F13]&gt;[.F12];&quot;HIER!&quot;;&quot;&quot;)">
            <text:p/>
          </table:table-cell>
          <table:table-cell table:formula="of:=[.C13]*[.F13]" office:value-type="float" office:value="22435428" calcext:value-type="float">
            <text:p>22435428</text:p>
          </table:table-cell>
          <table:table-cell table:formula="of:=-[.F13]*([.C13]/[.$I$131])*(LOG([.C13];2)-32)" office:value-type="float" office:value="0.148430356740106" calcext:value-type="float">
            <text:p>0,14843035674010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990280" calcext:value-type="float">
            <text:p>1990280</text:p>
          </table:table-cell>
          <table:table-cell office:value-type="string" calcext:value-type="string">
            <text:p>times.</text:p>
          </table:table-cell>
          <table:table-cell table:formula="of:=IF([.F14]&gt;[.F13];&quot;HIER!&quot;;&quot;&quot;)" office:value-type="string" office:string-value="HIER!" calcext:value-type="string">
            <text:p>HIER!</text:p>
          </table:table-cell>
          <table:table-cell table:formula="of:=[.C14]*[.F14]" office:value-type="float" office:value="25873640" calcext:value-type="float">
            <text:p>25873640</text:p>
          </table:table-cell>
          <table:table-cell table:formula="of:=-[.F14]*([.C14]/[.$I$131])*(LOG([.C14];2)-32)" office:value-type="float" office:value="0.170481539073194" calcext:value-type="float">
            <text:p>0,17048153907319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706691" calcext:value-type="float">
            <text:p>1706691</text:p>
          </table:table-cell>
          <table:table-cell office:value-type="string" calcext:value-type="string">
            <text:p>times.</text:p>
          </table:table-cell>
          <table:table-cell table:formula="of:=IF([.F15]&gt;[.F14];&quot;HIER!&quot;;&quot;&quot;)">
            <text:p/>
          </table:table-cell>
          <table:table-cell table:formula="of:=[.C15]*[.F15]" office:value-type="float" office:value="23893674" calcext:value-type="float">
            <text:p>23893674</text:p>
          </table:table-cell>
          <table:table-cell table:formula="of:=-[.F15]*([.C15]/[.$I$131])*(LOG([.C15];2)-32)" office:value-type="float" office:value="0.156840745054665" calcext:value-type="float">
            <text:p>0,15684074505466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69805" calcext:value-type="float">
            <text:p>1669805</text:p>
          </table:table-cell>
          <table:table-cell office:value-type="string" calcext:value-type="string">
            <text:p>times.</text:p>
          </table:table-cell>
          <table:table-cell table:formula="of:=IF([.F16]&gt;[.F15];&quot;HIER!&quot;;&quot;&quot;)">
            <text:p/>
          </table:table-cell>
          <table:table-cell table:formula="of:=[.C16]*[.F16]" office:value-type="float" office:value="25047075" calcext:value-type="float">
            <text:p>25047075</text:p>
          </table:table-cell>
          <table:table-cell table:formula="of:=-[.F16]*([.C16]/[.$I$131])*(LOG([.C16];2)-32)" office:value-type="float" office:value="0.163831333218841" calcext:value-type="float">
            <text:p>0,16383133321884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59634" calcext:value-type="float">
            <text:p>1559634</text:p>
          </table:table-cell>
          <table:table-cell office:value-type="string" calcext:value-type="string">
            <text:p>times.</text:p>
          </table:table-cell>
          <table:table-cell table:formula="of:=IF([.F17]&gt;[.F16];&quot;HIER!&quot;;&quot;&quot;)">
            <text:p/>
          </table:table-cell>
          <table:table-cell table:formula="of:=[.C17]*[.F17]" office:value-type="float" office:value="24954144" calcext:value-type="float">
            <text:p>24954144</text:p>
          </table:table-cell>
          <table:table-cell table:formula="of:=-[.F17]*([.C17]/[.$I$131])*(LOG([.C17];2)-32)" office:value-type="float" office:value="0.162682503461838" calcext:value-type="float">
            <text:p>0,16268250346183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45109" calcext:value-type="float">
            <text:p>1445109</text:p>
          </table:table-cell>
          <table:table-cell office:value-type="string" calcext:value-type="string">
            <text:p>times.</text:p>
          </table:table-cell>
          <table:table-cell table:formula="of:=IF([.F18]&gt;[.F17];&quot;HIER!&quot;;&quot;&quot;)">
            <text:p/>
          </table:table-cell>
          <table:table-cell table:formula="of:=[.C18]*[.F18]" office:value-type="float" office:value="24566853" calcext:value-type="float">
            <text:p>24566853</text:p>
          </table:table-cell>
          <table:table-cell table:formula="of:=-[.F18]*([.C18]/[.$I$131])*(LOG([.C18];2)-32)" office:value-type="float" office:value="0.159657373380857" calcext:value-type="float">
            <text:p>0,1596573733808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71626" calcext:value-type="float">
            <text:p>1371626</text:p>
          </table:table-cell>
          <table:table-cell office:value-type="string" calcext:value-type="string">
            <text:p>times.</text:p>
          </table:table-cell>
          <table:table-cell table:formula="of:=IF([.F19]&gt;[.F18];&quot;HIER!&quot;;&quot;&quot;)">
            <text:p/>
          </table:table-cell>
          <table:table-cell table:formula="of:=[.C19]*[.F19]" office:value-type="float" office:value="24689268" calcext:value-type="float">
            <text:p>24689268</text:p>
          </table:table-cell>
          <table:table-cell table:formula="of:=-[.F19]*([.C19]/[.$I$131])*(LOG([.C19];2)-32)" office:value-type="float" office:value="0.159978908509829" calcext:value-type="float">
            <text:p>0,15997890850982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65981" calcext:value-type="float">
            <text:p>1265981</text:p>
          </table:table-cell>
          <table:table-cell office:value-type="string" calcext:value-type="string">
            <text:p>times.</text:p>
          </table:table-cell>
          <table:table-cell table:formula="of:=IF([.F20]&gt;[.F19];&quot;HIER!&quot;;&quot;&quot;)">
            <text:p/>
          </table:table-cell>
          <table:table-cell table:formula="of:=[.C20]*[.F20]" office:value-type="float" office:value="24053639" calcext:value-type="float">
            <text:p>24053639</text:p>
          </table:table-cell>
          <table:table-cell table:formula="of:=-[.F20]*([.C20]/[.$I$131])*(LOG([.C20];2)-32)" office:value-type="float" office:value="0.155423379757782" calcext:value-type="float">
            <text:p>0,15542337975778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70987" calcext:value-type="float">
            <text:p>1270987</text:p>
          </table:table-cell>
          <table:table-cell office:value-type="string" calcext:value-type="string">
            <text:p>times.</text:p>
          </table:table-cell>
          <table:table-cell table:formula="of:=IF([.F21]&gt;[.F20];&quot;HIER!&quot;;&quot;&quot;)" office:value-type="string" office:string-value="HIER!" calcext:value-type="string">
            <text:p>HIER!</text:p>
          </table:table-cell>
          <table:table-cell table:formula="of:=[.C21]*[.F21]" office:value-type="float" office:value="25419740" calcext:value-type="float">
            <text:p>25419740</text:p>
          </table:table-cell>
          <table:table-cell table:formula="of:=-[.F21]*([.C21]/[.$I$131])*(LOG([.C21];2)-32)" office:value-type="float" office:value="0.163812514284921" calcext:value-type="float">
            <text:p>0,16381251428492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03819" calcext:value-type="float">
            <text:p>1103819</text:p>
          </table:table-cell>
          <table:table-cell office:value-type="string" calcext:value-type="string">
            <text:p>times.</text:p>
          </table:table-cell>
          <table:table-cell table:formula="of:=IF([.F22]&gt;[.F21];&quot;HIER!&quot;;&quot;&quot;)">
            <text:p/>
          </table:table-cell>
          <table:table-cell table:formula="of:=[.C22]*[.F22]" office:value-type="float" office:value="23180199" calcext:value-type="float">
            <text:p>23180199</text:p>
          </table:table-cell>
          <table:table-cell table:formula="of:=-[.F22]*([.C22]/[.$I$131])*(LOG([.C22];2)-32)" office:value-type="float" office:value="0.149000337363412" calcext:value-type="float">
            <text:p>0,14900033736341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95124" calcext:value-type="float">
            <text:p>1095124</text:p>
          </table:table-cell>
          <table:table-cell office:value-type="string" calcext:value-type="string">
            <text:p>times.</text:p>
          </table:table-cell>
          <table:table-cell table:formula="of:=IF([.F23]&gt;[.F22];&quot;HIER!&quot;;&quot;&quot;)">
            <text:p/>
          </table:table-cell>
          <table:table-cell table:formula="of:=[.C23]*[.F23]" office:value-type="float" office:value="24092728" calcext:value-type="float">
            <text:p>24092728</text:p>
          </table:table-cell>
          <table:table-cell table:formula="of:=-[.F23]*([.C23]/[.$I$131])*(LOG([.C23];2)-32)" office:value-type="float" office:value="0.154489516973861" calcext:value-type="float">
            <text:p>0,15448951697386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53684" calcext:value-type="float">
            <text:p>1053684</text:p>
          </table:table-cell>
          <table:table-cell office:value-type="string" calcext:value-type="string">
            <text:p>times.</text:p>
          </table:table-cell>
          <table:table-cell table:formula="of:=IF([.F24]&gt;[.F23];&quot;HIER!&quot;;&quot;&quot;)">
            <text:p/>
          </table:table-cell>
          <table:table-cell table:formula="of:=[.C24]*[.F24]" office:value-type="float" office:value="24234732" calcext:value-type="float">
            <text:p>24234732</text:p>
          </table:table-cell>
          <table:table-cell table:formula="of:=-[.F24]*([.C24]/[.$I$131])*(LOG([.C24];2)-32)" office:value-type="float" office:value="0.155038226467921" calcext:value-type="float">
            <text:p>0,15503822646792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67050" calcext:value-type="float">
            <text:p>967050</text:p>
          </table:table-cell>
          <table:table-cell office:value-type="string" calcext:value-type="string">
            <text:p>times.</text:p>
          </table:table-cell>
          <table:table-cell table:formula="of:=IF([.F25]&gt;[.F24];&quot;HIER!&quot;;&quot;&quot;)">
            <text:p/>
          </table:table-cell>
          <table:table-cell table:formula="of:=[.C25]*[.F25]" office:value-type="float" office:value="23209200" calcext:value-type="float">
            <text:p>23209200</text:p>
          </table:table-cell>
          <table:table-cell table:formula="of:=-[.F25]*([.C25]/[.$I$131])*(LOG([.C25];2)-32)" office:value-type="float" office:value="0.148145735340254" calcext:value-type="float">
            <text:p>0,14814573534025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91183" calcext:value-type="float">
            <text:p>991183</text:p>
          </table:table-cell>
          <table:table-cell office:value-type="string" calcext:value-type="string">
            <text:p>times.</text:p>
          </table:table-cell>
          <table:table-cell table:formula="of:=IF([.F26]&gt;[.F25];&quot;HIER!&quot;;&quot;&quot;)" office:value-type="string" office:string-value="HIER!" calcext:value-type="string">
            <text:p>HIER!</text:p>
          </table:table-cell>
          <table:table-cell table:formula="of:=[.C26]*[.F26]" office:value-type="float" office:value="24779575" calcext:value-type="float">
            <text:p>24779575</text:p>
          </table:table-cell>
          <table:table-cell table:formula="of:=-[.F26]*([.C26]/[.$I$131])*(LOG([.C26];2)-32)" office:value-type="float" office:value="0.157829750621753" calcext:value-type="float">
            <text:p>0,15782975062175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53357" calcext:value-type="float">
            <text:p>953357</text:p>
          </table:table-cell>
          <table:table-cell office:value-type="string" calcext:value-type="string">
            <text:p>times.</text:p>
          </table:table-cell>
          <table:table-cell table:formula="of:=IF([.F27]&gt;[.F26];&quot;HIER!&quot;;&quot;&quot;)">
            <text:p/>
          </table:table-cell>
          <table:table-cell table:formula="of:=[.C27]*[.F27]" office:value-type="float" office:value="24787282" calcext:value-type="float">
            <text:p>24787282</text:p>
          </table:table-cell>
          <table:table-cell table:formula="of:=-[.F27]*([.C27]/[.$I$131])*(LOG([.C27];2)-32)" office:value-type="float" office:value="0.15755228213557" calcext:value-type="float">
            <text:p>0,157552282135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99848" calcext:value-type="float">
            <text:p>899848</text:p>
          </table:table-cell>
          <table:table-cell office:value-type="string" calcext:value-type="string">
            <text:p>times.</text:p>
          </table:table-cell>
          <table:table-cell table:formula="of:=IF([.F28]&gt;[.F27];&quot;HIER!&quot;;&quot;&quot;)">
            <text:p/>
          </table:table-cell>
          <table:table-cell table:formula="of:=[.C28]*[.F28]" office:value-type="float" office:value="24295896" calcext:value-type="float">
            <text:p>24295896</text:p>
          </table:table-cell>
          <table:table-cell table:formula="of:=-[.F28]*([.C28]/[.$I$131])*(LOG([.C28];2)-32)" office:value-type="float" office:value="0.154120945314815" calcext:value-type="float">
            <text:p>0,15412094531481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52100" calcext:value-type="float">
            <text:p>852100</text:p>
          </table:table-cell>
          <table:table-cell office:value-type="string" calcext:value-type="string">
            <text:p>times.</text:p>
          </table:table-cell>
          <table:table-cell table:formula="of:=IF([.F29]&gt;[.F28];&quot;HIER!&quot;;&quot;&quot;)">
            <text:p/>
          </table:table-cell>
          <table:table-cell table:formula="of:=[.C29]*[.F29]" office:value-type="float" office:value="23858800" calcext:value-type="float">
            <text:p>23858800</text:p>
          </table:table-cell>
          <table:table-cell table:formula="of:=-[.F29]*([.C29]/[.$I$131])*(LOG([.C29];2)-32)" office:value-type="float" office:value="0.151056768462437" calcext:value-type="float">
            <text:p>0,15105676846243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67428" calcext:value-type="float">
            <text:p>867428</text:p>
          </table:table-cell>
          <table:table-cell office:value-type="string" calcext:value-type="string">
            <text:p>times.</text:p>
          </table:table-cell>
          <table:table-cell table:formula="of:=IF([.F30]&gt;[.F29];&quot;HIER!&quot;;&quot;&quot;)" office:value-type="string" office:string-value="HIER!" calcext:value-type="string">
            <text:p>HIER!</text:p>
          </table:table-cell>
          <table:table-cell table:formula="of:=[.C30]*[.F30]" office:value-type="float" office:value="25155412" calcext:value-type="float">
            <text:p>25155412</text:p>
          </table:table-cell>
          <table:table-cell table:formula="of:=-[.F30]*([.C30]/[.$I$131])*(LOG([.C30];2)-32)" office:value-type="float" office:value="0.158969469037698" calcext:value-type="float">
            <text:p>0,15896946903769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17083" calcext:value-type="float">
            <text:p>817083</text:p>
          </table:table-cell>
          <table:table-cell office:value-type="string" calcext:value-type="string">
            <text:p>times.</text:p>
          </table:table-cell>
          <table:table-cell table:formula="of:=IF([.F31]&gt;[.F30];&quot;HIER!&quot;;&quot;&quot;)">
            <text:p/>
          </table:table-cell>
          <table:table-cell table:formula="of:=[.C31]*[.F31]" office:value-type="float" office:value="24512490" calcext:value-type="float">
            <text:p>24512490</text:p>
          </table:table-cell>
          <table:table-cell table:formula="of:=-[.F31]*([.C31]/[.$I$131])*(LOG([.C31];2)-32)" office:value-type="float" office:value="0.154627387724829" calcext:value-type="float">
            <text:p>0,15462738772482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85933" calcext:value-type="float">
            <text:p>785933</text:p>
          </table:table-cell>
          <table:table-cell office:value-type="string" calcext:value-type="string">
            <text:p>times.</text:p>
          </table:table-cell>
          <table:table-cell table:formula="of:=IF([.F32]&gt;[.F31];&quot;HIER!&quot;;&quot;&quot;)">
            <text:p/>
          </table:table-cell>
          <table:table-cell table:formula="of:=[.C32]*[.F32]" office:value-type="float" office:value="24363923" calcext:value-type="float">
            <text:p>24363923</text:p>
          </table:table-cell>
          <table:table-cell table:formula="of:=-[.F32]*([.C32]/[.$I$131])*(LOG([.C32];2)-32)" office:value-type="float" office:value="0.15342186171721" calcext:value-type="float">
            <text:p>0,1534218617172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59075" calcext:value-type="float">
            <text:p>759075</text:p>
          </table:table-cell>
          <table:table-cell office:value-type="string" calcext:value-type="string">
            <text:p>times.</text:p>
          </table:table-cell>
          <table:table-cell table:formula="of:=IF([.F33]&gt;[.F32];&quot;HIER!&quot;;&quot;&quot;)">
            <text:p/>
          </table:table-cell>
          <table:table-cell table:formula="of:=[.C33]*[.F33]" office:value-type="float" office:value="24290400" calcext:value-type="float">
            <text:p>24290400</text:p>
          </table:table-cell>
          <table:table-cell table:formula="of:=-[.F33]*([.C33]/[.$I$131])*(LOG([.C33];2)-32)" office:value-type="float" office:value="0.152699835598469" calcext:value-type="float">
            <text:p>0,15269983559846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35051" calcext:value-type="float">
            <text:p>735051</text:p>
          </table:table-cell>
          <table:table-cell office:value-type="string" calcext:value-type="string">
            <text:p>times.</text:p>
          </table:table-cell>
          <table:table-cell table:formula="of:=IF([.F34]&gt;[.F33];&quot;HIER!&quot;;&quot;&quot;)">
            <text:p/>
          </table:table-cell>
          <table:table-cell table:formula="of:=[.C34]*[.F34]" office:value-type="float" office:value="24256683" calcext:value-type="float">
            <text:p>24256683</text:p>
          </table:table-cell>
          <table:table-cell table:formula="of:=-[.F34]*([.C34]/[.$I$131])*(LOG([.C34];2)-32)" office:value-type="float" office:value="0.152237151497895" calcext:value-type="float">
            <text:p>0,15223715149789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14271" calcext:value-type="float">
            <text:p>714271</text:p>
          </table:table-cell>
          <table:table-cell office:value-type="string" calcext:value-type="string">
            <text:p>times.</text:p>
          </table:table-cell>
          <table:table-cell table:formula="of:=IF([.F35]&gt;[.F34];&quot;HIER!&quot;;&quot;&quot;)">
            <text:p/>
          </table:table-cell>
          <table:table-cell table:formula="of:=[.C35]*[.F35]" office:value-type="float" office:value="24285214" calcext:value-type="float">
            <text:p>24285214</text:p>
          </table:table-cell>
          <table:table-cell table:formula="of:=-[.F35]*([.C35]/[.$I$131])*(LOG([.C35];2)-32)" office:value-type="float" office:value="0.152172689368759" calcext:value-type="float">
            <text:p>0,15217268936875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91814" calcext:value-type="float">
            <text:p>691814</text:p>
          </table:table-cell>
          <table:table-cell office:value-type="string" calcext:value-type="string">
            <text:p>times.</text:p>
          </table:table-cell>
          <table:table-cell table:formula="of:=IF([.F36]&gt;[.F35];&quot;HIER!&quot;;&quot;&quot;)">
            <text:p/>
          </table:table-cell>
          <table:table-cell table:formula="of:=[.C36]*[.F36]" office:value-type="float" office:value="24213490" calcext:value-type="float">
            <text:p>24213490</text:p>
          </table:table-cell>
          <table:table-cell table:formula="of:=-[.F36]*([.C36]/[.$I$131])*(LOG([.C36];2)-32)" office:value-type="float" office:value="0.151487495042857" calcext:value-type="float">
            <text:p>0,1514874950428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83480" calcext:value-type="float">
            <text:p>683480</text:p>
          </table:table-cell>
          <table:table-cell office:value-type="string" calcext:value-type="string">
            <text:p>times.</text:p>
          </table:table-cell>
          <table:table-cell table:formula="of:=IF([.F37]&gt;[.F36];&quot;HIER!&quot;;&quot;&quot;)">
            <text:p/>
          </table:table-cell>
          <table:table-cell table:formula="of:=[.C37]*[.F37]" office:value-type="float" office:value="24605280" calcext:value-type="float">
            <text:p>24605280</text:p>
          </table:table-cell>
          <table:table-cell table:formula="of:=-[.F37]*([.C37]/[.$I$131])*(LOG([.C37];2)-32)" office:value-type="float" office:value="0.153705828767389" calcext:value-type="float">
            <text:p>0,1537058287673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57660" calcext:value-type="float">
            <text:p>657660</text:p>
          </table:table-cell>
          <table:table-cell office:value-type="string" calcext:value-type="string">
            <text:p>times.</text:p>
          </table:table-cell>
          <table:table-cell table:formula="of:=IF([.F38]&gt;[.F37];&quot;HIER!&quot;;&quot;&quot;)">
            <text:p/>
          </table:table-cell>
          <table:table-cell table:formula="of:=[.C38]*[.F38]" office:value-type="float" office:value="24333420" calcext:value-type="float">
            <text:p>24333420</text:p>
          </table:table-cell>
          <table:table-cell table:formula="of:=-[.F38]*([.C38]/[.$I$131])*(LOG([.C38];2)-32)" office:value-type="float" office:value="0.15178360587073" calcext:value-type="float">
            <text:p>0,1517836058707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44925" calcext:value-type="float">
            <text:p>644925</text:p>
          </table:table-cell>
          <table:table-cell office:value-type="string" calcext:value-type="string">
            <text:p>times.</text:p>
          </table:table-cell>
          <table:table-cell table:formula="of:=IF([.F39]&gt;[.F38];&quot;HIER!&quot;;&quot;&quot;)">
            <text:p/>
          </table:table-cell>
          <table:table-cell table:formula="of:=[.C39]*[.F39]" office:value-type="float" office:value="24507150" calcext:value-type="float">
            <text:p>24507150</text:p>
          </table:table-cell>
          <table:table-cell table:formula="of:=-[.F39]*([.C39]/[.$I$131])*(LOG([.C39];2)-32)" office:value-type="float" office:value="0.152647740496069" calcext:value-type="float">
            <text:p>0,15264774049606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28072" calcext:value-type="float">
            <text:p>628072</text:p>
          </table:table-cell>
          <table:table-cell office:value-type="string" calcext:value-type="string">
            <text:p>times.</text:p>
          </table:table-cell>
          <table:table-cell table:formula="of:=IF([.F40]&gt;[.F39];&quot;HIER!&quot;;&quot;&quot;)">
            <text:p/>
          </table:table-cell>
          <table:table-cell table:formula="of:=[.C40]*[.F40]" office:value-type="float" office:value="24494808" calcext:value-type="float">
            <text:p>24494808</text:p>
          </table:table-cell>
          <table:table-cell table:formula="of:=-[.F40]*([.C40]/[.$I$131])*(LOG([.C40];2)-32)" office:value-type="float" office:value="0.15235714228968" calcext:value-type="float">
            <text:p>0,1523571422896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22593" calcext:value-type="float">
            <text:p>622593</text:p>
          </table:table-cell>
          <table:table-cell office:value-type="string" calcext:value-type="string">
            <text:p>times.</text:p>
          </table:table-cell>
          <table:table-cell table:formula="of:=IF([.F41]&gt;[.F40];&quot;HIER!&quot;;&quot;&quot;)">
            <text:p/>
          </table:table-cell>
          <table:table-cell table:formula="of:=[.C41]*[.F41]" office:value-type="float" office:value="24903720" calcext:value-type="float">
            <text:p>24903720</text:p>
          </table:table-cell>
          <table:table-cell table:formula="of:=-[.F41]*([.C41]/[.$I$131])*(LOG([.C41];2)-32)" office:value-type="float" office:value="0.154688775740748" calcext:value-type="float">
            <text:p>0,15468877574074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98953" calcext:value-type="float">
            <text:p>598953</text:p>
          </table:table-cell>
          <table:table-cell office:value-type="string" calcext:value-type="string">
            <text:p>times.</text:p>
          </table:table-cell>
          <table:table-cell table:formula="of:=IF([.F42]&gt;[.F41];&quot;HIER!&quot;;&quot;&quot;)">
            <text:p/>
          </table:table-cell>
          <table:table-cell table:formula="of:=[.C42]*[.F42]" office:value-type="float" office:value="24557073" calcext:value-type="float">
            <text:p>24557073</text:p>
          </table:table-cell>
          <table:table-cell table:formula="of:=-[.F42]*([.C42]/[.$I$131])*(LOG([.C42];2)-32)" office:value-type="float" office:value="0.152331902720336" calcext:value-type="float">
            <text:p>0,15233190272033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59131" calcext:value-type="float">
            <text:p>559131</text:p>
          </table:table-cell>
          <table:table-cell office:value-type="string" calcext:value-type="string">
            <text:p>times.</text:p>
          </table:table-cell>
          <table:table-cell table:formula="of:=IF([.F43]&gt;[.F42];&quot;HIER!&quot;;&quot;&quot;)">
            <text:p/>
          </table:table-cell>
          <table:table-cell table:formula="of:=[.C43]*[.F43]" office:value-type="float" office:value="23483502" calcext:value-type="float">
            <text:p>23483502</text:p>
          </table:table-cell>
          <table:table-cell table:formula="of:=-[.F43]*([.C43]/[.$I$131])*(LOG([.C43];2)-32)" office:value-type="float" office:value="0.145482264230386" calcext:value-type="float">
            <text:p>0,14548226423038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64915" calcext:value-type="float">
            <text:p>564915</text:p>
          </table:table-cell>
          <table:table-cell office:value-type="string" calcext:value-type="string">
            <text:p>times.</text:p>
          </table:table-cell>
          <table:table-cell table:formula="of:=IF([.F44]&gt;[.F43];&quot;HIER!&quot;;&quot;&quot;)" office:value-type="string" office:string-value="HIER!" calcext:value-type="string">
            <text:p>HIER!</text:p>
          </table:table-cell>
          <table:table-cell table:formula="of:=[.C44]*[.F44]" office:value-type="float" office:value="24291345" calcext:value-type="float">
            <text:p>24291345</text:p>
          </table:table-cell>
          <table:table-cell table:formula="of:=-[.F44]*([.C44]/[.$I$131])*(LOG([.C44];2)-32)" office:value-type="float" office:value="0.150294921077367" calcext:value-type="float">
            <text:p>0,15029492107736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60769" calcext:value-type="float">
            <text:p>560769</text:p>
          </table:table-cell>
          <table:table-cell office:value-type="string" calcext:value-type="string">
            <text:p>times.</text:p>
          </table:table-cell>
          <table:table-cell table:formula="of:=IF([.F45]&gt;[.F44];&quot;HIER!&quot;;&quot;&quot;)">
            <text:p/>
          </table:table-cell>
          <table:table-cell table:formula="of:=[.C45]*[.F45]" office:value-type="float" office:value="24673836" calcext:value-type="float">
            <text:p>24673836</text:p>
          </table:table-cell>
          <table:table-cell table:formula="of:=-[.F45]*([.C45]/[.$I$131])*(LOG([.C45];2)-32)" office:value-type="float" office:value="0.152470923864406" calcext:value-type="float">
            <text:p>0,15247092386440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18292" calcext:value-type="float">
            <text:p>518292</text:p>
          </table:table-cell>
          <table:table-cell office:value-type="string" calcext:value-type="string">
            <text:p>times.</text:p>
          </table:table-cell>
          <table:table-cell table:formula="of:=IF([.F46]&gt;[.F45];&quot;HIER!&quot;;&quot;&quot;)">
            <text:p/>
          </table:table-cell>
          <table:table-cell table:formula="of:=[.C46]*[.F46]" office:value-type="float" office:value="23323140" calcext:value-type="float">
            <text:p>23323140</text:p>
          </table:table-cell>
          <table:table-cell table:formula="of:=-[.F46]*([.C46]/[.$I$131])*(LOG([.C46];2)-32)" office:value-type="float" office:value="0.143948295473789" calcext:value-type="float">
            <text:p>0,1439482954737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37542" calcext:value-type="float">
            <text:p>537542</text:p>
          </table:table-cell>
          <table:table-cell office:value-type="string" calcext:value-type="string">
            <text:p>times.</text:p>
          </table:table-cell>
          <table:table-cell table:formula="of:=IF([.F47]&gt;[.F46];&quot;HIER!&quot;;&quot;&quot;)" office:value-type="string" office:string-value="HIER!" calcext:value-type="string">
            <text:p>HIER!</text:p>
          </table:table-cell>
          <table:table-cell table:formula="of:=[.C47]*[.F47]" office:value-type="float" office:value="24726932" calcext:value-type="float">
            <text:p>24726932</text:p>
          </table:table-cell>
          <table:table-cell table:formula="of:=-[.F47]*([.C47]/[.$I$131])*(LOG([.C47];2)-32)" office:value-type="float" office:value="0.152429817969629" calcext:value-type="float">
            <text:p>0,15242981796962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15886" calcext:value-type="float">
            <text:p>515886</text:p>
          </table:table-cell>
          <table:table-cell office:value-type="string" calcext:value-type="string">
            <text:p>times.</text:p>
          </table:table-cell>
          <table:table-cell table:formula="of:=IF([.F48]&gt;[.F47];&quot;HIER!&quot;;&quot;&quot;)">
            <text:p/>
          </table:table-cell>
          <table:table-cell table:formula="of:=[.C48]*[.F48]" office:value-type="float" office:value="24246642" calcext:value-type="float">
            <text:p>24246642</text:p>
          </table:table-cell>
          <table:table-cell table:formula="of:=-[.F48]*([.C48]/[.$I$131])*(LOG([.C48];2)-32)" office:value-type="float" office:value="0.149293899688912" calcext:value-type="float">
            <text:p>0,14929389968891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04399" calcext:value-type="float">
            <text:p>504399</text:p>
          </table:table-cell>
          <table:table-cell office:value-type="string" calcext:value-type="string">
            <text:p>times.</text:p>
          </table:table-cell>
          <table:table-cell table:formula="of:=IF([.F49]&gt;[.F48];&quot;HIER!&quot;;&quot;&quot;)">
            <text:p/>
          </table:table-cell>
          <table:table-cell table:formula="of:=[.C49]*[.F49]" office:value-type="float" office:value="24211152" calcext:value-type="float">
            <text:p>24211152</text:p>
          </table:table-cell>
          <table:table-cell table:formula="of:=-[.F49]*([.C49]/[.$I$131])*(LOG([.C49];2)-32)" office:value-type="float" office:value="0.148904157797978" calcext:value-type="float">
            <text:p>0,14890415779797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68819" calcext:value-type="float">
            <text:p>468819</text:p>
          </table:table-cell>
          <table:table-cell office:value-type="string" calcext:value-type="string">
            <text:p>times.</text:p>
          </table:table-cell>
          <table:table-cell table:formula="of:=IF([.F50]&gt;[.F49];&quot;HIER!&quot;;&quot;&quot;)">
            <text:p/>
          </table:table-cell>
          <table:table-cell table:formula="of:=[.C50]*[.F50]" office:value-type="float" office:value="22972131" calcext:value-type="float">
            <text:p>22972131</text:p>
          </table:table-cell>
          <table:table-cell table:formula="of:=-[.F50]*([.C50]/[.$I$131])*(LOG([.C50];2)-32)" office:value-type="float" office:value="0.141124786328058" calcext:value-type="float">
            <text:p>0,14112478632805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04064" calcext:value-type="float">
            <text:p>504064</text:p>
          </table:table-cell>
          <table:table-cell office:value-type="string" calcext:value-type="string">
            <text:p>times.</text:p>
          </table:table-cell>
          <table:table-cell table:formula="of:=IF([.F51]&gt;[.F50];&quot;HIER!&quot;;&quot;&quot;)" office:value-type="string" office:string-value="HIER!" calcext:value-type="string">
            <text:p>HIER!</text:p>
          </table:table-cell>
          <table:table-cell table:formula="of:=[.C51]*[.F51]" office:value-type="float" office:value="25203200" calcext:value-type="float">
            <text:p>25203200</text:p>
          </table:table-cell>
          <table:table-cell table:formula="of:=-[.F51]*([.C51]/[.$I$131])*(LOG([.C51];2)-32)" office:value-type="float" office:value="0.1546598886321" calcext:value-type="float">
            <text:p>0,154659888632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86126" calcext:value-type="float">
            <text:p>486126</text:p>
          </table:table-cell>
          <table:table-cell office:value-type="string" calcext:value-type="string">
            <text:p>times.</text:p>
          </table:table-cell>
          <table:table-cell table:formula="of:=IF([.F52]&gt;[.F51];&quot;HIER!&quot;;&quot;&quot;)">
            <text:p/>
          </table:table-cell>
          <table:table-cell table:formula="of:=[.C52]*[.F52]" office:value-type="float" office:value="24792426" calcext:value-type="float">
            <text:p>24792426</text:p>
          </table:table-cell>
          <table:table-cell table:formula="of:=-[.F52]*([.C52]/[.$I$131])*(LOG([.C52];2)-32)" office:value-type="float" office:value="0.151974252999911" calcext:value-type="float">
            <text:p>0,15197425299991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71441" calcext:value-type="float">
            <text:p>471441</text:p>
          </table:table-cell>
          <table:table-cell office:value-type="string" calcext:value-type="string">
            <text:p>times.</text:p>
          </table:table-cell>
          <table:table-cell table:formula="of:=IF([.F53]&gt;[.F52];&quot;HIER!&quot;;&quot;&quot;)">
            <text:p/>
          </table:table-cell>
          <table:table-cell table:formula="of:=[.C53]*[.F53]" office:value-type="float" office:value="24514932" calcext:value-type="float">
            <text:p>24514932</text:p>
          </table:table-cell>
          <table:table-cell table:formula="of:=-[.F53]*([.C53]/[.$I$131])*(LOG([.C53];2)-32)" office:value-type="float" office:value="0.150113350697717" calcext:value-type="float">
            <text:p>0,15011335069771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61143" calcext:value-type="float">
            <text:p>461143</text:p>
          </table:table-cell>
          <table:table-cell office:value-type="string" calcext:value-type="string">
            <text:p>times.</text:p>
          </table:table-cell>
          <table:table-cell table:formula="of:=IF([.F54]&gt;[.F53];&quot;HIER!&quot;;&quot;&quot;)">
            <text:p/>
          </table:table-cell>
          <table:table-cell table:formula="of:=[.C54]*[.F54]" office:value-type="float" office:value="24440579" calcext:value-type="float">
            <text:p>24440579</text:p>
          </table:table-cell>
          <table:table-cell table:formula="of:=-[.F54]*([.C54]/[.$I$131])*(LOG([.C54];2)-32)" office:value-type="float" office:value="0.149501682171722" calcext:value-type="float">
            <text:p>0,14950168217172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55239" calcext:value-type="float">
            <text:p>455239</text:p>
          </table:table-cell>
          <table:table-cell office:value-type="string" calcext:value-type="string">
            <text:p>times.</text:p>
          </table:table-cell>
          <table:table-cell table:formula="of:=IF([.F55]&gt;[.F54];&quot;HIER!&quot;;&quot;&quot;)">
            <text:p/>
          </table:table-cell>
          <table:table-cell table:formula="of:=[.C55]*[.F55]" office:value-type="float" office:value="24582906" calcext:value-type="float">
            <text:p>24582906</text:p>
          </table:table-cell>
          <table:table-cell table:formula="of:=-[.F55]*([.C55]/[.$I$131])*(LOG([.C55];2)-32)" office:value-type="float" office:value="0.150217938584681" calcext:value-type="float">
            <text:p>0,15021793858468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45912" calcext:value-type="float">
            <text:p>445912</text:p>
          </table:table-cell>
          <table:table-cell office:value-type="string" calcext:value-type="string">
            <text:p>times.</text:p>
          </table:table-cell>
          <table:table-cell table:formula="of:=IF([.F56]&gt;[.F55];&quot;HIER!&quot;;&quot;&quot;)">
            <text:p/>
          </table:table-cell>
          <table:table-cell table:formula="of:=[.C56]*[.F56]" office:value-type="float" office:value="24525160" calcext:value-type="float">
            <text:p>24525160</text:p>
          </table:table-cell>
          <table:table-cell table:formula="of:=-[.F56]*([.C56]/[.$I$131])*(LOG([.C56];2)-32)" office:value-type="float" office:value="0.149713910186722" calcext:value-type="float">
            <text:p>0,14971391018672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28304" calcext:value-type="float">
            <text:p>428304</text:p>
          </table:table-cell>
          <table:table-cell office:value-type="string" calcext:value-type="string">
            <text:p>times.</text:p>
          </table:table-cell>
          <table:table-cell table:formula="of:=IF([.F57]&gt;[.F56];&quot;HIER!&quot;;&quot;&quot;)">
            <text:p/>
          </table:table-cell>
          <table:table-cell table:formula="of:=[.C57]*[.F57]" office:value-type="float" office:value="23985024" calcext:value-type="float">
            <text:p>23985024</text:p>
          </table:table-cell>
          <table:table-cell table:formula="of:=-[.F57]*([.C57]/[.$I$131])*(LOG([.C57];2)-32)" office:value-type="float" office:value="0.146271479506495" calcext:value-type="float">
            <text:p>0,14627147950649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36844" calcext:value-type="float">
            <text:p>436844</text:p>
          </table:table-cell>
          <table:table-cell office:value-type="string" calcext:value-type="string">
            <text:p>times.</text:p>
          </table:table-cell>
          <table:table-cell table:formula="of:=IF([.F58]&gt;[.F57];&quot;HIER!&quot;;&quot;&quot;)" office:value-type="string" office:string-value="HIER!" calcext:value-type="string">
            <text:p>HIER!</text:p>
          </table:table-cell>
          <table:table-cell table:formula="of:=[.C58]*[.F58]" office:value-type="float" office:value="24900108" calcext:value-type="float">
            <text:p>24900108</text:p>
          </table:table-cell>
          <table:table-cell table:formula="of:=-[.F58]*([.C58]/[.$I$131])*(LOG([.C58];2)-32)" office:value-type="float" office:value="0.151704033998581" calcext:value-type="float">
            <text:p>0,15170403399858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18170" calcext:value-type="float">
            <text:p>418170</text:p>
          </table:table-cell>
          <table:table-cell office:value-type="string" calcext:value-type="string">
            <text:p>times.</text:p>
          </table:table-cell>
          <table:table-cell table:formula="of:=IF([.F59]&gt;[.F58];&quot;HIER!&quot;;&quot;&quot;)">
            <text:p/>
          </table:table-cell>
          <table:table-cell table:formula="of:=[.C59]*[.F59]" office:value-type="float" office:value="24253860" calcext:value-type="float">
            <text:p>24253860</text:p>
          </table:table-cell>
          <table:table-cell table:formula="of:=-[.F59]*([.C59]/[.$I$131])*(LOG([.C59];2)-32)" office:value-type="float" office:value="0.147625074969026" calcext:value-type="float">
            <text:p>0,14762507496902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10778" calcext:value-type="float">
            <text:p>410778</text:p>
          </table:table-cell>
          <table:table-cell office:value-type="string" calcext:value-type="string">
            <text:p>times.</text:p>
          </table:table-cell>
          <table:table-cell table:formula="of:=IF([.F60]&gt;[.F59];&quot;HIER!&quot;;&quot;&quot;)">
            <text:p/>
          </table:table-cell>
          <table:table-cell table:formula="of:=[.C60]*[.F60]" office:value-type="float" office:value="24235902" calcext:value-type="float">
            <text:p>24235902</text:p>
          </table:table-cell>
          <table:table-cell table:formula="of:=-[.F60]*([.C60]/[.$I$131])*(LOG([.C60];2)-32)" office:value-type="float" office:value="0.147376606137186" calcext:value-type="float">
            <text:p>0,14737660613718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02316" calcext:value-type="float">
            <text:p>402316</text:p>
          </table:table-cell>
          <table:table-cell office:value-type="string" calcext:value-type="string">
            <text:p>times.</text:p>
          </table:table-cell>
          <table:table-cell table:formula="of:=IF([.F61]&gt;[.F60];&quot;HIER!&quot;;&quot;&quot;)">
            <text:p/>
          </table:table-cell>
          <table:table-cell table:formula="of:=[.C61]*[.F61]" office:value-type="float" office:value="24138960" calcext:value-type="float">
            <text:p>24138960</text:p>
          </table:table-cell>
          <table:table-cell table:formula="of:=-[.F61]*([.C61]/[.$I$131])*(LOG([.C61];2)-32)" office:value-type="float" office:value="0.146650831258909" calcext:value-type="float">
            <text:p>0,14665083125890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99445" calcext:value-type="float">
            <text:p>399445</text:p>
          </table:table-cell>
          <table:table-cell office:value-type="string" calcext:value-type="string">
            <text:p>times.</text:p>
          </table:table-cell>
          <table:table-cell table:formula="of:=IF([.F62]&gt;[.F61];&quot;HIER!&quot;;&quot;&quot;)">
            <text:p/>
          </table:table-cell>
          <table:table-cell table:formula="of:=[.C62]*[.F62]" office:value-type="float" office:value="24366145" calcext:value-type="float">
            <text:p>24366145</text:p>
          </table:table-cell>
          <table:table-cell table:formula="of:=-[.F62]*([.C62]/[.$I$131])*(LOG([.C62];2)-32)" office:value-type="float" office:value="0.147895755729645" calcext:value-type="float">
            <text:p>0,14789575572964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90815" calcext:value-type="float">
            <text:p>390815</text:p>
          </table:table-cell>
          <table:table-cell office:value-type="string" calcext:value-type="string">
            <text:p>times.</text:p>
          </table:table-cell>
          <table:table-cell table:formula="of:=IF([.F63]&gt;[.F62];&quot;HIER!&quot;;&quot;&quot;)">
            <text:p/>
          </table:table-cell>
          <table:table-cell table:formula="of:=[.C63]*[.F63]" office:value-type="float" office:value="24230530" calcext:value-type="float">
            <text:p>24230530</text:p>
          </table:table-cell>
          <table:table-cell table:formula="of:=-[.F63]*([.C63]/[.$I$131])*(LOG([.C63];2)-32)" office:value-type="float" office:value="0.146940263843928" calcext:value-type="float">
            <text:p>0,14694026384392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85256" calcext:value-type="float">
            <text:p>385256</text:p>
          </table:table-cell>
          <table:table-cell office:value-type="string" calcext:value-type="string">
            <text:p>times.</text:p>
          </table:table-cell>
          <table:table-cell table:formula="of:=IF([.F64]&gt;[.F63];&quot;HIER!&quot;;&quot;&quot;)">
            <text:p/>
          </table:table-cell>
          <table:table-cell table:formula="of:=[.C64]*[.F64]" office:value-type="float" office:value="24271128" calcext:value-type="float">
            <text:p>24271128</text:p>
          </table:table-cell>
          <table:table-cell table:formula="of:=-[.F64]*([.C64]/[.$I$131])*(LOG([.C64];2)-32)" office:value-type="float" office:value="0.147056013784582" calcext:value-type="float">
            <text:p>0,14705601378458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0779" calcext:value-type="float">
            <text:p>260779</text:p>
          </table:table-cell>
          <table:table-cell office:value-type="string" calcext:value-type="string">
            <text:p>times.</text:p>
          </table:table-cell>
          <table:table-cell table:formula="of:=IF([.F65]&gt;[.F64];&quot;HIER!&quot;;&quot;&quot;)">
            <text:p/>
          </table:table-cell>
          <table:table-cell table:formula="of:=[.C65]*[.F65]" office:value-type="float" office:value="16689856" calcext:value-type="float">
            <text:p>16689856</text:p>
          </table:table-cell>
          <table:table-cell table:formula="of:=-[.F65]*([.C65]/[.$I$131])*(LOG([.C65];2)-32)" office:value-type="float" office:value="0.10103365778923" calcext:value-type="float">
            <text:p>0,1010336577892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9155" calcext:value-type="float">
            <text:p>139155</text:p>
          </table:table-cell>
          <table:table-cell office:value-type="string" calcext:value-type="string">
            <text:p>times.</text:p>
          </table:table-cell>
          <table:table-cell table:formula="of:=IF([.F66]&gt;[.F65];&quot;HIER!&quot;;&quot;&quot;)">
            <text:p/>
          </table:table-cell>
          <table:table-cell table:formula="of:=[.C66]*[.F66]" office:value-type="float" office:value="9045075" calcext:value-type="float">
            <text:p>9045075</text:p>
          </table:table-cell>
          <table:table-cell table:formula="of:=-[.F66]*([.C66]/[.$I$131])*(LOG([.C66];2)-32)" office:value-type="float" office:value="0.0547081305304476" calcext:value-type="float">
            <text:p>0,05470813053044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7073" calcext:value-type="float">
            <text:p>137073</text:p>
          </table:table-cell>
          <table:table-cell office:value-type="string" calcext:value-type="string">
            <text:p>times.</text:p>
          </table:table-cell>
          <table:table-cell table:formula="of:=IF([.F67]&gt;[.F66];&quot;HIER!&quot;;&quot;&quot;)">
            <text:p/>
          </table:table-cell>
          <table:table-cell table:formula="of:=[.C67]*[.F67]" office:value-type="float" office:value="9046818" calcext:value-type="float">
            <text:p>9046818</text:p>
          </table:table-cell>
          <table:table-cell table:formula="of:=-[.F67]*([.C67]/[.$I$131])*(LOG([.C67];2)-32)" office:value-type="float" office:value="0.0546722771790563" calcext:value-type="float">
            <text:p>0,05467227717905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4903" calcext:value-type="float">
            <text:p>134903</text:p>
          </table:table-cell>
          <table:table-cell office:value-type="string" calcext:value-type="string">
            <text:p>times.</text:p>
          </table:table-cell>
          <table:table-cell table:formula="of:=IF([.F68]&gt;[.F67];&quot;HIER!&quot;;&quot;&quot;)">
            <text:p/>
          </table:table-cell>
          <table:table-cell table:formula="of:=[.C68]*[.F68]" office:value-type="float" office:value="9038501" calcext:value-type="float">
            <text:p>9038501</text:p>
          </table:table-cell>
          <table:table-cell table:formula="of:=-[.F68]*([.C68]/[.$I$131])*(LOG([.C68];2)-32)" office:value-type="float" office:value="0.0545763594065696" calcext:value-type="float">
            <text:p>0,054576359406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3255" calcext:value-type="float">
            <text:p>133255</text:p>
          </table:table-cell>
          <table:table-cell office:value-type="string" calcext:value-type="string">
            <text:p>times.</text:p>
          </table:table-cell>
          <table:table-cell table:formula="of:=IF([.F69]&gt;[.F68];&quot;HIER!&quot;;&quot;&quot;)">
            <text:p/>
          </table:table-cell>
          <table:table-cell table:formula="of:=[.C69]*[.F69]" office:value-type="float" office:value="9061340" calcext:value-type="float">
            <text:p>9061340</text:p>
          </table:table-cell>
          <table:table-cell table:formula="of:=-[.F69]*([.C69]/[.$I$131])*(LOG([.C69];2)-32)" office:value-type="float" office:value="0.0546691728425363" calcext:value-type="float">
            <text:p>0,05466917284253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0884" calcext:value-type="float">
            <text:p>130884</text:p>
          </table:table-cell>
          <table:table-cell office:value-type="string" calcext:value-type="string">
            <text:p>times.</text:p>
          </table:table-cell>
          <table:table-cell table:formula="of:=IF([.F70]&gt;[.F69];&quot;HIER!&quot;;&quot;&quot;)">
            <text:p/>
          </table:table-cell>
          <table:table-cell table:formula="of:=[.C70]*[.F70]" office:value-type="float" office:value="9030996" calcext:value-type="float">
            <text:p>9030996</text:p>
          </table:table-cell>
          <table:table-cell table:formula="of:=-[.F70]*([.C70]/[.$I$131])*(LOG([.C70];2)-32)" office:value-type="float" office:value="0.0544418143259674" calcext:value-type="float">
            <text:p>0,05444181432596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9188" calcext:value-type="float">
            <text:p>129188</text:p>
          </table:table-cell>
          <table:table-cell office:value-type="string" calcext:value-type="string">
            <text:p>times.</text:p>
          </table:table-cell>
          <table:table-cell table:formula="of:=IF([.F71]&gt;[.F70];&quot;HIER!&quot;;&quot;&quot;)">
            <text:p/>
          </table:table-cell>
          <table:table-cell table:formula="of:=[.C71]*[.F71]" office:value-type="float" office:value="9043160" calcext:value-type="float">
            <text:p>9043160</text:p>
          </table:table-cell>
          <table:table-cell table:formula="of:=-[.F71]*([.C71]/[.$I$131])*(LOG([.C71];2)-32)" office:value-type="float" office:value="0.054471435256415" calcext:value-type="float">
            <text:p>0,05447143525641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7397" calcext:value-type="float">
            <text:p>127397</text:p>
          </table:table-cell>
          <table:table-cell office:value-type="string" calcext:value-type="string">
            <text:p>times.</text:p>
          </table:table-cell>
          <table:table-cell table:formula="of:=IF([.F72]&gt;[.F71];&quot;HIER!&quot;;&quot;&quot;)">
            <text:p/>
          </table:table-cell>
          <table:table-cell table:formula="of:=[.C72]*[.F72]" office:value-type="float" office:value="9045187" calcext:value-type="float">
            <text:p>9045187</text:p>
          </table:table-cell>
          <table:table-cell table:formula="of:=-[.F72]*([.C72]/[.$I$131])*(LOG([.C72];2)-32)" office:value-type="float" office:value="0.0544405475494845" calcext:value-type="float">
            <text:p>0,05444054754948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6707" calcext:value-type="float">
            <text:p>126707</text:p>
          </table:table-cell>
          <table:table-cell office:value-type="string" calcext:value-type="string">
            <text:p>times.</text:p>
          </table:table-cell>
          <table:table-cell table:formula="of:=IF([.F73]&gt;[.F72];&quot;HIER!&quot;;&quot;&quot;)">
            <text:p/>
          </table:table-cell>
          <table:table-cell table:formula="of:=[.C73]*[.F73]" office:value-type="float" office:value="9122904" calcext:value-type="float">
            <text:p>9122904</text:p>
          </table:table-cell>
          <table:table-cell table:formula="of:=-[.F73]*([.C73]/[.$I$131])*(LOG([.C73];2)-32)" office:value-type="float" office:value="0.0548654455981781" calcext:value-type="float">
            <text:p>0,05486544559817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2732" calcext:value-type="float">
            <text:p>122732</text:p>
          </table:table-cell>
          <table:table-cell office:value-type="string" calcext:value-type="string">
            <text:p>times.</text:p>
          </table:table-cell>
          <table:table-cell table:formula="of:=IF([.F74]&gt;[.F73];&quot;HIER!&quot;;&quot;&quot;)">
            <text:p/>
          </table:table-cell>
          <table:table-cell table:formula="of:=[.C74]*[.F74]" office:value-type="float" office:value="8959436" calcext:value-type="float">
            <text:p>8959436</text:p>
          </table:table-cell>
          <table:table-cell table:formula="of:=-[.F74]*([.C74]/[.$I$131])*(LOG([.C74];2)-32)" office:value-type="float" office:value="0.0538408325550813" calcext:value-type="float">
            <text:p>0,05384083255508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2309" calcext:value-type="float">
            <text:p>122309</text:p>
          </table:table-cell>
          <table:table-cell office:value-type="string" calcext:value-type="string">
            <text:p>times.</text:p>
          </table:table-cell>
          <table:table-cell table:formula="of:=IF([.F75]&gt;[.F74];&quot;HIER!&quot;;&quot;&quot;)">
            <text:p/>
          </table:table-cell>
          <table:table-cell table:formula="of:=[.C75]*[.F75]" office:value-type="float" office:value="9050866" calcext:value-type="float">
            <text:p>9050866</text:p>
          </table:table-cell>
          <table:table-cell table:formula="of:=-[.F75]*([.C75]/[.$I$131])*(LOG([.C75];2)-32)" office:value-type="float" office:value="0.0543489078186553" calcext:value-type="float">
            <text:p>0,05434890781865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0663" calcext:value-type="float">
            <text:p>120663</text:p>
          </table:table-cell>
          <table:table-cell office:value-type="string" calcext:value-type="string">
            <text:p>times.</text:p>
          </table:table-cell>
          <table:table-cell table:formula="of:=IF([.F76]&gt;[.F75];&quot;HIER!&quot;;&quot;&quot;)">
            <text:p/>
          </table:table-cell>
          <table:table-cell table:formula="of:=[.C76]*[.F76]" office:value-type="float" office:value="9049725" calcext:value-type="float">
            <text:p>9049725</text:p>
          </table:table-cell>
          <table:table-cell table:formula="of:=-[.F76]*([.C76]/[.$I$131])*(LOG([.C76];2)-32)" office:value-type="float" office:value="0.0543012525365111" calcext:value-type="float">
            <text:p>0,05430125253651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9041" calcext:value-type="float">
            <text:p>119041</text:p>
          </table:table-cell>
          <table:table-cell office:value-type="string" calcext:value-type="string">
            <text:p>times.</text:p>
          </table:table-cell>
          <table:table-cell table:formula="of:=IF([.F77]&gt;[.F76];&quot;HIER!&quot;;&quot;&quot;)">
            <text:p/>
          </table:table-cell>
          <table:table-cell table:formula="of:=[.C77]*[.F77]" office:value-type="float" office:value="9047116" calcext:value-type="float">
            <text:p>9047116</text:p>
          </table:table-cell>
          <table:table-cell table:formula="of:=-[.F77]*([.C77]/[.$I$131])*(LOG([.C77];2)-32)" office:value-type="float" office:value="0.0542453459990873" calcext:value-type="float">
            <text:p>0,05424534599908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7335" calcext:value-type="float">
            <text:p>117335</text:p>
          </table:table-cell>
          <table:table-cell office:value-type="string" calcext:value-type="string">
            <text:p>times.</text:p>
          </table:table-cell>
          <table:table-cell table:formula="of:=IF([.F78]&gt;[.F77];&quot;HIER!&quot;;&quot;&quot;)">
            <text:p/>
          </table:table-cell>
          <table:table-cell table:formula="of:=[.C78]*[.F78]" office:value-type="float" office:value="9034795" calcext:value-type="float">
            <text:p>9034795</text:p>
          </table:table-cell>
          <table:table-cell table:formula="of:=-[.F78]*([.C78]/[.$I$131])*(LOG([.C78];2)-32)" office:value-type="float" office:value="0.0541317994464334" calcext:value-type="float">
            <text:p>0,05413179944643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5906" calcext:value-type="float">
            <text:p>115906</text:p>
          </table:table-cell>
          <table:table-cell office:value-type="string" calcext:value-type="string">
            <text:p>times.</text:p>
          </table:table-cell>
          <table:table-cell table:formula="of:=IF([.F79]&gt;[.F78];&quot;HIER!&quot;;&quot;&quot;)">
            <text:p/>
          </table:table-cell>
          <table:table-cell table:formula="of:=[.C79]*[.F79]" office:value-type="float" office:value="9040668" calcext:value-type="float">
            <text:p>9040668</text:p>
          </table:table-cell>
          <table:table-cell table:formula="of:=-[.F79]*([.C79]/[.$I$131])*(LOG([.C79];2)-32)" office:value-type="float" office:value="0.0541278024420149" calcext:value-type="float">
            <text:p>0,05412780244201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4521" calcext:value-type="float">
            <text:p>114521</text:p>
          </table:table-cell>
          <table:table-cell office:value-type="string" calcext:value-type="string">
            <text:p>times.</text:p>
          </table:table-cell>
          <table:table-cell table:formula="of:=IF([.F80]&gt;[.F79];&quot;HIER!&quot;;&quot;&quot;)">
            <text:p/>
          </table:table-cell>
          <table:table-cell table:formula="of:=[.C80]*[.F80]" office:value-type="float" office:value="9047159" calcext:value-type="float">
            <text:p>9047159</text:p>
          </table:table-cell>
          <table:table-cell table:formula="of:=-[.F80]*([.C80]/[.$I$131])*(LOG([.C80];2)-32)" office:value-type="float" office:value="0.0541279514483415" calcext:value-type="float">
            <text:p>0,05412795144834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3374" calcext:value-type="float">
            <text:p>113374</text:p>
          </table:table-cell>
          <table:table-cell office:value-type="string" calcext:value-type="string">
            <text:p>times.</text:p>
          </table:table-cell>
          <table:table-cell table:formula="of:=IF([.F81]&gt;[.F80];&quot;HIER!&quot;;&quot;&quot;)">
            <text:p/>
          </table:table-cell>
          <table:table-cell table:formula="of:=[.C81]*[.F81]" office:value-type="float" office:value="9069920" calcext:value-type="float">
            <text:p>9069920</text:p>
          </table:table-cell>
          <table:table-cell table:formula="of:=-[.F81]*([.C81]/[.$I$131])*(LOG([.C81];2)-32)" office:value-type="float" office:value="0.0542258047344208" calcext:value-type="float">
            <text:p>0,05422580473442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4148" calcext:value-type="float">
            <text:p>114148</text:p>
          </table:table-cell>
          <table:table-cell office:value-type="string" calcext:value-type="string">
            <text:p>times.</text:p>
          </table:table-cell>
          <table:table-cell table:formula="of:=IF([.F82]&gt;[.F81];&quot;HIER!&quot;;&quot;&quot;)" office:value-type="string" office:string-value="HIER!" calcext:value-type="string">
            <text:p>HIER!</text:p>
          </table:table-cell>
          <table:table-cell table:formula="of:=[.C82]*[.F82]" office:value-type="float" office:value="9245988" calcext:value-type="float">
            <text:p>9245988</text:p>
          </table:table-cell>
          <table:table-cell table:formula="of:=-[.F82]*([.C82]/[.$I$131])*(LOG([.C82];2)-32)" office:value-type="float" office:value="0.0552398709001785" calcext:value-type="float">
            <text:p>0,05523987090017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4532" calcext:value-type="float">
            <text:p>114532</text:p>
          </table:table-cell>
          <table:table-cell office:value-type="string" calcext:value-type="string">
            <text:p>times.</text:p>
          </table:table-cell>
          <table:table-cell table:formula="of:=IF([.F83]&gt;[.F82];&quot;HIER!&quot;;&quot;&quot;)" office:value-type="string" office:string-value="HIER!" calcext:value-type="string">
            <text:p>HIER!</text:p>
          </table:table-cell>
          <table:table-cell table:formula="of:=[.C83]*[.F83]" office:value-type="float" office:value="9391624" calcext:value-type="float">
            <text:p>9391624</text:p>
          </table:table-cell>
          <table:table-cell table:formula="of:=-[.F83]*([.C83]/[.$I$131])*(LOG([.C83];2)-32)" office:value-type="float" office:value="0.0560712604811836" calcext:value-type="float">
            <text:p>0,05607126048118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6728" calcext:value-type="float">
            <text:p>106728</text:p>
          </table:table-cell>
          <table:table-cell office:value-type="string" calcext:value-type="string">
            <text:p>times.</text:p>
          </table:table-cell>
          <table:table-cell table:formula="of:=IF([.F84]&gt;[.F83];&quot;HIER!&quot;;&quot;&quot;)">
            <text:p/>
          </table:table-cell>
          <table:table-cell table:formula="of:=[.C84]*[.F84]" office:value-type="float" office:value="8858424" calcext:value-type="float">
            <text:p>8858424</text:p>
          </table:table-cell>
          <table:table-cell table:formula="of:=-[.F84]*([.C84]/[.$I$131])*(LOG([.C84];2)-32)" office:value-type="float" office:value="0.0528518030653731" calcext:value-type="float">
            <text:p>0,05285180306537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9208" calcext:value-type="float">
            <text:p>109208</text:p>
          </table:table-cell>
          <table:table-cell office:value-type="string" calcext:value-type="string">
            <text:p>times.</text:p>
          </table:table-cell>
          <table:table-cell table:formula="of:=IF([.F85]&gt;[.F84];&quot;HIER!&quot;;&quot;&quot;)" office:value-type="string" office:string-value="HIER!" calcext:value-type="string">
            <text:p>HIER!</text:p>
          </table:table-cell>
          <table:table-cell table:formula="of:=[.C85]*[.F85]" office:value-type="float" office:value="9173472" calcext:value-type="float">
            <text:p>9173472</text:p>
          </table:table-cell>
          <table:table-cell table:formula="of:=-[.F85]*([.C85]/[.$I$131])*(LOG([.C85];2)-32)" office:value-type="float" office:value="0.0546945629424944" calcext:value-type="float">
            <text:p>0,05469456294249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7948" calcext:value-type="float">
            <text:p>107948</text:p>
          </table:table-cell>
          <table:table-cell office:value-type="string" calcext:value-type="string">
            <text:p>times.</text:p>
          </table:table-cell>
          <table:table-cell table:formula="of:=IF([.F86]&gt;[.F85];&quot;HIER!&quot;;&quot;&quot;)">
            <text:p/>
          </table:table-cell>
          <table:table-cell table:formula="of:=[.C86]*[.F86]" office:value-type="float" office:value="9175580" calcext:value-type="float">
            <text:p>9175580</text:p>
          </table:table-cell>
          <table:table-cell table:formula="of:=-[.F86]*([.C86]/[.$I$131])*(LOG([.C86];2)-32)" office:value-type="float" office:value="0.0546706562662017" calcext:value-type="float">
            <text:p>0,05467065626620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6558" calcext:value-type="float">
            <text:p>106558</text:p>
          </table:table-cell>
          <table:table-cell office:value-type="string" calcext:value-type="string">
            <text:p>times.</text:p>
          </table:table-cell>
          <table:table-cell table:formula="of:=IF([.F87]&gt;[.F86];&quot;HIER!&quot;;&quot;&quot;)">
            <text:p/>
          </table:table-cell>
          <table:table-cell table:formula="of:=[.C87]*[.F87]" office:value-type="float" office:value="9163988" calcext:value-type="float">
            <text:p>9163988</text:p>
          </table:table-cell>
          <table:table-cell table:formula="of:=-[.F87]*([.C87]/[.$I$131])*(LOG([.C87];2)-32)" office:value-type="float" office:value="0.054565584962975" calcext:value-type="float">
            <text:p>0,05456558496297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5565" calcext:value-type="float">
            <text:p>105565</text:p>
          </table:table-cell>
          <table:table-cell office:value-type="string" calcext:value-type="string">
            <text:p>times.</text:p>
          </table:table-cell>
          <table:table-cell table:formula="of:=IF([.F88]&gt;[.F87];&quot;HIER!&quot;;&quot;&quot;)">
            <text:p/>
          </table:table-cell>
          <table:table-cell table:formula="of:=[.C88]*[.F88]" office:value-type="float" office:value="9184155" calcext:value-type="float">
            <text:p>9184155</text:p>
          </table:table-cell>
          <table:table-cell table:formula="of:=-[.F88]*([.C88]/[.$I$131])*(LOG([.C88];2)-32)" office:value-type="float" office:value="0.0546500012925555" calcext:value-type="float">
            <text:p>0,05465000129255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5108" calcext:value-type="float">
            <text:p>105108</text:p>
          </table:table-cell>
          <table:table-cell office:value-type="string" calcext:value-type="string">
            <text:p>times.</text:p>
          </table:table-cell>
          <table:table-cell table:formula="of:=IF([.F89]&gt;[.F88];&quot;HIER!&quot;;&quot;&quot;)">
            <text:p/>
          </table:table-cell>
          <table:table-cell table:formula="of:=[.C89]*[.F89]" office:value-type="float" office:value="9249504" calcext:value-type="float">
            <text:p>9249504</text:p>
          </table:table-cell>
          <table:table-cell table:formula="of:=-[.F89]*([.C89]/[.$I$131])*(LOG([.C89];2)-32)" office:value-type="float" office:value="0.0550033499965649" calcext:value-type="float">
            <text:p>0,05500334999656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4192" calcext:value-type="float">
            <text:p>104192</text:p>
          </table:table-cell>
          <table:table-cell office:value-type="string" calcext:value-type="string">
            <text:p>times.</text:p>
          </table:table-cell>
          <table:table-cell table:formula="of:=IF([.F90]&gt;[.F89];&quot;HIER!&quot;;&quot;&quot;)">
            <text:p/>
          </table:table-cell>
          <table:table-cell table:formula="of:=[.C90]*[.F90]" office:value-type="float" office:value="9273088" calcext:value-type="float">
            <text:p>9273088</text:p>
          </table:table-cell>
          <table:table-cell table:formula="of:=-[.F90]*([.C90]/[.$I$131])*(LOG([.C90];2)-32)" office:value-type="float" office:value="0.0551083986717525" calcext:value-type="float">
            <text:p>0,05510839867175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6974" calcext:value-type="float">
            <text:p>96974</text:p>
          </table:table-cell>
          <table:table-cell office:value-type="string" calcext:value-type="string">
            <text:p>times.</text:p>
          </table:table-cell>
          <table:table-cell table:formula="of:=IF([.F91]&gt;[.F90];&quot;HIER!&quot;;&quot;&quot;)">
            <text:p/>
          </table:table-cell>
          <table:table-cell table:formula="of:=[.C91]*[.F91]" office:value-type="float" office:value="8727660" calcext:value-type="float">
            <text:p>8727660</text:p>
          </table:table-cell>
          <table:table-cell table:formula="of:=-[.F91]*([.C91]/[.$I$131])*(LOG([.C91];2)-32)" office:value-type="float" office:value="0.0518342557841184" calcext:value-type="float">
            <text:p>0,05183425578411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3882" calcext:value-type="float">
            <text:p>103882</text:p>
          </table:table-cell>
          <table:table-cell office:value-type="string" calcext:value-type="string">
            <text:p>times.</text:p>
          </table:table-cell>
          <table:table-cell table:formula="of:=IF([.F92]&gt;[.F91];&quot;HIER!&quot;;&quot;&quot;)" office:value-type="string" office:string-value="HIER!" calcext:value-type="string">
            <text:p>HIER!</text:p>
          </table:table-cell>
          <table:table-cell table:formula="of:=[.C92]*[.F92]" office:value-type="float" office:value="9453262" calcext:value-type="float">
            <text:p>9453262</text:p>
          </table:table-cell>
          <table:table-cell table:formula="of:=-[.F92]*([.C92]/[.$I$131])*(LOG([.C92];2)-32)" office:value-type="float" office:value="0.0561085753664388" calcext:value-type="float">
            <text:p>0,05610857536643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9681" calcext:value-type="float">
            <text:p>99681</text:p>
          </table:table-cell>
          <table:table-cell office:value-type="string" calcext:value-type="string">
            <text:p>times.</text:p>
          </table:table-cell>
          <table:table-cell table:formula="of:=IF([.F93]&gt;[.F92];&quot;HIER!&quot;;&quot;&quot;)">
            <text:p/>
          </table:table-cell>
          <table:table-cell table:formula="of:=[.C93]*[.F93]" office:value-type="float" office:value="9170652" calcext:value-type="float">
            <text:p>9170652</text:p>
          </table:table-cell>
          <table:table-cell table:formula="of:=-[.F93]*([.C93]/[.$I$131])*(LOG([.C93];2)-32)" office:value-type="float" office:value="0.0543975149049801" calcext:value-type="float">
            <text:p>0,0543975149049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8703" calcext:value-type="float">
            <text:p>98703</text:p>
          </table:table-cell>
          <table:table-cell office:value-type="string" calcext:value-type="string">
            <text:p>times.</text:p>
          </table:table-cell>
          <table:table-cell table:formula="of:=IF([.F94]&gt;[.F93];&quot;HIER!&quot;;&quot;&quot;)">
            <text:p/>
          </table:table-cell>
          <table:table-cell table:formula="of:=[.C94]*[.F94]" office:value-type="float" office:value="9179379" calcext:value-type="float">
            <text:p>9179379</text:p>
          </table:table-cell>
          <table:table-cell table:formula="of:=-[.F94]*([.C94]/[.$I$131])*(LOG([.C94];2)-32)" office:value-type="float" office:value="0.0544159465775941" calcext:value-type="float">
            <text:p>0,05441594657759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7462" calcext:value-type="float">
            <text:p>97462</text:p>
          </table:table-cell>
          <table:table-cell office:value-type="string" calcext:value-type="string">
            <text:p>times.</text:p>
          </table:table-cell>
          <table:table-cell table:formula="of:=IF([.F95]&gt;[.F94];&quot;HIER!&quot;;&quot;&quot;)">
            <text:p/>
          </table:table-cell>
          <table:table-cell table:formula="of:=[.C95]*[.F95]" office:value-type="float" office:value="9161428" calcext:value-type="float">
            <text:p>9161428</text:p>
          </table:table-cell>
          <table:table-cell table:formula="of:=-[.F95]*([.C95]/[.$I$131])*(LOG([.C95];2)-32)" office:value-type="float" office:value="0.0542766186794622" calcext:value-type="float">
            <text:p>0,0542766186794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6836" calcext:value-type="float">
            <text:p>96836</text:p>
          </table:table-cell>
          <table:table-cell office:value-type="string" calcext:value-type="string">
            <text:p>times.</text:p>
          </table:table-cell>
          <table:table-cell table:formula="of:=IF([.F96]&gt;[.F95];&quot;HIER!&quot;;&quot;&quot;)">
            <text:p/>
          </table:table-cell>
          <table:table-cell table:formula="of:=[.C96]*[.F96]" office:value-type="float" office:value="9199420" calcext:value-type="float">
            <text:p>9199420</text:p>
          </table:table-cell>
          <table:table-cell table:formula="of:=-[.F96]*([.C96]/[.$I$131])*(LOG([.C96];2)-32)" office:value-type="float" office:value="0.0544690012278986" calcext:value-type="float">
            <text:p>0,05446900122789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5387" calcext:value-type="float">
            <text:p>95387</text:p>
          </table:table-cell>
          <table:table-cell office:value-type="string" calcext:value-type="string">
            <text:p>times.</text:p>
          </table:table-cell>
          <table:table-cell table:formula="of:=IF([.F97]&gt;[.F96];&quot;HIER!&quot;;&quot;&quot;)">
            <text:p/>
          </table:table-cell>
          <table:table-cell table:formula="of:=[.C97]*[.F97]" office:value-type="float" office:value="9157152" calcext:value-type="float">
            <text:p>9157152</text:p>
          </table:table-cell>
          <table:table-cell table:formula="of:=-[.F97]*([.C97]/[.$I$131])*(LOG([.C97];2)-32)" office:value-type="float" office:value="0.0541865270274217" calcext:value-type="float">
            <text:p>0,05418652702742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4502" calcext:value-type="float">
            <text:p>94502</text:p>
          </table:table-cell>
          <table:table-cell office:value-type="string" calcext:value-type="string">
            <text:p>times.</text:p>
          </table:table-cell>
          <table:table-cell table:formula="of:=IF([.F98]&gt;[.F97];&quot;HIER!&quot;;&quot;&quot;)">
            <text:p/>
          </table:table-cell>
          <table:table-cell table:formula="of:=[.C98]*[.F98]" office:value-type="float" office:value="9166694" calcext:value-type="float">
            <text:p>9166694</text:p>
          </table:table-cell>
          <table:table-cell table:formula="of:=-[.F98]*([.C98]/[.$I$131])*(LOG([.C98];2)-32)" office:value-type="float" office:value="0.0542110825304408" calcext:value-type="float">
            <text:p>0,05421108253044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3136" calcext:value-type="float">
            <text:p>93136</text:p>
          </table:table-cell>
          <table:table-cell office:value-type="string" calcext:value-type="string">
            <text:p>times.</text:p>
          </table:table-cell>
          <table:table-cell table:formula="of:=IF([.F99]&gt;[.F98];&quot;HIER!&quot;;&quot;&quot;)">
            <text:p/>
          </table:table-cell>
          <table:table-cell table:formula="of:=[.C99]*[.F99]" office:value-type="float" office:value="9127328" calcext:value-type="float">
            <text:p>9127328</text:p>
          </table:table-cell>
          <table:table-cell table:formula="of:=-[.F99]*([.C99]/[.$I$131])*(LOG([.C99];2)-32)" office:value-type="float" office:value="0.053946829779989" calcext:value-type="float">
            <text:p>0,0539468297799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7847" calcext:value-type="float">
            <text:p>87847</text:p>
          </table:table-cell>
          <table:table-cell office:value-type="string" calcext:value-type="string">
            <text:p>times.</text:p>
          </table:table-cell>
          <table:table-cell table:formula="of:=IF([.F100]&gt;[.F99];&quot;HIER!&quot;;&quot;&quot;)">
            <text:p/>
          </table:table-cell>
          <table:table-cell table:formula="of:=[.C100]*[.F100]" office:value-type="float" office:value="8696853" calcext:value-type="float">
            <text:p>8696853</text:p>
          </table:table-cell>
          <table:table-cell table:formula="of:=-[.F100]*([.C100]/[.$I$131])*(LOG([.C100];2)-32)" office:value-type="float" office:value="0.0513728605561403" calcext:value-type="float">
            <text:p>0,0513728605561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6647" calcext:value-type="float">
            <text:p>96647</text:p>
          </table:table-cell>
          <table:table-cell office:value-type="string" calcext:value-type="string">
            <text:p>times.</text:p>
          </table:table-cell>
          <table:table-cell table:formula="of:=IF([.F101]&gt;[.F100];&quot;HIER!&quot;;&quot;&quot;)" office:value-type="string" office:string-value="HIER!" calcext:value-type="string">
            <text:p>HIER!</text:p>
          </table:table-cell>
          <table:table-cell table:formula="of:=[.C101]*[.F101]" office:value-type="float" office:value="9664700" calcext:value-type="float">
            <text:p>9664700</text:p>
          </table:table-cell>
          <table:table-cell table:formula="of:=-[.F101]*([.C101]/[.$I$131])*(LOG([.C101];2)-32)" office:value-type="float" office:value="0.0570573664928517" calcext:value-type="float">
            <text:p>0,05705736649285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1223" calcext:value-type="float">
            <text:p>91223</text:p>
          </table:table-cell>
          <table:table-cell office:value-type="string" calcext:value-type="string">
            <text:p>times.</text:p>
          </table:table-cell>
          <table:table-cell table:formula="of:=IF([.F102]&gt;[.F101];&quot;HIER!&quot;;&quot;&quot;)">
            <text:p/>
          </table:table-cell>
          <table:table-cell table:formula="of:=[.C102]*[.F102]" office:value-type="float" office:value="9213523" calcext:value-type="float">
            <text:p>9213523</text:p>
          </table:table-cell>
          <table:table-cell table:formula="of:=-[.F102]*([.C102]/[.$I$131])*(LOG([.C102];2)-32)" office:value-type="float" office:value="0.0543629637371754" calcext:value-type="float">
            <text:p>0,05436296373717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8947" calcext:value-type="float">
            <text:p>88947</text:p>
          </table:table-cell>
          <table:table-cell office:value-type="string" calcext:value-type="string">
            <text:p>times.</text:p>
          </table:table-cell>
          <table:table-cell table:formula="of:=IF([.F103]&gt;[.F102];&quot;HIER!&quot;;&quot;&quot;)">
            <text:p/>
          </table:table-cell>
          <table:table-cell table:formula="of:=[.C103]*[.F103]" office:value-type="float" office:value="9072594" calcext:value-type="float">
            <text:p>9072594</text:p>
          </table:table-cell>
          <table:table-cell table:formula="of:=-[.F103]*([.C103]/[.$I$131])*(LOG([.C103];2)-32)" office:value-type="float" office:value="0.0535014089841818" calcext:value-type="float">
            <text:p>0,05350140898418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7910" calcext:value-type="float">
            <text:p>87910</text:p>
          </table:table-cell>
          <table:table-cell office:value-type="string" calcext:value-type="string">
            <text:p>times.</text:p>
          </table:table-cell>
          <table:table-cell table:formula="of:=IF([.F104]&gt;[.F103];&quot;HIER!&quot;;&quot;&quot;)">
            <text:p/>
          </table:table-cell>
          <table:table-cell table:formula="of:=[.C104]*[.F104]" office:value-type="float" office:value="9054730" calcext:value-type="float">
            <text:p>9054730</text:p>
          </table:table-cell>
          <table:table-cell table:formula="of:=-[.F104]*([.C104]/[.$I$131])*(LOG([.C104];2)-32)" office:value-type="float" office:value="0.0533663907743754" calcext:value-type="float">
            <text:p>0,05336639077437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6860" calcext:value-type="float">
            <text:p>86860</text:p>
          </table:table-cell>
          <table:table-cell office:value-type="string" calcext:value-type="string">
            <text:p>times.</text:p>
          </table:table-cell>
          <table:table-cell table:formula="of:=IF([.F105]&gt;[.F104];&quot;HIER!&quot;;&quot;&quot;)">
            <text:p/>
          </table:table-cell>
          <table:table-cell table:formula="of:=[.C105]*[.F105]" office:value-type="float" office:value="9033440" calcext:value-type="float">
            <text:p>9033440</text:p>
          </table:table-cell>
          <table:table-cell table:formula="of:=-[.F105]*([.C105]/[.$I$131])*(LOG([.C105];2)-32)" office:value-type="float" office:value="0.0532115948927951" calcext:value-type="float">
            <text:p>0,05321159489279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6076" calcext:value-type="float">
            <text:p>86076</text:p>
          </table:table-cell>
          <table:table-cell office:value-type="string" calcext:value-type="string">
            <text:p>times.</text:p>
          </table:table-cell>
          <table:table-cell table:formula="of:=IF([.F106]&gt;[.F105];&quot;HIER!&quot;;&quot;&quot;)">
            <text:p/>
          </table:table-cell>
          <table:table-cell table:formula="of:=[.C106]*[.F106]" office:value-type="float" office:value="9037980" calcext:value-type="float">
            <text:p>9037980</text:p>
          </table:table-cell>
          <table:table-cell table:formula="of:=-[.F106]*([.C106]/[.$I$131])*(LOG([.C106];2)-32)" office:value-type="float" office:value="0.0532092860192628" calcext:value-type="float">
            <text:p>0,05320928601926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5459" calcext:value-type="float">
            <text:p>85459</text:p>
          </table:table-cell>
          <table:table-cell office:value-type="string" calcext:value-type="string">
            <text:p>times.</text:p>
          </table:table-cell>
          <table:table-cell table:formula="of:=IF([.F107]&gt;[.F106];&quot;HIER!&quot;;&quot;&quot;)">
            <text:p/>
          </table:table-cell>
          <table:table-cell table:formula="of:=[.C107]*[.F107]" office:value-type="float" office:value="9058654" calcext:value-type="float">
            <text:p>9058654</text:p>
          </table:table-cell>
          <table:table-cell table:formula="of:=-[.F107]*([.C107]/[.$I$131])*(LOG([.C107];2)-32)" office:value-type="float" office:value="0.0533021577779644" calcext:value-type="float">
            <text:p>0,05330215777796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4139" calcext:value-type="float">
            <text:p>84139</text:p>
          </table:table-cell>
          <table:table-cell office:value-type="string" calcext:value-type="string">
            <text:p>times.</text:p>
          </table:table-cell>
          <table:table-cell table:formula="of:=IF([.F108]&gt;[.F107];&quot;HIER!&quot;;&quot;&quot;)">
            <text:p/>
          </table:table-cell>
          <table:table-cell table:formula="of:=[.C108]*[.F108]" office:value-type="float" office:value="9002873" calcext:value-type="float">
            <text:p>9002873</text:p>
          </table:table-cell>
          <table:table-cell table:formula="of:=-[.F108]*([.C108]/[.$I$131])*(LOG([.C108];2)-32)" office:value-type="float" office:value="0.0529455404932931" calcext:value-type="float">
            <text:p>0,05294554049329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4121" calcext:value-type="float">
            <text:p>84121</text:p>
          </table:table-cell>
          <table:table-cell office:value-type="string" calcext:value-type="string">
            <text:p>times.</text:p>
          </table:table-cell>
          <table:table-cell table:formula="of:=IF([.F109]&gt;[.F108];&quot;HIER!&quot;;&quot;&quot;)">
            <text:p/>
          </table:table-cell>
          <table:table-cell table:formula="of:=[.C109]*[.F109]" office:value-type="float" office:value="9085068" calcext:value-type="float">
            <text:p>9085068</text:p>
          </table:table-cell>
          <table:table-cell table:formula="of:=-[.F109]*([.C109]/[.$I$131])*(LOG([.C109];2)-32)" office:value-type="float" office:value="0.0534005378630233" calcext:value-type="float">
            <text:p>0,05340053786302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2983" calcext:value-type="float">
            <text:p>82983</text:p>
          </table:table-cell>
          <table:table-cell office:value-type="string" calcext:value-type="string">
            <text:p>times.</text:p>
          </table:table-cell>
          <table:table-cell table:formula="of:=IF([.F110]&gt;[.F109];&quot;HIER!&quot;;&quot;&quot;)">
            <text:p/>
          </table:table-cell>
          <table:table-cell table:formula="of:=[.C110]*[.F110]" office:value-type="float" office:value="9045147" calcext:value-type="float">
            <text:p>9045147</text:p>
          </table:table-cell>
          <table:table-cell table:formula="of:=-[.F110]*([.C110]/[.$I$131])*(LOG([.C110];2)-32)" office:value-type="float" office:value="0.0531378858395147" calcext:value-type="float">
            <text:p>0,05313788583951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2197" calcext:value-type="float">
            <text:p>82197</text:p>
          </table:table-cell>
          <table:table-cell office:value-type="string" calcext:value-type="string">
            <text:p>times.</text:p>
          </table:table-cell>
          <table:table-cell table:formula="of:=IF([.F111]&gt;[.F110];&quot;HIER!&quot;;&quot;&quot;)">
            <text:p/>
          </table:table-cell>
          <table:table-cell table:formula="of:=[.C111]*[.F111]" office:value-type="float" office:value="9041670" calcext:value-type="float">
            <text:p>9041670</text:p>
          </table:table-cell>
          <table:table-cell table:formula="of:=-[.F111]*([.C111]/[.$I$131])*(LOG([.C111];2)-32)" office:value-type="float" office:value="0.0530897228324356" calcext:value-type="float">
            <text:p>0,05308972283243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1358" calcext:value-type="float">
            <text:p>81358</text:p>
          </table:table-cell>
          <table:table-cell office:value-type="string" calcext:value-type="string">
            <text:p>times.</text:p>
          </table:table-cell>
          <table:table-cell table:formula="of:=IF([.F112]&gt;[.F111];&quot;HIER!&quot;;&quot;&quot;)">
            <text:p/>
          </table:table-cell>
          <table:table-cell table:formula="of:=[.C112]*[.F112]" office:value-type="float" office:value="9030738" calcext:value-type="float">
            <text:p>9030738</text:p>
          </table:table-cell>
          <table:table-cell table:formula="of:=-[.F112]*([.C112]/[.$I$131])*(LOG([.C112];2)-32)" office:value-type="float" office:value="0.0529980814196051" calcext:value-type="float">
            <text:p>0,05299808141960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9846" calcext:value-type="float">
            <text:p>79846</text:p>
          </table:table-cell>
          <table:table-cell office:value-type="string" calcext:value-type="string">
            <text:p>times.</text:p>
          </table:table-cell>
          <table:table-cell table:formula="of:=IF([.F113]&gt;[.F112];&quot;HIER!&quot;;&quot;&quot;)">
            <text:p/>
          </table:table-cell>
          <table:table-cell table:formula="of:=[.C113]*[.F113]" office:value-type="float" office:value="8942752" calcext:value-type="float">
            <text:p>8942752</text:p>
          </table:table-cell>
          <table:table-cell table:formula="of:=-[.F113]*([.C113]/[.$I$131])*(LOG([.C113];2)-32)" office:value-type="float" office:value="0.0524547829190408" calcext:value-type="float">
            <text:p>0,05245478291904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0430" calcext:value-type="float">
            <text:p>80430</text:p>
          </table:table-cell>
          <table:table-cell office:value-type="string" calcext:value-type="string">
            <text:p>times.</text:p>
          </table:table-cell>
          <table:table-cell table:formula="of:=IF([.F114]&gt;[.F113];&quot;HIER!&quot;;&quot;&quot;)" office:value-type="string" office:string-value="HIER!" calcext:value-type="string">
            <text:p>HIER!</text:p>
          </table:table-cell>
          <table:table-cell table:formula="of:=[.C114]*[.F114]" office:value-type="float" office:value="9088590" calcext:value-type="float">
            <text:p>9088590</text:p>
          </table:table-cell>
          <table:table-cell table:formula="of:=-[.F114]*([.C114]/[.$I$131])*(LOG([.C114];2)-32)" office:value-type="float" office:value="0.053283076194111" calcext:value-type="float">
            <text:p>0,05328307619411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9922" calcext:value-type="float">
            <text:p>79922</text:p>
          </table:table-cell>
          <table:table-cell office:value-type="string" calcext:value-type="string">
            <text:p>times.</text:p>
          </table:table-cell>
          <table:table-cell table:formula="of:=IF([.F115]&gt;[.F114];&quot;HIER!&quot;;&quot;&quot;)">
            <text:p/>
          </table:table-cell>
          <table:table-cell table:formula="of:=[.C115]*[.F115]" office:value-type="float" office:value="9111108" calcext:value-type="float">
            <text:p>9111108</text:p>
          </table:table-cell>
          <table:table-cell table:formula="of:=-[.F115]*([.C115]/[.$I$131])*(LOG([.C115];2)-32)" office:value-type="float" office:value="0.0533881264573018" calcext:value-type="float">
            <text:p>0,05338812645730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8609" calcext:value-type="float">
            <text:p>78609</text:p>
          </table:table-cell>
          <table:table-cell office:value-type="string" calcext:value-type="string">
            <text:p>times.</text:p>
          </table:table-cell>
          <table:table-cell table:formula="of:=IF([.F116]&gt;[.F115];&quot;HIER!&quot;;&quot;&quot;)">
            <text:p/>
          </table:table-cell>
          <table:table-cell table:formula="of:=[.C116]*[.F116]" office:value-type="float" office:value="9040035" calcext:value-type="float">
            <text:p>9040035</text:p>
          </table:table-cell>
          <table:table-cell table:formula="of:=-[.F116]*([.C116]/[.$I$131])*(LOG([.C116];2)-32)" office:value-type="float" office:value="0.052945141295742" calcext:value-type="float">
            <text:p>0,05294514129574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8027" calcext:value-type="float">
            <text:p>78027</text:p>
          </table:table-cell>
          <table:table-cell office:value-type="string" calcext:value-type="string">
            <text:p>times.</text:p>
          </table:table-cell>
          <table:table-cell table:formula="of:=IF([.F117]&gt;[.F116];&quot;HIER!&quot;;&quot;&quot;)">
            <text:p/>
          </table:table-cell>
          <table:table-cell table:formula="of:=[.C117]*[.F117]" office:value-type="float" office:value="9051132" calcext:value-type="float">
            <text:p>9051132</text:p>
          </table:table-cell>
          <table:table-cell table:formula="of:=-[.F117]*([.C117]/[.$I$131])*(LOG([.C117];2)-32)" office:value-type="float" office:value="0.0529838103706969" calcext:value-type="float">
            <text:p>0,05298381037069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7287" calcext:value-type="float">
            <text:p>77287</text:p>
          </table:table-cell>
          <table:table-cell office:value-type="string" calcext:value-type="string">
            <text:p>times.</text:p>
          </table:table-cell>
          <table:table-cell table:formula="of:=IF([.F118]&gt;[.F117];&quot;HIER!&quot;;&quot;&quot;)">
            <text:p/>
          </table:table-cell>
          <table:table-cell table:formula="of:=[.C118]*[.F118]" office:value-type="float" office:value="9042579" calcext:value-type="float">
            <text:p>9042579</text:p>
          </table:table-cell>
          <table:table-cell table:formula="of:=-[.F118]*([.C118]/[.$I$131])*(LOG([.C118];2)-32)" office:value-type="float" office:value="0.0529076699782988" calcext:value-type="float">
            <text:p>0,05290766997829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6590" calcext:value-type="float">
            <text:p>76590</text:p>
          </table:table-cell>
          <table:table-cell office:value-type="string" calcext:value-type="string">
            <text:p>times.</text:p>
          </table:table-cell>
          <table:table-cell table:formula="of:=IF([.F119]&gt;[.F118];&quot;HIER!&quot;;&quot;&quot;)">
            <text:p/>
          </table:table-cell>
          <table:table-cell table:formula="of:=[.C119]*[.F119]" office:value-type="float" office:value="9037620" calcext:value-type="float">
            <text:p>9037620</text:p>
          </table:table-cell>
          <table:table-cell table:formula="of:=-[.F119]*([.C119]/[.$I$131])*(LOG([.C119];2)-32)" office:value-type="float" office:value="0.0528528186316198" calcext:value-type="float">
            <text:p>0,052852818631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6078" calcext:value-type="float">
            <text:p>76078</text:p>
          </table:table-cell>
          <table:table-cell office:value-type="string" calcext:value-type="string">
            <text:p>times.</text:p>
          </table:table-cell>
          <table:table-cell table:formula="of:=IF([.F120]&gt;[.F119];&quot;HIER!&quot;;&quot;&quot;)">
            <text:p/>
          </table:table-cell>
          <table:table-cell table:formula="of:=[.C120]*[.F120]" office:value-type="float" office:value="9053282" calcext:value-type="float">
            <text:p>9053282</text:p>
          </table:table-cell>
          <table:table-cell table:formula="of:=-[.F120]*([.C120]/[.$I$131])*(LOG([.C120];2)-32)" office:value-type="float" office:value="0.0529187485692473" calcext:value-type="float">
            <text:p>0,05291874856924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4911" calcext:value-type="float">
            <text:p>74911</text:p>
          </table:table-cell>
          <table:table-cell office:value-type="string" calcext:value-type="string">
            <text:p>times.</text:p>
          </table:table-cell>
          <table:table-cell table:formula="of:=IF([.F121]&gt;[.F120];&quot;HIER!&quot;;&quot;&quot;)">
            <text:p/>
          </table:table-cell>
          <table:table-cell table:formula="of:=[.C121]*[.F121]" office:value-type="float" office:value="8989320" calcext:value-type="float">
            <text:p>8989320</text:p>
          </table:table-cell>
          <table:table-cell table:formula="of:=-[.F121]*([.C121]/[.$I$131])*(LOG([.C121];2)-32)" office:value-type="float" office:value="0.0525196060145005" calcext:value-type="float">
            <text:p>0,0525196060145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5186" calcext:value-type="float">
            <text:p>75186</text:p>
          </table:table-cell>
          <table:table-cell office:value-type="string" calcext:value-type="string">
            <text:p>times.</text:p>
          </table:table-cell>
          <table:table-cell table:formula="of:=IF([.F122]&gt;[.F121];&quot;HIER!&quot;;&quot;&quot;)" office:value-type="string" office:string-value="HIER!" calcext:value-type="string">
            <text:p>HIER!</text:p>
          </table:table-cell>
          <table:table-cell table:formula="of:=[.C122]*[.F122]" office:value-type="float" office:value="9097506" calcext:value-type="float">
            <text:p>9097506</text:p>
          </table:table-cell>
          <table:table-cell table:formula="of:=-[.F122]*([.C122]/[.$I$131])*(LOG([.C122];2)-32)" office:value-type="float" office:value="0.0531263165608316" calcext:value-type="float">
            <text:p>0,05312631656083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4106" calcext:value-type="float">
            <text:p>74106</text:p>
          </table:table-cell>
          <table:table-cell office:value-type="string" calcext:value-type="string">
            <text:p>times.</text:p>
          </table:table-cell>
          <table:table-cell table:formula="of:=IF([.F123]&gt;[.F122];&quot;HIER!&quot;;&quot;&quot;)">
            <text:p/>
          </table:table-cell>
          <table:table-cell table:formula="of:=[.C123]*[.F123]" office:value-type="float" office:value="9040932" calcext:value-type="float">
            <text:p>9040932</text:p>
          </table:table-cell>
          <table:table-cell table:formula="of:=-[.F123]*([.C123]/[.$I$131])*(LOG([.C123];2)-32)" office:value-type="float" office:value="0.0527709487409407" calcext:value-type="float">
            <text:p>0,05277094874094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3499" calcext:value-type="float">
            <text:p>73499</text:p>
          </table:table-cell>
          <table:table-cell office:value-type="string" calcext:value-type="string">
            <text:p>times.</text:p>
          </table:table-cell>
          <table:table-cell table:formula="of:=IF([.F124]&gt;[.F123];&quot;HIER!&quot;;&quot;&quot;)">
            <text:p/>
          </table:table-cell>
          <table:table-cell table:formula="of:=[.C124]*[.F124]" office:value-type="float" office:value="9040377" calcext:value-type="float">
            <text:p>9040377</text:p>
          </table:table-cell>
          <table:table-cell table:formula="of:=-[.F124]*([.C124]/[.$I$131])*(LOG([.C124];2)-32)" office:value-type="float" office:value="0.0527429197783966" calcext:value-type="float">
            <text:p>0,05274291977839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2923" calcext:value-type="float">
            <text:p>72923</text:p>
          </table:table-cell>
          <table:table-cell office:value-type="string" calcext:value-type="string">
            <text:p>times.</text:p>
          </table:table-cell>
          <table:table-cell table:formula="of:=IF([.F125]&gt;[.F124];&quot;HIER!&quot;;&quot;&quot;)">
            <text:p/>
          </table:table-cell>
          <table:table-cell table:formula="of:=[.C125]*[.F125]" office:value-type="float" office:value="9042452" calcext:value-type="float">
            <text:p>9042452</text:p>
          </table:table-cell>
          <table:table-cell table:formula="of:=-[.F125]*([.C125]/[.$I$131])*(LOG([.C125];2)-32)" office:value-type="float" office:value="0.0527304312365012" calcext:value-type="float">
            <text:p>0,0527304312365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2393" calcext:value-type="float">
            <text:p>72393</text:p>
          </table:table-cell>
          <table:table-cell office:value-type="string" calcext:value-type="string">
            <text:p>times.</text:p>
          </table:table-cell>
          <table:table-cell table:formula="of:=IF([.F126]&gt;[.F125];&quot;HIER!&quot;;&quot;&quot;)">
            <text:p/>
          </table:table-cell>
          <table:table-cell table:formula="of:=[.C126]*[.F126]" office:value-type="float" office:value="9049125" calcext:value-type="float">
            <text:p>9049125</text:p>
          </table:table-cell>
          <table:table-cell table:formula="of:=-[.F126]*([.C126]/[.$I$131])*(LOG([.C126];2)-32)" office:value-type="float" office:value="0.0527449295122775" calcext:value-type="float">
            <text:p>0,05274492951227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1786" calcext:value-type="float">
            <text:p>71786</text:p>
          </table:table-cell>
          <table:table-cell office:value-type="string" calcext:value-type="string">
            <text:p>times.</text:p>
          </table:table-cell>
          <table:table-cell table:formula="of:=IF([.F127]&gt;[.F126];&quot;HIER!&quot;;&quot;&quot;)">
            <text:p/>
          </table:table-cell>
          <table:table-cell table:formula="of:=[.C127]*[.F127]" office:value-type="float" office:value="9045036" calcext:value-type="float">
            <text:p>9045036</text:p>
          </table:table-cell>
          <table:table-cell table:formula="of:=-[.F127]*([.C127]/[.$I$131])*(LOG([.C127];2)-32)" office:value-type="float" office:value="0.052696886451418" calcext:value-type="float">
            <text:p>0,05269688645141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1221" calcext:value-type="float">
            <text:p>71221</text:p>
          </table:table-cell>
          <table:table-cell office:value-type="string" calcext:value-type="string">
            <text:p>times.</text:p>
          </table:table-cell>
          <table:table-cell table:formula="of:=IF([.F128]&gt;[.F127];&quot;HIER!&quot;;&quot;&quot;)">
            <text:p/>
          </table:table-cell>
          <table:table-cell table:formula="of:=[.C128]*[.F128]" office:value-type="float" office:value="9045067" calcext:value-type="float">
            <text:p>9045067</text:p>
          </table:table-cell>
          <table:table-cell table:formula="of:=-[.F128]*([.C128]/[.$I$131])*(LOG([.C128];2)-32)" office:value-type="float" office:value="0.052673048983857" calcext:value-type="float">
            <text:p>0,0526730489838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393" calcext:value-type="float">
            <text:p>35393</text:p>
          </table:table-cell>
          <table:table-cell office:value-type="string" calcext:value-type="string">
            <text:p>times.</text:p>
          </table:table-cell>
          <table:table-cell table:formula="of:=IF([.F129]&gt;[.F128];&quot;HIER!&quot;;&quot;&quot;)">
            <text:p/>
          </table:table-cell>
          <table:table-cell table:formula="of:=[.C129]*[.F129]" office:value-type="float" office:value="4530304" calcext:value-type="float">
            <text:p>4530304</text:p>
          </table:table-cell>
          <table:table-cell table:formula="of:=-[.F129]*([.C129]/[.$I$131])*(LOG([.C129];2)-32)" office:value-type="float" office:value="0.0263698399066925" calcext:value-type="float">
            <text:p>0,02636983990669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139095041" calcext:value-type="float">
            <text:p>213909504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s.</text:p>
          </table:table-cell>
          <table:table-cell table:formula="of:=IF([.F130]&gt;[.F129];&quot;HIER!&quot;;&quot;&quot;)">
            <text:p/>
          </table:table-cell>
          <table:table-cell table:formula="of:=[.C130]*[.F130]" office:value-type="float" office:value="2139095041" calcext:value-type="float">
            <text:p>2139095041</text:p>
          </table:table-cell>
          <table:table-cell table:formula="of:=-[.F130]*([.C130]/[.$I$131])*(LOG([.C130];2)-32)" office:value-type="float" office:value="0.500859128025176" calcext:value-type="float">
            <text:p>0,500859128025176</text:p>
          </table:table-cell>
        </table:table-row>
        <table:table-row table:style-name="ro1">
          <table:table-cell table:number-columns-repeated="8"/>
          <table:table-cell table:formula="of:=SUM([.I2:.I130])" office:value-type="float" office:value="4294967296" calcext:value-type="float">
            <text:p>4294967296</text:p>
          </table:table-cell>
          <table:table-cell table:formula="of:=SUM([.J2:.J130])" office:value-type="float" office:value="14.0097946311946" calcext:value-type="float">
            <text:p>14,0097946311946</text:p>
          </table:table-cell>
        </table:table-row>
        <table:table-row table:style-name="ro1">
          <table:table-cell table:number-columns-repeated="8"/>
          <table:table-cell table:formula="of:=POWER(2;32)" office:value-type="float" office:value="4294967296" calcext:value-type="float">
            <text:p>4294967296</text:p>
          </table:table-cell>
          <table:table-cell office:value-type="string" calcext:value-type="string">
            <text:p>BITS</text:p>
          </table:table-cell>
        </table:table-row>
      </table:table>
      <table:table table:name="loglog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office:value-type="string" calcext:value-type="string">
            <text:p>coverage (sanity)</text:p>
          </table:table-cell>
          <table:table-cell office:value-type="string" calcext:value-type="string">
            <text:p>entropy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432316" calcext:value-type="float">
            <text:p>15432316</text:p>
          </table:table-cell>
          <table:table-cell office:value-type="string" calcext:value-type="string">
            <text:p>times.</text:p>
          </table:table-cell>
          <table:table-cell/>
          <table:table-cell table:formula="of:=[.C2]*[.F2]" office:value-type="float" office:value="15432316" calcext:value-type="float">
            <text:p>15432316</text:p>
          </table:table-cell>
          <table:table-cell table:formula="of:=-[.F2]*([.C2]/[.$I$771])*(LOG([.C2];2)-32)" office:value-type="float" office:value="0.114979714155197" calcext:value-type="float">
            <text:p>0,11497971415519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986521" calcext:value-type="float">
            <text:p>13986521</text:p>
          </table:table-cell>
          <table:table-cell office:value-type="string" calcext:value-type="string">
            <text:p>times.</text:p>
          </table:table-cell>
          <table:table-cell table:formula="of:=IF([.F3]&gt;[.F2];&quot;HIER!&quot;;&quot;&quot;)">
            <text:p/>
          </table:table-cell>
          <table:table-cell table:formula="of:=[.C3]*[.F3]" office:value-type="float" office:value="27973042" calcext:value-type="float">
            <text:p>27973042</text:p>
          </table:table-cell>
          <table:table-cell table:formula="of:=-[.F3]*([.C3]/[.$I$771])*(LOG([.C3];2)-32)" office:value-type="float" office:value="0.201902422588319" calcext:value-type="float">
            <text:p>0,20190242258831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725211" calcext:value-type="float">
            <text:p>1725211</text:p>
          </table:table-cell>
          <table:table-cell office:value-type="string" calcext:value-type="string">
            <text:p>times.</text:p>
          </table:table-cell>
          <table:table-cell table:formula="of:=IF([.F4]&gt;[.F3];&quot;HIER!&quot;;&quot;&quot;)">
            <text:p/>
          </table:table-cell>
          <table:table-cell table:formula="of:=[.C4]*[.F4]" office:value-type="float" office:value="5175633" calcext:value-type="float">
            <text:p>5175633</text:p>
          </table:table-cell>
          <table:table-cell table:formula="of:=-[.F4]*([.C4]/[.$I$771])*(LOG([.C4];2)-32)" office:value-type="float" office:value="0.0366515181440639" calcext:value-type="float">
            <text:p>0,03665151814406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921997" calcext:value-type="float">
            <text:p>1921997</text:p>
          </table:table-cell>
          <table:table-cell office:value-type="string" calcext:value-type="string">
            <text:p>times.</text:p>
          </table:table-cell>
          <table:table-cell table:formula="of:=IF([.F5]&gt;[.F4];&quot;HIER!&quot;;&quot;&quot;)" office:value-type="string" office:string-value="HIER!" calcext:value-type="string">
            <text:p>HIER!</text:p>
          </table:table-cell>
          <table:table-cell table:formula="of:=[.C5]*[.F5]" office:value-type="float" office:value="7687988" calcext:value-type="float">
            <text:p>7687988</text:p>
          </table:table-cell>
          <table:table-cell table:formula="of:=-[.F5]*([.C5]/[.$I$771])*(LOG([.C5];2)-32)" office:value-type="float" office:value="0.0536999758332968" calcext:value-type="float">
            <text:p>0,05369997583329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68018" calcext:value-type="float">
            <text:p>1568018</text:p>
          </table:table-cell>
          <table:table-cell office:value-type="string" calcext:value-type="string">
            <text:p>times.</text:p>
          </table:table-cell>
          <table:table-cell table:formula="of:=IF([.F6]&gt;[.F5];&quot;HIER!&quot;;&quot;&quot;)">
            <text:p/>
          </table:table-cell>
          <table:table-cell table:formula="of:=[.C6]*[.F6]" office:value-type="float" office:value="7840090" calcext:value-type="float">
            <text:p>7840090</text:p>
          </table:table-cell>
          <table:table-cell table:formula="of:=-[.F6]*([.C6]/[.$I$771])*(LOG([.C6];2)-32)" office:value-type="float" office:value="0.0541747442359465" calcext:value-type="float">
            <text:p>0,05417474423594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88276" calcext:value-type="float">
            <text:p>1188276</text:p>
          </table:table-cell>
          <table:table-cell office:value-type="string" calcext:value-type="string">
            <text:p>times.</text:p>
          </table:table-cell>
          <table:table-cell table:formula="of:=IF([.F7]&gt;[.F6];&quot;HIER!&quot;;&quot;&quot;)">
            <text:p/>
          </table:table-cell>
          <table:table-cell table:formula="of:=[.C7]*[.F7]" office:value-type="float" office:value="7129656" calcext:value-type="float">
            <text:p>7129656</text:p>
          </table:table-cell>
          <table:table-cell table:formula="of:=-[.F7]*([.C7]/[.$I$771])*(LOG([.C7];2)-32)" office:value-type="float" office:value="0.0488290327128392" calcext:value-type="float">
            <text:p>0,04882903271283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64859" calcext:value-type="float">
            <text:p>1064859</text:p>
          </table:table-cell>
          <table:table-cell office:value-type="string" calcext:value-type="string">
            <text:p>times.</text:p>
          </table:table-cell>
          <table:table-cell table:formula="of:=IF([.F8]&gt;[.F7];&quot;HIER!&quot;;&quot;&quot;)">
            <text:p/>
          </table:table-cell>
          <table:table-cell table:formula="of:=[.C8]*[.F8]" office:value-type="float" office:value="7454013" calcext:value-type="float">
            <text:p>7454013</text:p>
          </table:table-cell>
          <table:table-cell table:formula="of:=-[.F8]*([.C8]/[.$I$771])*(LOG([.C8];2)-32)" office:value-type="float" office:value="0.0506644965883737" calcext:value-type="float">
            <text:p>0,05066449658837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87935" calcext:value-type="float">
            <text:p>687935</text:p>
          </table:table-cell>
          <table:table-cell office:value-type="string" calcext:value-type="string">
            <text:p>times.</text:p>
          </table:table-cell>
          <table:table-cell table:formula="of:=IF([.F9]&gt;[.F8];&quot;HIER!&quot;;&quot;&quot;)">
            <text:p/>
          </table:table-cell>
          <table:table-cell table:formula="of:=[.C9]*[.F9]" office:value-type="float" office:value="5503480" calcext:value-type="float">
            <text:p>5503480</text:p>
          </table:table-cell>
          <table:table-cell table:formula="of:=-[.F9]*([.C9]/[.$I$771])*(LOG([.C9];2)-32)" office:value-type="float" office:value="0.0371599849313498" calcext:value-type="float">
            <text:p>0,0371599849313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18749" calcext:value-type="float">
            <text:p>318749</text:p>
          </table:table-cell>
          <table:table-cell office:value-type="string" calcext:value-type="string">
            <text:p>times.</text:p>
          </table:table-cell>
          <table:table-cell table:formula="of:=IF([.F10]&gt;[.F9];&quot;HIER!&quot;;&quot;&quot;)">
            <text:p/>
          </table:table-cell>
          <table:table-cell table:formula="of:=[.C10]*[.F10]" office:value-type="float" office:value="2868741" calcext:value-type="float">
            <text:p>2868741</text:p>
          </table:table-cell>
          <table:table-cell table:formula="of:=-[.F10]*([.C10]/[.$I$771])*(LOG([.C10];2)-32)" office:value-type="float" office:value="0.0192564954472327" calcext:value-type="float">
            <text:p>0,01925649544723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00239" calcext:value-type="float">
            <text:p>300239</text:p>
          </table:table-cell>
          <table:table-cell office:value-type="string" calcext:value-type="string">
            <text:p>times.</text:p>
          </table:table-cell>
          <table:table-cell table:formula="of:=IF([.F11]&gt;[.F10];&quot;HIER!&quot;;&quot;&quot;)">
            <text:p/>
          </table:table-cell>
          <table:table-cell table:formula="of:=[.C11]*[.F11]" office:value-type="float" office:value="3002390" calcext:value-type="float">
            <text:p>3002390</text:p>
          </table:table-cell>
          <table:table-cell table:formula="of:=-[.F11]*([.C11]/[.$I$771])*(LOG([.C11];2)-32)" office:value-type="float" office:value="0.0200473601713756" calcext:value-type="float">
            <text:p>0,02004736017137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87716" calcext:value-type="float">
            <text:p>287716</text:p>
          </table:table-cell>
          <table:table-cell office:value-type="string" calcext:value-type="string">
            <text:p>times.</text:p>
          </table:table-cell>
          <table:table-cell table:formula="of:=IF([.F12]&gt;[.F11];&quot;HIER!&quot;;&quot;&quot;)">
            <text:p/>
          </table:table-cell>
          <table:table-cell table:formula="of:=[.C12]*[.F12]" office:value-type="float" office:value="3164876" calcext:value-type="float">
            <text:p>3164876</text:p>
          </table:table-cell>
          <table:table-cell table:formula="of:=-[.F12]*([.C12]/[.$I$771])*(LOG([.C12];2)-32)" office:value-type="float" office:value="0.0210309773442647" calcext:value-type="float">
            <text:p>0,02103097734426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73706" calcext:value-type="float">
            <text:p>273706</text:p>
          </table:table-cell>
          <table:table-cell office:value-type="string" calcext:value-type="string">
            <text:p>times.</text:p>
          </table:table-cell>
          <table:table-cell table:formula="of:=IF([.F13]&gt;[.F12];&quot;HIER!&quot;;&quot;&quot;)">
            <text:p/>
          </table:table-cell>
          <table:table-cell table:formula="of:=[.C13]*[.F13]" office:value-type="float" office:value="3284472" calcext:value-type="float">
            <text:p>3284472</text:p>
          </table:table-cell>
          <table:table-cell table:formula="of:=-[.F13]*([.C13]/[.$I$771])*(LOG([.C13];2)-32)" office:value-type="float" office:value="0.0217297102895871" calcext:value-type="float">
            <text:p>0,02172971028958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07293" calcext:value-type="float">
            <text:p>207293</text:p>
          </table:table-cell>
          <table:table-cell office:value-type="string" calcext:value-type="string">
            <text:p>times.</text:p>
          </table:table-cell>
          <table:table-cell table:formula="of:=IF([.F14]&gt;[.F13];&quot;HIER!&quot;;&quot;&quot;)">
            <text:p/>
          </table:table-cell>
          <table:table-cell table:formula="of:=[.C14]*[.F14]" office:value-type="float" office:value="2694809" calcext:value-type="float">
            <text:p>2694809</text:p>
          </table:table-cell>
          <table:table-cell table:formula="of:=-[.F14]*([.C14]/[.$I$771])*(LOG([.C14];2)-32)" office:value-type="float" office:value="0.0177561095318748" calcext:value-type="float">
            <text:p>0,01775610953187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81853" calcext:value-type="float">
            <text:p>181853</text:p>
          </table:table-cell>
          <table:table-cell office:value-type="string" calcext:value-type="string">
            <text:p>times.</text:p>
          </table:table-cell>
          <table:table-cell table:formula="of:=IF([.F15]&gt;[.F14];&quot;HIER!&quot;;&quot;&quot;)">
            <text:p/>
          </table:table-cell>
          <table:table-cell table:formula="of:=[.C15]*[.F15]" office:value-type="float" office:value="2545942" calcext:value-type="float">
            <text:p>2545942</text:p>
          </table:table-cell>
          <table:table-cell table:formula="of:=-[.F15]*([.C15]/[.$I$771])*(LOG([.C15];2)-32)" office:value-type="float" office:value="0.0167118476692184" calcext:value-type="float">
            <text:p>0,01671184766921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75967" calcext:value-type="float">
            <text:p>175967</text:p>
          </table:table-cell>
          <table:table-cell office:value-type="string" calcext:value-type="string">
            <text:p>times.</text:p>
          </table:table-cell>
          <table:table-cell table:formula="of:=IF([.F16]&gt;[.F15];&quot;HIER!&quot;;&quot;&quot;)">
            <text:p/>
          </table:table-cell>
          <table:table-cell table:formula="of:=[.C16]*[.F16]" office:value-type="float" office:value="2639505" calcext:value-type="float">
            <text:p>2639505</text:p>
          </table:table-cell>
          <table:table-cell table:formula="of:=-[.F16]*([.C16]/[.$I$771])*(LOG([.C16];2)-32)" office:value-type="float" office:value="0.0172648352427497" calcext:value-type="float">
            <text:p>0,0172648352427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3685" calcext:value-type="float">
            <text:p>143685</text:p>
          </table:table-cell>
          <table:table-cell office:value-type="string" calcext:value-type="string">
            <text:p>times.</text:p>
          </table:table-cell>
          <table:table-cell table:formula="of:=IF([.F17]&gt;[.F16];&quot;HIER!&quot;;&quot;&quot;)">
            <text:p/>
          </table:table-cell>
          <table:table-cell table:formula="of:=[.C17]*[.F17]" office:value-type="float" office:value="2298960" calcext:value-type="float">
            <text:p>2298960</text:p>
          </table:table-cell>
          <table:table-cell table:formula="of:=-[.F17]*([.C17]/[.$I$771])*(LOG([.C17];2)-32)" office:value-type="float" office:value="0.014987513422966" calcext:value-type="float">
            <text:p>0,01498751342296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9992" calcext:value-type="float">
            <text:p>109992</text:p>
          </table:table-cell>
          <table:table-cell office:value-type="string" calcext:value-type="string">
            <text:p>times.</text:p>
          </table:table-cell>
          <table:table-cell table:formula="of:=IF([.F18]&gt;[.F17];&quot;HIER!&quot;;&quot;&quot;)">
            <text:p/>
          </table:table-cell>
          <table:table-cell table:formula="of:=[.C18]*[.F18]" office:value-type="float" office:value="1869864" calcext:value-type="float">
            <text:p>1869864</text:p>
          </table:table-cell>
          <table:table-cell table:formula="of:=-[.F18]*([.C18]/[.$I$771])*(LOG([.C18];2)-32)" office:value-type="float" office:value="0.0121520479167365" calcext:value-type="float">
            <text:p>0,01215204791673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2388" calcext:value-type="float">
            <text:p>102388</text:p>
          </table:table-cell>
          <table:table-cell office:value-type="string" calcext:value-type="string">
            <text:p>times.</text:p>
          </table:table-cell>
          <table:table-cell table:formula="of:=IF([.F19]&gt;[.F18];&quot;HIER!&quot;;&quot;&quot;)">
            <text:p/>
          </table:table-cell>
          <table:table-cell table:formula="of:=[.C19]*[.F19]" office:value-type="float" office:value="1842984" calcext:value-type="float">
            <text:p>1842984</text:p>
          </table:table-cell>
          <table:table-cell table:formula="of:=-[.F19]*([.C19]/[.$I$771])*(LOG([.C19];2)-32)" office:value-type="float" office:value="0.0119419728734395" calcext:value-type="float">
            <text:p>0,0119419728734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0597" calcext:value-type="float">
            <text:p>100597</text:p>
          </table:table-cell>
          <table:table-cell office:value-type="string" calcext:value-type="string">
            <text:p>times.</text:p>
          </table:table-cell>
          <table:table-cell table:formula="of:=IF([.F20]&gt;[.F19];&quot;HIER!&quot;;&quot;&quot;)">
            <text:p/>
          </table:table-cell>
          <table:table-cell table:formula="of:=[.C20]*[.F20]" office:value-type="float" office:value="1911343" calcext:value-type="float">
            <text:p>1911343</text:p>
          </table:table-cell>
          <table:table-cell table:formula="of:=-[.F20]*([.C20]/[.$I$771])*(LOG([.C20];2)-32)" office:value-type="float" office:value="0.0123502056772523" calcext:value-type="float">
            <text:p>0,01235020567725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7464" calcext:value-type="float">
            <text:p>97464</text:p>
          </table:table-cell>
          <table:table-cell office:value-type="string" calcext:value-type="string">
            <text:p>times.</text:p>
          </table:table-cell>
          <table:table-cell table:formula="of:=IF([.F21]&gt;[.F20];&quot;HIER!&quot;;&quot;&quot;)">
            <text:p/>
          </table:table-cell>
          <table:table-cell table:formula="of:=[.C21]*[.F21]" office:value-type="float" office:value="1949280" calcext:value-type="float">
            <text:p>1949280</text:p>
          </table:table-cell>
          <table:table-cell table:formula="of:=-[.F21]*([.C21]/[.$I$771])*(LOG([.C21];2)-32)" office:value-type="float" office:value="0.012561751530319" calcext:value-type="float">
            <text:p>0,01256175153031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0734" calcext:value-type="float">
            <text:p>90734</text:p>
          </table:table-cell>
          <table:table-cell office:value-type="string" calcext:value-type="string">
            <text:p>times.</text:p>
          </table:table-cell>
          <table:table-cell table:formula="of:=IF([.F22]&gt;[.F21];&quot;HIER!&quot;;&quot;&quot;)">
            <text:p/>
          </table:table-cell>
          <table:table-cell table:formula="of:=[.C22]*[.F22]" office:value-type="float" office:value="1905414" calcext:value-type="float">
            <text:p>1905414</text:p>
          </table:table-cell>
          <table:table-cell table:formula="of:=-[.F22]*([.C22]/[.$I$771])*(LOG([.C22];2)-32)" office:value-type="float" office:value="0.0122478382871937" calcext:value-type="float">
            <text:p>0,01224783828719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4975" calcext:value-type="float">
            <text:p>84975</text:p>
          </table:table-cell>
          <table:table-cell office:value-type="string" calcext:value-type="string">
            <text:p>times.</text:p>
          </table:table-cell>
          <table:table-cell table:formula="of:=IF([.F23]&gt;[.F22];&quot;HIER!&quot;;&quot;&quot;)">
            <text:p/>
          </table:table-cell>
          <table:table-cell table:formula="of:=[.C23]*[.F23]" office:value-type="float" office:value="1869450" calcext:value-type="float">
            <text:p>1869450</text:p>
          </table:table-cell>
          <table:table-cell table:formula="of:=-[.F23]*([.C23]/[.$I$771])*(LOG([.C23];2)-32)" office:value-type="float" office:value="0.0119874522929402" calcext:value-type="float">
            <text:p>0,0119874522929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9891" calcext:value-type="float">
            <text:p>79891</text:p>
          </table:table-cell>
          <table:table-cell office:value-type="string" calcext:value-type="string">
            <text:p>times.</text:p>
          </table:table-cell>
          <table:table-cell table:formula="of:=IF([.F24]&gt;[.F23];&quot;HIER!&quot;;&quot;&quot;)">
            <text:p/>
          </table:table-cell>
          <table:table-cell table:formula="of:=[.C24]*[.F24]" office:value-type="float" office:value="1837493" calcext:value-type="float">
            <text:p>1837493</text:p>
          </table:table-cell>
          <table:table-cell table:formula="of:=-[.F24]*([.C24]/[.$I$771])*(LOG([.C24];2)-32)" office:value-type="float" office:value="0.0117550982559749" calcext:value-type="float">
            <text:p>0,01175509825597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0225" calcext:value-type="float">
            <text:p>110225</text:p>
          </table:table-cell>
          <table:table-cell office:value-type="string" calcext:value-type="string">
            <text:p>times.</text:p>
          </table:table-cell>
          <table:table-cell table:formula="of:=IF([.F25]&gt;[.F24];&quot;HIER!&quot;;&quot;&quot;)" office:value-type="string" office:string-value="HIER!" calcext:value-type="string">
            <text:p>HIER!</text:p>
          </table:table-cell>
          <table:table-cell table:formula="of:=[.C25]*[.F25]" office:value-type="float" office:value="2645400" calcext:value-type="float">
            <text:p>2645400</text:p>
          </table:table-cell>
          <table:table-cell table:formula="of:=-[.F25]*([.C25]/[.$I$771])*(LOG([.C25];2)-32)" office:value-type="float" office:value="0.0168857491110899" calcext:value-type="float">
            <text:p>0,0168857491110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3507" calcext:value-type="float">
            <text:p>143507</text:p>
          </table:table-cell>
          <table:table-cell office:value-type="string" calcext:value-type="string">
            <text:p>times.</text:p>
          </table:table-cell>
          <table:table-cell table:formula="of:=IF([.F26]&gt;[.F25];&quot;HIER!&quot;;&quot;&quot;)" office:value-type="string" office:string-value="HIER!" calcext:value-type="string">
            <text:p>HIER!</text:p>
          </table:table-cell>
          <table:table-cell table:formula="of:=[.C26]*[.F26]" office:value-type="float" office:value="3587675" calcext:value-type="float">
            <text:p>3587675</text:p>
          </table:table-cell>
          <table:table-cell table:formula="of:=-[.F26]*([.C26]/[.$I$771])*(LOG([.C26];2)-32)" office:value-type="float" office:value="0.0228511526352609" calcext:value-type="float">
            <text:p>0,02285115263526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6913" calcext:value-type="float">
            <text:p>146913</text:p>
          </table:table-cell>
          <table:table-cell office:value-type="string" calcext:value-type="string">
            <text:p>times.</text:p>
          </table:table-cell>
          <table:table-cell table:formula="of:=IF([.F27]&gt;[.F26];&quot;HIER!&quot;;&quot;&quot;)" office:value-type="string" office:string-value="HIER!" calcext:value-type="string">
            <text:p>HIER!</text:p>
          </table:table-cell>
          <table:table-cell table:formula="of:=[.C27]*[.F27]" office:value-type="float" office:value="3819738" calcext:value-type="float">
            <text:p>3819738</text:p>
          </table:table-cell>
          <table:table-cell table:formula="of:=-[.F27]*([.C27]/[.$I$771])*(LOG([.C27];2)-32)" office:value-type="float" office:value="0.0242789200953923" calcext:value-type="float">
            <text:p>0,02427892009539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1817" calcext:value-type="float">
            <text:p>141817</text:p>
          </table:table-cell>
          <table:table-cell office:value-type="string" calcext:value-type="string">
            <text:p>times.</text:p>
          </table:table-cell>
          <table:table-cell table:formula="of:=IF([.F28]&gt;[.F27];&quot;HIER!&quot;;&quot;&quot;)">
            <text:p/>
          </table:table-cell>
          <table:table-cell table:formula="of:=[.C28]*[.F28]" office:value-type="float" office:value="3829059" calcext:value-type="float">
            <text:p>3829059</text:p>
          </table:table-cell>
          <table:table-cell table:formula="of:=-[.F28]*([.C28]/[.$I$771])*(LOG([.C28];2)-32)" office:value-type="float" office:value="0.024289624582942" calcext:value-type="float">
            <text:p>0,02428962458294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4158" calcext:value-type="float">
            <text:p>134158</text:p>
          </table:table-cell>
          <table:table-cell office:value-type="string" calcext:value-type="string">
            <text:p>times.</text:p>
          </table:table-cell>
          <table:table-cell table:formula="of:=IF([.F29]&gt;[.F28];&quot;HIER!&quot;;&quot;&quot;)">
            <text:p/>
          </table:table-cell>
          <table:table-cell table:formula="of:=[.C29]*[.F29]" office:value-type="float" office:value="3756424" calcext:value-type="float">
            <text:p>3756424</text:p>
          </table:table-cell>
          <table:table-cell table:formula="of:=-[.F29]*([.C29]/[.$I$771])*(LOG([.C29];2)-32)" office:value-type="float" office:value="0.0237829761100618" calcext:value-type="float">
            <text:p>0,0237829761100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9100" calcext:value-type="float">
            <text:p>129100</text:p>
          </table:table-cell>
          <table:table-cell office:value-type="string" calcext:value-type="string">
            <text:p>times.</text:p>
          </table:table-cell>
          <table:table-cell table:formula="of:=IF([.F30]&gt;[.F29];&quot;HIER!&quot;;&quot;&quot;)">
            <text:p/>
          </table:table-cell>
          <table:table-cell table:formula="of:=[.C30]*[.F30]" office:value-type="float" office:value="3743900" calcext:value-type="float">
            <text:p>3743900</text:p>
          </table:table-cell>
          <table:table-cell table:formula="of:=-[.F30]*([.C30]/[.$I$771])*(LOG([.C30];2)-32)" office:value-type="float" office:value="0.0236595526692322" calcext:value-type="float">
            <text:p>0,02365955266923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6923" calcext:value-type="float">
            <text:p>126923</text:p>
          </table:table-cell>
          <table:table-cell office:value-type="string" calcext:value-type="string">
            <text:p>times.</text:p>
          </table:table-cell>
          <table:table-cell table:formula="of:=IF([.F31]&gt;[.F30];&quot;HIER!&quot;;&quot;&quot;)">
            <text:p/>
          </table:table-cell>
          <table:table-cell table:formula="of:=[.C31]*[.F31]" office:value-type="float" office:value="3807690" calcext:value-type="float">
            <text:p>3807690</text:p>
          </table:table-cell>
          <table:table-cell table:formula="of:=-[.F31]*([.C31]/[.$I$771])*(LOG([.C31];2)-32)" office:value-type="float" office:value="0.0240193125205132" calcext:value-type="float">
            <text:p>0,02401931252051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8444" calcext:value-type="float">
            <text:p>118444</text:p>
          </table:table-cell>
          <table:table-cell office:value-type="string" calcext:value-type="string">
            <text:p>times.</text:p>
          </table:table-cell>
          <table:table-cell table:formula="of:=IF([.F32]&gt;[.F31];&quot;HIER!&quot;;&quot;&quot;)">
            <text:p/>
          </table:table-cell>
          <table:table-cell table:formula="of:=[.C32]*[.F32]" office:value-type="float" office:value="3671764" calcext:value-type="float">
            <text:p>3671764</text:p>
          </table:table-cell>
          <table:table-cell table:formula="of:=-[.F32]*([.C32]/[.$I$771])*(LOG([.C32];2)-32)" office:value-type="float" office:value="0.0231214352740414" calcext:value-type="float">
            <text:p>0,02312143527404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2886" calcext:value-type="float">
            <text:p>122886</text:p>
          </table:table-cell>
          <table:table-cell office:value-type="string" calcext:value-type="string">
            <text:p>times.</text:p>
          </table:table-cell>
          <table:table-cell table:formula="of:=IF([.F33]&gt;[.F32];&quot;HIER!&quot;;&quot;&quot;)" office:value-type="string" office:string-value="HIER!" calcext:value-type="string">
            <text:p>HIER!</text:p>
          </table:table-cell>
          <table:table-cell table:formula="of:=[.C33]*[.F33]" office:value-type="float" office:value="3932352" calcext:value-type="float">
            <text:p>3932352</text:p>
          </table:table-cell>
          <table:table-cell table:formula="of:=-[.F33]*([.C33]/[.$I$771])*(LOG([.C33];2)-32)" office:value-type="float" office:value="0.0247204452753067" calcext:value-type="float">
            <text:p>0,02472044527530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6742" calcext:value-type="float">
            <text:p>126742</text:p>
          </table:table-cell>
          <table:table-cell office:value-type="string" calcext:value-type="string">
            <text:p>times.</text:p>
          </table:table-cell>
          <table:table-cell table:formula="of:=IF([.F34]&gt;[.F33];&quot;HIER!&quot;;&quot;&quot;)" office:value-type="string" office:string-value="HIER!" calcext:value-type="string">
            <text:p>HIER!</text:p>
          </table:table-cell>
          <table:table-cell table:formula="of:=[.C34]*[.F34]" office:value-type="float" office:value="4182486" calcext:value-type="float">
            <text:p>4182486</text:p>
          </table:table-cell>
          <table:table-cell table:formula="of:=-[.F34]*([.C34]/[.$I$771])*(LOG([.C34];2)-32)" office:value-type="float" office:value="0.026249663023581" calcext:value-type="float">
            <text:p>0,02624966302358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2048" calcext:value-type="float">
            <text:p>122048</text:p>
          </table:table-cell>
          <table:table-cell office:value-type="string" calcext:value-type="string">
            <text:p>times.</text:p>
          </table:table-cell>
          <table:table-cell table:formula="of:=IF([.F35]&gt;[.F34];&quot;HIER!&quot;;&quot;&quot;)">
            <text:p/>
          </table:table-cell>
          <table:table-cell table:formula="of:=[.C35]*[.F35]" office:value-type="float" office:value="4149632" calcext:value-type="float">
            <text:p>4149632</text:p>
          </table:table-cell>
          <table:table-cell table:formula="of:=-[.F35]*([.C35]/[.$I$771])*(LOG([.C35];2)-32)" office:value-type="float" office:value="0.0260018569871636" calcext:value-type="float">
            <text:p>0,02600185698716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0177" calcext:value-type="float">
            <text:p>120177</text:p>
          </table:table-cell>
          <table:table-cell office:value-type="string" calcext:value-type="string">
            <text:p>times.</text:p>
          </table:table-cell>
          <table:table-cell table:formula="of:=IF([.F36]&gt;[.F35];&quot;HIER!&quot;;&quot;&quot;)">
            <text:p/>
          </table:table-cell>
          <table:table-cell table:formula="of:=[.C36]*[.F36]" office:value-type="float" office:value="4206195" calcext:value-type="float">
            <text:p>4206195</text:p>
          </table:table-cell>
          <table:table-cell table:formula="of:=-[.F36]*([.C36]/[.$I$771])*(LOG([.C36];2)-32)" office:value-type="float" office:value="0.0263153285301619" calcext:value-type="float">
            <text:p>0,0263153285301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5970" calcext:value-type="float">
            <text:p>115970</text:p>
          </table:table-cell>
          <table:table-cell office:value-type="string" calcext:value-type="string">
            <text:p>times.</text:p>
          </table:table-cell>
          <table:table-cell table:formula="of:=IF([.F37]&gt;[.F36];&quot;HIER!&quot;;&quot;&quot;)">
            <text:p/>
          </table:table-cell>
          <table:table-cell table:formula="of:=[.C37]*[.F37]" office:value-type="float" office:value="4174920" calcext:value-type="float">
            <text:p>4174920</text:p>
          </table:table-cell>
          <table:table-cell table:formula="of:=-[.F37]*([.C37]/[.$I$771])*(LOG([.C37];2)-32)" office:value-type="float" office:value="0.0260801559111519" calcext:value-type="float">
            <text:p>0,02608015591115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9996" calcext:value-type="float">
            <text:p>109996</text:p>
          </table:table-cell>
          <table:table-cell office:value-type="string" calcext:value-type="string">
            <text:p>times.</text:p>
          </table:table-cell>
          <table:table-cell table:formula="of:=IF([.F38]&gt;[.F37];&quot;HIER!&quot;;&quot;&quot;)">
            <text:p/>
          </table:table-cell>
          <table:table-cell table:formula="of:=[.C38]*[.F38]" office:value-type="float" office:value="4069852" calcext:value-type="float">
            <text:p>4069852</text:p>
          </table:table-cell>
          <table:table-cell table:formula="of:=-[.F38]*([.C38]/[.$I$771])*(LOG([.C38];2)-32)" office:value-type="float" office:value="0.0253863539083368" calcext:value-type="float">
            <text:p>0,02538635390833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3214" calcext:value-type="float">
            <text:p>113214</text:p>
          </table:table-cell>
          <table:table-cell office:value-type="string" calcext:value-type="string">
            <text:p>times.</text:p>
          </table:table-cell>
          <table:table-cell table:formula="of:=IF([.F39]&gt;[.F38];&quot;HIER!&quot;;&quot;&quot;)" office:value-type="string" office:string-value="HIER!" calcext:value-type="string">
            <text:p>HIER!</text:p>
          </table:table-cell>
          <table:table-cell table:formula="of:=[.C39]*[.F39]" office:value-type="float" office:value="4302132" calcext:value-type="float">
            <text:p>4302132</text:p>
          </table:table-cell>
          <table:table-cell table:formula="of:=-[.F39]*([.C39]/[.$I$771])*(LOG([.C39];2)-32)" office:value-type="float" office:value="0.0267966992945256" calcext:value-type="float">
            <text:p>0,02679669929452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7419" calcext:value-type="float">
            <text:p>107419</text:p>
          </table:table-cell>
          <table:table-cell office:value-type="string" calcext:value-type="string">
            <text:p>times.</text:p>
          </table:table-cell>
          <table:table-cell table:formula="of:=IF([.F40]&gt;[.F39];&quot;HIER!&quot;;&quot;&quot;)">
            <text:p/>
          </table:table-cell>
          <table:table-cell table:formula="of:=[.C40]*[.F40]" office:value-type="float" office:value="4189341" calcext:value-type="float">
            <text:p>4189341</text:p>
          </table:table-cell>
          <table:table-cell table:formula="of:=-[.F40]*([.C40]/[.$I$771])*(LOG([.C40];2)-32)" office:value-type="float" office:value="0.0260576046498095" calcext:value-type="float">
            <text:p>0,0260576046498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4608" calcext:value-type="float">
            <text:p>104608</text:p>
          </table:table-cell>
          <table:table-cell office:value-type="string" calcext:value-type="string">
            <text:p>times.</text:p>
          </table:table-cell>
          <table:table-cell table:formula="of:=IF([.F41]&gt;[.F40];&quot;HIER!&quot;;&quot;&quot;)">
            <text:p/>
          </table:table-cell>
          <table:table-cell table:formula="of:=[.C41]*[.F41]" office:value-type="float" office:value="4184320" calcext:value-type="float">
            <text:p>4184320</text:p>
          </table:table-cell>
          <table:table-cell table:formula="of:=-[.F41]*([.C41]/[.$I$771])*(LOG([.C41];2)-32)" office:value-type="float" office:value="0.0259907892518679" calcext:value-type="float">
            <text:p>0,02599078925186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2200" calcext:value-type="float">
            <text:p>102200</text:p>
          </table:table-cell>
          <table:table-cell office:value-type="string" calcext:value-type="string">
            <text:p>times.</text:p>
          </table:table-cell>
          <table:table-cell table:formula="of:=IF([.F42]&gt;[.F41];&quot;HIER!&quot;;&quot;&quot;)">
            <text:p/>
          </table:table-cell>
          <table:table-cell table:formula="of:=[.C42]*[.F42]" office:value-type="float" office:value="4190200" calcext:value-type="float">
            <text:p>4190200</text:p>
          </table:table-cell>
          <table:table-cell table:formula="of:=-[.F42]*([.C42]/[.$I$771])*(LOG([.C42];2)-32)" office:value-type="float" office:value="0.0259925577766842" calcext:value-type="float">
            <text:p>0,02599255777668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8478" calcext:value-type="float">
            <text:p>98478</text:p>
          </table:table-cell>
          <table:table-cell office:value-type="string" calcext:value-type="string">
            <text:p>times.</text:p>
          </table:table-cell>
          <table:table-cell table:formula="of:=IF([.F43]&gt;[.F42];&quot;HIER!&quot;;&quot;&quot;)">
            <text:p/>
          </table:table-cell>
          <table:table-cell table:formula="of:=[.C43]*[.F43]" office:value-type="float" office:value="4136076" calcext:value-type="float">
            <text:p>4136076</text:p>
          </table:table-cell>
          <table:table-cell table:formula="of:=-[.F43]*([.C43]/[.$I$771])*(LOG([.C43];2)-32)" office:value-type="float" office:value="0.025623337673783" calcext:value-type="float">
            <text:p>0,02562333767378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7930" calcext:value-type="float">
            <text:p>97930</text:p>
          </table:table-cell>
          <table:table-cell office:value-type="string" calcext:value-type="string">
            <text:p>times.</text:p>
          </table:table-cell>
          <table:table-cell table:formula="of:=IF([.F44]&gt;[.F43];&quot;HIER!&quot;;&quot;&quot;)">
            <text:p/>
          </table:table-cell>
          <table:table-cell table:formula="of:=[.C44]*[.F44]" office:value-type="float" office:value="4210990" calcext:value-type="float">
            <text:p>4210990</text:p>
          </table:table-cell>
          <table:table-cell table:formula="of:=-[.F44]*([.C44]/[.$I$771])*(LOG([.C44];2)-32)" office:value-type="float" office:value="0.0260541526089881" calcext:value-type="float">
            <text:p>0,02605415260898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5257" calcext:value-type="float">
            <text:p>95257</text:p>
          </table:table-cell>
          <table:table-cell office:value-type="string" calcext:value-type="string">
            <text:p>times.</text:p>
          </table:table-cell>
          <table:table-cell table:formula="of:=IF([.F45]&gt;[.F44];&quot;HIER!&quot;;&quot;&quot;)">
            <text:p/>
          </table:table-cell>
          <table:table-cell table:formula="of:=[.C45]*[.F45]" office:value-type="float" office:value="4191308" calcext:value-type="float">
            <text:p>4191308</text:p>
          </table:table-cell>
          <table:table-cell table:formula="of:=-[.F45]*([.C45]/[.$I$771])*(LOG([.C45];2)-32)" office:value-type="float" office:value="0.0259000101548975" calcext:value-type="float">
            <text:p>0,02590001015489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2273" calcext:value-type="float">
            <text:p>92273</text:p>
          </table:table-cell>
          <table:table-cell office:value-type="string" calcext:value-type="string">
            <text:p>times.</text:p>
          </table:table-cell>
          <table:table-cell table:formula="of:=IF([.F46]&gt;[.F45];&quot;HIER!&quot;;&quot;&quot;)">
            <text:p/>
          </table:table-cell>
          <table:table-cell table:formula="of:=[.C46]*[.F46]" office:value-type="float" office:value="4152285" calcext:value-type="float">
            <text:p>4152285</text:p>
          </table:table-cell>
          <table:table-cell table:formula="of:=-[.F46]*([.C46]/[.$I$771])*(LOG([.C46];2)-32)" office:value-type="float" office:value="0.0256275247703089" calcext:value-type="float">
            <text:p>0,02562752477030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0969" calcext:value-type="float">
            <text:p>90969</text:p>
          </table:table-cell>
          <table:table-cell office:value-type="string" calcext:value-type="string">
            <text:p>times.</text:p>
          </table:table-cell>
          <table:table-cell table:formula="of:=IF([.F47]&gt;[.F46];&quot;HIER!&quot;;&quot;&quot;)">
            <text:p/>
          </table:table-cell>
          <table:table-cell table:formula="of:=[.C47]*[.F47]" office:value-type="float" office:value="4184574" calcext:value-type="float">
            <text:p>4184574</text:p>
          </table:table-cell>
          <table:table-cell table:formula="of:=-[.F47]*([.C47]/[.$I$771])*(LOG([.C47];2)-32)" office:value-type="float" office:value="0.0257959156882238" calcext:value-type="float">
            <text:p>0,02579591568822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8995" calcext:value-type="float">
            <text:p>88995</text:p>
          </table:table-cell>
          <table:table-cell office:value-type="string" calcext:value-type="string">
            <text:p>times.</text:p>
          </table:table-cell>
          <table:table-cell table:formula="of:=IF([.F48]&gt;[.F47];&quot;HIER!&quot;;&quot;&quot;)">
            <text:p/>
          </table:table-cell>
          <table:table-cell table:formula="of:=[.C48]*[.F48]" office:value-type="float" office:value="4182765" calcext:value-type="float">
            <text:p>4182765</text:p>
          </table:table-cell>
          <table:table-cell table:formula="of:=-[.F48]*([.C48]/[.$I$771])*(LOG([.C48];2)-32)" office:value-type="float" office:value="0.0257545477156091" calcext:value-type="float">
            <text:p>0,02575454771560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8227" calcext:value-type="float">
            <text:p>88227</text:p>
          </table:table-cell>
          <table:table-cell office:value-type="string" calcext:value-type="string">
            <text:p>times.</text:p>
          </table:table-cell>
          <table:table-cell table:formula="of:=IF([.F49]&gt;[.F48];&quot;HIER!&quot;;&quot;&quot;)">
            <text:p/>
          </table:table-cell>
          <table:table-cell table:formula="of:=[.C49]*[.F49]" office:value-type="float" office:value="4234896" calcext:value-type="float">
            <text:p>4234896</text:p>
          </table:table-cell>
          <table:table-cell table:formula="of:=-[.F49]*([.C49]/[.$I$771])*(LOG([.C49];2)-32)" office:value-type="float" office:value="0.0260455852014818" calcext:value-type="float">
            <text:p>0,02604558520148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6276" calcext:value-type="float">
            <text:p>86276</text:p>
          </table:table-cell>
          <table:table-cell office:value-type="string" calcext:value-type="string">
            <text:p>times.</text:p>
          </table:table-cell>
          <table:table-cell table:formula="of:=IF([.F50]&gt;[.F49];&quot;HIER!&quot;;&quot;&quot;)">
            <text:p/>
          </table:table-cell>
          <table:table-cell table:formula="of:=[.C50]*[.F50]" office:value-type="float" office:value="4227524" calcext:value-type="float">
            <text:p>4227524</text:p>
          </table:table-cell>
          <table:table-cell table:formula="of:=-[.F50]*([.C50]/[.$I$771])*(LOG([.C50];2)-32)" office:value-type="float" office:value="0.0259709654797257" calcext:value-type="float">
            <text:p>0,02597096547972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4449" calcext:value-type="float">
            <text:p>84449</text:p>
          </table:table-cell>
          <table:table-cell office:value-type="string" calcext:value-type="string">
            <text:p>times.</text:p>
          </table:table-cell>
          <table:table-cell table:formula="of:=IF([.F51]&gt;[.F50];&quot;HIER!&quot;;&quot;&quot;)">
            <text:p/>
          </table:table-cell>
          <table:table-cell table:formula="of:=[.C51]*[.F51]" office:value-type="float" office:value="4222450" calcext:value-type="float">
            <text:p>4222450</text:p>
          </table:table-cell>
          <table:table-cell table:formula="of:=-[.F51]*([.C51]/[.$I$771])*(LOG([.C51];2)-32)" office:value-type="float" office:value="0.0259111401232625" calcext:value-type="float">
            <text:p>0,02591114012326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2606" calcext:value-type="float">
            <text:p>82606</text:p>
          </table:table-cell>
          <table:table-cell office:value-type="string" calcext:value-type="string">
            <text:p>times.</text:p>
          </table:table-cell>
          <table:table-cell table:formula="of:=IF([.F52]&gt;[.F51];&quot;HIER!&quot;;&quot;&quot;)">
            <text:p/>
          </table:table-cell>
          <table:table-cell table:formula="of:=[.C52]*[.F52]" office:value-type="float" office:value="4212906" calcext:value-type="float">
            <text:p>4212906</text:p>
          </table:table-cell>
          <table:table-cell table:formula="of:=-[.F52]*([.C52]/[.$I$771])*(LOG([.C52];2)-32)" office:value-type="float" office:value="0.0258245498971679" calcext:value-type="float">
            <text:p>0,02582454989716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81017" calcext:value-type="float">
            <text:p>81017</text:p>
          </table:table-cell>
          <table:table-cell office:value-type="string" calcext:value-type="string">
            <text:p>times.</text:p>
          </table:table-cell>
          <table:table-cell table:formula="of:=IF([.F53]&gt;[.F52];&quot;HIER!&quot;;&quot;&quot;)">
            <text:p/>
          </table:table-cell>
          <table:table-cell table:formula="of:=[.C53]*[.F53]" office:value-type="float" office:value="4212884" calcext:value-type="float">
            <text:p>4212884</text:p>
          </table:table-cell>
          <table:table-cell table:formula="of:=-[.F53]*([.C53]/[.$I$771])*(LOG([.C53];2)-32)" office:value-type="float" office:value="0.0257969360608791" calcext:value-type="float">
            <text:p>0,02579693606087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9522" calcext:value-type="float">
            <text:p>79522</text:p>
          </table:table-cell>
          <table:table-cell office:value-type="string" calcext:value-type="string">
            <text:p>times.</text:p>
          </table:table-cell>
          <table:table-cell table:formula="of:=IF([.F54]&gt;[.F53];&quot;HIER!&quot;;&quot;&quot;)">
            <text:p/>
          </table:table-cell>
          <table:table-cell table:formula="of:=[.C54]*[.F54]" office:value-type="float" office:value="4214666" calcext:value-type="float">
            <text:p>4214666</text:p>
          </table:table-cell>
          <table:table-cell table:formula="of:=-[.F54]*([.C54]/[.$I$771])*(LOG([.C54];2)-32)" office:value-type="float" office:value="0.0257808809190634" calcext:value-type="float">
            <text:p>0,02578088091906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8391" calcext:value-type="float">
            <text:p>78391</text:p>
          </table:table-cell>
          <table:table-cell office:value-type="string" calcext:value-type="string">
            <text:p>times.</text:p>
          </table:table-cell>
          <table:table-cell table:formula="of:=IF([.F55]&gt;[.F54];&quot;HIER!&quot;;&quot;&quot;)">
            <text:p/>
          </table:table-cell>
          <table:table-cell table:formula="of:=[.C55]*[.F55]" office:value-type="float" office:value="4233114" calcext:value-type="float">
            <text:p>4233114</text:p>
          </table:table-cell>
          <table:table-cell table:formula="of:=-[.F55]*([.C55]/[.$I$771])*(LOG([.C55];2)-32)" office:value-type="float" office:value="0.0258671476380357" calcext:value-type="float">
            <text:p>0,02586714763803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6048" calcext:value-type="float">
            <text:p>76048</text:p>
          </table:table-cell>
          <table:table-cell office:value-type="string" calcext:value-type="string">
            <text:p>times.</text:p>
          </table:table-cell>
          <table:table-cell table:formula="of:=IF([.F56]&gt;[.F55];&quot;HIER!&quot;;&quot;&quot;)">
            <text:p/>
          </table:table-cell>
          <table:table-cell table:formula="of:=[.C56]*[.F56]" office:value-type="float" office:value="4182640" calcext:value-type="float">
            <text:p>4182640</text:p>
          </table:table-cell>
          <table:table-cell table:formula="of:=-[.F56]*([.C56]/[.$I$771])*(LOG([.C56];2)-32)" office:value-type="float" office:value="0.0255329379830098" calcext:value-type="float">
            <text:p>0,025532937983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5388" calcext:value-type="float">
            <text:p>75388</text:p>
          </table:table-cell>
          <table:table-cell office:value-type="string" calcext:value-type="string">
            <text:p>times.</text:p>
          </table:table-cell>
          <table:table-cell table:formula="of:=IF([.F57]&gt;[.F56];&quot;HIER!&quot;;&quot;&quot;)">
            <text:p/>
          </table:table-cell>
          <table:table-cell table:formula="of:=[.C57]*[.F57]" office:value-type="float" office:value="4221728" calcext:value-type="float">
            <text:p>4221728</text:p>
          </table:table-cell>
          <table:table-cell table:formula="of:=-[.F57]*([.C57]/[.$I$771])*(LOG([.C57];2)-32)" office:value-type="float" office:value="0.0257459988630404" calcext:value-type="float">
            <text:p>0,0257459988630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3564" calcext:value-type="float">
            <text:p>73564</text:p>
          </table:table-cell>
          <table:table-cell office:value-type="string" calcext:value-type="string">
            <text:p>times.</text:p>
          </table:table-cell>
          <table:table-cell table:formula="of:=IF([.F58]&gt;[.F57];&quot;HIER!&quot;;&quot;&quot;)">
            <text:p/>
          </table:table-cell>
          <table:table-cell table:formula="of:=[.C58]*[.F58]" office:value-type="float" office:value="4193148" calcext:value-type="float">
            <text:p>4193148</text:p>
          </table:table-cell>
          <table:table-cell table:formula="of:=-[.F58]*([.C58]/[.$I$771])*(LOG([.C58];2)-32)" office:value-type="float" office:value="0.0255467754096922" calcext:value-type="float">
            <text:p>0,02554677540969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2445" calcext:value-type="float">
            <text:p>72445</text:p>
          </table:table-cell>
          <table:table-cell office:value-type="string" calcext:value-type="string">
            <text:p>times.</text:p>
          </table:table-cell>
          <table:table-cell table:formula="of:=IF([.F59]&gt;[.F58];&quot;HIER!&quot;;&quot;&quot;)">
            <text:p/>
          </table:table-cell>
          <table:table-cell table:formula="of:=[.C59]*[.F59]" office:value-type="float" office:value="4201810" calcext:value-type="float">
            <text:p>4201810</text:p>
          </table:table-cell>
          <table:table-cell table:formula="of:=-[.F59]*([.C59]/[.$I$771])*(LOG([.C59];2)-32)" office:value-type="float" office:value="0.0255750019277593" calcext:value-type="float">
            <text:p>0,02557500192775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1667" calcext:value-type="float">
            <text:p>71667</text:p>
          </table:table-cell>
          <table:table-cell office:value-type="string" calcext:value-type="string">
            <text:p>times.</text:p>
          </table:table-cell>
          <table:table-cell table:formula="of:=IF([.F60]&gt;[.F59];&quot;HIER!&quot;;&quot;&quot;)">
            <text:p/>
          </table:table-cell>
          <table:table-cell table:formula="of:=[.C60]*[.F60]" office:value-type="float" office:value="4228353" calcext:value-type="float">
            <text:p>4228353</text:p>
          </table:table-cell>
          <table:table-cell table:formula="of:=-[.F60]*([.C60]/[.$I$771])*(LOG([.C60];2)-32)" office:value-type="float" office:value="0.0257122806772361" calcext:value-type="float">
            <text:p>0,02571228067723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9990" calcext:value-type="float">
            <text:p>69990</text:p>
          </table:table-cell>
          <table:table-cell office:value-type="string" calcext:value-type="string">
            <text:p>times.</text:p>
          </table:table-cell>
          <table:table-cell table:formula="of:=IF([.F61]&gt;[.F60];&quot;HIER!&quot;;&quot;&quot;)">
            <text:p/>
          </table:table-cell>
          <table:table-cell table:formula="of:=[.C61]*[.F61]" office:value-type="float" office:value="4199400" calcext:value-type="float">
            <text:p>4199400</text:p>
          </table:table-cell>
          <table:table-cell table:formula="of:=-[.F61]*([.C61]/[.$I$771])*(LOG([.C61];2)-32)" office:value-type="float" office:value="0.0255125117564578" calcext:value-type="float">
            <text:p>0,02551251175645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70420" calcext:value-type="float">
            <text:p>70420</text:p>
          </table:table-cell>
          <table:table-cell office:value-type="string" calcext:value-type="string">
            <text:p>times.</text:p>
          </table:table-cell>
          <table:table-cell table:formula="of:=IF([.F62]&gt;[.F61];&quot;HIER!&quot;;&quot;&quot;)" office:value-type="string" office:string-value="HIER!" calcext:value-type="string">
            <text:p>HIER!</text:p>
          </table:table-cell>
          <table:table-cell table:formula="of:=[.C62]*[.F62]" office:value-type="float" office:value="4295620" calcext:value-type="float">
            <text:p>4295620</text:p>
          </table:table-cell>
          <table:table-cell table:formula="of:=-[.F62]*([.C62]/[.$I$771])*(LOG([.C62];2)-32)" office:value-type="float" office:value="0.0260732243950521" calcext:value-type="float">
            <text:p>0,02607322439505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6332" calcext:value-type="float">
            <text:p>66332</text:p>
          </table:table-cell>
          <table:table-cell office:value-type="string" calcext:value-type="string">
            <text:p>times.</text:p>
          </table:table-cell>
          <table:table-cell table:formula="of:=IF([.F63]&gt;[.F62];&quot;HIER!&quot;;&quot;&quot;)">
            <text:p/>
          </table:table-cell>
          <table:table-cell table:formula="of:=[.C63]*[.F63]" office:value-type="float" office:value="4112584" calcext:value-type="float">
            <text:p>4112584</text:p>
          </table:table-cell>
          <table:table-cell table:formula="of:=-[.F63]*([.C63]/[.$I$771])*(LOG([.C63];2)-32)" office:value-type="float" office:value="0.0249397837373065" calcext:value-type="float">
            <text:p>0,02493978373730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6422" calcext:value-type="float">
            <text:p>66422</text:p>
          </table:table-cell>
          <table:table-cell office:value-type="string" calcext:value-type="string">
            <text:p>times.</text:p>
          </table:table-cell>
          <table:table-cell table:formula="of:=IF([.F64]&gt;[.F63];&quot;HIER!&quot;;&quot;&quot;)" office:value-type="string" office:string-value="HIER!" calcext:value-type="string">
            <text:p>HIER!</text:p>
          </table:table-cell>
          <table:table-cell table:formula="of:=[.C64]*[.F64]" office:value-type="float" office:value="4184586" calcext:value-type="float">
            <text:p>4184586</text:p>
          </table:table-cell>
          <table:table-cell table:formula="of:=-[.F64]*([.C64]/[.$I$771])*(LOG([.C64];2)-32)" office:value-type="float" office:value="0.0253539323140963" calcext:value-type="float">
            <text:p>0,02535393231409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5156" calcext:value-type="float">
            <text:p>65156</text:p>
          </table:table-cell>
          <table:table-cell office:value-type="string" calcext:value-type="string">
            <text:p>times.</text:p>
          </table:table-cell>
          <table:table-cell table:formula="of:=IF([.F65]&gt;[.F64];&quot;HIER!&quot;;&quot;&quot;)">
            <text:p/>
          </table:table-cell>
          <table:table-cell table:formula="of:=[.C65]*[.F65]" office:value-type="float" office:value="4169984" calcext:value-type="float">
            <text:p>4169984</text:p>
          </table:table-cell>
          <table:table-cell table:formula="of:=-[.F65]*([.C65]/[.$I$771])*(LOG([.C65];2)-32)" office:value-type="float" office:value="0.0252434015274048" calcext:value-type="float">
            <text:p>0,02524340152740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4394" calcext:value-type="float">
            <text:p>64394</text:p>
          </table:table-cell>
          <table:table-cell office:value-type="string" calcext:value-type="string">
            <text:p>times.</text:p>
          </table:table-cell>
          <table:table-cell table:formula="of:=IF([.F66]&gt;[.F65];&quot;HIER!&quot;;&quot;&quot;)">
            <text:p/>
          </table:table-cell>
          <table:table-cell table:formula="of:=[.C66]*[.F66]" office:value-type="float" office:value="4185610" calcext:value-type="float">
            <text:p>4185610</text:p>
          </table:table-cell>
          <table:table-cell table:formula="of:=-[.F66]*([.C66]/[.$I$771])*(LOG([.C66];2)-32)" office:value-type="float" office:value="0.0253161967401649" calcext:value-type="float">
            <text:p>0,02531619674016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3715" calcext:value-type="float">
            <text:p>63715</text:p>
          </table:table-cell>
          <table:table-cell office:value-type="string" calcext:value-type="string">
            <text:p>times.</text:p>
          </table:table-cell>
          <table:table-cell table:formula="of:=IF([.F67]&gt;[.F66];&quot;HIER!&quot;;&quot;&quot;)">
            <text:p/>
          </table:table-cell>
          <table:table-cell table:formula="of:=[.C67]*[.F67]" office:value-type="float" office:value="4205190" calcext:value-type="float">
            <text:p>4205190</text:p>
          </table:table-cell>
          <table:table-cell table:formula="of:=-[.F67]*([.C67]/[.$I$771])*(LOG([.C67];2)-32)" office:value-type="float" office:value="0.0254130583007855" calcext:value-type="float">
            <text:p>0,02541305830078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1758" calcext:value-type="float">
            <text:p>61758</text:p>
          </table:table-cell>
          <table:table-cell office:value-type="string" calcext:value-type="string">
            <text:p>times.</text:p>
          </table:table-cell>
          <table:table-cell table:formula="of:=IF([.F68]&gt;[.F67];&quot;HIER!&quot;;&quot;&quot;)">
            <text:p/>
          </table:table-cell>
          <table:table-cell table:formula="of:=[.C68]*[.F68]" office:value-type="float" office:value="4137786" calcext:value-type="float">
            <text:p>4137786</text:p>
          </table:table-cell>
          <table:table-cell table:formula="of:=-[.F68]*([.C68]/[.$I$771])*(LOG([.C68];2)-32)" office:value-type="float" office:value="0.0249848172704159" calcext:value-type="float">
            <text:p>0,02498481727041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1308" calcext:value-type="float">
            <text:p>61308</text:p>
          </table:table-cell>
          <table:table-cell office:value-type="string" calcext:value-type="string">
            <text:p>times.</text:p>
          </table:table-cell>
          <table:table-cell table:formula="of:=IF([.F69]&gt;[.F68];&quot;HIER!&quot;;&quot;&quot;)">
            <text:p/>
          </table:table-cell>
          <table:table-cell table:formula="of:=[.C69]*[.F69]" office:value-type="float" office:value="4168944" calcext:value-type="float">
            <text:p>4168944</text:p>
          </table:table-cell>
          <table:table-cell table:formula="of:=-[.F69]*([.C69]/[.$I$771])*(LOG([.C69];2)-32)" office:value-type="float" office:value="0.0251522092876831" calcext:value-type="float">
            <text:p>0,02515220928768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0704" calcext:value-type="float">
            <text:p>60704</text:p>
          </table:table-cell>
          <table:table-cell office:value-type="string" calcext:value-type="string">
            <text:p>times.</text:p>
          </table:table-cell>
          <table:table-cell table:formula="of:=IF([.F70]&gt;[.F69];&quot;HIER!&quot;;&quot;&quot;)">
            <text:p/>
          </table:table-cell>
          <table:table-cell table:formula="of:=[.C70]*[.F70]" office:value-type="float" office:value="4188576" calcext:value-type="float">
            <text:p>4188576</text:p>
          </table:table-cell>
          <table:table-cell table:formula="of:=-[.F70]*([.C70]/[.$I$771])*(LOG([.C70];2)-32)" office:value-type="float" office:value="0.0252501138171474" calcext:value-type="float">
            <text:p>0,02525011381714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9676" calcext:value-type="float">
            <text:p>59676</text:p>
          </table:table-cell>
          <table:table-cell office:value-type="string" calcext:value-type="string">
            <text:p>times.</text:p>
          </table:table-cell>
          <table:table-cell table:formula="of:=IF([.F71]&gt;[.F70];&quot;HIER!&quot;;&quot;&quot;)">
            <text:p/>
          </table:table-cell>
          <table:table-cell table:formula="of:=[.C71]*[.F71]" office:value-type="float" office:value="4177320" calcext:value-type="float">
            <text:p>4177320</text:p>
          </table:table-cell>
          <table:table-cell table:formula="of:=-[.F71]*([.C71]/[.$I$771])*(LOG([.C71];2)-32)" office:value-type="float" office:value="0.0251620690030175" calcext:value-type="float">
            <text:p>0,02516206900301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9098" calcext:value-type="float">
            <text:p>59098</text:p>
          </table:table-cell>
          <table:table-cell office:value-type="string" calcext:value-type="string">
            <text:p>times.</text:p>
          </table:table-cell>
          <table:table-cell table:formula="of:=IF([.F72]&gt;[.F71];&quot;HIER!&quot;;&quot;&quot;)">
            <text:p/>
          </table:table-cell>
          <table:table-cell table:formula="of:=[.C72]*[.F72]" office:value-type="float" office:value="4195958" calcext:value-type="float">
            <text:p>4195958</text:p>
          </table:table-cell>
          <table:table-cell table:formula="of:=-[.F72]*([.C72]/[.$I$771])*(LOG([.C72];2)-32)" office:value-type="float" office:value="0.0252543425597105" calcext:value-type="float">
            <text:p>0,02525434255971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7669" calcext:value-type="float">
            <text:p>57669</text:p>
          </table:table-cell>
          <table:table-cell office:value-type="string" calcext:value-type="string">
            <text:p>times.</text:p>
          </table:table-cell>
          <table:table-cell table:formula="of:=IF([.F73]&gt;[.F72];&quot;HIER!&quot;;&quot;&quot;)">
            <text:p/>
          </table:table-cell>
          <table:table-cell table:formula="of:=[.C73]*[.F73]" office:value-type="float" office:value="4152168" calcext:value-type="float">
            <text:p>4152168</text:p>
          </table:table-cell>
          <table:table-cell table:formula="of:=-[.F73]*([.C73]/[.$I$771])*(LOG([.C73];2)-32)" office:value-type="float" office:value="0.0249712753218159" calcext:value-type="float">
            <text:p>0,02497127532181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7108" calcext:value-type="float">
            <text:p>57108</text:p>
          </table:table-cell>
          <table:table-cell office:value-type="string" calcext:value-type="string">
            <text:p>times.</text:p>
          </table:table-cell>
          <table:table-cell table:formula="of:=IF([.F74]&gt;[.F73];&quot;HIER!&quot;;&quot;&quot;)">
            <text:p/>
          </table:table-cell>
          <table:table-cell table:formula="of:=[.C74]*[.F74]" office:value-type="float" office:value="4168884" calcext:value-type="float">
            <text:p>4168884</text:p>
          </table:table-cell>
          <table:table-cell table:formula="of:=-[.F74]*([.C74]/[.$I$771])*(LOG([.C74];2)-32)" office:value-type="float" office:value="0.0250524905122998" calcext:value-type="float">
            <text:p>0,025052490512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4786" calcext:value-type="float">
            <text:p>54786</text:p>
          </table:table-cell>
          <table:table-cell office:value-type="string" calcext:value-type="string">
            <text:p>times.</text:p>
          </table:table-cell>
          <table:table-cell table:formula="of:=IF([.F75]&gt;[.F74];&quot;HIER!&quot;;&quot;&quot;)">
            <text:p/>
          </table:table-cell>
          <table:table-cell table:formula="of:=[.C75]*[.F75]" office:value-type="float" office:value="4054164" calcext:value-type="float">
            <text:p>4054164</text:p>
          </table:table-cell>
          <table:table-cell table:formula="of:=-[.F75]*([.C75]/[.$I$771])*(LOG([.C75];2)-32)" office:value-type="float" office:value="0.0243445638812585" calcext:value-type="float">
            <text:p>0,02434456388125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6652" calcext:value-type="float">
            <text:p>56652</text:p>
          </table:table-cell>
          <table:table-cell office:value-type="string" calcext:value-type="string">
            <text:p>times.</text:p>
          </table:table-cell>
          <table:table-cell table:formula="of:=IF([.F76]&gt;[.F75];&quot;HIER!&quot;;&quot;&quot;)" office:value-type="string" office:string-value="HIER!" calcext:value-type="string">
            <text:p>HIER!</text:p>
          </table:table-cell>
          <table:table-cell table:formula="of:=[.C76]*[.F76]" office:value-type="float" office:value="4248900" calcext:value-type="float">
            <text:p>4248900</text:p>
          </table:table-cell>
          <table:table-cell table:formula="of:=-[.F76]*([.C76]/[.$I$771])*(LOG([.C76];2)-32)" office:value-type="float" office:value="0.0254947627582476" calcext:value-type="float">
            <text:p>0,02549476275824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5840" calcext:value-type="float">
            <text:p>55840</text:p>
          </table:table-cell>
          <table:table-cell office:value-type="string" calcext:value-type="string">
            <text:p>times.</text:p>
          </table:table-cell>
          <table:table-cell table:formula="of:=IF([.F77]&gt;[.F76];&quot;HIER!&quot;;&quot;&quot;)">
            <text:p/>
          </table:table-cell>
          <table:table-cell table:formula="of:=[.C77]*[.F77]" office:value-type="float" office:value="4243840" calcext:value-type="float">
            <text:p>4243840</text:p>
          </table:table-cell>
          <table:table-cell table:formula="of:=-[.F77]*([.C77]/[.$I$771])*(LOG([.C77];2)-32)" office:value-type="float" office:value="0.0254455197838479" calcext:value-type="float">
            <text:p>0,02544551978384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4497" calcext:value-type="float">
            <text:p>54497</text:p>
          </table:table-cell>
          <table:table-cell office:value-type="string" calcext:value-type="string">
            <text:p>times.</text:p>
          </table:table-cell>
          <table:table-cell table:formula="of:=IF([.F78]&gt;[.F77];&quot;HIER!&quot;;&quot;&quot;)">
            <text:p/>
          </table:table-cell>
          <table:table-cell table:formula="of:=[.C78]*[.F78]" office:value-type="float" office:value="4196269" calcext:value-type="float">
            <text:p>4196269</text:p>
          </table:table-cell>
          <table:table-cell table:formula="of:=-[.F78]*([.C78]/[.$I$771])*(LOG([.C78];2)-32)" office:value-type="float" office:value="0.0251418645283358" calcext:value-type="float">
            <text:p>0,02514186452833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3822" calcext:value-type="float">
            <text:p>53822</text:p>
          </table:table-cell>
          <table:table-cell office:value-type="string" calcext:value-type="string">
            <text:p>times.</text:p>
          </table:table-cell>
          <table:table-cell table:formula="of:=IF([.F79]&gt;[.F78];&quot;HIER!&quot;;&quot;&quot;)">
            <text:p/>
          </table:table-cell>
          <table:table-cell table:formula="of:=[.C79]*[.F79]" office:value-type="float" office:value="4198116" calcext:value-type="float">
            <text:p>4198116</text:p>
          </table:table-cell>
          <table:table-cell table:formula="of:=-[.F79]*([.C79]/[.$I$771])*(LOG([.C79];2)-32)" office:value-type="float" office:value="0.0251347348975388" calcext:value-type="float">
            <text:p>0,02513473489753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2932" calcext:value-type="float">
            <text:p>52932</text:p>
          </table:table-cell>
          <table:table-cell office:value-type="string" calcext:value-type="string">
            <text:p>times.</text:p>
          </table:table-cell>
          <table:table-cell table:formula="of:=IF([.F80]&gt;[.F79];&quot;HIER!&quot;;&quot;&quot;)">
            <text:p/>
          </table:table-cell>
          <table:table-cell table:formula="of:=[.C80]*[.F80]" office:value-type="float" office:value="4181628" calcext:value-type="float">
            <text:p>4181628</text:p>
          </table:table-cell>
          <table:table-cell table:formula="of:=-[.F80]*([.C80]/[.$I$771])*(LOG([.C80];2)-32)" office:value-type="float" office:value="0.0250181252876207" calcext:value-type="float">
            <text:p>0,02501812528762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2675" calcext:value-type="float">
            <text:p>52675</text:p>
          </table:table-cell>
          <table:table-cell office:value-type="string" calcext:value-type="string">
            <text:p>times.</text:p>
          </table:table-cell>
          <table:table-cell table:formula="of:=IF([.F81]&gt;[.F80];&quot;HIER!&quot;;&quot;&quot;)">
            <text:p/>
          </table:table-cell>
          <table:table-cell table:formula="of:=[.C81]*[.F81]" office:value-type="float" office:value="4214000" calcext:value-type="float">
            <text:p>4214000</text:p>
          </table:table-cell>
          <table:table-cell table:formula="of:=-[.F81]*([.C81]/[.$I$771])*(LOG([.C81];2)-32)" office:value-type="float" office:value="0.0251939974278548" calcext:value-type="float">
            <text:p>0,02519399742785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1747" calcext:value-type="float">
            <text:p>51747</text:p>
          </table:table-cell>
          <table:table-cell office:value-type="string" calcext:value-type="string">
            <text:p>times.</text:p>
          </table:table-cell>
          <table:table-cell table:formula="of:=IF([.F82]&gt;[.F81];&quot;HIER!&quot;;&quot;&quot;)">
            <text:p/>
          </table:table-cell>
          <table:table-cell table:formula="of:=[.C82]*[.F82]" office:value-type="float" office:value="4191507" calcext:value-type="float">
            <text:p>4191507</text:p>
          </table:table-cell>
          <table:table-cell table:formula="of:=-[.F82]*([.C82]/[.$I$771])*(LOG([.C82];2)-32)" office:value-type="float" office:value="0.0250420296410935" calcext:value-type="float">
            <text:p>0,02504202964109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times.</text:p>
          </table:table-cell>
          <table:table-cell table:formula="of:=IF([.F83]&gt;[.F82];&quot;HIER!&quot;;&quot;&quot;)">
            <text:p/>
          </table:table-cell>
          <table:table-cell table:formula="of:=[.C83]*[.F83]" office:value-type="float" office:value="4183066" calcext:value-type="float">
            <text:p>4183066</text:p>
          </table:table-cell>
          <table:table-cell table:formula="of:=-[.F83]*([.C83]/[.$I$771])*(LOG([.C83];2)-32)" office:value-type="float" office:value="0.0249743583533564" calcext:value-type="float">
            <text:p>0,0249743583533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0559" calcext:value-type="float">
            <text:p>50559</text:p>
          </table:table-cell>
          <table:table-cell office:value-type="string" calcext:value-type="string">
            <text:p>times.</text:p>
          </table:table-cell>
          <table:table-cell table:formula="of:=IF([.F84]&gt;[.F83];&quot;HIER!&quot;;&quot;&quot;)">
            <text:p/>
          </table:table-cell>
          <table:table-cell table:formula="of:=[.C84]*[.F84]" office:value-type="float" office:value="4196397" calcext:value-type="float">
            <text:p>4196397</text:p>
          </table:table-cell>
          <table:table-cell table:formula="of:=-[.F84]*([.C84]/[.$I$771])*(LOG([.C84];2)-32)" office:value-type="float" office:value="0.0250368629711247" calcext:value-type="float">
            <text:p>0,02503686297112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9562" calcext:value-type="float">
            <text:p>49562</text:p>
          </table:table-cell>
          <table:table-cell office:value-type="string" calcext:value-type="string">
            <text:p>times.</text:p>
          </table:table-cell>
          <table:table-cell table:formula="of:=IF([.F85]&gt;[.F84];&quot;HIER!&quot;;&quot;&quot;)">
            <text:p/>
          </table:table-cell>
          <table:table-cell table:formula="of:=[.C85]*[.F85]" office:value-type="float" office:value="4163208" calcext:value-type="float">
            <text:p>4163208</text:p>
          </table:table-cell>
          <table:table-cell table:formula="of:=-[.F85]*([.C85]/[.$I$771])*(LOG([.C85];2)-32)" office:value-type="float" office:value="0.0248221002907837" calcext:value-type="float">
            <text:p>0,02482210029078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9557" calcext:value-type="float">
            <text:p>49557</text:p>
          </table:table-cell>
          <table:table-cell office:value-type="string" calcext:value-type="string">
            <text:p>times.</text:p>
          </table:table-cell>
          <table:table-cell table:formula="of:=IF([.F86]&gt;[.F85];&quot;HIER!&quot;;&quot;&quot;)">
            <text:p/>
          </table:table-cell>
          <table:table-cell table:formula="of:=[.C86]*[.F86]" office:value-type="float" office:value="4212345" calcext:value-type="float">
            <text:p>4212345</text:p>
          </table:table-cell>
          <table:table-cell table:formula="of:=-[.F86]*([.C86]/[.$I$771])*(LOG([.C86];2)-32)" office:value-type="float" office:value="0.0250983224569622" calcext:value-type="float">
            <text:p>0,0250983224569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8718" calcext:value-type="float">
            <text:p>48718</text:p>
          </table:table-cell>
          <table:table-cell office:value-type="string" calcext:value-type="string">
            <text:p>times.</text:p>
          </table:table-cell>
          <table:table-cell table:formula="of:=IF([.F87]&gt;[.F86];&quot;HIER!&quot;;&quot;&quot;)">
            <text:p/>
          </table:table-cell>
          <table:table-cell table:formula="of:=[.C87]*[.F87]" office:value-type="float" office:value="4189748" calcext:value-type="float">
            <text:p>4189748</text:p>
          </table:table-cell>
          <table:table-cell table:formula="of:=-[.F87]*([.C87]/[.$I$771])*(LOG([.C87];2)-32)" office:value-type="float" office:value="0.0249472228103588" calcext:value-type="float">
            <text:p>0,02494722281035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8137" calcext:value-type="float">
            <text:p>48137</text:p>
          </table:table-cell>
          <table:table-cell office:value-type="string" calcext:value-type="string">
            <text:p>times.</text:p>
          </table:table-cell>
          <table:table-cell table:formula="of:=IF([.F88]&gt;[.F87];&quot;HIER!&quot;;&quot;&quot;)">
            <text:p/>
          </table:table-cell>
          <table:table-cell table:formula="of:=[.C88]*[.F88]" office:value-type="float" office:value="4187919" calcext:value-type="float">
            <text:p>4187919</text:p>
          </table:table-cell>
          <table:table-cell table:formula="of:=-[.F88]*([.C88]/[.$I$771])*(LOG([.C88];2)-32)" office:value-type="float" office:value="0.0249200692674631" calcext:value-type="float">
            <text:p>0,02492006926746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7492" calcext:value-type="float">
            <text:p>47492</text:p>
          </table:table-cell>
          <table:table-cell office:value-type="string" calcext:value-type="string">
            <text:p>times.</text:p>
          </table:table-cell>
          <table:table-cell table:formula="of:=IF([.F89]&gt;[.F88];&quot;HIER!&quot;;&quot;&quot;)">
            <text:p/>
          </table:table-cell>
          <table:table-cell table:formula="of:=[.C89]*[.F89]" office:value-type="float" office:value="4179296" calcext:value-type="float">
            <text:p>4179296</text:p>
          </table:table-cell>
          <table:table-cell table:formula="of:=-[.F89]*([.C89]/[.$I$771])*(LOG([.C89];2)-32)" office:value-type="float" office:value="0.0248527143322759" calcext:value-type="float">
            <text:p>0,02485271433227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6926" calcext:value-type="float">
            <text:p>46926</text:p>
          </table:table-cell>
          <table:table-cell office:value-type="string" calcext:value-type="string">
            <text:p>times.</text:p>
          </table:table-cell>
          <table:table-cell table:formula="of:=IF([.F90]&gt;[.F89];&quot;HIER!&quot;;&quot;&quot;)">
            <text:p/>
          </table:table-cell>
          <table:table-cell table:formula="of:=[.C90]*[.F90]" office:value-type="float" office:value="4176414" calcext:value-type="float">
            <text:p>4176414</text:p>
          </table:table-cell>
          <table:table-cell table:formula="of:=-[.F90]*([.C90]/[.$I$771])*(LOG([.C90];2)-32)" office:value-type="float" office:value="0.0248197243173243" calcext:value-type="float">
            <text:p>0,02481972431732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6460" calcext:value-type="float">
            <text:p>46460</text:p>
          </table:table-cell>
          <table:table-cell office:value-type="string" calcext:value-type="string">
            <text:p>times.</text:p>
          </table:table-cell>
          <table:table-cell table:formula="of:=IF([.F91]&gt;[.F90];&quot;HIER!&quot;;&quot;&quot;)">
            <text:p/>
          </table:table-cell>
          <table:table-cell table:formula="of:=[.C91]*[.F91]" office:value-type="float" office:value="4181400" calcext:value-type="float">
            <text:p>4181400</text:p>
          </table:table-cell>
          <table:table-cell table:formula="of:=-[.F91]*([.C91]/[.$I$771])*(LOG([.C91];2)-32)" office:value-type="float" office:value="0.0248336618447227" calcext:value-type="float">
            <text:p>0,02483366184472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6067" calcext:value-type="float">
            <text:p>46067</text:p>
          </table:table-cell>
          <table:table-cell office:value-type="string" calcext:value-type="string">
            <text:p>times.</text:p>
          </table:table-cell>
          <table:table-cell table:formula="of:=IF([.F92]&gt;[.F91];&quot;HIER!&quot;;&quot;&quot;)">
            <text:p/>
          </table:table-cell>
          <table:table-cell table:formula="of:=[.C92]*[.F92]" office:value-type="float" office:value="4192097" calcext:value-type="float">
            <text:p>4192097</text:p>
          </table:table-cell>
          <table:table-cell table:formula="of:=-[.F92]*([.C92]/[.$I$771])*(LOG([.C92];2)-32)" office:value-type="float" office:value="0.0248816324426343" calcext:value-type="float">
            <text:p>0,02488163244263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5631" calcext:value-type="float">
            <text:p>45631</text:p>
          </table:table-cell>
          <table:table-cell office:value-type="string" calcext:value-type="string">
            <text:p>times.</text:p>
          </table:table-cell>
          <table:table-cell table:formula="of:=IF([.F93]&gt;[.F92];&quot;HIER!&quot;;&quot;&quot;)">
            <text:p/>
          </table:table-cell>
          <table:table-cell table:formula="of:=[.C93]*[.F93]" office:value-type="float" office:value="4198052" calcext:value-type="float">
            <text:p>4198052</text:p>
          </table:table-cell>
          <table:table-cell table:formula="of:=-[.F93]*([.C93]/[.$I$771])*(LOG([.C93];2)-32)" office:value-type="float" office:value="0.0249015660219013" calcext:value-type="float">
            <text:p>0,0249015660219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5193" calcext:value-type="float">
            <text:p>45193</text:p>
          </table:table-cell>
          <table:table-cell office:value-type="string" calcext:value-type="string">
            <text:p>times.</text:p>
          </table:table-cell>
          <table:table-cell table:formula="of:=IF([.F94]&gt;[.F93];&quot;HIER!&quot;;&quot;&quot;)">
            <text:p/>
          </table:table-cell>
          <table:table-cell table:formula="of:=[.C94]*[.F94]" office:value-type="float" office:value="4202949" calcext:value-type="float">
            <text:p>4202949</text:p>
          </table:table-cell>
          <table:table-cell table:formula="of:=-[.F94]*([.C94]/[.$I$771])*(LOG([.C94];2)-32)" office:value-type="float" office:value="0.0249153508371702" calcext:value-type="float">
            <text:p>0,0249153508371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4809" calcext:value-type="float">
            <text:p>44809</text:p>
          </table:table-cell>
          <table:table-cell office:value-type="string" calcext:value-type="string">
            <text:p>times.</text:p>
          </table:table-cell>
          <table:table-cell table:formula="of:=IF([.F95]&gt;[.F94];&quot;HIER!&quot;;&quot;&quot;)">
            <text:p/>
          </table:table-cell>
          <table:table-cell table:formula="of:=[.C95]*[.F95]" office:value-type="float" office:value="4212046" calcext:value-type="float">
            <text:p>4212046</text:p>
          </table:table-cell>
          <table:table-cell table:formula="of:=-[.F95]*([.C95]/[.$I$771])*(LOG([.C95];2)-32)" office:value-type="float" office:value="0.0249541462971006" calcext:value-type="float">
            <text:p>0,0249541462971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4411" calcext:value-type="float">
            <text:p>44411</text:p>
          </table:table-cell>
          <table:table-cell office:value-type="string" calcext:value-type="string">
            <text:p>times.</text:p>
          </table:table-cell>
          <table:table-cell table:formula="of:=IF([.F96]&gt;[.F95];&quot;HIER!&quot;;&quot;&quot;)">
            <text:p/>
          </table:table-cell>
          <table:table-cell table:formula="of:=[.C96]*[.F96]" office:value-type="float" office:value="4219045" calcext:value-type="float">
            <text:p>4219045</text:p>
          </table:table-cell>
          <table:table-cell table:formula="of:=-[.F96]*([.C96]/[.$I$771])*(LOG([.C96];2)-32)" office:value-type="float" office:value="0.0249806147871887" calcext:value-type="float">
            <text:p>0,0249806147871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2271" calcext:value-type="float">
            <text:p>42271</text:p>
          </table:table-cell>
          <table:table-cell office:value-type="string" calcext:value-type="string">
            <text:p>times.</text:p>
          </table:table-cell>
          <table:table-cell table:formula="of:=IF([.F97]&gt;[.F96];&quot;HIER!&quot;;&quot;&quot;)">
            <text:p/>
          </table:table-cell>
          <table:table-cell table:formula="of:=[.C97]*[.F97]" office:value-type="float" office:value="4058016" calcext:value-type="float">
            <text:p>4058016</text:p>
          </table:table-cell>
          <table:table-cell table:formula="of:=-[.F97]*([.C97]/[.$I$771])*(LOG([.C97];2)-32)" office:value-type="float" office:value="0.0240129020094577" calcext:value-type="float">
            <text:p>0,02401290200945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0376" calcext:value-type="float">
            <text:p>40376</text:p>
          </table:table-cell>
          <table:table-cell office:value-type="string" calcext:value-type="string">
            <text:p>times.</text:p>
          </table:table-cell>
          <table:table-cell table:formula="of:=IF([.F98]&gt;[.F97];&quot;HIER!&quot;;&quot;&quot;)">
            <text:p/>
          </table:table-cell>
          <table:table-cell table:formula="of:=[.C98]*[.F98]" office:value-type="float" office:value="3916472" calcext:value-type="float">
            <text:p>3916472</text:p>
          </table:table-cell>
          <table:table-cell table:formula="of:=-[.F98]*([.C98]/[.$I$771])*(LOG([.C98];2)-32)" office:value-type="float" office:value="0.0231616967709581" calcext:value-type="float">
            <text:p>0,02316169677095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0024" calcext:value-type="float">
            <text:p>40024</text:p>
          </table:table-cell>
          <table:table-cell office:value-type="string" calcext:value-type="string">
            <text:p>times.</text:p>
          </table:table-cell>
          <table:table-cell table:formula="of:=IF([.F99]&gt;[.F98];&quot;HIER!&quot;;&quot;&quot;)">
            <text:p/>
          </table:table-cell>
          <table:table-cell table:formula="of:=[.C99]*[.F99]" office:value-type="float" office:value="3922352" calcext:value-type="float">
            <text:p>3922352</text:p>
          </table:table-cell>
          <table:table-cell table:formula="of:=-[.F99]*([.C99]/[.$I$771])*(LOG([.C99];2)-32)" office:value-type="float" office:value="0.0231829573431786" calcext:value-type="float">
            <text:p>0,02318295734317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9515" calcext:value-type="float">
            <text:p>39515</text:p>
          </table:table-cell>
          <table:table-cell office:value-type="string" calcext:value-type="string">
            <text:p>times.</text:p>
          </table:table-cell>
          <table:table-cell table:formula="of:=IF([.F100]&gt;[.F99];&quot;HIER!&quot;;&quot;&quot;)">
            <text:p/>
          </table:table-cell>
          <table:table-cell table:formula="of:=[.C100]*[.F100]" office:value-type="float" office:value="3911985" calcext:value-type="float">
            <text:p>3911985</text:p>
          </table:table-cell>
          <table:table-cell table:formula="of:=-[.F100]*([.C100]/[.$I$771])*(LOG([.C100];2)-32)" office:value-type="float" office:value="0.0231083427422209" calcext:value-type="float">
            <text:p>0,02310834274222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times.</text:p>
          </table:table-cell>
          <table:table-cell table:formula="of:=IF([.F101]&gt;[.F100];&quot;HIER!&quot;;&quot;&quot;)">
            <text:p/>
          </table:table-cell>
          <table:table-cell table:formula="of:=[.C101]*[.F101]" office:value-type="float" office:value="3910400" calcext:value-type="float">
            <text:p>3910400</text:p>
          </table:table-cell>
          <table:table-cell table:formula="of:=-[.F101]*([.C101]/[.$I$771])*(LOG([.C101];2)-32)" office:value-type="float" office:value="0.0230857787550206" calcext:value-type="float">
            <text:p>0,02308577875502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8575" calcext:value-type="float">
            <text:p>38575</text:p>
          </table:table-cell>
          <table:table-cell office:value-type="string" calcext:value-type="string">
            <text:p>times.</text:p>
          </table:table-cell>
          <table:table-cell table:formula="of:=IF([.F102]&gt;[.F101];&quot;HIER!&quot;;&quot;&quot;)">
            <text:p/>
          </table:table-cell>
          <table:table-cell table:formula="of:=[.C102]*[.F102]" office:value-type="float" office:value="3896075" calcext:value-type="float">
            <text:p>3896075</text:p>
          </table:table-cell>
          <table:table-cell table:formula="of:=-[.F102]*([.C102]/[.$I$771])*(LOG([.C102];2)-32)" office:value-type="float" office:value="0.0229881863802061" calcext:value-type="float">
            <text:p>0,02298818638020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8394" calcext:value-type="float">
            <text:p>38394</text:p>
          </table:table-cell>
          <table:table-cell office:value-type="string" calcext:value-type="string">
            <text:p>times.</text:p>
          </table:table-cell>
          <table:table-cell table:formula="of:=IF([.F103]&gt;[.F102];&quot;HIER!&quot;;&quot;&quot;)">
            <text:p/>
          </table:table-cell>
          <table:table-cell table:formula="of:=[.C103]*[.F103]" office:value-type="float" office:value="3916188" calcext:value-type="float">
            <text:p>3916188</text:p>
          </table:table-cell>
          <table:table-cell table:formula="of:=-[.F103]*([.C103]/[.$I$771])*(LOG([.C103];2)-32)" office:value-type="float" office:value="0.0230938996991318" calcext:value-type="float">
            <text:p>0,02309389969913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926" calcext:value-type="float">
            <text:p>37926</text:p>
          </table:table-cell>
          <table:table-cell office:value-type="string" calcext:value-type="string">
            <text:p>times.</text:p>
          </table:table-cell>
          <table:table-cell table:formula="of:=IF([.F104]&gt;[.F103];&quot;HIER!&quot;;&quot;&quot;)">
            <text:p/>
          </table:table-cell>
          <table:table-cell table:formula="of:=[.C104]*[.F104]" office:value-type="float" office:value="3906378" calcext:value-type="float">
            <text:p>3906378</text:p>
          </table:table-cell>
          <table:table-cell table:formula="of:=-[.F104]*([.C104]/[.$I$771])*(LOG([.C104];2)-32)" office:value-type="float" office:value="0.0230232480549307" calcext:value-type="float">
            <text:p>0,02302324805493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483" calcext:value-type="float">
            <text:p>37483</text:p>
          </table:table-cell>
          <table:table-cell office:value-type="string" calcext:value-type="string">
            <text:p>times.</text:p>
          </table:table-cell>
          <table:table-cell table:formula="of:=IF([.F105]&gt;[.F104];&quot;HIER!&quot;;&quot;&quot;)">
            <text:p/>
          </table:table-cell>
          <table:table-cell table:formula="of:=[.C105]*[.F105]" office:value-type="float" office:value="3898232" calcext:value-type="float">
            <text:p>3898232</text:p>
          </table:table-cell>
          <table:table-cell table:formula="of:=-[.F105]*([.C105]/[.$I$771])*(LOG([.C105];2)-32)" office:value-type="float" office:value="0.0229625859010665" calcext:value-type="float">
            <text:p>0,02296258590106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247" calcext:value-type="float">
            <text:p>37247</text:p>
          </table:table-cell>
          <table:table-cell office:value-type="string" calcext:value-type="string">
            <text:p>times.</text:p>
          </table:table-cell>
          <table:table-cell table:formula="of:=IF([.F106]&gt;[.F105];&quot;HIER!&quot;;&quot;&quot;)">
            <text:p/>
          </table:table-cell>
          <table:table-cell table:formula="of:=[.C106]*[.F106]" office:value-type="float" office:value="3910935" calcext:value-type="float">
            <text:p>3910935</text:p>
          </table:table-cell>
          <table:table-cell table:formula="of:=-[.F106]*([.C106]/[.$I$771])*(LOG([.C106];2)-32)" office:value-type="float" office:value="0.0230248417254459" calcext:value-type="float">
            <text:p>0,02302484172544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629" calcext:value-type="float">
            <text:p>36629</text:p>
          </table:table-cell>
          <table:table-cell office:value-type="string" calcext:value-type="string">
            <text:p>times.</text:p>
          </table:table-cell>
          <table:table-cell table:formula="of:=IF([.F107]&gt;[.F106];&quot;HIER!&quot;;&quot;&quot;)">
            <text:p/>
          </table:table-cell>
          <table:table-cell table:formula="of:=[.C107]*[.F107]" office:value-type="float" office:value="3882674" calcext:value-type="float">
            <text:p>3882674</text:p>
          </table:table-cell>
          <table:table-cell table:formula="of:=-[.F107]*([.C107]/[.$I$771])*(LOG([.C107];2)-32)" office:value-type="float" office:value="0.0228460985647978" calcext:value-type="float">
            <text:p>0,02284609856479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510" calcext:value-type="float">
            <text:p>36510</text:p>
          </table:table-cell>
          <table:table-cell office:value-type="string" calcext:value-type="string">
            <text:p>times.</text:p>
          </table:table-cell>
          <table:table-cell table:formula="of:=IF([.F108]&gt;[.F107];&quot;HIER!&quot;;&quot;&quot;)">
            <text:p/>
          </table:table-cell>
          <table:table-cell table:formula="of:=[.C108]*[.F108]" office:value-type="float" office:value="3906570" calcext:value-type="float">
            <text:p>3906570</text:p>
          </table:table-cell>
          <table:table-cell table:formula="of:=-[.F108]*([.C108]/[.$I$771])*(LOG([.C108];2)-32)" office:value-type="float" office:value="0.0229743838577845" calcext:value-type="float">
            <text:p>0,02297438385778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329" calcext:value-type="float">
            <text:p>36329</text:p>
          </table:table-cell>
          <table:table-cell office:value-type="string" calcext:value-type="string">
            <text:p>times.</text:p>
          </table:table-cell>
          <table:table-cell table:formula="of:=IF([.F109]&gt;[.F108];&quot;HIER!&quot;;&quot;&quot;)">
            <text:p/>
          </table:table-cell>
          <table:table-cell table:formula="of:=[.C109]*[.F109]" office:value-type="float" office:value="3923532" calcext:value-type="float">
            <text:p>3923532</text:p>
          </table:table-cell>
          <table:table-cell table:formula="of:=-[.F109]*([.C109]/[.$I$771])*(LOG([.C109];2)-32)" office:value-type="float" office:value="0.023061876820601" calcext:value-type="float">
            <text:p>0,0230618768206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763" calcext:value-type="float">
            <text:p>35763</text:p>
          </table:table-cell>
          <table:table-cell office:value-type="string" calcext:value-type="string">
            <text:p>times.</text:p>
          </table:table-cell>
          <table:table-cell table:formula="of:=IF([.F110]&gt;[.F109];&quot;HIER!&quot;;&quot;&quot;)">
            <text:p/>
          </table:table-cell>
          <table:table-cell table:formula="of:=[.C110]*[.F110]" office:value-type="float" office:value="3898167" calcext:value-type="float">
            <text:p>3898167</text:p>
          </table:table-cell>
          <table:table-cell table:formula="of:=-[.F110]*([.C110]/[.$I$771])*(LOG([.C110];2)-32)" office:value-type="float" office:value="0.0229007171502424" calcext:value-type="float">
            <text:p>0,02290071715024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460" calcext:value-type="float">
            <text:p>35460</text:p>
          </table:table-cell>
          <table:table-cell office:value-type="string" calcext:value-type="string">
            <text:p>times.</text:p>
          </table:table-cell>
          <table:table-cell table:formula="of:=IF([.F111]&gt;[.F110];&quot;HIER!&quot;;&quot;&quot;)">
            <text:p/>
          </table:table-cell>
          <table:table-cell table:formula="of:=[.C111]*[.F111]" office:value-type="float" office:value="3900600" calcext:value-type="float">
            <text:p>3900600</text:p>
          </table:table-cell>
          <table:table-cell table:formula="of:=-[.F111]*([.C111]/[.$I$771])*(LOG([.C111];2)-32)" office:value-type="float" office:value="0.0229030447782543" calcext:value-type="float">
            <text:p>0,02290304477825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340" calcext:value-type="float">
            <text:p>35340</text:p>
          </table:table-cell>
          <table:table-cell office:value-type="string" calcext:value-type="string">
            <text:p>times.</text:p>
          </table:table-cell>
          <table:table-cell table:formula="of:=IF([.F112]&gt;[.F111];&quot;HIER!&quot;;&quot;&quot;)">
            <text:p/>
          </table:table-cell>
          <table:table-cell table:formula="of:=[.C112]*[.F112]" office:value-type="float" office:value="3922740" calcext:value-type="float">
            <text:p>3922740</text:p>
          </table:table-cell>
          <table:table-cell table:formula="of:=-[.F112]*([.C112]/[.$I$771])*(LOG([.C112];2)-32)" office:value-type="float" office:value="0.0230211189725515" calcext:value-type="float">
            <text:p>0,02302111897255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4779" calcext:value-type="float">
            <text:p>34779</text:p>
          </table:table-cell>
          <table:table-cell office:value-type="string" calcext:value-type="string">
            <text:p>times.</text:p>
          </table:table-cell>
          <table:table-cell table:formula="of:=IF([.F113]&gt;[.F112];&quot;HIER!&quot;;&quot;&quot;)">
            <text:p/>
          </table:table-cell>
          <table:table-cell table:formula="of:=[.C113]*[.F113]" office:value-type="float" office:value="3895248" calcext:value-type="float">
            <text:p>3895248</text:p>
          </table:table-cell>
          <table:table-cell table:formula="of:=-[.F113]*([.C113]/[.$I$771])*(LOG([.C113];2)-32)" office:value-type="float" office:value="0.0228480436733377" calcext:value-type="float">
            <text:p>0,02284804367333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4564" calcext:value-type="float">
            <text:p>34564</text:p>
          </table:table-cell>
          <table:table-cell office:value-type="string" calcext:value-type="string">
            <text:p>times.</text:p>
          </table:table-cell>
          <table:table-cell table:formula="of:=IF([.F114]&gt;[.F113];&quot;HIER!&quot;;&quot;&quot;)">
            <text:p/>
          </table:table-cell>
          <table:table-cell table:formula="of:=[.C114]*[.F114]" office:value-type="float" office:value="3905732" calcext:value-type="float">
            <text:p>3905732</text:p>
          </table:table-cell>
          <table:table-cell table:formula="of:=-[.F114]*([.C114]/[.$I$771])*(LOG([.C114];2)-32)" office:value-type="float" office:value="0.0228978769808934" calcext:value-type="float">
            <text:p>0,02289787698089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950" calcext:value-type="float">
            <text:p>33950</text:p>
          </table:table-cell>
          <table:table-cell office:value-type="string" calcext:value-type="string">
            <text:p>times.</text:p>
          </table:table-cell>
          <table:table-cell table:formula="of:=IF([.F115]&gt;[.F114];&quot;HIER!&quot;;&quot;&quot;)">
            <text:p/>
          </table:table-cell>
          <table:table-cell table:formula="of:=[.C115]*[.F115]" office:value-type="float" office:value="3870300" calcext:value-type="float">
            <text:p>3870300</text:p>
          </table:table-cell>
          <table:table-cell table:formula="of:=-[.F115]*([.C115]/[.$I$771])*(LOG([.C115];2)-32)" office:value-type="float" office:value="0.0226786978957658" calcext:value-type="float">
            <text:p>0,02267869789576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660" calcext:value-type="float">
            <text:p>33660</text:p>
          </table:table-cell>
          <table:table-cell office:value-type="string" calcext:value-type="string">
            <text:p>times.</text:p>
          </table:table-cell>
          <table:table-cell table:formula="of:=IF([.F116]&gt;[.F115];&quot;HIER!&quot;;&quot;&quot;)">
            <text:p/>
          </table:table-cell>
          <table:table-cell table:formula="of:=[.C116]*[.F116]" office:value-type="float" office:value="3870900" calcext:value-type="float">
            <text:p>3870900</text:p>
          </table:table-cell>
          <table:table-cell table:formula="of:=-[.F116]*([.C116]/[.$I$771])*(LOG([.C116];2)-32)" office:value-type="float" office:value="0.0226708577391224" calcext:value-type="float">
            <text:p>0,02267085773912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times.</text:p>
          </table:table-cell>
          <table:table-cell table:formula="of:=IF([.F117]&gt;[.F116];&quot;HIER!&quot;;&quot;&quot;)" office:value-type="string" office:string-value="HIER!" calcext:value-type="string">
            <text:p>HIER!</text:p>
          </table:table-cell>
          <table:table-cell table:formula="of:=[.C117]*[.F117]" office:value-type="float" office:value="3924860" calcext:value-type="float">
            <text:p>3924860</text:p>
          </table:table-cell>
          <table:table-cell table:formula="of:=-[.F117]*([.C117]/[.$I$771])*(LOG([.C117];2)-32)" office:value-type="float" office:value="0.0229754728990289" calcext:value-type="float">
            <text:p>0,02297547289902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520" calcext:value-type="float">
            <text:p>33520</text:p>
          </table:table-cell>
          <table:table-cell office:value-type="string" calcext:value-type="string">
            <text:p>times.</text:p>
          </table:table-cell>
          <table:table-cell table:formula="of:=IF([.F118]&gt;[.F117];&quot;HIER!&quot;;&quot;&quot;)">
            <text:p/>
          </table:table-cell>
          <table:table-cell table:formula="of:=[.C118]*[.F118]" office:value-type="float" office:value="3921840" calcext:value-type="float">
            <text:p>3921840</text:p>
          </table:table-cell>
          <table:table-cell table:formula="of:=-[.F118]*([.C118]/[.$I$771])*(LOG([.C118];2)-32)" office:value-type="float" office:value="0.0229464864423845" calcext:value-type="float">
            <text:p>0,02294648644238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232" calcext:value-type="float">
            <text:p>33232</text:p>
          </table:table-cell>
          <table:table-cell office:value-type="string" calcext:value-type="string">
            <text:p>times.</text:p>
          </table:table-cell>
          <table:table-cell table:formula="of:=IF([.F119]&gt;[.F118];&quot;HIER!&quot;;&quot;&quot;)">
            <text:p/>
          </table:table-cell>
          <table:table-cell table:formula="of:=[.C119]*[.F119]" office:value-type="float" office:value="3921376" calcext:value-type="float">
            <text:p>3921376</text:p>
          </table:table-cell>
          <table:table-cell table:formula="of:=-[.F119]*([.C119]/[.$I$771])*(LOG([.C119];2)-32)" office:value-type="float" office:value="0.0229325612843189" calcext:value-type="float">
            <text:p>0,02293256128431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2813" calcext:value-type="float">
            <text:p>32813</text:p>
          </table:table-cell>
          <table:table-cell office:value-type="string" calcext:value-type="string">
            <text:p>times.</text:p>
          </table:table-cell>
          <table:table-cell table:formula="of:=IF([.F120]&gt;[.F119];&quot;HIER!&quot;;&quot;&quot;)">
            <text:p/>
          </table:table-cell>
          <table:table-cell table:formula="of:=[.C120]*[.F120]" office:value-type="float" office:value="3904747" calcext:value-type="float">
            <text:p>3904747</text:p>
          </table:table-cell>
          <table:table-cell table:formula="of:=-[.F120]*([.C120]/[.$I$771])*(LOG([.C120];2)-32)" office:value-type="float" office:value="0.0228242448119392" calcext:value-type="float">
            <text:p>0,02282424481193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2783" calcext:value-type="float">
            <text:p>32783</text:p>
          </table:table-cell>
          <table:table-cell office:value-type="string" calcext:value-type="string">
            <text:p>times.</text:p>
          </table:table-cell>
          <table:table-cell table:formula="of:=IF([.F121]&gt;[.F120];&quot;HIER!&quot;;&quot;&quot;)">
            <text:p/>
          </table:table-cell>
          <table:table-cell table:formula="of:=[.C121]*[.F121]" office:value-type="float" office:value="3933960" calcext:value-type="float">
            <text:p>3933960</text:p>
          </table:table-cell>
          <table:table-cell table:formula="of:=-[.F121]*([.C121]/[.$I$771])*(LOG([.C121];2)-32)" office:value-type="float" office:value="0.0229839442000957" calcext:value-type="float">
            <text:p>0,02298394420009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2247" calcext:value-type="float">
            <text:p>32247</text:p>
          </table:table-cell>
          <table:table-cell office:value-type="string" calcext:value-type="string">
            <text:p>times.</text:p>
          </table:table-cell>
          <table:table-cell table:formula="of:=IF([.F122]&gt;[.F121];&quot;HIER!&quot;;&quot;&quot;)">
            <text:p/>
          </table:table-cell>
          <table:table-cell table:formula="of:=[.C122]*[.F122]" office:value-type="float" office:value="3901887" calcext:value-type="float">
            <text:p>3901887</text:p>
          </table:table-cell>
          <table:table-cell table:formula="of:=-[.F122]*([.C122]/[.$I$771])*(LOG([.C122];2)-32)" office:value-type="float" office:value="0.0227856825757074" calcext:value-type="float">
            <text:p>0,02278568257570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2290" calcext:value-type="float">
            <text:p>32290</text:p>
          </table:table-cell>
          <table:table-cell office:value-type="string" calcext:value-type="string">
            <text:p>times.</text:p>
          </table:table-cell>
          <table:table-cell table:formula="of:=IF([.F123]&gt;[.F122];&quot;HIER!&quot;;&quot;&quot;)" office:value-type="string" office:string-value="HIER!" calcext:value-type="string">
            <text:p>HIER!</text:p>
          </table:table-cell>
          <table:table-cell table:formula="of:=[.C123]*[.F123]" office:value-type="float" office:value="3939380" calcext:value-type="float">
            <text:p>3939380</text:p>
          </table:table-cell>
          <table:table-cell table:formula="of:=-[.F123]*([.C123]/[.$I$771])*(LOG([.C123];2)-32)" office:value-type="float" office:value="0.022993737819407" calcext:value-type="float">
            <text:p>0,02299373781940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1965" calcext:value-type="float">
            <text:p>31965</text:p>
          </table:table-cell>
          <table:table-cell office:value-type="string" calcext:value-type="string">
            <text:p>times.</text:p>
          </table:table-cell>
          <table:table-cell table:formula="of:=IF([.F124]&gt;[.F123];&quot;HIER!&quot;;&quot;&quot;)">
            <text:p/>
          </table:table-cell>
          <table:table-cell table:formula="of:=[.C124]*[.F124]" office:value-type="float" office:value="3931695" calcext:value-type="float">
            <text:p>3931695</text:p>
          </table:table-cell>
          <table:table-cell table:formula="of:=-[.F124]*([.C124]/[.$I$771])*(LOG([.C124];2)-32)" office:value-type="float" office:value="0.0229381002560095" calcext:value-type="float">
            <text:p>0,022938100256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1220" calcext:value-type="float">
            <text:p>31220</text:p>
          </table:table-cell>
          <table:table-cell office:value-type="string" calcext:value-type="string">
            <text:p>times.</text:p>
          </table:table-cell>
          <table:table-cell table:formula="of:=IF([.F125]&gt;[.F124];&quot;HIER!&quot;;&quot;&quot;)">
            <text:p/>
          </table:table-cell>
          <table:table-cell table:formula="of:=[.C125]*[.F125]" office:value-type="float" office:value="3871280" calcext:value-type="float">
            <text:p>3871280</text:p>
          </table:table-cell>
          <table:table-cell table:formula="of:=-[.F125]*([.C125]/[.$I$771])*(LOG([.C125];2)-32)" office:value-type="float" office:value="0.02257510062948" calcext:value-type="float">
            <text:p>0,0225751006294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1092" calcext:value-type="float">
            <text:p>31092</text:p>
          </table:table-cell>
          <table:table-cell office:value-type="string" calcext:value-type="string">
            <text:p>times.</text:p>
          </table:table-cell>
          <table:table-cell table:formula="of:=IF([.F126]&gt;[.F125];&quot;HIER!&quot;;&quot;&quot;)">
            <text:p/>
          </table:table-cell>
          <table:table-cell table:formula="of:=[.C126]*[.F126]" office:value-type="float" office:value="3886500" calcext:value-type="float">
            <text:p>3886500</text:p>
          </table:table-cell>
          <table:table-cell table:formula="of:=-[.F126]*([.C126]/[.$I$771])*(LOG([.C126];2)-32)" office:value-type="float" office:value="0.0226533690881126" calcext:value-type="float">
            <text:p>0,02265336908811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1015" calcext:value-type="float">
            <text:p>31015</text:p>
          </table:table-cell>
          <table:table-cell office:value-type="string" calcext:value-type="string">
            <text:p>times.</text:p>
          </table:table-cell>
          <table:table-cell table:formula="of:=IF([.F127]&gt;[.F126];&quot;HIER!&quot;;&quot;&quot;)">
            <text:p/>
          </table:table-cell>
          <table:table-cell table:formula="of:=[.C127]*[.F127]" office:value-type="float" office:value="3907890" calcext:value-type="float">
            <text:p>3907890</text:p>
          </table:table-cell>
          <table:table-cell table:formula="of:=-[.F127]*([.C127]/[.$I$771])*(LOG([.C127];2)-32)" office:value-type="float" office:value="0.022767586065399" calcext:value-type="float">
            <text:p>0,02276758606539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0773" calcext:value-type="float">
            <text:p>30773</text:p>
          </table:table-cell>
          <table:table-cell office:value-type="string" calcext:value-type="string">
            <text:p>times.</text:p>
          </table:table-cell>
          <table:table-cell table:formula="of:=IF([.F128]&gt;[.F127];&quot;HIER!&quot;;&quot;&quot;)">
            <text:p/>
          </table:table-cell>
          <table:table-cell table:formula="of:=[.C128]*[.F128]" office:value-type="float" office:value="3908171" calcext:value-type="float">
            <text:p>3908171</text:p>
          </table:table-cell>
          <table:table-cell table:formula="of:=-[.F128]*([.C128]/[.$I$771])*(LOG([.C128];2)-32)" office:value-type="float" office:value="0.022758845514388" calcext:value-type="float">
            <text:p>0,02275884551438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2312" calcext:value-type="float">
            <text:p>22312</text:p>
          </table:table-cell>
          <table:table-cell office:value-type="string" calcext:value-type="string">
            <text:p>times.</text:p>
          </table:table-cell>
          <table:table-cell table:formula="of:=IF([.F129]&gt;[.F128];&quot;HIER!&quot;;&quot;&quot;)">
            <text:p/>
          </table:table-cell>
          <table:table-cell table:formula="of:=[.C129]*[.F129]" office:value-type="float" office:value="2855936" calcext:value-type="float">
            <text:p>2855936</text:p>
          </table:table-cell>
          <table:table-cell table:formula="of:=-[.F129]*([.C129]/[.$I$771])*(LOG([.C129];2)-32)" office:value-type="float" office:value="0.0166237354278564" calcext:value-type="float">
            <text:p>0,0166237354278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854" calcext:value-type="float">
            <text:p>13854</text:p>
          </table:table-cell>
          <table:table-cell office:value-type="string" calcext:value-type="string">
            <text:p>times.</text:p>
          </table:table-cell>
          <table:table-cell table:formula="of:=IF([.F130]&gt;[.F129];&quot;HIER!&quot;;&quot;&quot;)">
            <text:p/>
          </table:table-cell>
          <table:table-cell table:formula="of:=[.C130]*[.F130]" office:value-type="float" office:value="1787166" calcext:value-type="float">
            <text:p>1787166</text:p>
          </table:table-cell>
          <table:table-cell table:formula="of:=-[.F130]*([.C130]/[.$I$771])*(LOG([.C130];2)-32)" office:value-type="float" office:value="0.010398003512722" calcext:value-type="float">
            <text:p>0,01039800351272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738" calcext:value-type="float">
            <text:p>13738</text:p>
          </table:table-cell>
          <table:table-cell office:value-type="string" calcext:value-type="string">
            <text:p>times.</text:p>
          </table:table-cell>
          <table:table-cell table:formula="of:=IF([.F131]&gt;[.F130];&quot;HIER!&quot;;&quot;&quot;)">
            <text:p/>
          </table:table-cell>
          <table:table-cell table:formula="of:=[.C131]*[.F131]" office:value-type="float" office:value="1785940" calcext:value-type="float">
            <text:p>1785940</text:p>
          </table:table-cell>
          <table:table-cell table:formula="of:=-[.F131]*([.C131]/[.$I$771])*(LOG([.C131];2)-32)" office:value-type="float" office:value="0.0103862379742786" calcext:value-type="float">
            <text:p>0,01038623797427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707" calcext:value-type="float">
            <text:p>13707</text:p>
          </table:table-cell>
          <table:table-cell office:value-type="string" calcext:value-type="string">
            <text:p>times.</text:p>
          </table:table-cell>
          <table:table-cell table:formula="of:=IF([.F132]&gt;[.F131];&quot;HIER!&quot;;&quot;&quot;)">
            <text:p/>
          </table:table-cell>
          <table:table-cell table:formula="of:=[.C132]*[.F132]" office:value-type="float" office:value="1795617" calcext:value-type="float">
            <text:p>1795617</text:p>
          </table:table-cell>
          <table:table-cell table:formula="of:=-[.F132]*([.C132]/[.$I$771])*(LOG([.C132];2)-32)" office:value-type="float" office:value="0.0104378932365795" calcext:value-type="float">
            <text:p>0,0104378932365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589" calcext:value-type="float">
            <text:p>13589</text:p>
          </table:table-cell>
          <table:table-cell office:value-type="string" calcext:value-type="string">
            <text:p>times.</text:p>
          </table:table-cell>
          <table:table-cell table:formula="of:=IF([.F133]&gt;[.F132];&quot;HIER!&quot;;&quot;&quot;)">
            <text:p/>
          </table:table-cell>
          <table:table-cell table:formula="of:=[.C133]*[.F133]" office:value-type="float" office:value="1793748" calcext:value-type="float">
            <text:p>1793748</text:p>
          </table:table-cell>
          <table:table-cell table:formula="of:=-[.F133]*([.C133]/[.$I$771])*(LOG([.C133];2)-32)" office:value-type="float" office:value="0.0104224467969474" calcext:value-type="float">
            <text:p>0,01042244679694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641" calcext:value-type="float">
            <text:p>13641</text:p>
          </table:table-cell>
          <table:table-cell office:value-type="string" calcext:value-type="string">
            <text:p>times.</text:p>
          </table:table-cell>
          <table:table-cell table:formula="of:=IF([.F134]&gt;[.F133];&quot;HIER!&quot;;&quot;&quot;)" office:value-type="string" office:string-value="HIER!" calcext:value-type="string">
            <text:p>HIER!</text:p>
          </table:table-cell>
          <table:table-cell table:formula="of:=[.C134]*[.F134]" office:value-type="float" office:value="1814253" calcext:value-type="float">
            <text:p>1814253</text:p>
          </table:table-cell>
          <table:table-cell table:formula="of:=-[.F134]*([.C134]/[.$I$771])*(LOG([.C134];2)-32)" office:value-type="float" office:value="0.010536990285745" calcext:value-type="float">
            <text:p>0,01053699028574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501" calcext:value-type="float">
            <text:p>13501</text:p>
          </table:table-cell>
          <table:table-cell office:value-type="string" calcext:value-type="string">
            <text:p>times.</text:p>
          </table:table-cell>
          <table:table-cell table:formula="of:=IF([.F135]&gt;[.F134];&quot;HIER!&quot;;&quot;&quot;)">
            <text:p/>
          </table:table-cell>
          <table:table-cell table:formula="of:=[.C135]*[.F135]" office:value-type="float" office:value="1809134" calcext:value-type="float">
            <text:p>1809134</text:p>
          </table:table-cell>
          <table:table-cell table:formula="of:=-[.F135]*([.C135]/[.$I$771])*(LOG([.C135];2)-32)" office:value-type="float" office:value="0.0105027076319117" calcext:value-type="float">
            <text:p>0,01050270763191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931" calcext:value-type="float">
            <text:p>12931</text:p>
          </table:table-cell>
          <table:table-cell office:value-type="string" calcext:value-type="string">
            <text:p>times.</text:p>
          </table:table-cell>
          <table:table-cell table:formula="of:=IF([.F136]&gt;[.F135];&quot;HIER!&quot;;&quot;&quot;)">
            <text:p/>
          </table:table-cell>
          <table:table-cell table:formula="of:=[.C136]*[.F136]" office:value-type="float" office:value="1745685" calcext:value-type="float">
            <text:p>1745685</text:p>
          </table:table-cell>
          <table:table-cell table:formula="of:=-[.F136]*([.C136]/[.$I$771])*(LOG([.C136];2)-32)" office:value-type="float" office:value="0.0101300024344731" calcext:value-type="float">
            <text:p>0,01013000243447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174" calcext:value-type="float">
            <text:p>13174</text:p>
          </table:table-cell>
          <table:table-cell office:value-type="string" calcext:value-type="string">
            <text:p>times.</text:p>
          </table:table-cell>
          <table:table-cell table:formula="of:=IF([.F137]&gt;[.F136];&quot;HIER!&quot;;&quot;&quot;)" office:value-type="string" office:string-value="HIER!" calcext:value-type="string">
            <text:p>HIER!</text:p>
          </table:table-cell>
          <table:table-cell table:formula="of:=[.C137]*[.F137]" office:value-type="float" office:value="1791664" calcext:value-type="float">
            <text:p>1791664</text:p>
          </table:table-cell>
          <table:table-cell table:formula="of:=-[.F137]*([.C137]/[.$I$771])*(LOG([.C137];2)-32)" office:value-type="float" office:value="0.0103923715595142" calcext:value-type="float">
            <text:p>0,01039237155951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178" calcext:value-type="float">
            <text:p>13178</text:p>
          </table:table-cell>
          <table:table-cell office:value-type="string" calcext:value-type="string">
            <text:p>times.</text:p>
          </table:table-cell>
          <table:table-cell table:formula="of:=IF([.F138]&gt;[.F137];&quot;HIER!&quot;;&quot;&quot;)" office:value-type="string" office:string-value="HIER!" calcext:value-type="string">
            <text:p>HIER!</text:p>
          </table:table-cell>
          <table:table-cell table:formula="of:=[.C138]*[.F138]" office:value-type="float" office:value="1805386" calcext:value-type="float">
            <text:p>1805386</text:p>
          </table:table-cell>
          <table:table-cell table:formula="of:=-[.F138]*([.C138]/[.$I$771])*(LOG([.C138];2)-32)" office:value-type="float" office:value="0.0104675219044723" calcext:value-type="float">
            <text:p>0,01046752190447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007" calcext:value-type="float">
            <text:p>13007</text:p>
          </table:table-cell>
          <table:table-cell office:value-type="string" calcext:value-type="string">
            <text:p>times.</text:p>
          </table:table-cell>
          <table:table-cell table:formula="of:=IF([.F139]&gt;[.F138];&quot;HIER!&quot;;&quot;&quot;)">
            <text:p/>
          </table:table-cell>
          <table:table-cell table:formula="of:=[.C139]*[.F139]" office:value-type="float" office:value="1794966" calcext:value-type="float">
            <text:p>1794966</text:p>
          </table:table-cell>
          <table:table-cell table:formula="of:=-[.F139]*([.C139]/[.$I$771])*(LOG([.C139];2)-32)" office:value-type="float" office:value="0.0104027223516988" calcext:value-type="float">
            <text:p>0,01040272235169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849" calcext:value-type="float">
            <text:p>12849</text:p>
          </table:table-cell>
          <table:table-cell office:value-type="string" calcext:value-type="string">
            <text:p>times.</text:p>
          </table:table-cell>
          <table:table-cell table:formula="of:=IF([.F140]&gt;[.F139];&quot;HIER!&quot;;&quot;&quot;)">
            <text:p/>
          </table:table-cell>
          <table:table-cell table:formula="of:=[.C140]*[.F140]" office:value-type="float" office:value="1786011" calcext:value-type="float">
            <text:p>1786011</text:p>
          </table:table-cell>
          <table:table-cell table:formula="of:=-[.F140]*([.C140]/[.$I$771])*(LOG([.C140];2)-32)" office:value-type="float" office:value="0.0103464920389848" calcext:value-type="float">
            <text:p>0,01034649203898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885" calcext:value-type="float">
            <text:p>12885</text:p>
          </table:table-cell>
          <table:table-cell office:value-type="string" calcext:value-type="string">
            <text:p>times.</text:p>
          </table:table-cell>
          <table:table-cell table:formula="of:=IF([.F141]&gt;[.F140];&quot;HIER!&quot;;&quot;&quot;)" office:value-type="string" office:string-value="HIER!" calcext:value-type="string">
            <text:p>HIER!</text:p>
          </table:table-cell>
          <table:table-cell table:formula="of:=[.C141]*[.F141]" office:value-type="float" office:value="1803900" calcext:value-type="float">
            <text:p>1803900</text:p>
          </table:table-cell>
          <table:table-cell table:formula="of:=-[.F141]*([.C141]/[.$I$771])*(LOG([.C141];2)-32)" office:value-type="float" office:value="0.0104457806716051" calcext:value-type="float">
            <text:p>0,01044578067160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times.</text:p>
          </table:table-cell>
          <table:table-cell table:formula="of:=IF([.F142]&gt;[.F141];&quot;HIER!&quot;;&quot;&quot;)">
            <text:p/>
          </table:table-cell>
          <table:table-cell table:formula="of:=[.C142]*[.F142]" office:value-type="float" office:value="1814670" calcext:value-type="float">
            <text:p>1814670</text:p>
          </table:table-cell>
          <table:table-cell table:formula="of:=-[.F142]*([.C142]/[.$I$771])*(LOG([.C142];2)-32)" office:value-type="float" office:value="0.0105038076516573" calcext:value-type="float">
            <text:p>0,0105038076516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532" calcext:value-type="float">
            <text:p>12532</text:p>
          </table:table-cell>
          <table:table-cell office:value-type="string" calcext:value-type="string">
            <text:p>times.</text:p>
          </table:table-cell>
          <table:table-cell table:formula="of:=IF([.F143]&gt;[.F142];&quot;HIER!&quot;;&quot;&quot;)">
            <text:p/>
          </table:table-cell>
          <table:table-cell table:formula="of:=[.C143]*[.F143]" office:value-type="float" office:value="1779544" calcext:value-type="float">
            <text:p>1779544</text:p>
          </table:table-cell>
          <table:table-cell table:formula="of:=-[.F143]*([.C143]/[.$I$771])*(LOG([.C143];2)-32)" office:value-type="float" office:value="0.0102962642935962" calcext:value-type="float">
            <text:p>0,01029626429359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684" calcext:value-type="float">
            <text:p>12684</text:p>
          </table:table-cell>
          <table:table-cell office:value-type="string" calcext:value-type="string">
            <text:p>times.</text:p>
          </table:table-cell>
          <table:table-cell table:formula="of:=IF([.F144]&gt;[.F143];&quot;HIER!&quot;;&quot;&quot;)" office:value-type="string" office:string-value="HIER!" calcext:value-type="string">
            <text:p>HIER!</text:p>
          </table:table-cell>
          <table:table-cell table:formula="of:=[.C144]*[.F144]" office:value-type="float" office:value="1813812" calcext:value-type="float">
            <text:p>1813812</text:p>
          </table:table-cell>
          <table:table-cell table:formula="of:=-[.F144]*([.C144]/[.$I$771])*(LOG([.C144];2)-32)" office:value-type="float" office:value="0.0104902599591052" calcext:value-type="float">
            <text:p>0,01049025995910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355" calcext:value-type="float">
            <text:p>12355</text:p>
          </table:table-cell>
          <table:table-cell office:value-type="string" calcext:value-type="string">
            <text:p>times.</text:p>
          </table:table-cell>
          <table:table-cell table:formula="of:=IF([.F145]&gt;[.F144];&quot;HIER!&quot;;&quot;&quot;)">
            <text:p/>
          </table:table-cell>
          <table:table-cell table:formula="of:=[.C145]*[.F145]" office:value-type="float" office:value="1779120" calcext:value-type="float">
            <text:p>1779120</text:p>
          </table:table-cell>
          <table:table-cell table:formula="of:=-[.F145]*([.C145]/[.$I$771])*(LOG([.C145];2)-32)" office:value-type="float" office:value="0.0102854527140581" calcext:value-type="float">
            <text:p>0,01028545271405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times.</text:p>
          </table:table-cell>
          <table:table-cell table:formula="of:=IF([.F146]&gt;[.F145];&quot;HIER!&quot;;&quot;&quot;)" office:value-type="string" office:string-value="HIER!" calcext:value-type="string">
            <text:p>HIER!</text:p>
          </table:table-cell>
          <table:table-cell table:formula="of:=[.C146]*[.F146]" office:value-type="float" office:value="1803655" calcext:value-type="float">
            <text:p>1803655</text:p>
          </table:table-cell>
          <table:table-cell table:formula="of:=-[.F146]*([.C146]/[.$I$771])*(LOG([.C146];2)-32)" office:value-type="float" office:value="0.0104231017339623" calcext:value-type="float">
            <text:p>0,0104231017339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220" calcext:value-type="float">
            <text:p>12220</text:p>
          </table:table-cell>
          <table:table-cell office:value-type="string" calcext:value-type="string">
            <text:p>times.</text:p>
          </table:table-cell>
          <table:table-cell table:formula="of:=IF([.F147]&gt;[.F146];&quot;HIER!&quot;;&quot;&quot;)">
            <text:p/>
          </table:table-cell>
          <table:table-cell table:formula="of:=[.C147]*[.F147]" office:value-type="float" office:value="1784120" calcext:value-type="float">
            <text:p>1784120</text:p>
          </table:table-cell>
          <table:table-cell table:formula="of:=-[.F147]*([.C147]/[.$I$771])*(LOG([.C147];2)-32)" office:value-type="float" office:value="0.0103060924932386" calcext:value-type="float">
            <text:p>0,01030609249323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182" calcext:value-type="float">
            <text:p>12182</text:p>
          </table:table-cell>
          <table:table-cell office:value-type="string" calcext:value-type="string">
            <text:p>times.</text:p>
          </table:table-cell>
          <table:table-cell table:formula="of:=IF([.F148]&gt;[.F147];&quot;HIER!&quot;;&quot;&quot;)">
            <text:p/>
          </table:table-cell>
          <table:table-cell table:formula="of:=[.C148]*[.F148]" office:value-type="float" office:value="1790754" calcext:value-type="float">
            <text:p>1790754</text:p>
          </table:table-cell>
          <table:table-cell table:formula="of:=-[.F148]*([.C148]/[.$I$771])*(LOG([.C148];2)-32)" office:value-type="float" office:value="0.0103403082931868" calcext:value-type="float">
            <text:p>0,01034030829318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282" calcext:value-type="float">
            <text:p>12282</text:p>
          </table:table-cell>
          <table:table-cell office:value-type="string" calcext:value-type="string">
            <text:p>times.</text:p>
          </table:table-cell>
          <table:table-cell table:formula="of:=IF([.F149]&gt;[.F148];&quot;HIER!&quot;;&quot;&quot;)" office:value-type="string" office:string-value="HIER!" calcext:value-type="string">
            <text:p>HIER!</text:p>
          </table:table-cell>
          <table:table-cell table:formula="of:=[.C149]*[.F149]" office:value-type="float" office:value="1817736" calcext:value-type="float">
            <text:p>1817736</text:p>
          </table:table-cell>
          <table:table-cell table:formula="of:=-[.F149]*([.C149]/[.$I$771])*(LOG([.C149];2)-32)" office:value-type="float" office:value="0.0104919702459534" calcext:value-type="float">
            <text:p>0,01049197024595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473" calcext:value-type="float">
            <text:p>11473</text:p>
          </table:table-cell>
          <table:table-cell office:value-type="string" calcext:value-type="string">
            <text:p>times.</text:p>
          </table:table-cell>
          <table:table-cell table:formula="of:=IF([.F150]&gt;[.F149];&quot;HIER!&quot;;&quot;&quot;)">
            <text:p/>
          </table:table-cell>
          <table:table-cell table:formula="of:=[.C150]*[.F150]" office:value-type="float" office:value="1709477" calcext:value-type="float">
            <text:p>1709477</text:p>
          </table:table-cell>
          <table:table-cell table:formula="of:=-[.F150]*([.C150]/[.$I$771])*(LOG([.C150];2)-32)" office:value-type="float" office:value="0.00986323260123513" calcext:value-type="float">
            <text:p>0,00986323260123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601" calcext:value-type="float">
            <text:p>12601</text:p>
          </table:table-cell>
          <table:table-cell office:value-type="string" calcext:value-type="string">
            <text:p>times.</text:p>
          </table:table-cell>
          <table:table-cell table:formula="of:=IF([.F151]&gt;[.F150];&quot;HIER!&quot;;&quot;&quot;)" office:value-type="string" office:string-value="HIER!" calcext:value-type="string">
            <text:p>HIER!</text:p>
          </table:table-cell>
          <table:table-cell table:formula="of:=[.C151]*[.F151]" office:value-type="float" office:value="1890150" calcext:value-type="float">
            <text:p>1890150</text:p>
          </table:table-cell>
          <table:table-cell table:formula="of:=-[.F151]*([.C151]/[.$I$771])*(LOG([.C151];2)-32)" office:value-type="float" office:value="0.0109014213905109" calcext:value-type="float">
            <text:p>0,01090142139051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times.</text:p>
          </table:table-cell>
          <table:table-cell table:formula="of:=IF([.F152]&gt;[.F151];&quot;HIER!&quot;;&quot;&quot;)">
            <text:p/>
          </table:table-cell>
          <table:table-cell table:formula="of:=[.C152]*[.F152]" office:value-type="float" office:value="1820607" calcext:value-type="float">
            <text:p>1820607</text:p>
          </table:table-cell>
          <table:table-cell table:formula="of:=-[.F152]*([.C152]/[.$I$771])*(LOG([.C152];2)-32)" office:value-type="float" office:value="0.0104962693673446" calcext:value-type="float">
            <text:p>0,01049626936734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times.</text:p>
          </table:table-cell>
          <table:table-cell table:formula="of:=IF([.F153]&gt;[.F152];&quot;HIER!&quot;;&quot;&quot;)" office:value-type="string" office:string-value="HIER!" calcext:value-type="string">
            <text:p>HIER!</text:p>
          </table:table-cell>
          <table:table-cell table:formula="of:=[.C153]*[.F153]" office:value-type="float" office:value="1833880" calcext:value-type="float">
            <text:p>1833880</text:p>
          </table:table-cell>
          <table:table-cell table:formula="of:=-[.F153]*([.C153]/[.$I$771])*(LOG([.C153];2)-32)" office:value-type="float" office:value="0.0105687255718853" calcext:value-type="float">
            <text:p>0,01056872557188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966" calcext:value-type="float">
            <text:p>11966</text:p>
          </table:table-cell>
          <table:table-cell office:value-type="string" calcext:value-type="string">
            <text:p>times.</text:p>
          </table:table-cell>
          <table:table-cell table:formula="of:=IF([.F154]&gt;[.F153];&quot;HIER!&quot;;&quot;&quot;)">
            <text:p/>
          </table:table-cell>
          <table:table-cell table:formula="of:=[.C154]*[.F154]" office:value-type="float" office:value="1830798" calcext:value-type="float">
            <text:p>1830798</text:p>
          </table:table-cell>
          <table:table-cell table:formula="of:=-[.F154]*([.C154]/[.$I$771])*(LOG([.C154];2)-32)" office:value-type="float" office:value="0.0105469312640778" calcext:value-type="float">
            <text:p>0,01054693126407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636" calcext:value-type="float">
            <text:p>11636</text:p>
          </table:table-cell>
          <table:table-cell office:value-type="string" calcext:value-type="string">
            <text:p>times.</text:p>
          </table:table-cell>
          <table:table-cell table:formula="of:=IF([.F155]&gt;[.F154];&quot;HIER!&quot;;&quot;&quot;)">
            <text:p/>
          </table:table-cell>
          <table:table-cell table:formula="of:=[.C155]*[.F155]" office:value-type="float" office:value="1791944" calcext:value-type="float">
            <text:p>1791944</text:p>
          </table:table-cell>
          <table:table-cell table:formula="of:=-[.F155]*([.C155]/[.$I$771])*(LOG([.C155];2)-32)" office:value-type="float" office:value="0.01031917833237" calcext:value-type="float">
            <text:p>0,0103191783323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607" calcext:value-type="float">
            <text:p>11607</text:p>
          </table:table-cell>
          <table:table-cell office:value-type="string" calcext:value-type="string">
            <text:p>times.</text:p>
          </table:table-cell>
          <table:table-cell table:formula="of:=IF([.F156]&gt;[.F155];&quot;HIER!&quot;;&quot;&quot;)">
            <text:p/>
          </table:table-cell>
          <table:table-cell table:formula="of:=[.C156]*[.F156]" office:value-type="float" office:value="1799085" calcext:value-type="float">
            <text:p>1799085</text:p>
          </table:table-cell>
          <table:table-cell table:formula="of:=-[.F156]*([.C156]/[.$I$771])*(LOG([.C156];2)-32)" office:value-type="float" office:value="0.0103563893875892" calcext:value-type="float">
            <text:p>0,0103563893875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547" calcext:value-type="float">
            <text:p>11547</text:p>
          </table:table-cell>
          <table:table-cell office:value-type="string" calcext:value-type="string">
            <text:p>times.</text:p>
          </table:table-cell>
          <table:table-cell table:formula="of:=IF([.F157]&gt;[.F156];&quot;HIER!&quot;;&quot;&quot;)">
            <text:p/>
          </table:table-cell>
          <table:table-cell table:formula="of:=[.C157]*[.F157]" office:value-type="float" office:value="1801332" calcext:value-type="float">
            <text:p>1801332</text:p>
          </table:table-cell>
          <table:table-cell table:formula="of:=-[.F157]*([.C157]/[.$I$771])*(LOG([.C157];2)-32)" office:value-type="float" office:value="0.0103654330247763" calcext:value-type="float">
            <text:p>0,01036543302477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508" calcext:value-type="float">
            <text:p>11508</text:p>
          </table:table-cell>
          <table:table-cell office:value-type="string" calcext:value-type="string">
            <text:p>times.</text:p>
          </table:table-cell>
          <table:table-cell table:formula="of:=IF([.F158]&gt;[.F157];&quot;HIER!&quot;;&quot;&quot;)">
            <text:p/>
          </table:table-cell>
          <table:table-cell table:formula="of:=[.C158]*[.F158]" office:value-type="float" office:value="1806756" calcext:value-type="float">
            <text:p>1806756</text:p>
          </table:table-cell>
          <table:table-cell table:formula="of:=-[.F158]*([.C158]/[.$I$771])*(LOG([.C158];2)-32)" office:value-type="float" office:value="0.0103927664910945" calcext:value-type="float">
            <text:p>0,01039276649109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373" calcext:value-type="float">
            <text:p>11373</text:p>
          </table:table-cell>
          <table:table-cell office:value-type="string" calcext:value-type="string">
            <text:p>times.</text:p>
          </table:table-cell>
          <table:table-cell table:formula="of:=IF([.F159]&gt;[.F158];&quot;HIER!&quot;;&quot;&quot;)">
            <text:p/>
          </table:table-cell>
          <table:table-cell table:formula="of:=[.C159]*[.F159]" office:value-type="float" office:value="1796934" calcext:value-type="float">
            <text:p>1796934</text:p>
          </table:table-cell>
          <table:table-cell table:formula="of:=-[.F159]*([.C159]/[.$I$771])*(LOG([.C159];2)-32)" office:value-type="float" office:value="0.0103324363113044" calcext:value-type="float">
            <text:p>0,01033243631130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401" calcext:value-type="float">
            <text:p>11401</text:p>
          </table:table-cell>
          <table:table-cell office:value-type="string" calcext:value-type="string">
            <text:p>times.</text:p>
          </table:table-cell>
          <table:table-cell table:formula="of:=IF([.F160]&gt;[.F159];&quot;HIER!&quot;;&quot;&quot;)" office:value-type="string" office:string-value="HIER!" calcext:value-type="string">
            <text:p>HIER!</text:p>
          </table:table-cell>
          <table:table-cell table:formula="of:=[.C160]*[.F160]" office:value-type="float" office:value="1812759" calcext:value-type="float">
            <text:p>1812759</text:p>
          </table:table-cell>
          <table:table-cell table:formula="of:=-[.F160]*([.C160]/[.$I$771])*(LOG([.C160];2)-32)" office:value-type="float" office:value="0.0104195889101507" calcext:value-type="float">
            <text:p>0,01041958891015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times.</text:p>
          </table:table-cell>
          <table:table-cell table:formula="of:=IF([.F161]&gt;[.F160];&quot;HIER!&quot;;&quot;&quot;)">
            <text:p/>
          </table:table-cell>
          <table:table-cell table:formula="of:=[.C161]*[.F161]" office:value-type="float" office:value="1811040" calcext:value-type="float">
            <text:p>1811040</text:p>
          </table:table-cell>
          <table:table-cell table:formula="of:=-[.F161]*([.C161]/[.$I$771])*(LOG([.C161];2)-32)" office:value-type="float" office:value="0.0104058942159254" calcext:value-type="float">
            <text:p>0,01040589421592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157" calcext:value-type="float">
            <text:p>11157</text:p>
          </table:table-cell>
          <table:table-cell office:value-type="string" calcext:value-type="string">
            <text:p>times.</text:p>
          </table:table-cell>
          <table:table-cell table:formula="of:=IF([.F162]&gt;[.F161];&quot;HIER!&quot;;&quot;&quot;)">
            <text:p/>
          </table:table-cell>
          <table:table-cell table:formula="of:=[.C162]*[.F162]" office:value-type="float" office:value="1796277" calcext:value-type="float">
            <text:p>1796277</text:p>
          </table:table-cell>
          <table:table-cell table:formula="of:=-[.F162]*([.C162]/[.$I$771])*(LOG([.C162];2)-32)" office:value-type="float" office:value="0.0103173094389334" calcext:value-type="float">
            <text:p>0,01031730943893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174" calcext:value-type="float">
            <text:p>11174</text:p>
          </table:table-cell>
          <table:table-cell office:value-type="string" calcext:value-type="string">
            <text:p>times.</text:p>
          </table:table-cell>
          <table:table-cell table:formula="of:=IF([.F163]&gt;[.F162];&quot;HIER!&quot;;&quot;&quot;)" office:value-type="string" office:string-value="HIER!" calcext:value-type="string">
            <text:p>HIER!</text:p>
          </table:table-cell>
          <table:table-cell table:formula="of:=[.C163]*[.F163]" office:value-type="float" office:value="1810188" calcext:value-type="float">
            <text:p>1810188</text:p>
          </table:table-cell>
          <table:table-cell table:formula="of:=-[.F163]*([.C163]/[.$I$771])*(LOG([.C163];2)-32)" office:value-type="float" office:value="0.0103934452875932" calcext:value-type="float">
            <text:p>0,01039344528759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029" calcext:value-type="float">
            <text:p>11029</text:p>
          </table:table-cell>
          <table:table-cell office:value-type="string" calcext:value-type="string">
            <text:p>times.</text:p>
          </table:table-cell>
          <table:table-cell table:formula="of:=IF([.F164]&gt;[.F163];&quot;HIER!&quot;;&quot;&quot;)">
            <text:p/>
          </table:table-cell>
          <table:table-cell table:formula="of:=[.C164]*[.F164]" office:value-type="float" office:value="1797727" calcext:value-type="float">
            <text:p>1797727</text:p>
          </table:table-cell>
          <table:table-cell table:formula="of:=-[.F164]*([.C164]/[.$I$771])*(LOG([.C164];2)-32)" office:value-type="float" office:value="0.010318182637328" calcext:value-type="float">
            <text:p>0,01031818263732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815" calcext:value-type="float">
            <text:p>10815</text:p>
          </table:table-cell>
          <table:table-cell office:value-type="string" calcext:value-type="string">
            <text:p>times.</text:p>
          </table:table-cell>
          <table:table-cell table:formula="of:=IF([.F165]&gt;[.F164];&quot;HIER!&quot;;&quot;&quot;)">
            <text:p/>
          </table:table-cell>
          <table:table-cell table:formula="of:=[.C165]*[.F165]" office:value-type="float" office:value="1773660" calcext:value-type="float">
            <text:p>1773660</text:p>
          </table:table-cell>
          <table:table-cell table:formula="of:=-[.F165]*([.C165]/[.$I$771])*(LOG([.C165];2)-32)" office:value-type="float" office:value="0.0101764044518324" calcext:value-type="float">
            <text:p>0,01017640445183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693" calcext:value-type="float">
            <text:p>10693</text:p>
          </table:table-cell>
          <table:table-cell office:value-type="string" calcext:value-type="string">
            <text:p>times.</text:p>
          </table:table-cell>
          <table:table-cell table:formula="of:=IF([.F166]&gt;[.F165];&quot;HIER!&quot;;&quot;&quot;)">
            <text:p/>
          </table:table-cell>
          <table:table-cell table:formula="of:=[.C166]*[.F166]" office:value-type="float" office:value="1764345" calcext:value-type="float">
            <text:p>1764345</text:p>
          </table:table-cell>
          <table:table-cell table:formula="of:=-[.F166]*([.C166]/[.$I$771])*(LOG([.C166];2)-32)" office:value-type="float" office:value="0.0101193567348892" calcext:value-type="float">
            <text:p>0,0101193567348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575" calcext:value-type="float">
            <text:p>10575</text:p>
          </table:table-cell>
          <table:table-cell office:value-type="string" calcext:value-type="string">
            <text:p>times.</text:p>
          </table:table-cell>
          <table:table-cell table:formula="of:=IF([.F167]&gt;[.F166];&quot;HIER!&quot;;&quot;&quot;)">
            <text:p/>
          </table:table-cell>
          <table:table-cell table:formula="of:=[.C167]*[.F167]" office:value-type="float" office:value="1755450" calcext:value-type="float">
            <text:p>1755450</text:p>
          </table:table-cell>
          <table:table-cell table:formula="of:=-[.F167]*([.C167]/[.$I$771])*(LOG([.C167];2)-32)" office:value-type="float" office:value="0.010064776761048" calcext:value-type="float">
            <text:p>0,01006477676104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615" calcext:value-type="float">
            <text:p>10615</text:p>
          </table:table-cell>
          <table:table-cell office:value-type="string" calcext:value-type="string">
            <text:p>times.</text:p>
          </table:table-cell>
          <table:table-cell table:formula="of:=IF([.F168]&gt;[.F167];&quot;HIER!&quot;;&quot;&quot;)" office:value-type="string" office:string-value="HIER!" calcext:value-type="string">
            <text:p>HIER!</text:p>
          </table:table-cell>
          <table:table-cell table:formula="of:=[.C168]*[.F168]" office:value-type="float" office:value="1772705" calcext:value-type="float">
            <text:p>1772705</text:p>
          </table:table-cell>
          <table:table-cell table:formula="of:=-[.F168]*([.C168]/[.$I$771])*(LOG([.C168];2)-32)" office:value-type="float" office:value="0.0101601310265739" calcext:value-type="float">
            <text:p>0,01016013102657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565" calcext:value-type="float">
            <text:p>10565</text:p>
          </table:table-cell>
          <table:table-cell office:value-type="string" calcext:value-type="string">
            <text:p>times.</text:p>
          </table:table-cell>
          <table:table-cell table:formula="of:=IF([.F169]&gt;[.F168];&quot;HIER!&quot;;&quot;&quot;)">
            <text:p/>
          </table:table-cell>
          <table:table-cell table:formula="of:=[.C169]*[.F169]" office:value-type="float" office:value="1774920" calcext:value-type="float">
            <text:p>1774920</text:p>
          </table:table-cell>
          <table:table-cell table:formula="of:=-[.F169]*([.C169]/[.$I$771])*(LOG([.C169];2)-32)" office:value-type="float" office:value="0.0101692667137742" calcext:value-type="float">
            <text:p>0,01016926671377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168" calcext:value-type="float">
            <text:p>10168</text:p>
          </table:table-cell>
          <table:table-cell office:value-type="string" calcext:value-type="string">
            <text:p>times.</text:p>
          </table:table-cell>
          <table:table-cell table:formula="of:=IF([.F170]&gt;[.F169];&quot;HIER!&quot;;&quot;&quot;)">
            <text:p/>
          </table:table-cell>
          <table:table-cell table:formula="of:=[.C170]*[.F170]" office:value-type="float" office:value="1718392" calcext:value-type="float">
            <text:p>1718392</text:p>
          </table:table-cell>
          <table:table-cell table:formula="of:=-[.F170]*([.C170]/[.$I$771])*(LOG([.C170];2)-32)" office:value-type="float" office:value="0.00984196830162038" calcext:value-type="float">
            <text:p>0,009841968301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475" calcext:value-type="float">
            <text:p>10475</text:p>
          </table:table-cell>
          <table:table-cell office:value-type="string" calcext:value-type="string">
            <text:p>times.</text:p>
          </table:table-cell>
          <table:table-cell table:formula="of:=IF([.F171]&gt;[.F170];&quot;HIER!&quot;;&quot;&quot;)" office:value-type="string" office:string-value="HIER!" calcext:value-type="string">
            <text:p>HIER!</text:p>
          </table:table-cell>
          <table:table-cell table:formula="of:=[.C171]*[.F171]" office:value-type="float" office:value="1780750" calcext:value-type="float">
            <text:p>1780750</text:p>
          </table:table-cell>
          <table:table-cell table:formula="of:=-[.F171]*([.C171]/[.$I$771])*(LOG([.C171];2)-32)" office:value-type="float" office:value="0.0101955903439021" calcext:value-type="float">
            <text:p>0,01019559034390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273" calcext:value-type="float">
            <text:p>10273</text:p>
          </table:table-cell>
          <table:table-cell office:value-type="string" calcext:value-type="string">
            <text:p>times.</text:p>
          </table:table-cell>
          <table:table-cell table:formula="of:=IF([.F172]&gt;[.F171];&quot;HIER!&quot;;&quot;&quot;)">
            <text:p/>
          </table:table-cell>
          <table:table-cell table:formula="of:=[.C172]*[.F172]" office:value-type="float" office:value="1756683" calcext:value-type="float">
            <text:p>1756683</text:p>
          </table:table-cell>
          <table:table-cell table:formula="of:=-[.F172]*([.C172]/[.$I$771])*(LOG([.C172];2)-32)" office:value-type="float" office:value="0.0100543351356389" calcext:value-type="float">
            <text:p>0,01005433513563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313" calcext:value-type="float">
            <text:p>10313</text:p>
          </table:table-cell>
          <table:table-cell office:value-type="string" calcext:value-type="string">
            <text:p>times.</text:p>
          </table:table-cell>
          <table:table-cell table:formula="of:=IF([.F173]&gt;[.F172];&quot;HIER!&quot;;&quot;&quot;)" office:value-type="string" office:string-value="HIER!" calcext:value-type="string">
            <text:p>HIER!</text:p>
          </table:table-cell>
          <table:table-cell table:formula="of:=[.C173]*[.F173]" office:value-type="float" office:value="1773836" calcext:value-type="float">
            <text:p>1773836</text:p>
          </table:table-cell>
          <table:table-cell table:formula="of:=-[.F173]*([.C173]/[.$I$771])*(LOG([.C173];2)-32)" office:value-type="float" office:value="0.0101490356569593" calcext:value-type="float">
            <text:p>0,01014903565695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190" calcext:value-type="float">
            <text:p>10190</text:p>
          </table:table-cell>
          <table:table-cell office:value-type="string" calcext:value-type="string">
            <text:p>times.</text:p>
          </table:table-cell>
          <table:table-cell table:formula="of:=IF([.F174]&gt;[.F173];&quot;HIER!&quot;;&quot;&quot;)">
            <text:p/>
          </table:table-cell>
          <table:table-cell table:formula="of:=[.C174]*[.F174]" office:value-type="float" office:value="1762870" calcext:value-type="float">
            <text:p>1762870</text:p>
          </table:table-cell>
          <table:table-cell table:formula="of:=-[.F174]*([.C174]/[.$I$771])*(LOG([.C174];2)-32)" office:value-type="float" office:value="0.0100828606952787" calcext:value-type="float">
            <text:p>0,01008286069527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184" calcext:value-type="float">
            <text:p>10184</text:p>
          </table:table-cell>
          <table:table-cell office:value-type="string" calcext:value-type="string">
            <text:p>times.</text:p>
          </table:table-cell>
          <table:table-cell table:formula="of:=IF([.F175]&gt;[.F174];&quot;HIER!&quot;;&quot;&quot;)">
            <text:p/>
          </table:table-cell>
          <table:table-cell table:formula="of:=[.C175]*[.F175]" office:value-type="float" office:value="1772016" calcext:value-type="float">
            <text:p>1772016</text:p>
          </table:table-cell>
          <table:table-cell table:formula="of:=-[.F175]*([.C175]/[.$I$771])*(LOG([.C175];2)-32)" office:value-type="float" office:value="0.0101317411843362" calcext:value-type="float">
            <text:p>0,01013174118433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175" calcext:value-type="float">
            <text:p>10175</text:p>
          </table:table-cell>
          <table:table-cell office:value-type="string" calcext:value-type="string">
            <text:p>times.</text:p>
          </table:table-cell>
          <table:table-cell table:formula="of:=IF([.F176]&gt;[.F175];&quot;HIER!&quot;;&quot;&quot;)">
            <text:p/>
          </table:table-cell>
          <table:table-cell table:formula="of:=[.C176]*[.F176]" office:value-type="float" office:value="1780625" calcext:value-type="float">
            <text:p>1780625</text:p>
          </table:table-cell>
          <table:table-cell table:formula="of:=-[.F176]*([.C176]/[.$I$771])*(LOG([.C176];2)-32)" office:value-type="float" office:value="0.0101775366845526" calcext:value-type="float">
            <text:p>0,01017753668455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992" calcext:value-type="float">
            <text:p>9992</text:p>
          </table:table-cell>
          <table:table-cell office:value-type="string" calcext:value-type="string">
            <text:p>times.</text:p>
          </table:table-cell>
          <table:table-cell table:formula="of:=IF([.F177]&gt;[.F176];&quot;HIER!&quot;;&quot;&quot;)">
            <text:p/>
          </table:table-cell>
          <table:table-cell table:formula="of:=[.C177]*[.F177]" office:value-type="float" office:value="1758592" calcext:value-type="float">
            <text:p>1758592</text:p>
          </table:table-cell>
          <table:table-cell table:formula="of:=-[.F177]*([.C177]/[.$I$771])*(LOG([.C177];2)-32)" office:value-type="float" office:value="0.0100482365188462" calcext:value-type="float">
            <text:p>0,01004823651884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048" calcext:value-type="float">
            <text:p>10048</text:p>
          </table:table-cell>
          <table:table-cell office:value-type="string" calcext:value-type="string">
            <text:p>times.</text:p>
          </table:table-cell>
          <table:table-cell table:formula="of:=IF([.F178]&gt;[.F177];&quot;HIER!&quot;;&quot;&quot;)" office:value-type="string" office:string-value="HIER!" calcext:value-type="string">
            <text:p>HIER!</text:p>
          </table:table-cell>
          <table:table-cell table:formula="of:=[.C178]*[.F178]" office:value-type="float" office:value="1778496" calcext:value-type="float">
            <text:p>1778496</text:p>
          </table:table-cell>
          <table:table-cell table:formula="of:=-[.F178]*([.C178]/[.$I$771])*(LOG([.C178];2)-32)" office:value-type="float" office:value="0.0101585791910998" calcext:value-type="float">
            <text:p>0,010158579191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891" calcext:value-type="float">
            <text:p>9891</text:p>
          </table:table-cell>
          <table:table-cell office:value-type="string" calcext:value-type="string">
            <text:p>times.</text:p>
          </table:table-cell>
          <table:table-cell table:formula="of:=IF([.F179]&gt;[.F178];&quot;HIER!&quot;;&quot;&quot;)">
            <text:p/>
          </table:table-cell>
          <table:table-cell table:formula="of:=[.C179]*[.F179]" office:value-type="float" office:value="1760598" calcext:value-type="float">
            <text:p>1760598</text:p>
          </table:table-cell>
          <table:table-cell table:formula="of:=-[.F179]*([.C179]/[.$I$771])*(LOG([.C179];2)-32)" office:value-type="float" office:value="0.0100530159363773" calcext:value-type="float">
            <text:p>0,01005301593637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878" calcext:value-type="float">
            <text:p>9878</text:p>
          </table:table-cell>
          <table:table-cell office:value-type="string" calcext:value-type="string">
            <text:p>times.</text:p>
          </table:table-cell>
          <table:table-cell table:formula="of:=IF([.F180]&gt;[.F179];&quot;HIER!&quot;;&quot;&quot;)">
            <text:p/>
          </table:table-cell>
          <table:table-cell table:formula="of:=[.C180]*[.F180]" office:value-type="float" office:value="1768162" calcext:value-type="float">
            <text:p>1768162</text:p>
          </table:table-cell>
          <table:table-cell table:formula="of:=-[.F180]*([.C180]/[.$I$771])*(LOG([.C180];2)-32)" office:value-type="float" office:value="0.0100928790233193" calcext:value-type="float">
            <text:p>0,01009287902331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833" calcext:value-type="float">
            <text:p>9833</text:p>
          </table:table-cell>
          <table:table-cell office:value-type="string" calcext:value-type="string">
            <text:p>times.</text:p>
          </table:table-cell>
          <table:table-cell table:formula="of:=IF([.F181]&gt;[.F180];&quot;HIER!&quot;;&quot;&quot;)">
            <text:p/>
          </table:table-cell>
          <table:table-cell table:formula="of:=[.C181]*[.F181]" office:value-type="float" office:value="1769940" calcext:value-type="float">
            <text:p>1769940</text:p>
          </table:table-cell>
          <table:table-cell table:formula="of:=-[.F181]*([.C181]/[.$I$771])*(LOG([.C181];2)-32)" office:value-type="float" office:value="0.0100997159096138" calcext:value-type="float">
            <text:p>0,01009971590961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940" calcext:value-type="float">
            <text:p>9940</text:p>
          </table:table-cell>
          <table:table-cell office:value-type="string" calcext:value-type="string">
            <text:p>times.</text:p>
          </table:table-cell>
          <table:table-cell table:formula="of:=IF([.F182]&gt;[.F181];&quot;HIER!&quot;;&quot;&quot;)" office:value-type="string" office:string-value="HIER!" calcext:value-type="string">
            <text:p>HIER!</text:p>
          </table:table-cell>
          <table:table-cell table:formula="of:=[.C182]*[.F182]" office:value-type="float" office:value="1799140" calcext:value-type="float">
            <text:p>1799140</text:p>
          </table:table-cell>
          <table:table-cell table:formula="of:=-[.F182]*([.C182]/[.$I$771])*(LOG([.C182];2)-32)" office:value-type="float" office:value="0.0102629902005925" calcext:value-type="float">
            <text:p>0,01026299020059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843" calcext:value-type="float">
            <text:p>9843</text:p>
          </table:table-cell>
          <table:table-cell office:value-type="string" calcext:value-type="string">
            <text:p>times.</text:p>
          </table:table-cell>
          <table:table-cell table:formula="of:=IF([.F183]&gt;[.F182];&quot;HIER!&quot;;&quot;&quot;)">
            <text:p/>
          </table:table-cell>
          <table:table-cell table:formula="of:=[.C183]*[.F183]" office:value-type="float" office:value="1791426" calcext:value-type="float">
            <text:p>1791426</text:p>
          </table:table-cell>
          <table:table-cell table:formula="of:=-[.F183]*([.C183]/[.$I$771])*(LOG([.C183];2)-32)" office:value-type="float" office:value="0.0102156711460295" calcext:value-type="float">
            <text:p>0,0102156711460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825" calcext:value-type="float">
            <text:p>9825</text:p>
          </table:table-cell>
          <table:table-cell office:value-type="string" calcext:value-type="string">
            <text:p>times.</text:p>
          </table:table-cell>
          <table:table-cell table:formula="of:=IF([.F184]&gt;[.F183];&quot;HIER!&quot;;&quot;&quot;)">
            <text:p/>
          </table:table-cell>
          <table:table-cell table:formula="of:=[.C184]*[.F184]" office:value-type="float" office:value="1797975" calcext:value-type="float">
            <text:p>1797975</text:p>
          </table:table-cell>
          <table:table-cell table:formula="of:=-[.F184]*([.C184]/[.$I$771])*(LOG([.C184];2)-32)" office:value-type="float" office:value="0.0102497077508041" calcext:value-type="float">
            <text:p>0,01024970775080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785" calcext:value-type="float">
            <text:p>9785</text:p>
          </table:table-cell>
          <table:table-cell office:value-type="string" calcext:value-type="string">
            <text:p>times.</text:p>
          </table:table-cell>
          <table:table-cell table:formula="of:=IF([.F185]&gt;[.F184];&quot;HIER!&quot;;&quot;&quot;)">
            <text:p/>
          </table:table-cell>
          <table:table-cell table:formula="of:=[.C185]*[.F185]" office:value-type="float" office:value="1800440" calcext:value-type="float">
            <text:p>1800440</text:p>
          </table:table-cell>
          <table:table-cell table:formula="of:=-[.F185]*([.C185]/[.$I$771])*(LOG([.C185];2)-32)" office:value-type="float" office:value="0.0102604641839482" calcext:value-type="float">
            <text:p>0,01026046418394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701" calcext:value-type="float">
            <text:p>9701</text:p>
          </table:table-cell>
          <table:table-cell office:value-type="string" calcext:value-type="string">
            <text:p>times.</text:p>
          </table:table-cell>
          <table:table-cell table:formula="of:=IF([.F186]&gt;[.F185];&quot;HIER!&quot;;&quot;&quot;)">
            <text:p/>
          </table:table-cell>
          <table:table-cell table:formula="of:=[.C186]*[.F186]" office:value-type="float" office:value="1794685" calcext:value-type="float">
            <text:p>1794685</text:p>
          </table:table-cell>
          <table:table-cell table:formula="of:=-[.F186]*([.C186]/[.$I$771])*(LOG([.C186];2)-32)" office:value-type="float" office:value="0.0102243997770206" calcext:value-type="float">
            <text:p>0,01022439977702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616" calcext:value-type="float">
            <text:p>9616</text:p>
          </table:table-cell>
          <table:table-cell office:value-type="string" calcext:value-type="string">
            <text:p>times.</text:p>
          </table:table-cell>
          <table:table-cell table:formula="of:=IF([.F187]&gt;[.F186];&quot;HIER!&quot;;&quot;&quot;)">
            <text:p/>
          </table:table-cell>
          <table:table-cell table:formula="of:=[.C187]*[.F187]" office:value-type="float" office:value="1788576" calcext:value-type="float">
            <text:p>1788576</text:p>
          </table:table-cell>
          <table:table-cell table:formula="of:=-[.F187]*([.C187]/[.$I$771])*(LOG([.C187];2)-32)" office:value-type="float" office:value="0.0101863577706422" calcext:value-type="float">
            <text:p>0,01018635777064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625" calcext:value-type="float">
            <text:p>9625</text:p>
          </table:table-cell>
          <table:table-cell office:value-type="string" calcext:value-type="string">
            <text:p>times.</text:p>
          </table:table-cell>
          <table:table-cell table:formula="of:=IF([.F188]&gt;[.F187];&quot;HIER!&quot;;&quot;&quot;)" office:value-type="string" office:string-value="HIER!" calcext:value-type="string">
            <text:p>HIER!</text:p>
          </table:table-cell>
          <table:table-cell table:formula="of:=[.C188]*[.F188]" office:value-type="float" office:value="1799875" calcext:value-type="float">
            <text:p>1799875</text:p>
          </table:table-cell>
          <table:table-cell table:formula="of:=-[.F188]*([.C188]/[.$I$771])*(LOG([.C188];2)-32)" office:value-type="float" office:value="0.0102474664649949" calcext:value-type="float">
            <text:p>0,01024746646499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488" calcext:value-type="float">
            <text:p>9488</text:p>
          </table:table-cell>
          <table:table-cell office:value-type="string" calcext:value-type="string">
            <text:p>times.</text:p>
          </table:table-cell>
          <table:table-cell table:formula="of:=IF([.F189]&gt;[.F188];&quot;HIER!&quot;;&quot;&quot;)">
            <text:p/>
          </table:table-cell>
          <table:table-cell table:formula="of:=[.C189]*[.F189]" office:value-type="float" office:value="1783744" calcext:value-type="float">
            <text:p>1783744</text:p>
          </table:table-cell>
          <table:table-cell table:formula="of:=-[.F189]*([.C189]/[.$I$771])*(LOG([.C189];2)-32)" office:value-type="float" office:value="0.0101524301486446" calcext:value-type="float">
            <text:p>0,01015243014864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417" calcext:value-type="float">
            <text:p>9417</text:p>
          </table:table-cell>
          <table:table-cell office:value-type="string" calcext:value-type="string">
            <text:p>times.</text:p>
          </table:table-cell>
          <table:table-cell table:formula="of:=IF([.F190]&gt;[.F189];&quot;HIER!&quot;;&quot;&quot;)">
            <text:p/>
          </table:table-cell>
          <table:table-cell table:formula="of:=[.C190]*[.F190]" office:value-type="float" office:value="1779813" calcext:value-type="float">
            <text:p>1779813</text:p>
          </table:table-cell>
          <table:table-cell table:formula="of:=-[.F190]*([.C190]/[.$I$771])*(LOG([.C190];2)-32)" office:value-type="float" office:value="0.0101268847063696" calcext:value-type="float">
            <text:p>0,0101268847063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444" calcext:value-type="float">
            <text:p>9444</text:p>
          </table:table-cell>
          <table:table-cell office:value-type="string" calcext:value-type="string">
            <text:p>times.</text:p>
          </table:table-cell>
          <table:table-cell table:formula="of:=IF([.F191]&gt;[.F190];&quot;HIER!&quot;;&quot;&quot;)" office:value-type="string" office:string-value="HIER!" calcext:value-type="string">
            <text:p>HIER!</text:p>
          </table:table-cell>
          <table:table-cell table:formula="of:=[.C191]*[.F191]" office:value-type="float" office:value="1794360" calcext:value-type="float">
            <text:p>1794360</text:p>
          </table:table-cell>
          <table:table-cell table:formula="of:=-[.F191]*([.C191]/[.$I$771])*(LOG([.C191];2)-32)" office:value-type="float" office:value="0.0102064744314727" calcext:value-type="float">
            <text:p>0,01020647443147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441" calcext:value-type="float">
            <text:p>9441</text:p>
          </table:table-cell>
          <table:table-cell office:value-type="string" calcext:value-type="string">
            <text:p>times.</text:p>
          </table:table-cell>
          <table:table-cell table:formula="of:=IF([.F192]&gt;[.F191];&quot;HIER!&quot;;&quot;&quot;)">
            <text:p/>
          </table:table-cell>
          <table:table-cell table:formula="of:=[.C192]*[.F192]" office:value-type="float" office:value="1803231" calcext:value-type="float">
            <text:p>1803231</text:p>
          </table:table-cell>
          <table:table-cell table:formula="of:=-[.F192]*([.C192]/[.$I$771])*(LOG([.C192];2)-32)" office:value-type="float" office:value="0.0102537538476736" calcext:value-type="float">
            <text:p>0,01025375384767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473" calcext:value-type="float">
            <text:p>5473</text:p>
          </table:table-cell>
          <table:table-cell office:value-type="string" calcext:value-type="string">
            <text:p>times.</text:p>
          </table:table-cell>
          <table:table-cell table:formula="of:=IF([.F193]&gt;[.F192];&quot;HIER!&quot;;&quot;&quot;)">
            <text:p/>
          </table:table-cell>
          <table:table-cell table:formula="of:=[.C193]*[.F193]" office:value-type="float" office:value="1050816" calcext:value-type="float">
            <text:p>1050816</text:p>
          </table:table-cell>
          <table:table-cell table:formula="of:=-[.F193]*([.C193]/[.$I$771])*(LOG([.C193];2)-32)" office:value-type="float" office:value="0.00597343594879894" calcext:value-type="float">
            <text:p>0,00597343594879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times.</text:p>
          </table:table-cell>
          <table:table-cell table:formula="of:=IF([.F194]&gt;[.F193];&quot;HIER!&quot;;&quot;&quot;)">
            <text:p/>
          </table:table-cell>
          <table:table-cell table:formula="of:=[.C194]*[.F194]" office:value-type="float" office:value="325977" calcext:value-type="float">
            <text:p>325977</text:p>
          </table:table-cell>
          <table:table-cell table:formula="of:=-[.F194]*([.C194]/[.$I$771])*(LOG([.C194];2)-32)" office:value-type="float" office:value="0.00185246989884471" calcext:value-type="float">
            <text:p>0,00185246989884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times.</text:p>
          </table:table-cell>
          <table:table-cell table:formula="of:=IF([.F195]&gt;[.F194];&quot;HIER!&quot;;&quot;&quot;)">
            <text:p/>
          </table:table-cell>
          <table:table-cell table:formula="of:=[.C195]*[.F195]" office:value-type="float" office:value="320682" calcext:value-type="float">
            <text:p>320682</text:p>
          </table:table-cell>
          <table:table-cell table:formula="of:=-[.F195]*([.C195]/[.$I$771])*(LOG([.C195];2)-32)" office:value-type="float" office:value="0.00182182266142726" calcext:value-type="float">
            <text:p>0,00182182266142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times.</text:p>
          </table:table-cell>
          <table:table-cell table:formula="of:=IF([.F196]&gt;[.F195];&quot;HIER!&quot;;&quot;&quot;)">
            <text:p/>
          </table:table-cell>
          <table:table-cell table:formula="of:=[.C196]*[.F196]" office:value-type="float" office:value="316485" calcext:value-type="float">
            <text:p>316485</text:p>
          </table:table-cell>
          <table:table-cell table:formula="of:=-[.F196]*([.C196]/[.$I$771])*(LOG([.C196];2)-32)" office:value-type="float" office:value="0.00179743256085854" calcext:value-type="float">
            <text:p>0,00179743256085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imes.</text:p>
          </table:table-cell>
          <table:table-cell table:formula="of:=IF([.F197]&gt;[.F196];&quot;HIER!&quot;;&quot;&quot;)" office:value-type="string" office:string-value="HIER!" calcext:value-type="string">
            <text:p>HIER!</text:p>
          </table:table-cell>
          <table:table-cell table:formula="of:=[.C197]*[.F197]" office:value-type="float" office:value="319676" calcext:value-type="float">
            <text:p>319676</text:p>
          </table:table-cell>
          <table:table-cell table:formula="of:=-[.F197]*([.C197]/[.$I$771])*(LOG([.C197];2)-32)" office:value-type="float" office:value="0.00181500614058986" calcext:value-type="float">
            <text:p>0,0018150061405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times.</text:p>
          </table:table-cell>
          <table:table-cell table:formula="of:=IF([.F198]&gt;[.F197];&quot;HIER!&quot;;&quot;&quot;)" office:value-type="string" office:string-value="HIER!" calcext:value-type="string">
            <text:p>HIER!</text:p>
          </table:table-cell>
          <table:table-cell table:formula="of:=[.C198]*[.F198]" office:value-type="float" office:value="322883" calcext:value-type="float">
            <text:p>322883</text:p>
          </table:table-cell>
          <table:table-cell table:formula="of:=-[.F198]*([.C198]/[.$I$771])*(LOG([.C198];2)-32)" office:value-type="float" office:value="0.00183266239296144" calcext:value-type="float">
            <text:p>0,00183266239296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times.</text:p>
          </table:table-cell>
          <table:table-cell table:formula="of:=IF([.F199]&gt;[.F198];&quot;HIER!&quot;;&quot;&quot;)">
            <text:p/>
          </table:table-cell>
          <table:table-cell table:formula="of:=[.C199]*[.F199]" office:value-type="float" office:value="312246" calcext:value-type="float">
            <text:p>312246</text:p>
          </table:table-cell>
          <table:table-cell table:formula="of:=-[.F199]*([.C199]/[.$I$771])*(LOG([.C199];2)-32)" office:value-type="float" office:value="0.00177175642755037" calcext:value-type="float">
            <text:p>0,0017717564275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times.</text:p>
          </table:table-cell>
          <table:table-cell table:formula="of:=IF([.F200]&gt;[.F199];&quot;HIER!&quot;;&quot;&quot;)" office:value-type="string" office:string-value="HIER!" calcext:value-type="string">
            <text:p>HIER!</text:p>
          </table:table-cell>
          <table:table-cell table:formula="of:=[.C200]*[.F200]" office:value-type="float" office:value="326161" calcext:value-type="float">
            <text:p>326161</text:p>
          </table:table-cell>
          <table:table-cell table:formula="of:=-[.F200]*([.C200]/[.$I$771])*(LOG([.C200];2)-32)" office:value-type="float" office:value="0.00185016144000433" calcext:value-type="float">
            <text:p>0,00185016144000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times.</text:p>
          </table:table-cell>
          <table:table-cell table:formula="of:=IF([.F201]&gt;[.F200];&quot;HIER!&quot;;&quot;&quot;)">
            <text:p/>
          </table:table-cell>
          <table:table-cell table:formula="of:=[.C201]*[.F201]" office:value-type="float" office:value="317800" calcext:value-type="float">
            <text:p>317800</text:p>
          </table:table-cell>
          <table:table-cell table:formula="of:=-[.F201]*([.C201]/[.$I$771])*(LOG([.C201];2)-32)" office:value-type="float" office:value="0.00180219824027493" calcext:value-type="float">
            <text:p>0,00180219824027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times.</text:p>
          </table:table-cell>
          <table:table-cell table:formula="of:=IF([.F202]&gt;[.F201];&quot;HIER!&quot;;&quot;&quot;)" office:value-type="string" office:string-value="HIER!" calcext:value-type="string">
            <text:p>HIER!</text:p>
          </table:table-cell>
          <table:table-cell table:formula="of:=[.C202]*[.F202]" office:value-type="float" office:value="320997" calcext:value-type="float">
            <text:p>320997</text:p>
          </table:table-cell>
          <table:table-cell table:formula="of:=-[.F202]*([.C202]/[.$I$771])*(LOG([.C202];2)-32)" office:value-type="float" office:value="0.00181979019201515" calcext:value-type="float">
            <text:p>0,00181979019201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times.</text:p>
          </table:table-cell>
          <table:table-cell table:formula="of:=IF([.F203]&gt;[.F202];&quot;HIER!&quot;;&quot;&quot;)" office:value-type="string" office:string-value="HIER!" calcext:value-type="string">
            <text:p>HIER!</text:p>
          </table:table-cell>
          <table:table-cell table:formula="of:=[.C203]*[.F203]" office:value-type="float" office:value="323402" calcext:value-type="float">
            <text:p>323402</text:p>
          </table:table-cell>
          <table:table-cell table:formula="of:=-[.F203]*([.C203]/[.$I$771])*(LOG([.C203];2)-32)" office:value-type="float" office:value="0.00183288545581864" calcext:value-type="float">
            <text:p>0,00183288545581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times.</text:p>
          </table:table-cell>
          <table:table-cell table:formula="of:=IF([.F204]&gt;[.F203];&quot;HIER!&quot;;&quot;&quot;)" office:value-type="string" office:string-value="HIER!" calcext:value-type="string">
            <text:p>HIER!</text:p>
          </table:table-cell>
          <table:table-cell table:formula="of:=[.C204]*[.F204]" office:value-type="float" office:value="327642" calcext:value-type="float">
            <text:p>327642</text:p>
          </table:table-cell>
          <table:table-cell table:formula="of:=-[.F204]*([.C204]/[.$I$771])*(LOG([.C204];2)-32)" office:value-type="float" office:value="0.00185637222822328" calcext:value-type="float">
            <text:p>0,00185637222822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times.</text:p>
          </table:table-cell>
          <table:table-cell table:formula="of:=IF([.F205]&gt;[.F204];&quot;HIER!&quot;;&quot;&quot;)">
            <text:p/>
          </table:table-cell>
          <table:table-cell table:formula="of:=[.C205]*[.F205]" office:value-type="float" office:value="311304" calcext:value-type="float">
            <text:p>311304</text:p>
          </table:table-cell>
          <table:table-cell table:formula="of:=-[.F205]*([.C205]/[.$I$771])*(LOG([.C205];2)-32)" office:value-type="float" office:value="0.00176328963165705" calcext:value-type="float">
            <text:p>0,0017632896316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times.</text:p>
          </table:table-cell>
          <table:table-cell table:formula="of:=IF([.F206]&gt;[.F205];&quot;HIER!&quot;;&quot;&quot;)" office:value-type="string" office:string-value="HIER!" calcext:value-type="string">
            <text:p>HIER!</text:p>
          </table:table-cell>
          <table:table-cell table:formula="of:=[.C206]*[.F206]" office:value-type="float" office:value="327385" calcext:value-type="float">
            <text:p>327385</text:p>
          </table:table-cell>
          <table:table-cell table:formula="of:=-[.F206]*([.C206]/[.$I$771])*(LOG([.C206];2)-32)" office:value-type="float" office:value="0.00185383795938068" calcext:value-type="float">
            <text:p>0,00185383795938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imes.</text:p>
          </table:table-cell>
          <table:table-cell table:formula="of:=IF([.F207]&gt;[.F206];&quot;HIER!&quot;;&quot;&quot;)">
            <text:p/>
          </table:table-cell>
          <table:table-cell table:formula="of:=[.C207]*[.F207]" office:value-type="float" office:value="320330" calcext:value-type="float">
            <text:p>320330</text:p>
          </table:table-cell>
          <table:table-cell table:formula="of:=-[.F207]*([.C207]/[.$I$771])*(LOG([.C207];2)-32)" office:value-type="float" office:value="0.00181336498030634" calcext:value-type="float">
            <text:p>0,00181336498030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imes.</text:p>
          </table:table-cell>
          <table:table-cell table:formula="of:=IF([.F208]&gt;[.F207];&quot;HIER!&quot;;&quot;&quot;)">
            <text:p/>
          </table:table-cell>
          <table:table-cell table:formula="of:=[.C208]*[.F208]" office:value-type="float" office:value="321885" calcext:value-type="float">
            <text:p>321885</text:p>
          </table:table-cell>
          <table:table-cell table:formula="of:=-[.F208]*([.C208]/[.$I$771])*(LOG([.C208];2)-32)" office:value-type="float" office:value="0.00182164412706283" calcext:value-type="float">
            <text:p>0,00182164412706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times.</text:p>
          </table:table-cell>
          <table:table-cell table:formula="of:=IF([.F209]&gt;[.F208];&quot;HIER!&quot;;&quot;&quot;)" office:value-type="string" office:string-value="HIER!" calcext:value-type="string">
            <text:p>HIER!</text:p>
          </table:table-cell>
          <table:table-cell table:formula="of:=[.C209]*[.F209]" office:value-type="float" office:value="329056" calcext:value-type="float">
            <text:p>329056</text:p>
          </table:table-cell>
          <table:table-cell table:formula="of:=-[.F209]*([.C209]/[.$I$771])*(LOG([.C209];2)-32)" office:value-type="float" office:value="0.00186169429405298" calcext:value-type="float">
            <text:p>0,00186169429405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times.</text:p>
          </table:table-cell>
          <table:table-cell table:formula="of:=IF([.F210]&gt;[.F209];&quot;HIER!&quot;;&quot;&quot;)">
            <text:p/>
          </table:table-cell>
          <table:table-cell table:formula="of:=[.C210]*[.F210]" office:value-type="float" office:value="324786" calcext:value-type="float">
            <text:p>324786</text:p>
          </table:table-cell>
          <table:table-cell table:formula="of:=-[.F210]*([.C210]/[.$I$771])*(LOG([.C210];2)-32)" office:value-type="float" office:value="0.00183701274379342" calcext:value-type="float">
            <text:p>0,00183701274379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times.</text:p>
          </table:table-cell>
          <table:table-cell table:formula="of:=IF([.F211]&gt;[.F210];&quot;HIER!&quot;;&quot;&quot;)" office:value-type="string" office:string-value="HIER!" calcext:value-type="string">
            <text:p>HIER!</text:p>
          </table:table-cell>
          <table:table-cell table:formula="of:=[.C211]*[.F211]" office:value-type="float" office:value="328230" calcext:value-type="float">
            <text:p>328230</text:p>
          </table:table-cell>
          <table:table-cell table:formula="of:=-[.F211]*([.C211]/[.$I$771])*(LOG([.C211];2)-32)" office:value-type="float" office:value="0.00185596598166424" calcext:value-type="float">
            <text:p>0,00185596598166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times.</text:p>
          </table:table-cell>
          <table:table-cell table:formula="of:=IF([.F212]&gt;[.F211];&quot;HIER!&quot;;&quot;&quot;)">
            <text:p/>
          </table:table-cell>
          <table:table-cell table:formula="of:=[.C212]*[.F212]" office:value-type="float" office:value="320298" calcext:value-type="float">
            <text:p>320298</text:p>
          </table:table-cell>
          <table:table-cell table:formula="of:=-[.F212]*([.C212]/[.$I$771])*(LOG([.C212];2)-32)" office:value-type="float" office:value="0.00181060362887929" calcext:value-type="float">
            <text:p>0,00181060362887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times.</text:p>
          </table:table-cell>
          <table:table-cell table:formula="of:=IF([.F213]&gt;[.F212];&quot;HIER!&quot;;&quot;&quot;)">
            <text:p/>
          </table:table-cell>
          <table:table-cell table:formula="of:=[.C213]*[.F213]" office:value-type="float" office:value="320968" calcext:value-type="float">
            <text:p>320968</text:p>
          </table:table-cell>
          <table:table-cell table:formula="of:=-[.F213]*([.C213]/[.$I$771])*(LOG([.C213];2)-32)" office:value-type="float" office:value="0.00181388129190071" calcext:value-type="float">
            <text:p>0,0018138812919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times.</text:p>
          </table:table-cell>
          <table:table-cell table:formula="of:=IF([.F214]&gt;[.F213];&quot;HIER!&quot;;&quot;&quot;)" office:value-type="string" office:string-value="HIER!" calcext:value-type="string">
            <text:p>HIER!</text:p>
          </table:table-cell>
          <table:table-cell table:formula="of:=[.C214]*[.F214]" office:value-type="float" office:value="324186" calcext:value-type="float">
            <text:p>324186</text:p>
          </table:table-cell>
          <table:table-cell table:formula="of:=-[.F214]*([.C214]/[.$I$771])*(LOG([.C214];2)-32)" office:value-type="float" office:value="0.00183155467432399" calcext:value-type="float">
            <text:p>0,00183155467432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times.</text:p>
          </table:table-cell>
          <table:table-cell table:formula="of:=IF([.F215]&gt;[.F214];&quot;HIER!&quot;;&quot;&quot;)" office:value-type="string" office:string-value="HIER!" calcext:value-type="string">
            <text:p>HIER!</text:p>
          </table:table-cell>
          <table:table-cell table:formula="of:=[.C215]*[.F215]" office:value-type="float" office:value="327848" calcext:value-type="float">
            <text:p>327848</text:p>
          </table:table-cell>
          <table:table-cell table:formula="of:=-[.F215]*([.C215]/[.$I$771])*(LOG([.C215];2)-32)" office:value-type="float" office:value="0.00185172807691674" calcext:value-type="float">
            <text:p>0,00185172807691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times.</text:p>
          </table:table-cell>
          <table:table-cell table:formula="of:=IF([.F216]&gt;[.F215];&quot;HIER!&quot;;&quot;&quot;)">
            <text:p/>
          </table:table-cell>
          <table:table-cell table:formula="of:=[.C216]*[.F216]" office:value-type="float" office:value="328305" calcext:value-type="float">
            <text:p>328305</text:p>
          </table:table-cell>
          <table:table-cell table:formula="of:=-[.F216]*([.C216]/[.$I$771])*(LOG([.C216];2)-32)" office:value-type="float" office:value="0.00185379515088059" calcext:value-type="float">
            <text:p>0,00185379515088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times.</text:p>
          </table:table-cell>
          <table:table-cell table:formula="of:=IF([.F217]&gt;[.F216];&quot;HIER!&quot;;&quot;&quot;)">
            <text:p/>
          </table:table-cell>
          <table:table-cell table:formula="of:=[.C217]*[.F217]" office:value-type="float" office:value="322272" calcext:value-type="float">
            <text:p>322272</text:p>
          </table:table-cell>
          <table:table-cell table:formula="of:=-[.F217]*([.C217]/[.$I$771])*(LOG([.C217];2)-32)" office:value-type="float" office:value="0.00181922709916317" calcext:value-type="float">
            <text:p>0,00181922709916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times.</text:p>
          </table:table-cell>
          <table:table-cell table:formula="of:=IF([.F218]&gt;[.F217];&quot;HIER!&quot;;&quot;&quot;)">
            <text:p/>
          </table:table-cell>
          <table:table-cell table:formula="of:=[.C218]*[.F218]" office:value-type="float" office:value="322679" calcext:value-type="float">
            <text:p>322679</text:p>
          </table:table-cell>
          <table:table-cell table:formula="of:=-[.F218]*([.C218]/[.$I$771])*(LOG([.C218];2)-32)" office:value-type="float" office:value="0.00182102397313948" calcext:value-type="float">
            <text:p>0,00182102397313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times.</text:p>
          </table:table-cell>
          <table:table-cell table:formula="of:=IF([.F219]&gt;[.F218];&quot;HIER!&quot;;&quot;&quot;)">
            <text:p/>
          </table:table-cell>
          <table:table-cell table:formula="of:=[.C219]*[.F219]" office:value-type="float" office:value="314138" calcext:value-type="float">
            <text:p>314138</text:p>
          </table:table-cell>
          <table:table-cell table:formula="of:=-[.F219]*([.C219]/[.$I$771])*(LOG([.C219];2)-32)" office:value-type="float" office:value="0.00177233808501233" calcext:value-type="float">
            <text:p>0,00177233808501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times.</text:p>
          </table:table-cell>
          <table:table-cell table:formula="of:=IF([.F220]&gt;[.F219];&quot;HIER!&quot;;&quot;&quot;)">
            <text:p/>
          </table:table-cell>
          <table:table-cell table:formula="of:=[.C220]*[.F220]" office:value-type="float" office:value="293022" calcext:value-type="float">
            <text:p>293022</text:p>
          </table:table-cell>
          <table:table-cell table:formula="of:=-[.F220]*([.C220]/[.$I$771])*(LOG([.C220];2)-32)" office:value-type="float" office:value="0.00165275306120085" calcext:value-type="float">
            <text:p>0,0016527530612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times.</text:p>
          </table:table-cell>
          <table:table-cell table:formula="of:=IF([.F221]&gt;[.F220];&quot;HIER!&quot;;&quot;&quot;)" office:value-type="string" office:string-value="HIER!" calcext:value-type="string">
            <text:p>HIER!</text:p>
          </table:table-cell>
          <table:table-cell table:formula="of:=[.C221]*[.F221]" office:value-type="float" office:value="295240" calcext:value-type="float">
            <text:p>295240</text:p>
          </table:table-cell>
          <table:table-cell table:formula="of:=-[.F221]*([.C221]/[.$I$771])*(LOG([.C221];2)-32)" office:value-type="float" office:value="0.00166481159585039" calcext:value-type="float">
            <text:p>0,0016648115958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times.</text:p>
          </table:table-cell>
          <table:table-cell table:formula="of:=IF([.F222]&gt;[.F221];&quot;HIER!&quot;;&quot;&quot;)" office:value-type="string" office:string-value="HIER!" calcext:value-type="string">
            <text:p>HIER!</text:p>
          </table:table-cell>
          <table:table-cell table:formula="of:=[.C222]*[.F222]" office:value-type="float" office:value="299676" calcext:value-type="float">
            <text:p>299676</text:p>
          </table:table-cell>
          <table:table-cell table:formula="of:=-[.F222]*([.C222]/[.$I$771])*(LOG([.C222];2)-32)" office:value-type="float" office:value="0.00168936897828519" calcext:value-type="float">
            <text:p>0,00168936897828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times.</text:p>
          </table:table-cell>
          <table:table-cell table:formula="of:=IF([.F223]&gt;[.F222];&quot;HIER!&quot;;&quot;&quot;)">
            <text:p/>
          </table:table-cell>
          <table:table-cell table:formula="of:=[.C223]*[.F223]" office:value-type="float" office:value="287046" calcext:value-type="float">
            <text:p>287046</text:p>
          </table:table-cell>
          <table:table-cell table:formula="of:=-[.F223]*([.C223]/[.$I$771])*(LOG([.C223];2)-32)" office:value-type="float" office:value="0.00161773434449631" calcext:value-type="float">
            <text:p>0,00161773434449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times.</text:p>
          </table:table-cell>
          <table:table-cell table:formula="of:=IF([.F224]&gt;[.F223];&quot;HIER!&quot;;&quot;&quot;)" office:value-type="string" office:string-value="HIER!" calcext:value-type="string">
            <text:p>HIER!</text:p>
          </table:table-cell>
          <table:table-cell table:formula="of:=[.C224]*[.F224]" office:value-type="float" office:value="301273" calcext:value-type="float">
            <text:p>301273</text:p>
          </table:table-cell>
          <table:table-cell table:formula="of:=-[.F224]*([.C224]/[.$I$771])*(LOG([.C224];2)-32)" office:value-type="float" office:value="0.00169746006942617" calcext:value-type="float">
            <text:p>0,00169746006942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times.</text:p>
          </table:table-cell>
          <table:table-cell table:formula="of:=IF([.F225]&gt;[.F224];&quot;HIER!&quot;;&quot;&quot;)" office:value-type="string" office:string-value="HIER!" calcext:value-type="string">
            <text:p>HIER!</text:p>
          </table:table-cell>
          <table:table-cell table:formula="of:=[.C225]*[.F225]" office:value-type="float" office:value="426944" calcext:value-type="float">
            <text:p>426944</text:p>
          </table:table-cell>
          <table:table-cell table:formula="of:=-[.F225]*([.C225]/[.$I$771])*(LOG([.C225];2)-32)" office:value-type="float" office:value="0.00240488552026382" calcext:value-type="float">
            <text:p>0,00240488552026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times.</text:p>
          </table:table-cell>
          <table:table-cell table:formula="of:=IF([.F226]&gt;[.F225];&quot;HIER!&quot;;&quot;&quot;)" office:value-type="string" office:string-value="HIER!" calcext:value-type="string">
            <text:p>HIER!</text:p>
          </table:table-cell>
          <table:table-cell table:formula="of:=[.C226]*[.F226]" office:value-type="float" office:value="565650" calcext:value-type="float">
            <text:p>565650</text:p>
          </table:table-cell>
          <table:table-cell table:formula="of:=-[.F226]*([.C226]/[.$I$771])*(LOG([.C226];2)-32)" office:value-type="float" office:value="0.0031853408248136" calcext:value-type="float">
            <text:p>0,00318534082481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06" calcext:value-type="float">
            <text:p>2506</text:p>
          </table:table-cell>
          <table:table-cell office:value-type="string" calcext:value-type="string">
            <text:p>times.</text:p>
          </table:table-cell>
          <table:table-cell table:formula="of:=IF([.F227]&gt;[.F226];&quot;HIER!&quot;;&quot;&quot;)">
            <text:p/>
          </table:table-cell>
          <table:table-cell table:formula="of:=[.C227]*[.F227]" office:value-type="float" office:value="566356" calcext:value-type="float">
            <text:p>566356</text:p>
          </table:table-cell>
          <table:table-cell table:formula="of:=-[.F227]*([.C227]/[.$I$771])*(LOG([.C227];2)-32)" office:value-type="float" office:value="0.00318847287529204" calcext:value-type="float">
            <text:p>0,00318847287529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times.</text:p>
          </table:table-cell>
          <table:table-cell table:formula="of:=IF([.F228]&gt;[.F227];&quot;HIER!&quot;;&quot;&quot;)">
            <text:p/>
          </table:table-cell>
          <table:table-cell table:formula="of:=[.C228]*[.F228]" office:value-type="float" office:value="558874" calcext:value-type="float">
            <text:p>558874</text:p>
          </table:table-cell>
          <table:table-cell table:formula="of:=-[.F228]*([.C228]/[.$I$771])*(LOG([.C228];2)-32)" office:value-type="float" office:value="0.00314552186539252" calcext:value-type="float">
            <text:p>0,00314552186539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times.</text:p>
          </table:table-cell>
          <table:table-cell table:formula="of:=IF([.F229]&gt;[.F228];&quot;HIER!&quot;;&quot;&quot;)" office:value-type="string" office:string-value="HIER!" calcext:value-type="string">
            <text:p>HIER!</text:p>
          </table:table-cell>
          <table:table-cell table:formula="of:=[.C229]*[.F229]" office:value-type="float" office:value="565440" calcext:value-type="float">
            <text:p>565440</text:p>
          </table:table-cell>
          <table:table-cell table:formula="of:=-[.F229]*([.C229]/[.$I$771])*(LOG([.C229];2)-32)" office:value-type="float" office:value="0.00318164254314981" calcext:value-type="float">
            <text:p>0,0031816425431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times.</text:p>
          </table:table-cell>
          <table:table-cell table:formula="of:=IF([.F230]&gt;[.F229];&quot;HIER!&quot;;&quot;&quot;)">
            <text:p/>
          </table:table-cell>
          <table:table-cell table:formula="of:=[.C230]*[.F230]" office:value-type="float" office:value="562424" calcext:value-type="float">
            <text:p>562424</text:p>
          </table:table-cell>
          <table:table-cell table:formula="of:=-[.F230]*([.C230]/[.$I$771])*(LOG([.C230];2)-32)" office:value-type="float" office:value="0.00316384519652542" calcext:value-type="float">
            <text:p>0,00316384519652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67" calcext:value-type="float">
            <text:p>2467</text:p>
          </table:table-cell>
          <table:table-cell office:value-type="string" calcext:value-type="string">
            <text:p>times.</text:p>
          </table:table-cell>
          <table:table-cell table:formula="of:=IF([.F231]&gt;[.F230];&quot;HIER!&quot;;&quot;&quot;)" office:value-type="string" office:string-value="HIER!" calcext:value-type="string">
            <text:p>HIER!</text:p>
          </table:table-cell>
          <table:table-cell table:formula="of:=[.C231]*[.F231]" office:value-type="float" office:value="567410" calcext:value-type="float">
            <text:p>567410</text:p>
          </table:table-cell>
          <table:table-cell table:formula="of:=-[.F231]*([.C231]/[.$I$771])*(LOG([.C231];2)-32)" office:value-type="float" office:value="0.00319106282903665" calcext:value-type="float">
            <text:p>0,00319106282903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times.</text:p>
          </table:table-cell>
          <table:table-cell table:formula="of:=IF([.F232]&gt;[.F231];&quot;HIER!&quot;;&quot;&quot;)">
            <text:p/>
          </table:table-cell>
          <table:table-cell table:formula="of:=[.C232]*[.F232]" office:value-type="float" office:value="556479" calcext:value-type="float">
            <text:p>556479</text:p>
          </table:table-cell>
          <table:table-cell table:formula="of:=-[.F232]*([.C232]/[.$I$771])*(LOG([.C232];2)-32)" office:value-type="float" office:value="0.00312877691937188" calcext:value-type="float">
            <text:p>0,00312877691937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times.</text:p>
          </table:table-cell>
          <table:table-cell table:formula="of:=IF([.F233]&gt;[.F232];&quot;HIER!&quot;;&quot;&quot;)" office:value-type="string" office:string-value="HIER!" calcext:value-type="string">
            <text:p>HIER!</text:p>
          </table:table-cell>
          <table:table-cell table:formula="of:=[.C233]*[.F233]" office:value-type="float" office:value="564920" calcext:value-type="float">
            <text:p>564920</text:p>
          </table:table-cell>
          <table:table-cell table:formula="of:=-[.F233]*([.C233]/[.$I$771])*(LOG([.C233];2)-32)" office:value-type="float" office:value="0.00317541635041883" calcext:value-type="float">
            <text:p>0,00317541635041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33" calcext:value-type="float">
            <text:p>2433</text:p>
          </table:table-cell>
          <table:table-cell office:value-type="string" calcext:value-type="string">
            <text:p>times.</text:p>
          </table:table-cell>
          <table:table-cell table:formula="of:=IF([.F234]&gt;[.F233];&quot;HIER!&quot;;&quot;&quot;)">
            <text:p/>
          </table:table-cell>
          <table:table-cell table:formula="of:=[.C234]*[.F234]" office:value-type="float" office:value="566889" calcext:value-type="float">
            <text:p>566889</text:p>
          </table:table-cell>
          <table:table-cell table:formula="of:=-[.F234]*([.C234]/[.$I$771])*(LOG([.C234];2)-32)" office:value-type="float" office:value="0.00318566509071809" calcext:value-type="float">
            <text:p>0,00318566509071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times.</text:p>
          </table:table-cell>
          <table:table-cell table:formula="of:=IF([.F235]&gt;[.F234];&quot;HIER!&quot;;&quot;&quot;)">
            <text:p/>
          </table:table-cell>
          <table:table-cell table:formula="of:=[.C235]*[.F235]" office:value-type="float" office:value="561132" calcext:value-type="float">
            <text:p>561132</text:p>
          </table:table-cell>
          <table:table-cell table:formula="of:=-[.F235]*([.C235]/[.$I$771])*(LOG([.C235];2)-32)" office:value-type="float" office:value="0.00315250607770186" calcext:value-type="float">
            <text:p>0,00315250607770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times.</text:p>
          </table:table-cell>
          <table:table-cell table:formula="of:=IF([.F236]&gt;[.F235];&quot;HIER!&quot;;&quot;&quot;)">
            <text:p/>
          </table:table-cell>
          <table:table-cell table:formula="of:=[.C236]*[.F236]" office:value-type="float" office:value="555775" calcext:value-type="float">
            <text:p>555775</text:p>
          </table:table-cell>
          <table:table-cell table:formula="of:=-[.F236]*([.C236]/[.$I$771])*(LOG([.C236];2)-32)" office:value-type="float" office:value="0.00312161370972703" calcext:value-type="float">
            <text:p>0,00312161370972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times.</text:p>
          </table:table-cell>
          <table:table-cell table:formula="of:=IF([.F237]&gt;[.F236];&quot;HIER!&quot;;&quot;&quot;)" office:value-type="string" office:string-value="HIER!" calcext:value-type="string">
            <text:p>HIER!</text:p>
          </table:table-cell>
          <table:table-cell table:formula="of:=[.C237]*[.F237]" office:value-type="float" office:value="570176" calcext:value-type="float">
            <text:p>570176</text:p>
          </table:table-cell>
          <table:table-cell table:formula="of:=-[.F237]*([.C237]/[.$I$771])*(LOG([.C237];2)-32)" office:value-type="float" office:value="0.00320168633868151" calcext:value-type="float">
            <text:p>0,00320168633868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61" calcext:value-type="float">
            <text:p>2361</text:p>
          </table:table-cell>
          <table:table-cell office:value-type="string" calcext:value-type="string">
            <text:p>times.</text:p>
          </table:table-cell>
          <table:table-cell table:formula="of:=IF([.F238]&gt;[.F237];&quot;HIER!&quot;;&quot;&quot;)">
            <text:p/>
          </table:table-cell>
          <table:table-cell table:formula="of:=[.C238]*[.F238]" office:value-type="float" office:value="559557" calcext:value-type="float">
            <text:p>559557</text:p>
          </table:table-cell>
          <table:table-cell table:formula="of:=-[.F238]*([.C238]/[.$I$771])*(LOG([.C238];2)-32)" office:value-type="float" office:value="0.00314126314918423" calcext:value-type="float">
            <text:p>0,00314126314918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94" calcext:value-type="float">
            <text:p>2394</text:p>
          </table:table-cell>
          <table:table-cell office:value-type="string" calcext:value-type="string">
            <text:p>times.</text:p>
          </table:table-cell>
          <table:table-cell table:formula="of:=IF([.F239]&gt;[.F238];&quot;HIER!&quot;;&quot;&quot;)" office:value-type="string" office:string-value="HIER!" calcext:value-type="string">
            <text:p>HIER!</text:p>
          </table:table-cell>
          <table:table-cell table:formula="of:=[.C239]*[.F239]" office:value-type="float" office:value="569772" calcext:value-type="float">
            <text:p>569772</text:p>
          </table:table-cell>
          <table:table-cell table:formula="of:=-[.F239]*([.C239]/[.$I$771])*(LOG([.C239];2)-32)" office:value-type="float" office:value="0.00319780267154903" calcext:value-type="float">
            <text:p>0,00319780267154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times.</text:p>
          </table:table-cell>
          <table:table-cell table:formula="of:=IF([.F240]&gt;[.F239];&quot;HIER!&quot;;&quot;&quot;)">
            <text:p/>
          </table:table-cell>
          <table:table-cell table:formula="of:=[.C240]*[.F240]" office:value-type="float" office:value="566191" calcext:value-type="float">
            <text:p>566191</text:p>
          </table:table-cell>
          <table:table-cell table:formula="of:=-[.F240]*([.C240]/[.$I$771])*(LOG([.C240];2)-32)" office:value-type="float" office:value="0.00317690715219885" calcext:value-type="float">
            <text:p>0,00317690715219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times.</text:p>
          </table:table-cell>
          <table:table-cell table:formula="of:=IF([.F241]&gt;[.F240];&quot;HIER!&quot;;&quot;&quot;)">
            <text:p/>
          </table:table-cell>
          <table:table-cell table:formula="of:=[.C241]*[.F241]" office:value-type="float" office:value="550560" calcext:value-type="float">
            <text:p>550560</text:p>
          </table:table-cell>
          <table:table-cell table:formula="of:=-[.F241]*([.C241]/[.$I$771])*(LOG([.C241];2)-32)" office:value-type="float" office:value="0.0030884291775715" calcext:value-type="float">
            <text:p>0,00308842917757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times.</text:p>
          </table:table-cell>
          <table:table-cell table:formula="of:=IF([.F242]&gt;[.F241];&quot;HIER!&quot;;&quot;&quot;)" office:value-type="string" office:string-value="HIER!" calcext:value-type="string">
            <text:p>HIER!</text:p>
          </table:table-cell>
          <table:table-cell table:formula="of:=[.C242]*[.F242]" office:value-type="float" office:value="559843" calcext:value-type="float">
            <text:p>559843</text:p>
          </table:table-cell>
          <table:table-cell table:formula="of:=-[.F242]*([.C242]/[.$I$771])*(LOG([.C242];2)-32)" office:value-type="float" office:value="0.00313972129843594" calcext:value-type="float">
            <text:p>0,00313972129843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times.</text:p>
          </table:table-cell>
          <table:table-cell table:formula="of:=IF([.F243]&gt;[.F242];&quot;HIER!&quot;;&quot;&quot;)">
            <text:p/>
          </table:table-cell>
          <table:table-cell table:formula="of:=[.C243]*[.F243]" office:value-type="float" office:value="551034" calcext:value-type="float">
            <text:p>551034</text:p>
          </table:table-cell>
          <table:table-cell table:formula="of:=-[.F243]*([.C243]/[.$I$771])*(LOG([.C243];2)-32)" office:value-type="float" office:value="0.00308955207348606" calcext:value-type="float">
            <text:p>0,00308955207348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times.</text:p>
          </table:table-cell>
          <table:table-cell table:formula="of:=IF([.F244]&gt;[.F243];&quot;HIER!&quot;;&quot;&quot;)">
            <text:p/>
          </table:table-cell>
          <table:table-cell table:formula="of:=[.C244]*[.F244]" office:value-type="float" office:value="551610" calcext:value-type="float">
            <text:p>551610</text:p>
          </table:table-cell>
          <table:table-cell table:formula="of:=-[.F244]*([.C244]/[.$I$771])*(LOG([.C244];2)-32)" office:value-type="float" office:value="0.00309201753113559" calcext:value-type="float">
            <text:p>0,00309201753113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times.</text:p>
          </table:table-cell>
          <table:table-cell table:formula="of:=IF([.F245]&gt;[.F244];&quot;HIER!&quot;;&quot;&quot;)" office:value-type="string" office:string-value="HIER!" calcext:value-type="string">
            <text:p>HIER!</text:p>
          </table:table-cell>
          <table:table-cell table:formula="of:=[.C245]*[.F245]" office:value-type="float" office:value="564616" calcext:value-type="float">
            <text:p>564616</text:p>
          </table:table-cell>
          <table:table-cell table:formula="of:=-[.F245]*([.C245]/[.$I$771])*(LOG([.C245];2)-32)" office:value-type="float" office:value="0.00316414302387615" calcext:value-type="float">
            <text:p>0,00316414302387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271" calcext:value-type="float">
            <text:p>2271</text:p>
          </table:table-cell>
          <table:table-cell office:value-type="string" calcext:value-type="string">
            <text:p>times.</text:p>
          </table:table-cell>
          <table:table-cell table:formula="of:=IF([.F246]&gt;[.F245];&quot;HIER!&quot;;&quot;&quot;)">
            <text:p/>
          </table:table-cell>
          <table:table-cell table:formula="of:=[.C246]*[.F246]" office:value-type="float" office:value="556395" calcext:value-type="float">
            <text:p>556395</text:p>
          </table:table-cell>
          <table:table-cell table:formula="of:=-[.F246]*([.C246]/[.$I$771])*(LOG([.C246];2)-32)" office:value-type="float" office:value="0.00311730763267927" calcext:value-type="float">
            <text:p>0,00311730763267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times.</text:p>
          </table:table-cell>
          <table:table-cell table:formula="of:=IF([.F247]&gt;[.F246];&quot;HIER!&quot;;&quot;&quot;)">
            <text:p/>
          </table:table-cell>
          <table:table-cell table:formula="of:=[.C247]*[.F247]" office:value-type="float" office:value="554976" calcext:value-type="float">
            <text:p>554976</text:p>
          </table:table-cell>
          <table:table-cell table:formula="of:=-[.F247]*([.C247]/[.$I$771])*(LOG([.C247];2)-32)" office:value-type="float" office:value="0.00310859807531462" calcext:value-type="float">
            <text:p>0,00310859807531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times.</text:p>
          </table:table-cell>
          <table:table-cell table:formula="of:=IF([.F248]&gt;[.F247];&quot;HIER!&quot;;&quot;&quot;)">
            <text:p/>
          </table:table-cell>
          <table:table-cell table:formula="of:=[.C248]*[.F248]" office:value-type="float" office:value="544141" calcext:value-type="float">
            <text:p>544141</text:p>
          </table:table-cell>
          <table:table-cell table:formula="of:=-[.F248]*([.C248]/[.$I$771])*(LOG([.C248];2)-32)" office:value-type="float" office:value="0.00304716627724429" calcext:value-type="float">
            <text:p>0,00304716627724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times.</text:p>
          </table:table-cell>
          <table:table-cell table:formula="of:=IF([.F249]&gt;[.F248];&quot;HIER!&quot;;&quot;&quot;)" office:value-type="string" office:string-value="HIER!" calcext:value-type="string">
            <text:p>HIER!</text:p>
          </table:table-cell>
          <table:table-cell table:formula="of:=[.C249]*[.F249]" office:value-type="float" office:value="548328" calcext:value-type="float">
            <text:p>548328</text:p>
          </table:table-cell>
          <table:table-cell table:formula="of:=-[.F249]*([.C249]/[.$I$771])*(LOG([.C249];2)-32)" office:value-type="float" office:value="0.00306986911350819" calcext:value-type="float">
            <text:p>0,00306986911350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times.</text:p>
          </table:table-cell>
          <table:table-cell table:formula="of:=IF([.F250]&gt;[.F249];&quot;HIER!&quot;;&quot;&quot;)">
            <text:p/>
          </table:table-cell>
          <table:table-cell table:formula="of:=[.C250]*[.F250]" office:value-type="float" office:value="544563" calcext:value-type="float">
            <text:p>544563</text:p>
          </table:table-cell>
          <table:table-cell table:formula="of:=-[.F250]*([.C250]/[.$I$771])*(LOG([.C250];2)-32)" office:value-type="float" office:value="0.00304805428438522" calcext:value-type="float">
            <text:p>0,00304805428438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times.</text:p>
          </table:table-cell>
          <table:table-cell table:formula="of:=IF([.F251]&gt;[.F250];&quot;HIER!&quot;;&quot;&quot;)" office:value-type="string" office:string-value="HIER!" calcext:value-type="string">
            <text:p>HIER!</text:p>
          </table:table-cell>
          <table:table-cell table:formula="of:=[.C251]*[.F251]" office:value-type="float" office:value="573500" calcext:value-type="float">
            <text:p>573500</text:p>
          </table:table-cell>
          <table:table-cell table:formula="of:=-[.F251]*([.C251]/[.$I$771])*(LOG([.C251];2)-32)" office:value-type="float" office:value="0.00320924974809082" calcext:value-type="float">
            <text:p>0,00320924974809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183" calcext:value-type="float">
            <text:p>2183</text:p>
          </table:table-cell>
          <table:table-cell office:value-type="string" calcext:value-type="string">
            <text:p>times.</text:p>
          </table:table-cell>
          <table:table-cell table:formula="of:=IF([.F252]&gt;[.F251];&quot;HIER!&quot;;&quot;&quot;)">
            <text:p/>
          </table:table-cell>
          <table:table-cell table:formula="of:=[.C252]*[.F252]" office:value-type="float" office:value="547933" calcext:value-type="float">
            <text:p>547933</text:p>
          </table:table-cell>
          <table:table-cell table:formula="of:=-[.F252]*([.C252]/[.$I$771])*(LOG([.C252];2)-32)" office:value-type="float" office:value="0.00306544458164207" calcext:value-type="float">
            <text:p>0,00306544458164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219" calcext:value-type="float">
            <text:p>2219</text:p>
          </table:table-cell>
          <table:table-cell office:value-type="string" calcext:value-type="string">
            <text:p>times.</text:p>
          </table:table-cell>
          <table:table-cell table:formula="of:=IF([.F253]&gt;[.F252];&quot;HIER!&quot;;&quot;&quot;)" office:value-type="string" office:string-value="HIER!" calcext:value-type="string">
            <text:p>HIER!</text:p>
          </table:table-cell>
          <table:table-cell table:formula="of:=[.C253]*[.F253]" office:value-type="float" office:value="559188" calcext:value-type="float">
            <text:p>559188</text:p>
          </table:table-cell>
          <table:table-cell table:formula="of:=-[.F253]*([.C253]/[.$I$771])*(LOG([.C253];2)-32)" office:value-type="float" office:value="0.0031276645125211" calcext:value-type="float">
            <text:p>0,00312766451252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times.</text:p>
          </table:table-cell>
          <table:table-cell table:formula="of:=IF([.F254]&gt;[.F253];&quot;HIER!&quot;;&quot;&quot;)">
            <text:p/>
          </table:table-cell>
          <table:table-cell table:formula="of:=[.C254]*[.F254]" office:value-type="float" office:value="558371" calcext:value-type="float">
            <text:p>558371</text:p>
          </table:table-cell>
          <table:table-cell table:formula="of:=-[.F254]*([.C254]/[.$I$771])*(LOG([.C254];2)-32)" office:value-type="float" office:value="0.0031223520391398" calcext:value-type="float">
            <text:p>0,0031223520391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times.</text:p>
          </table:table-cell>
          <table:table-cell table:formula="of:=IF([.F255]&gt;[.F254];&quot;HIER!&quot;;&quot;&quot;)">
            <text:p/>
          </table:table-cell>
          <table:table-cell table:formula="of:=[.C255]*[.F255]" office:value-type="float" office:value="549402" calcext:value-type="float">
            <text:p>549402</text:p>
          </table:table-cell>
          <table:table-cell table:formula="of:=-[.F255]*([.C255]/[.$I$771])*(LOG([.C255];2)-32)" office:value-type="float" office:value="0.00307147033878555" calcext:value-type="float">
            <text:p>0,00307147033878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times.</text:p>
          </table:table-cell>
          <table:table-cell table:formula="of:=IF([.F256]&gt;[.F255];&quot;HIER!&quot;;&quot;&quot;)" office:value-type="string" office:string-value="HIER!" calcext:value-type="string">
            <text:p>HIER!</text:p>
          </table:table-cell>
          <table:table-cell table:formula="of:=[.C256]*[.F256]" office:value-type="float" office:value="552840" calcext:value-type="float">
            <text:p>552840</text:p>
          </table:table-cell>
          <table:table-cell table:formula="of:=-[.F256]*([.C256]/[.$I$771])*(LOG([.C256];2)-32)" office:value-type="float" office:value="0.00308996104774227" calcext:value-type="float">
            <text:p>0,00308996104774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times.</text:p>
          </table:table-cell>
          <table:table-cell table:formula="of:=IF([.F257]&gt;[.F256];&quot;HIER!&quot;;&quot;&quot;)" office:value-type="string" office:string-value="HIER!" calcext:value-type="string">
            <text:p>HIER!</text:p>
          </table:table-cell>
          <table:table-cell table:formula="of:=[.C257]*[.F257]" office:value-type="float" office:value="710400" calcext:value-type="float">
            <text:p>710400</text:p>
          </table:table-cell>
          <table:table-cell table:formula="of:=-[.F257]*([.C257]/[.$I$771])*(LOG([.C257];2)-32)" office:value-type="float" office:value="0.00396966934204102" calcext:value-type="float">
            <text:p>0,00396966934204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times.</text:p>
          </table:table-cell>
          <table:table-cell table:formula="of:=IF([.F258]&gt;[.F257];&quot;HIER!&quot;;&quot;&quot;)" office:value-type="string" office:string-value="HIER!" calcext:value-type="string">
            <text:p>HIER!</text:p>
          </table:table-cell>
          <table:table-cell table:formula="of:=[.C258]*[.F258]" office:value-type="float" office:value="848614" calcext:value-type="float">
            <text:p>848614</text:p>
          </table:table-cell>
          <table:table-cell table:formula="of:=-[.F258]*([.C258]/[.$I$771])*(LOG([.C258];2)-32)" office:value-type="float" office:value="0.00474088893477115" calcext:value-type="float">
            <text:p>0,00474088893477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times.</text:p>
          </table:table-cell>
          <table:table-cell table:formula="of:=IF([.F259]&gt;[.F258];&quot;HIER!&quot;;&quot;&quot;)">
            <text:p/>
          </table:table-cell>
          <table:table-cell table:formula="of:=[.C259]*[.F259]" office:value-type="float" office:value="835404" calcext:value-type="float">
            <text:p>835404</text:p>
          </table:table-cell>
          <table:table-cell table:formula="of:=-[.F259]*([.C259]/[.$I$771])*(LOG([.C259];2)-32)" office:value-type="float" office:value="0.00466599983766451" calcext:value-type="float">
            <text:p>0,00466599983766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times.</text:p>
          </table:table-cell>
          <table:table-cell table:formula="of:=IF([.F260]&gt;[.F259];&quot;HIER!&quot;;&quot;&quot;)" office:value-type="string" office:string-value="HIER!" calcext:value-type="string">
            <text:p>HIER!</text:p>
          </table:table-cell>
          <table:table-cell table:formula="of:=[.C260]*[.F260]" office:value-type="float" office:value="859880" calcext:value-type="float">
            <text:p>859880</text:p>
          </table:table-cell>
          <table:table-cell table:formula="of:=-[.F260]*([.C260]/[.$I$771])*(LOG([.C260];2)-32)" office:value-type="float" office:value="0.00480158880576121" calcext:value-type="float">
            <text:p>0,00480158880576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times.</text:p>
          </table:table-cell>
          <table:table-cell table:formula="of:=IF([.F261]&gt;[.F260];&quot;HIER!&quot;;&quot;&quot;)">
            <text:p/>
          </table:table-cell>
          <table:table-cell table:formula="of:=[.C261]*[.F261]" office:value-type="float" office:value="851240" calcext:value-type="float">
            <text:p>851240</text:p>
          </table:table-cell>
          <table:table-cell table:formula="of:=-[.F261]*([.C261]/[.$I$771])*(LOG([.C261];2)-32)" office:value-type="float" office:value="0.00475224098722396" calcext:value-type="float">
            <text:p>0,00475224098722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times.</text:p>
          </table:table-cell>
          <table:table-cell table:formula="of:=IF([.F262]&gt;[.F261];&quot;HIER!&quot;;&quot;&quot;)">
            <text:p/>
          </table:table-cell>
          <table:table-cell table:formula="of:=[.C262]*[.F262]" office:value-type="float" office:value="851121" calcext:value-type="float">
            <text:p>851121</text:p>
          </table:table-cell>
          <table:table-cell table:formula="of:=-[.F262]*([.C262]/[.$I$771])*(LOG([.C262];2)-32)" office:value-type="float" office:value="0.00475047915715106" calcext:value-type="float">
            <text:p>0,00475047915715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times.</text:p>
          </table:table-cell>
          <table:table-cell table:formula="of:=IF([.F263]&gt;[.F262];&quot;HIER!&quot;;&quot;&quot;)">
            <text:p/>
          </table:table-cell>
          <table:table-cell table:formula="of:=[.C263]*[.F263]" office:value-type="float" office:value="843902" calcext:value-type="float">
            <text:p>843902</text:p>
          </table:table-cell>
          <table:table-cell table:formula="of:=-[.F263]*([.C263]/[.$I$771])*(LOG([.C263];2)-32)" office:value-type="float" office:value="0.00470910274008209" calcext:value-type="float">
            <text:p>0,00470910274008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times.</text:p>
          </table:table-cell>
          <table:table-cell table:formula="of:=IF([.F264]&gt;[.F263];&quot;HIER!&quot;;&quot;&quot;)" office:value-type="string" office:string-value="HIER!" calcext:value-type="string">
            <text:p>HIER!</text:p>
          </table:table-cell>
          <table:table-cell table:formula="of:=[.C264]*[.F264]" office:value-type="float" office:value="848964" calcext:value-type="float">
            <text:p>848964</text:p>
          </table:table-cell>
          <table:table-cell table:formula="of:=-[.F264]*([.C264]/[.$I$771])*(LOG([.C264];2)-32)" office:value-type="float" office:value="0.00473626311383547" calcext:value-type="float">
            <text:p>0,00473626311383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213" calcext:value-type="float">
            <text:p>3213</text:p>
          </table:table-cell>
          <table:table-cell office:value-type="string" calcext:value-type="string">
            <text:p>times.</text:p>
          </table:table-cell>
          <table:table-cell table:formula="of:=IF([.F265]&gt;[.F264];&quot;HIER!&quot;;&quot;&quot;)">
            <text:p/>
          </table:table-cell>
          <table:table-cell table:formula="of:=[.C265]*[.F265]" office:value-type="float" office:value="848232" calcext:value-type="float">
            <text:p>848232</text:p>
          </table:table-cell>
          <table:table-cell table:formula="of:=-[.F265]*([.C265]/[.$I$771])*(LOG([.C265];2)-32)" office:value-type="float" office:value="0.00473109807058897" calcext:value-type="float">
            <text:p>0,0047310980705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208" calcext:value-type="float">
            <text:p>3208</text:p>
          </table:table-cell>
          <table:table-cell office:value-type="string" calcext:value-type="string">
            <text:p>times.</text:p>
          </table:table-cell>
          <table:table-cell table:formula="of:=IF([.F266]&gt;[.F265];&quot;HIER!&quot;;&quot;&quot;)">
            <text:p/>
          </table:table-cell>
          <table:table-cell table:formula="of:=[.C266]*[.F266]" office:value-type="float" office:value="850120" calcext:value-type="float">
            <text:p>850120</text:p>
          </table:table-cell>
          <table:table-cell table:formula="of:=-[.F266]*([.C266]/[.$I$771])*(LOG([.C266];2)-32)" office:value-type="float" office:value="0.00474054896066456" calcext:value-type="float">
            <text:p>0,00474054896066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171" calcext:value-type="float">
            <text:p>3171</text:p>
          </table:table-cell>
          <table:table-cell office:value-type="string" calcext:value-type="string">
            <text:p>times.</text:p>
          </table:table-cell>
          <table:table-cell table:formula="of:=IF([.F267]&gt;[.F266];&quot;HIER!&quot;;&quot;&quot;)">
            <text:p/>
          </table:table-cell>
          <table:table-cell table:formula="of:=[.C267]*[.F267]" office:value-type="float" office:value="843486" calcext:value-type="float">
            <text:p>843486</text:p>
          </table:table-cell>
          <table:table-cell table:formula="of:=-[.F267]*([.C267]/[.$I$771])*(LOG([.C267];2)-32)" office:value-type="float" office:value="0.00470248843534124" calcext:value-type="float">
            <text:p>0,00470248843534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times.</text:p>
          </table:table-cell>
          <table:table-cell table:formula="of:=IF([.F268]&gt;[.F267];&quot;HIER!&quot;;&quot;&quot;)" office:value-type="string" office:string-value="HIER!" calcext:value-type="string">
            <text:p>HIER!</text:p>
          </table:table-cell>
          <table:table-cell table:formula="of:=[.C268]*[.F268]" office:value-type="float" office:value="851463" calcext:value-type="float">
            <text:p>851463</text:p>
          </table:table-cell>
          <table:table-cell table:formula="of:=-[.F268]*([.C268]/[.$I$771])*(LOG([.C268];2)-32)" office:value-type="float" office:value="0.00474588751325326" calcext:value-type="float">
            <text:p>0,00474588751325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149" calcext:value-type="float">
            <text:p>3149</text:p>
          </table:table-cell>
          <table:table-cell office:value-type="string" calcext:value-type="string">
            <text:p>times.</text:p>
          </table:table-cell>
          <table:table-cell table:formula="of:=IF([.F269]&gt;[.F268];&quot;HIER!&quot;;&quot;&quot;)">
            <text:p/>
          </table:table-cell>
          <table:table-cell table:formula="of:=[.C269]*[.F269]" office:value-type="float" office:value="843932" calcext:value-type="float">
            <text:p>843932</text:p>
          </table:table-cell>
          <table:table-cell table:formula="of:=-[.F269]*([.C269]/[.$I$771])*(LOG([.C269];2)-32)" office:value-type="float" office:value="0.00470285145969097" calcext:value-type="float">
            <text:p>0,00470285145969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times.</text:p>
          </table:table-cell>
          <table:table-cell table:formula="of:=IF([.F270]&gt;[.F269];&quot;HIER!&quot;;&quot;&quot;)" office:value-type="string" office:string-value="HIER!" calcext:value-type="string">
            <text:p>HIER!</text:p>
          </table:table-cell>
          <table:table-cell table:formula="of:=[.C270]*[.F270]" office:value-type="float" office:value="856496" calcext:value-type="float">
            <text:p>856496</text:p>
          </table:table-cell>
          <table:table-cell table:formula="of:=-[.F270]*([.C270]/[.$I$771])*(LOG([.C270];2)-32)" office:value-type="float" office:value="0.00477179344099008" calcext:value-type="float">
            <text:p>0,0047717934409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times.</text:p>
          </table:table-cell>
          <table:table-cell table:formula="of:=IF([.F271]&gt;[.F270];&quot;HIER!&quot;;&quot;&quot;)">
            <text:p/>
          </table:table-cell>
          <table:table-cell table:formula="of:=[.C271]*[.F271]" office:value-type="float" office:value="830790" calcext:value-type="float">
            <text:p>830790</text:p>
          </table:table-cell>
          <table:table-cell table:formula="of:=-[.F271]*([.C271]/[.$I$771])*(LOG([.C271];2)-32)" office:value-type="float" office:value="0.00462754219074877" calcext:value-type="float">
            <text:p>0,00462754219074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times.</text:p>
          </table:table-cell>
          <table:table-cell table:formula="of:=IF([.F272]&gt;[.F271];&quot;HIER!&quot;;&quot;&quot;)" office:value-type="string" office:string-value="HIER!" calcext:value-type="string">
            <text:p>HIER!</text:p>
          </table:table-cell>
          <table:table-cell table:formula="of:=[.C272]*[.F272]" office:value-type="float" office:value="846875" calcext:value-type="float">
            <text:p>846875</text:p>
          </table:table-cell>
          <table:table-cell table:formula="of:=-[.F272]*([.C272]/[.$I$771])*(LOG([.C272];2)-32)" office:value-type="float" office:value="0.00471608481151132" calcext:value-type="float">
            <text:p>0,00471608481151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times.</text:p>
          </table:table-cell>
          <table:table-cell table:formula="of:=IF([.F273]&gt;[.F272];&quot;HIER!&quot;;&quot;&quot;)">
            <text:p/>
          </table:table-cell>
          <table:table-cell table:formula="of:=[.C273]*[.F273]" office:value-type="float" office:value="846464" calcext:value-type="float">
            <text:p>846464</text:p>
          </table:table-cell>
          <table:table-cell table:formula="of:=-[.F273]*([.C273]/[.$I$771])*(LOG([.C273];2)-32)" office:value-type="float" office:value="0.00471274877282415" calcext:value-type="float">
            <text:p>0,00471274877282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096" calcext:value-type="float">
            <text:p>3096</text:p>
          </table:table-cell>
          <table:table-cell office:value-type="string" calcext:value-type="string">
            <text:p>times.</text:p>
          </table:table-cell>
          <table:table-cell table:formula="of:=IF([.F274]&gt;[.F273];&quot;HIER!&quot;;&quot;&quot;)">
            <text:p/>
          </table:table-cell>
          <table:table-cell table:formula="of:=[.C274]*[.F274]" office:value-type="float" office:value="845208" calcext:value-type="float">
            <text:p>845208</text:p>
          </table:table-cell>
          <table:table-cell table:formula="of:=-[.F274]*([.C274]/[.$I$771])*(LOG([.C274];2)-32)" office:value-type="float" office:value="0.00470471403618283" calcext:value-type="float">
            <text:p>0,00470471403618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times.</text:p>
          </table:table-cell>
          <table:table-cell table:formula="of:=IF([.F275]&gt;[.F274];&quot;HIER!&quot;;&quot;&quot;)">
            <text:p/>
          </table:table-cell>
          <table:table-cell table:formula="of:=[.C275]*[.F275]" office:value-type="float" office:value="830768" calcext:value-type="float">
            <text:p>830768</text:p>
          </table:table-cell>
          <table:table-cell table:formula="of:=-[.F275]*([.C275]/[.$I$771])*(LOG([.C275];2)-32)" office:value-type="float" office:value="0.00462331578193769" calcext:value-type="float">
            <text:p>0,00462331578193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times.</text:p>
          </table:table-cell>
          <table:table-cell table:formula="of:=IF([.F276]&gt;[.F275];&quot;HIER!&quot;;&quot;&quot;)" office:value-type="string" office:string-value="HIER!" calcext:value-type="string">
            <text:p>HIER!</text:p>
          </table:table-cell>
          <table:table-cell table:formula="of:=[.C276]*[.F276]" office:value-type="float" office:value="860200" calcext:value-type="float">
            <text:p>860200</text:p>
          </table:table-cell>
          <table:table-cell table:formula="of:=-[.F276]*([.C276]/[.$I$771])*(LOG([.C276];2)-32)" office:value-type="float" office:value="0.00478605549484584" calcext:value-type="float">
            <text:p>0,00478605549484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times.</text:p>
          </table:table-cell>
          <table:table-cell table:formula="of:=IF([.F277]&gt;[.F276];&quot;HIER!&quot;;&quot;&quot;)">
            <text:p/>
          </table:table-cell>
          <table:table-cell table:formula="of:=[.C277]*[.F277]" office:value-type="float" office:value="844284" calcext:value-type="float">
            <text:p>844284</text:p>
          </table:table-cell>
          <table:table-cell table:formula="of:=-[.F277]*([.C277]/[.$I$771])*(LOG([.C277];2)-32)" office:value-type="float" office:value="0.00469647127611877" calcext:value-type="float">
            <text:p>0,00469647127611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times.</text:p>
          </table:table-cell>
          <table:table-cell table:formula="of:=IF([.F278]&gt;[.F277];&quot;HIER!&quot;;&quot;&quot;)">
            <text:p/>
          </table:table-cell>
          <table:table-cell table:formula="of:=[.C278]*[.F278]" office:value-type="float" office:value="837925" calcext:value-type="float">
            <text:p>837925</text:p>
          </table:table-cell>
          <table:table-cell table:formula="of:=-[.F278]*([.C278]/[.$I$771])*(LOG([.C278];2)-32)" office:value-type="float" office:value="0.00466008032567642" calcext:value-type="float">
            <text:p>0,00466008032567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times.</text:p>
          </table:table-cell>
          <table:table-cell table:formula="of:=IF([.F279]&gt;[.F278];&quot;HIER!&quot;;&quot;&quot;)" office:value-type="string" office:string-value="HIER!" calcext:value-type="string">
            <text:p>HIER!</text:p>
          </table:table-cell>
          <table:table-cell table:formula="of:=[.C279]*[.F279]" office:value-type="float" office:value="843452" calcext:value-type="float">
            <text:p>843452</text:p>
          </table:table-cell>
          <table:table-cell table:formula="of:=-[.F279]*([.C279]/[.$I$771])*(LOG([.C279];2)-32)" office:value-type="float" office:value="0.00468979750627866" calcext:value-type="float">
            <text:p>0,00468979750627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985" calcext:value-type="float">
            <text:p>2985</text:p>
          </table:table-cell>
          <table:table-cell office:value-type="string" calcext:value-type="string">
            <text:p>times.</text:p>
          </table:table-cell>
          <table:table-cell table:formula="of:=IF([.F280]&gt;[.F279];&quot;HIER!&quot;;&quot;&quot;)">
            <text:p/>
          </table:table-cell>
          <table:table-cell table:formula="of:=[.C280]*[.F280]" office:value-type="float" office:value="832815" calcext:value-type="float">
            <text:p>832815</text:p>
          </table:table-cell>
          <table:table-cell table:formula="of:=-[.F280]*([.C280]/[.$I$771])*(LOG([.C280];2)-32)" office:value-type="float" office:value="0.00462964873520866" calcext:value-type="float">
            <text:p>0,00462964873520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times.</text:p>
          </table:table-cell>
          <table:table-cell table:formula="of:=IF([.F281]&gt;[.F280];&quot;HIER!&quot;;&quot;&quot;)" office:value-type="string" office:string-value="HIER!" calcext:value-type="string">
            <text:p>HIER!</text:p>
          </table:table-cell>
          <table:table-cell table:formula="of:=[.C281]*[.F281]" office:value-type="float" office:value="838320" calcext:value-type="float">
            <text:p>838320</text:p>
          </table:table-cell>
          <table:table-cell table:formula="of:=-[.F281]*([.C281]/[.$I$771])*(LOG([.C281];2)-32)" office:value-type="float" office:value="0.00465924373390961" calcext:value-type="float">
            <text:p>0,0046592437339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times.</text:p>
          </table:table-cell>
          <table:table-cell table:formula="of:=IF([.F282]&gt;[.F281];&quot;HIER!&quot;;&quot;&quot;)" office:value-type="string" office:string-value="HIER!" calcext:value-type="string">
            <text:p>HIER!</text:p>
          </table:table-cell>
          <table:table-cell table:formula="of:=[.C282]*[.F282]" office:value-type="float" office:value="850306" calcext:value-type="float">
            <text:p>850306</text:p>
          </table:table-cell>
          <table:table-cell table:formula="of:=-[.F282]*([.C282]/[.$I$771])*(LOG([.C282];2)-32)" office:value-type="float" office:value="0.00472484167976264" calcext:value-type="float">
            <text:p>0,00472484167976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times.</text:p>
          </table:table-cell>
          <table:table-cell table:formula="of:=IF([.F283]&gt;[.F282];&quot;HIER!&quot;;&quot;&quot;)">
            <text:p/>
          </table:table-cell>
          <table:table-cell table:formula="of:=[.C283]*[.F283]" office:value-type="float" office:value="846846" calcext:value-type="float">
            <text:p>846846</text:p>
          </table:table-cell>
          <table:table-cell table:formula="of:=-[.F283]*([.C283]/[.$I$771])*(LOG([.C283];2)-32)" office:value-type="float" office:value="0.00470460520485102" calcext:value-type="float">
            <text:p>0,00470460520485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times.</text:p>
          </table:table-cell>
          <table:table-cell table:formula="of:=IF([.F284]&gt;[.F283];&quot;HIER!&quot;;&quot;&quot;)">
            <text:p/>
          </table:table-cell>
          <table:table-cell table:formula="of:=[.C284]*[.F284]" office:value-type="float" office:value="832020" calcext:value-type="float">
            <text:p>832020</text:p>
          </table:table-cell>
          <table:table-cell table:formula="of:=-[.F284]*([.C284]/[.$I$771])*(LOG([.C284];2)-32)" office:value-type="float" office:value="0.00462125089224405" calcext:value-type="float">
            <text:p>0,00462125089224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985" calcext:value-type="float">
            <text:p>2985</text:p>
          </table:table-cell>
          <table:table-cell office:value-type="string" calcext:value-type="string">
            <text:p>times.</text:p>
          </table:table-cell>
          <table:table-cell table:formula="of:=IF([.F285]&gt;[.F284];&quot;HIER!&quot;;&quot;&quot;)" office:value-type="string" office:string-value="HIER!" calcext:value-type="string">
            <text:p>HIER!</text:p>
          </table:table-cell>
          <table:table-cell table:formula="of:=[.C285]*[.F285]" office:value-type="float" office:value="847740" calcext:value-type="float">
            <text:p>847740</text:p>
          </table:table-cell>
          <table:table-cell table:formula="of:=-[.F285]*([.C285]/[.$I$771])*(LOG([.C285];2)-32)" office:value-type="float" office:value="0.00470755933246368" calcext:value-type="float">
            <text:p>0,00470755933246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times.</text:p>
          </table:table-cell>
          <table:table-cell table:formula="of:=IF([.F286]&gt;[.F285];&quot;HIER!&quot;;&quot;&quot;)">
            <text:p/>
          </table:table-cell>
          <table:table-cell table:formula="of:=[.C286]*[.F286]" office:value-type="float" office:value="828780" calcext:value-type="float">
            <text:p>828780</text:p>
          </table:table-cell>
          <table:table-cell table:formula="of:=-[.F286]*([.C286]/[.$I$771])*(LOG([.C286];2)-32)" office:value-type="float" office:value="0.00460129460496358" calcext:value-type="float">
            <text:p>0,00460129460496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times.</text:p>
          </table:table-cell>
          <table:table-cell table:formula="of:=IF([.F287]&gt;[.F286];&quot;HIER!&quot;;&quot;&quot;)" office:value-type="string" office:string-value="HIER!" calcext:value-type="string">
            <text:p>HIER!</text:p>
          </table:table-cell>
          <table:table-cell table:formula="of:=[.C287]*[.F287]" office:value-type="float" office:value="836550" calcext:value-type="float">
            <text:p>836550</text:p>
          </table:table-cell>
          <table:table-cell table:formula="of:=-[.F287]*([.C287]/[.$I$771])*(LOG([.C287];2)-32)" office:value-type="float" office:value="0.00464344854308712" calcext:value-type="float">
            <text:p>0,00464344854308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982" calcext:value-type="float">
            <text:p>2982</text:p>
          </table:table-cell>
          <table:table-cell office:value-type="string" calcext:value-type="string">
            <text:p>times.</text:p>
          </table:table-cell>
          <table:table-cell table:formula="of:=IF([.F288]&gt;[.F287];&quot;HIER!&quot;;&quot;&quot;)" office:value-type="string" office:string-value="HIER!" calcext:value-type="string">
            <text:p>HIER!</text:p>
          </table:table-cell>
          <table:table-cell table:formula="of:=[.C288]*[.F288]" office:value-type="float" office:value="855834" calcext:value-type="float">
            <text:p>855834</text:p>
          </table:table-cell>
          <table:table-cell table:formula="of:=-[.F288]*([.C288]/[.$I$771])*(LOG([.C288];2)-32)" office:value-type="float" office:value="0.0047494850692608" calcext:value-type="float">
            <text:p>0,00474948506926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times.</text:p>
          </table:table-cell>
          <table:table-cell table:formula="of:=IF([.F289]&gt;[.F288];&quot;HIER!&quot;;&quot;&quot;)">
            <text:p/>
          </table:table-cell>
          <table:table-cell table:formula="of:=[.C289]*[.F289]" office:value-type="float" office:value="828864" calcext:value-type="float">
            <text:p>828864</text:p>
          </table:table-cell>
          <table:table-cell table:formula="of:=-[.F289]*([.C289]/[.$I$771])*(LOG([.C289];2)-32)" office:value-type="float" office:value="0.0045988455609429" calcext:value-type="float">
            <text:p>0,00459884556094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times.</text:p>
          </table:table-cell>
          <table:table-cell table:formula="of:=IF([.F290]&gt;[.F289];&quot;HIER!&quot;;&quot;&quot;)" office:value-type="string" office:string-value="HIER!" calcext:value-type="string">
            <text:p>HIER!</text:p>
          </table:table-cell>
          <table:table-cell table:formula="of:=[.C290]*[.F290]" office:value-type="float" office:value="840123" calcext:value-type="float">
            <text:p>840123</text:p>
          </table:table-cell>
          <table:table-cell table:formula="of:=-[.F290]*([.C290]/[.$I$771])*(LOG([.C290];2)-32)" office:value-type="float" office:value="0.00466033651280228" calcext:value-type="float">
            <text:p>0,00466033651280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times.</text:p>
          </table:table-cell>
          <table:table-cell table:formula="of:=IF([.F291]&gt;[.F290];&quot;HIER!&quot;;&quot;&quot;)">
            <text:p/>
          </table:table-cell>
          <table:table-cell table:formula="of:=[.C291]*[.F291]" office:value-type="float" office:value="838100" calcext:value-type="float">
            <text:p>838100</text:p>
          </table:table-cell>
          <table:table-cell table:formula="of:=-[.F291]*([.C291]/[.$I$771])*(LOG([.C291];2)-32)" office:value-type="float" office:value="0.00464814207322395" calcext:value-type="float">
            <text:p>0,00464814207322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times.</text:p>
          </table:table-cell>
          <table:table-cell table:formula="of:=IF([.F292]&gt;[.F291];&quot;HIER!&quot;;&quot;&quot;)">
            <text:p/>
          </table:table-cell>
          <table:table-cell table:formula="of:=[.C292]*[.F292]" office:value-type="float" office:value="840699" calcext:value-type="float">
            <text:p>840699</text:p>
          </table:table-cell>
          <table:table-cell table:formula="of:=-[.F292]*([.C292]/[.$I$771])*(LOG([.C292];2)-32)" office:value-type="float" office:value="0.00466158415286158" calcext:value-type="float">
            <text:p>0,0046615841528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times.</text:p>
          </table:table-cell>
          <table:table-cell table:formula="of:=IF([.F293]&gt;[.F292];&quot;HIER!&quot;;&quot;&quot;)">
            <text:p/>
          </table:table-cell>
          <table:table-cell table:formula="of:=[.C293]*[.F293]" office:value-type="float" office:value="833660" calcext:value-type="float">
            <text:p>833660</text:p>
          </table:table-cell>
          <table:table-cell table:formula="of:=-[.F293]*([.C293]/[.$I$771])*(LOG([.C293];2)-32)" office:value-type="float" office:value="0.00462159301579094" calcext:value-type="float">
            <text:p>0,00462159301579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times.</text:p>
          </table:table-cell>
          <table:table-cell table:formula="of:=IF([.F294]&gt;[.F293];&quot;HIER!&quot;;&quot;&quot;)" office:value-type="string" office:string-value="HIER!" calcext:value-type="string">
            <text:p>HIER!</text:p>
          </table:table-cell>
          <table:table-cell table:formula="of:=[.C294]*[.F294]" office:value-type="float" office:value="851165" calcext:value-type="float">
            <text:p>851165</text:p>
          </table:table-cell>
          <table:table-cell table:formula="of:=-[.F294]*([.C294]/[.$I$771])*(LOG([.C294];2)-32)" office:value-type="float" office:value="0.00471765868878124" calcext:value-type="float">
            <text:p>0,00471765868878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times.</text:p>
          </table:table-cell>
          <table:table-cell table:formula="of:=IF([.F295]&gt;[.F294];&quot;HIER!&quot;;&quot;&quot;)">
            <text:p/>
          </table:table-cell>
          <table:table-cell table:formula="of:=[.C295]*[.F295]" office:value-type="float" office:value="834372" calcext:value-type="float">
            <text:p>834372</text:p>
          </table:table-cell>
          <table:table-cell table:formula="of:=-[.F295]*([.C295]/[.$I$771])*(LOG([.C295];2)-32)" office:value-type="float" office:value="0.00462362705410789" calcext:value-type="float">
            <text:p>0,00462362705410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837" calcext:value-type="float">
            <text:p>2837</text:p>
          </table:table-cell>
          <table:table-cell office:value-type="string" calcext:value-type="string">
            <text:p>times.</text:p>
          </table:table-cell>
          <table:table-cell table:formula="of:=IF([.F296]&gt;[.F295];&quot;HIER!&quot;;&quot;&quot;)">
            <text:p/>
          </table:table-cell>
          <table:table-cell table:formula="of:=[.C296]*[.F296]" office:value-type="float" office:value="836915" calcext:value-type="float">
            <text:p>836915</text:p>
          </table:table-cell>
          <table:table-cell table:formula="of:=-[.F296]*([.C296]/[.$I$771])*(LOG([.C296];2)-32)" office:value-type="float" office:value="0.00463676437288771" calcext:value-type="float">
            <text:p>0,00463676437288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times.</text:p>
          </table:table-cell>
          <table:table-cell table:formula="of:=IF([.F297]&gt;[.F296];&quot;HIER!&quot;;&quot;&quot;)">
            <text:p/>
          </table:table-cell>
          <table:table-cell table:formula="of:=[.C297]*[.F297]" office:value-type="float" office:value="833240" calcext:value-type="float">
            <text:p>833240</text:p>
          </table:table-cell>
          <table:table-cell table:formula="of:=-[.F297]*([.C297]/[.$I$771])*(LOG([.C297];2)-32)" office:value-type="float" office:value="0.00461545658242501" calcext:value-type="float">
            <text:p>0,00461545658242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841" calcext:value-type="float">
            <text:p>2841</text:p>
          </table:table-cell>
          <table:table-cell office:value-type="string" calcext:value-type="string">
            <text:p>times.</text:p>
          </table:table-cell>
          <table:table-cell table:formula="of:=IF([.F298]&gt;[.F297];&quot;HIER!&quot;;&quot;&quot;)" office:value-type="string" office:string-value="HIER!" calcext:value-type="string">
            <text:p>HIER!</text:p>
          </table:table-cell>
          <table:table-cell table:formula="of:=[.C298]*[.F298]" office:value-type="float" office:value="843777" calcext:value-type="float">
            <text:p>843777</text:p>
          </table:table-cell>
          <table:table-cell table:formula="of:=-[.F298]*([.C298]/[.$I$771])*(LOG([.C298];2)-32)" office:value-type="float" office:value="0.00467286688629726" calcext:value-type="float">
            <text:p>0,00467286688629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times.</text:p>
          </table:table-cell>
          <table:table-cell table:formula="of:=IF([.F299]&gt;[.F298];&quot;HIER!&quot;;&quot;&quot;)">
            <text:p/>
          </table:table-cell>
          <table:table-cell table:formula="of:=[.C299]*[.F299]" office:value-type="float" office:value="841254" calcext:value-type="float">
            <text:p>841254</text:p>
          </table:table-cell>
          <table:table-cell table:formula="of:=-[.F299]*([.C299]/[.$I$771])*(LOG([.C299];2)-32)" office:value-type="float" office:value="0.00465794457250441" calcext:value-type="float">
            <text:p>0,00465794457250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773" calcext:value-type="float">
            <text:p>2773</text:p>
          </table:table-cell>
          <table:table-cell office:value-type="string" calcext:value-type="string">
            <text:p>times.</text:p>
          </table:table-cell>
          <table:table-cell table:formula="of:=IF([.F300]&gt;[.F299];&quot;HIER!&quot;;&quot;&quot;)">
            <text:p/>
          </table:table-cell>
          <table:table-cell table:formula="of:=[.C300]*[.F300]" office:value-type="float" office:value="829127" calcext:value-type="float">
            <text:p>829127</text:p>
          </table:table-cell>
          <table:table-cell table:formula="of:=-[.F300]*([.C300]/[.$I$771])*(LOG([.C300];2)-32)" office:value-type="float" office:value="0.00458986548797161" calcext:value-type="float">
            <text:p>0,00458986548797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times.</text:p>
          </table:table-cell>
          <table:table-cell table:formula="of:=IF([.F301]&gt;[.F300];&quot;HIER!&quot;;&quot;&quot;)" office:value-type="string" office:string-value="HIER!" calcext:value-type="string">
            <text:p>HIER!</text:p>
          </table:table-cell>
          <table:table-cell table:formula="of:=[.C301]*[.F301]" office:value-type="float" office:value="846000" calcext:value-type="float">
            <text:p>846000</text:p>
          </table:table-cell>
          <table:table-cell table:formula="of:=-[.F301]*([.C301]/[.$I$771])*(LOG([.C301];2)-32)" office:value-type="float" office:value="0.00468232189022016" calcext:value-type="float">
            <text:p>0,0046823218902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784" calcext:value-type="float">
            <text:p>2784</text:p>
          </table:table-cell>
          <table:table-cell office:value-type="string" calcext:value-type="string">
            <text:p>times.</text:p>
          </table:table-cell>
          <table:table-cell table:formula="of:=IF([.F302]&gt;[.F301];&quot;HIER!&quot;;&quot;&quot;)">
            <text:p/>
          </table:table-cell>
          <table:table-cell table:formula="of:=[.C302]*[.F302]" office:value-type="float" office:value="837984" calcext:value-type="float">
            <text:p>837984</text:p>
          </table:table-cell>
          <table:table-cell table:formula="of:=-[.F302]*([.C302]/[.$I$771])*(LOG([.C302];2)-32)" office:value-type="float" office:value="0.00463701934758346" calcext:value-type="float">
            <text:p>0,00463701934758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785" calcext:value-type="float">
            <text:p>2785</text:p>
          </table:table-cell>
          <table:table-cell office:value-type="string" calcext:value-type="string">
            <text:p>times.</text:p>
          </table:table-cell>
          <table:table-cell table:formula="of:=IF([.F303]&gt;[.F302];&quot;HIER!&quot;;&quot;&quot;)" office:value-type="string" office:string-value="HIER!" calcext:value-type="string">
            <text:p>HIER!</text:p>
          </table:table-cell>
          <table:table-cell table:formula="of:=[.C303]*[.F303]" office:value-type="float" office:value="841070" calcext:value-type="float">
            <text:p>841070</text:p>
          </table:table-cell>
          <table:table-cell table:formula="of:=-[.F303]*([.C303]/[.$I$771])*(LOG([.C303];2)-32)" office:value-type="float" office:value="0.00465315881322507" calcext:value-type="float">
            <text:p>0,00465315881322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748" calcext:value-type="float">
            <text:p>2748</text:p>
          </table:table-cell>
          <table:table-cell office:value-type="string" calcext:value-type="string">
            <text:p>times.</text:p>
          </table:table-cell>
          <table:table-cell table:formula="of:=IF([.F304]&gt;[.F303];&quot;HIER!&quot;;&quot;&quot;)">
            <text:p/>
          </table:table-cell>
          <table:table-cell table:formula="of:=[.C304]*[.F304]" office:value-type="float" office:value="832644" calcext:value-type="float">
            <text:p>832644</text:p>
          </table:table-cell>
          <table:table-cell table:formula="of:=-[.F304]*([.C304]/[.$I$771])*(LOG([.C304];2)-32)" office:value-type="float" office:value="0.00460561798925166" calcext:value-type="float">
            <text:p>0,00460561798925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778" calcext:value-type="float">
            <text:p>2778</text:p>
          </table:table-cell>
          <table:table-cell office:value-type="string" calcext:value-type="string">
            <text:p>times.</text:p>
          </table:table-cell>
          <table:table-cell table:formula="of:=IF([.F305]&gt;[.F304];&quot;HIER!&quot;;&quot;&quot;)" office:value-type="string" office:string-value="HIER!" calcext:value-type="string">
            <text:p>HIER!</text:p>
          </table:table-cell>
          <table:table-cell table:formula="of:=[.C305]*[.F305]" office:value-type="float" office:value="844512" calcext:value-type="float">
            <text:p>844512</text:p>
          </table:table-cell>
          <table:table-cell table:formula="of:=-[.F305]*([.C305]/[.$I$771])*(LOG([.C305];2)-32)" office:value-type="float" office:value="0.00467032898212008" calcext:value-type="float">
            <text:p>0,0046703289821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times.</text:p>
          </table:table-cell>
          <table:table-cell table:formula="of:=IF([.F306]&gt;[.F305];&quot;HIER!&quot;;&quot;&quot;)">
            <text:p/>
          </table:table-cell>
          <table:table-cell table:formula="of:=[.C306]*[.F306]" office:value-type="float" office:value="833870" calcext:value-type="float">
            <text:p>833870</text:p>
          </table:table-cell>
          <table:table-cell table:formula="of:=-[.F306]*([.C306]/[.$I$771])*(LOG([.C306];2)-32)" office:value-type="float" office:value="0.0046105566145486" calcext:value-type="float">
            <text:p>0,00461055661454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737" calcext:value-type="float">
            <text:p>2737</text:p>
          </table:table-cell>
          <table:table-cell office:value-type="string" calcext:value-type="string">
            <text:p>times.</text:p>
          </table:table-cell>
          <table:table-cell table:formula="of:=IF([.F307]&gt;[.F306];&quot;HIER!&quot;;&quot;&quot;)" office:value-type="string" office:string-value="HIER!" calcext:value-type="string">
            <text:p>HIER!</text:p>
          </table:table-cell>
          <table:table-cell table:formula="of:=[.C307]*[.F307]" office:value-type="float" office:value="837522" calcext:value-type="float">
            <text:p>837522</text:p>
          </table:table-cell>
          <table:table-cell table:formula="of:=-[.F307]*([.C307]/[.$I$771])*(LOG([.C307];2)-32)" office:value-type="float" office:value="0.00462982804030468" calcext:value-type="float">
            <text:p>0,00462982804030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times.</text:p>
          </table:table-cell>
          <table:table-cell table:formula="of:=IF([.F308]&gt;[.F307];&quot;HIER!&quot;;&quot;&quot;)" office:value-type="string" office:string-value="HIER!" calcext:value-type="string">
            <text:p>HIER!</text:p>
          </table:table-cell>
          <table:table-cell table:formula="of:=[.C308]*[.F308]" office:value-type="float" office:value="848855" calcext:value-type="float">
            <text:p>848855</text:p>
          </table:table-cell>
          <table:table-cell table:formula="of:=-[.F308]*([.C308]/[.$I$771])*(LOG([.C308];2)-32)" office:value-type="float" office:value="0.00469154666178704" calcext:value-type="float">
            <text:p>0,00469154666178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701" calcext:value-type="float">
            <text:p>2701</text:p>
          </table:table-cell>
          <table:table-cell office:value-type="string" calcext:value-type="string">
            <text:p>times.</text:p>
          </table:table-cell>
          <table:table-cell table:formula="of:=IF([.F309]&gt;[.F308];&quot;HIER!&quot;;&quot;&quot;)">
            <text:p/>
          </table:table-cell>
          <table:table-cell table:formula="of:=[.C309]*[.F309]" office:value-type="float" office:value="831908" calcext:value-type="float">
            <text:p>831908</text:p>
          </table:table-cell>
          <table:table-cell table:formula="of:=-[.F309]*([.C309]/[.$I$771])*(LOG([.C309];2)-32)" office:value-type="float" office:value="0.00459697333688466" calcext:value-type="float">
            <text:p>0,00459697333688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times.</text:p>
          </table:table-cell>
          <table:table-cell table:formula="of:=IF([.F310]&gt;[.F309];&quot;HIER!&quot;;&quot;&quot;)" office:value-type="string" office:string-value="HIER!" calcext:value-type="string">
            <text:p>HIER!</text:p>
          </table:table-cell>
          <table:table-cell table:formula="of:=[.C310]*[.F310]" office:value-type="float" office:value="835845" calcext:value-type="float">
            <text:p>835845</text:p>
          </table:table-cell>
          <table:table-cell table:formula="of:=-[.F310]*([.C310]/[.$I$771])*(LOG([.C310];2)-32)" office:value-type="float" office:value="0.00461781839501142" calcext:value-type="float">
            <text:p>0,00461781839501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times.</text:p>
          </table:table-cell>
          <table:table-cell table:formula="of:=IF([.F311]&gt;[.F310];&quot;HIER!&quot;;&quot;&quot;)" office:value-type="string" office:string-value="HIER!" calcext:value-type="string">
            <text:p>HIER!</text:p>
          </table:table-cell>
          <table:table-cell table:formula="of:=[.C311]*[.F311]" office:value-type="float" office:value="848160" calcext:value-type="float">
            <text:p>848160</text:p>
          </table:table-cell>
          <table:table-cell table:formula="of:=-[.F311]*([.C311]/[.$I$771])*(LOG([.C311];2)-32)" office:value-type="float" office:value="0.00468493493376826" calcext:value-type="float">
            <text:p>0,00468493493376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73" calcext:value-type="float">
            <text:p>2673</text:p>
          </table:table-cell>
          <table:table-cell office:value-type="string" calcext:value-type="string">
            <text:p>times.</text:p>
          </table:table-cell>
          <table:table-cell table:formula="of:=IF([.F312]&gt;[.F311];&quot;HIER!&quot;;&quot;&quot;)">
            <text:p/>
          </table:table-cell>
          <table:table-cell table:formula="of:=[.C312]*[.F312]" office:value-type="float" office:value="831303" calcext:value-type="float">
            <text:p>831303</text:p>
          </table:table-cell>
          <table:table-cell table:formula="of:=-[.F312]*([.C312]/[.$I$771])*(LOG([.C312];2)-32)" office:value-type="float" office:value="0.00459092352922962" calcext:value-type="float">
            <text:p>0,0045909235292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44" calcext:value-type="float">
            <text:p>2644</text:p>
          </table:table-cell>
          <table:table-cell office:value-type="string" calcext:value-type="string">
            <text:p>times.</text:p>
          </table:table-cell>
          <table:table-cell table:formula="of:=IF([.F313]&gt;[.F312];&quot;HIER!&quot;;&quot;&quot;)">
            <text:p/>
          </table:table-cell>
          <table:table-cell table:formula="of:=[.C313]*[.F313]" office:value-type="float" office:value="824928" calcext:value-type="float">
            <text:p>824928</text:p>
          </table:table-cell>
          <table:table-cell table:formula="of:=-[.F313]*([.C313]/[.$I$771])*(LOG([.C313];2)-32)" office:value-type="float" office:value="0.00455482763200961" calcext:value-type="float">
            <text:p>0,004554827632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times.</text:p>
          </table:table-cell>
          <table:table-cell table:formula="of:=IF([.F314]&gt;[.F313];&quot;HIER!&quot;;&quot;&quot;)" office:value-type="string" office:string-value="HIER!" calcext:value-type="string">
            <text:p>HIER!</text:p>
          </table:table-cell>
          <table:table-cell table:formula="of:=[.C314]*[.F314]" office:value-type="float" office:value="857620" calcext:value-type="float">
            <text:p>857620</text:p>
          </table:table-cell>
          <table:table-cell table:formula="of:=-[.F314]*([.C314]/[.$I$771])*(LOG([.C314];2)-32)" office:value-type="float" office:value="0.00473441417247375" calcext:value-type="float">
            <text:p>0,00473441417247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times.</text:p>
          </table:table-cell>
          <table:table-cell table:formula="of:=IF([.F315]&gt;[.F314];&quot;HIER!&quot;;&quot;&quot;)">
            <text:p/>
          </table:table-cell>
          <table:table-cell table:formula="of:=[.C315]*[.F315]" office:value-type="float" office:value="829902" calcext:value-type="float">
            <text:p>829902</text:p>
          </table:table-cell>
          <table:table-cell table:formula="of:=-[.F315]*([.C315]/[.$I$771])*(LOG([.C315];2)-32)" office:value-type="float" office:value="0.00458051023335507" calcext:value-type="float">
            <text:p>0,00458051023335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72" calcext:value-type="float">
            <text:p>2672</text:p>
          </table:table-cell>
          <table:table-cell office:value-type="string" calcext:value-type="string">
            <text:p>times.</text:p>
          </table:table-cell>
          <table:table-cell table:formula="of:=IF([.F316]&gt;[.F315];&quot;HIER!&quot;;&quot;&quot;)" office:value-type="string" office:string-value="HIER!" calcext:value-type="string">
            <text:p>HIER!</text:p>
          </table:table-cell>
          <table:table-cell table:formula="of:=[.C316]*[.F316]" office:value-type="float" office:value="841680" calcext:value-type="float">
            <text:p>841680</text:p>
          </table:table-cell>
          <table:table-cell table:formula="of:=-[.F316]*([.C316]/[.$I$771])*(LOG([.C316];2)-32)" office:value-type="float" office:value="0.00464461804253138" calcext:value-type="float">
            <text:p>0,00464461804253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times.</text:p>
          </table:table-cell>
          <table:table-cell table:formula="of:=IF([.F317]&gt;[.F316];&quot;HIER!&quot;;&quot;&quot;)" office:value-type="string" office:string-value="HIER!" calcext:value-type="string">
            <text:p>HIER!</text:p>
          </table:table-cell>
          <table:table-cell table:formula="of:=[.C317]*[.F317]" office:value-type="float" office:value="845932" calcext:value-type="float">
            <text:p>845932</text:p>
          </table:table-cell>
          <table:table-cell table:formula="of:=-[.F317]*([.C317]/[.$I$771])*(LOG([.C317];2)-32)" office:value-type="float" office:value="0.00466718108955143" calcext:value-type="float">
            <text:p>0,00466718108955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times.</text:p>
          </table:table-cell>
          <table:table-cell table:formula="of:=IF([.F318]&gt;[.F317];&quot;HIER!&quot;;&quot;&quot;)">
            <text:p/>
          </table:table-cell>
          <table:table-cell table:formula="of:=[.C318]*[.F318]" office:value-type="float" office:value="838465" calcext:value-type="float">
            <text:p>838465</text:p>
          </table:table-cell>
          <table:table-cell table:formula="of:=-[.F318]*([.C318]/[.$I$771])*(LOG([.C318];2)-32)" office:value-type="float" office:value="0.00462509424311439" calcext:value-type="float">
            <text:p>0,00462509424311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times.</text:p>
          </table:table-cell>
          <table:table-cell table:formula="of:=IF([.F319]&gt;[.F318];&quot;HIER!&quot;;&quot;&quot;)" office:value-type="string" office:string-value="HIER!" calcext:value-type="string">
            <text:p>HIER!</text:p>
          </table:table-cell>
          <table:table-cell table:formula="of:=[.C319]*[.F319]" office:value-type="float" office:value="841746" calcext:value-type="float">
            <text:p>841746</text:p>
          </table:table-cell>
          <table:table-cell table:formula="of:=-[.F319]*([.C319]/[.$I$771])*(LOG([.C319];2)-32)" office:value-type="float" office:value="0.00464230217596544" calcext:value-type="float">
            <text:p>0,00464230217596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23" calcext:value-type="float">
            <text:p>2623</text:p>
          </table:table-cell>
          <table:table-cell office:value-type="string" calcext:value-type="string">
            <text:p>times.</text:p>
          </table:table-cell>
          <table:table-cell table:formula="of:=IF([.F320]&gt;[.F319];&quot;HIER!&quot;;&quot;&quot;)">
            <text:p/>
          </table:table-cell>
          <table:table-cell table:formula="of:=[.C320]*[.F320]" office:value-type="float" office:value="836737" calcext:value-type="float">
            <text:p>836737</text:p>
          </table:table-cell>
          <table:table-cell table:formula="of:=-[.F320]*([.C320]/[.$I$771])*(LOG([.C320];2)-32)" office:value-type="float" office:value="0.00461379464757541" calcext:value-type="float">
            <text:p>0,00461379464757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times.</text:p>
          </table:table-cell>
          <table:table-cell table:formula="of:=IF([.F321]&gt;[.F320];&quot;HIER!&quot;;&quot;&quot;)" office:value-type="string" office:string-value="HIER!" calcext:value-type="string">
            <text:p>HIER!</text:p>
          </table:table-cell>
          <table:table-cell table:formula="of:=[.C321]*[.F321]" office:value-type="float" office:value="1082560" calcext:value-type="float">
            <text:p>1082560</text:p>
          </table:table-cell>
          <table:table-cell table:formula="of:=-[.F321]*([.C321]/[.$I$771])*(LOG([.C321];2)-32)" office:value-type="float" office:value="0.00596813241057069" calcext:value-type="float">
            <text:p>0,00596813241057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times.</text:p>
          </table:table-cell>
          <table:table-cell table:formula="of:=IF([.F322]&gt;[.F321];&quot;HIER!&quot;;&quot;&quot;)" office:value-type="string" office:string-value="HIER!" calcext:value-type="string">
            <text:p>HIER!</text:p>
          </table:table-cell>
          <table:table-cell table:formula="of:=[.C322]*[.F322]" office:value-type="float" office:value="1351731" calcext:value-type="float">
            <text:p>1351731</text:p>
          </table:table-cell>
          <table:table-cell table:formula="of:=-[.F322]*([.C322]/[.$I$771])*(LOG([.C322];2)-32)" office:value-type="float" office:value="0.00745065024656772" calcext:value-type="float">
            <text:p>0,00745065024656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242" calcext:value-type="float">
            <text:p>4242</text:p>
          </table:table-cell>
          <table:table-cell office:value-type="string" calcext:value-type="string">
            <text:p>times.</text:p>
          </table:table-cell>
          <table:table-cell table:formula="of:=IF([.F323]&gt;[.F322];&quot;HIER!&quot;;&quot;&quot;)" office:value-type="string" office:string-value="HIER!" calcext:value-type="string">
            <text:p>HIER!</text:p>
          </table:table-cell>
          <table:table-cell table:formula="of:=[.C323]*[.F323]" office:value-type="float" office:value="1365924" calcext:value-type="float">
            <text:p>1365924</text:p>
          </table:table-cell>
          <table:table-cell table:formula="of:=-[.F323]*([.C323]/[.$I$771])*(LOG([.C323];2)-32)" office:value-type="float" office:value="0.00752745398650369" calcext:value-type="float">
            <text:p>0,00752745398650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149" calcext:value-type="float">
            <text:p>4149</text:p>
          </table:table-cell>
          <table:table-cell office:value-type="string" calcext:value-type="string">
            <text:p>times.</text:p>
          </table:table-cell>
          <table:table-cell table:formula="of:=IF([.F324]&gt;[.F323];&quot;HIER!&quot;;&quot;&quot;)">
            <text:p/>
          </table:table-cell>
          <table:table-cell table:formula="of:=[.C324]*[.F324]" office:value-type="float" office:value="1340127" calcext:value-type="float">
            <text:p>1340127</text:p>
          </table:table-cell>
          <table:table-cell table:formula="of:=-[.F324]*([.C324]/[.$I$771])*(LOG([.C324];2)-32)" office:value-type="float" office:value="0.00738389378649534" calcext:value-type="float">
            <text:p>0,00738389378649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174" calcext:value-type="float">
            <text:p>4174</text:p>
          </table:table-cell>
          <table:table-cell office:value-type="string" calcext:value-type="string">
            <text:p>times.</text:p>
          </table:table-cell>
          <table:table-cell table:formula="of:=IF([.F325]&gt;[.F324];&quot;HIER!&quot;;&quot;&quot;)" office:value-type="string" office:string-value="HIER!" calcext:value-type="string">
            <text:p>HIER!</text:p>
          </table:table-cell>
          <table:table-cell table:formula="of:=[.C325]*[.F325]" office:value-type="float" office:value="1352376" calcext:value-type="float">
            <text:p>1352376</text:p>
          </table:table-cell>
          <table:table-cell table:formula="of:=-[.F325]*([.C325]/[.$I$771])*(LOG([.C325];2)-32)" office:value-type="float" office:value="0.00744997966394269" calcext:value-type="float">
            <text:p>0,00744997966394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times.</text:p>
          </table:table-cell>
          <table:table-cell table:formula="of:=IF([.F326]&gt;[.F325];&quot;HIER!&quot;;&quot;&quot;)" office:value-type="string" office:string-value="HIER!" calcext:value-type="string">
            <text:p>HIER!</text:p>
          </table:table-cell>
          <table:table-cell table:formula="of:=[.C326]*[.F326]" office:value-type="float" office:value="1360450" calcext:value-type="float">
            <text:p>1360450</text:p>
          </table:table-cell>
          <table:table-cell table:formula="of:=-[.F326]*([.C326]/[.$I$771])*(LOG([.C326];2)-32)" office:value-type="float" office:value="0.00749304951915423" calcext:value-type="float">
            <text:p>0,00749304951915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222" calcext:value-type="float">
            <text:p>4222</text:p>
          </table:table-cell>
          <table:table-cell office:value-type="string" calcext:value-type="string">
            <text:p>times.</text:p>
          </table:table-cell>
          <table:table-cell table:formula="of:=IF([.F327]&gt;[.F326];&quot;HIER!&quot;;&quot;&quot;)" office:value-type="string" office:string-value="HIER!" calcext:value-type="string">
            <text:p>HIER!</text:p>
          </table:table-cell>
          <table:table-cell table:formula="of:=[.C327]*[.F327]" office:value-type="float" office:value="1376372" calcext:value-type="float">
            <text:p>1376372</text:p>
          </table:table-cell>
          <table:table-cell table:formula="of:=-[.F327]*([.C327]/[.$I$771])*(LOG([.C327];2)-32)" office:value-type="float" office:value="0.00757932391318136" calcext:value-type="float">
            <text:p>0,00757932391318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times.</text:p>
          </table:table-cell>
          <table:table-cell table:formula="of:=IF([.F328]&gt;[.F327];&quot;HIER!&quot;;&quot;&quot;)">
            <text:p/>
          </table:table-cell>
          <table:table-cell table:formula="of:=[.C328]*[.F328]" office:value-type="float" office:value="1342662" calcext:value-type="float">
            <text:p>1342662</text:p>
          </table:table-cell>
          <table:table-cell table:formula="of:=-[.F328]*([.C328]/[.$I$771])*(LOG([.C328];2)-32)" office:value-type="float" office:value="0.0073923103457743" calcext:value-type="float">
            <text:p>0,00739231034577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times.</text:p>
          </table:table-cell>
          <table:table-cell table:formula="of:=IF([.F329]&gt;[.F328];&quot;HIER!&quot;;&quot;&quot;)" office:value-type="string" office:string-value="HIER!" calcext:value-type="string">
            <text:p>HIER!</text:p>
          </table:table-cell>
          <table:table-cell table:formula="of:=[.C329]*[.F329]" office:value-type="float" office:value="1353656" calcext:value-type="float">
            <text:p>1353656</text:p>
          </table:table-cell>
          <table:table-cell table:formula="of:=-[.F329]*([.C329]/[.$I$771])*(LOG([.C329];2)-32)" office:value-type="float" office:value="0.00745145175225025" calcext:value-type="float">
            <text:p>0,0074514517522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times.</text:p>
          </table:table-cell>
          <table:table-cell table:formula="of:=IF([.F330]&gt;[.F329];&quot;HIER!&quot;;&quot;&quot;)" office:value-type="string" office:string-value="HIER!" calcext:value-type="string">
            <text:p>HIER!</text:p>
          </table:table-cell>
          <table:table-cell table:formula="of:=[.C330]*[.F330]" office:value-type="float" office:value="1367324" calcext:value-type="float">
            <text:p>1367324</text:p>
          </table:table-cell>
          <table:table-cell table:formula="of:=-[.F330]*([.C330]/[.$I$771])*(LOG([.C330];2)-32)" office:value-type="float" office:value="0.0075252916644144" calcext:value-type="float">
            <text:p>0,00752529166441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106" calcext:value-type="float">
            <text:p>4106</text:p>
          </table:table-cell>
          <table:table-cell office:value-type="string" calcext:value-type="string">
            <text:p>times.</text:p>
          </table:table-cell>
          <table:table-cell table:formula="of:=IF([.F331]&gt;[.F330];&quot;HIER!&quot;;&quot;&quot;)">
            <text:p/>
          </table:table-cell>
          <table:table-cell table:formula="of:=[.C331]*[.F331]" office:value-type="float" office:value="1354980" calcext:value-type="float">
            <text:p>1354980</text:p>
          </table:table-cell>
          <table:table-cell table:formula="of:=-[.F331]*([.C331]/[.$I$771])*(LOG([.C331];2)-32)" office:value-type="float" office:value="0.00745597312369878" calcext:value-type="float">
            <text:p>0,00745597312369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159" calcext:value-type="float">
            <text:p>4159</text:p>
          </table:table-cell>
          <table:table-cell office:value-type="string" calcext:value-type="string">
            <text:p>times.</text:p>
          </table:table-cell>
          <table:table-cell table:formula="of:=IF([.F332]&gt;[.F331];&quot;HIER!&quot;;&quot;&quot;)" office:value-type="string" office:string-value="HIER!" calcext:value-type="string">
            <text:p>HIER!</text:p>
          </table:table-cell>
          <table:table-cell table:formula="of:=[.C332]*[.F332]" office:value-type="float" office:value="1376629" calcext:value-type="float">
            <text:p>1376629</text:p>
          </table:table-cell>
          <table:table-cell table:formula="of:=-[.F332]*([.C332]/[.$I$771])*(LOG([.C332];2)-32)" office:value-type="float" office:value="0.00757370073484592" calcext:value-type="float">
            <text:p>0,00757370073484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times.</text:p>
          </table:table-cell>
          <table:table-cell table:formula="of:=IF([.F333]&gt;[.F332];&quot;HIER!&quot;;&quot;&quot;)">
            <text:p/>
          </table:table-cell>
          <table:table-cell table:formula="of:=[.C333]*[.F333]" office:value-type="float" office:value="1373816" calcext:value-type="float">
            <text:p>1373816</text:p>
          </table:table-cell>
          <table:table-cell table:formula="of:=-[.F333]*([.C333]/[.$I$771])*(LOG([.C333];2)-32)" office:value-type="float" office:value="0.00755683258841389" calcext:value-type="float">
            <text:p>0,00755683258841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087" calcext:value-type="float">
            <text:p>4087</text:p>
          </table:table-cell>
          <table:table-cell office:value-type="string" calcext:value-type="string">
            <text:p>times.</text:p>
          </table:table-cell>
          <table:table-cell table:formula="of:=IF([.F334]&gt;[.F333];&quot;HIER!&quot;;&quot;&quot;)">
            <text:p/>
          </table:table-cell>
          <table:table-cell table:formula="of:=[.C334]*[.F334]" office:value-type="float" office:value="1360971" calcext:value-type="float">
            <text:p>1360971</text:p>
          </table:table-cell>
          <table:table-cell table:formula="of:=-[.F334]*([.C334]/[.$I$771])*(LOG([.C334];2)-32)" office:value-type="float" office:value="0.00748480228809376" calcext:value-type="float">
            <text:p>0,00748480228809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times.</text:p>
          </table:table-cell>
          <table:table-cell table:formula="of:=IF([.F335]&gt;[.F334];&quot;HIER!&quot;;&quot;&quot;)">
            <text:p/>
          </table:table-cell>
          <table:table-cell table:formula="of:=[.C335]*[.F335]" office:value-type="float" office:value="1361718" calcext:value-type="float">
            <text:p>1361718</text:p>
          </table:table-cell>
          <table:table-cell table:formula="of:=-[.F335]*([.C335]/[.$I$771])*(LOG([.C335];2)-32)" office:value-type="float" office:value="0.00748753895942606" calcext:value-type="float">
            <text:p>0,00748753895942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times.</text:p>
          </table:table-cell>
          <table:table-cell table:formula="of:=IF([.F336]&gt;[.F335];&quot;HIER!&quot;;&quot;&quot;)">
            <text:p/>
          </table:table-cell>
          <table:table-cell table:formula="of:=[.C336]*[.F336]" office:value-type="float" office:value="1354405" calcext:value-type="float">
            <text:p>1354405</text:p>
          </table:table-cell>
          <table:table-cell table:formula="of:=-[.F336]*([.C336]/[.$I$771])*(LOG([.C336];2)-32)" office:value-type="float" office:value="0.00744596762783875" calcext:value-type="float">
            <text:p>0,00744596762783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times.</text:p>
          </table:table-cell>
          <table:table-cell table:formula="of:=IF([.F337]&gt;[.F336];&quot;HIER!&quot;;&quot;&quot;)">
            <text:p/>
          </table:table-cell>
          <table:table-cell table:formula="of:=[.C337]*[.F337]" office:value-type="float" office:value="1344672" calcext:value-type="float">
            <text:p>1344672</text:p>
          </table:table-cell>
          <table:table-cell table:formula="of:=-[.F337]*([.C337]/[.$I$771])*(LOG([.C337];2)-32)" office:value-type="float" office:value="0.00739111326320033" calcext:value-type="float">
            <text:p>0,007391113263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074" calcext:value-type="float">
            <text:p>4074</text:p>
          </table:table-cell>
          <table:table-cell office:value-type="string" calcext:value-type="string">
            <text:p>times.</text:p>
          </table:table-cell>
          <table:table-cell table:formula="of:=IF([.F338]&gt;[.F337];&quot;HIER!&quot;;&quot;&quot;)" office:value-type="string" office:string-value="HIER!" calcext:value-type="string">
            <text:p>HIER!</text:p>
          </table:table-cell>
          <table:table-cell table:formula="of:=[.C338]*[.F338]" office:value-type="float" office:value="1372938" calcext:value-type="float">
            <text:p>1372938</text:p>
          </table:table-cell>
          <table:table-cell table:formula="of:=-[.F338]*([.C338]/[.$I$771])*(LOG([.C338];2)-32)" office:value-type="float" office:value="0.00754510942495748" calcext:value-type="float">
            <text:p>0,0075451094249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114" calcext:value-type="float">
            <text:p>4114</text:p>
          </table:table-cell>
          <table:table-cell office:value-type="string" calcext:value-type="string">
            <text:p>times.</text:p>
          </table:table-cell>
          <table:table-cell table:formula="of:=IF([.F339]&gt;[.F338];&quot;HIER!&quot;;&quot;&quot;)" office:value-type="string" office:string-value="HIER!" calcext:value-type="string">
            <text:p>HIER!</text:p>
          </table:table-cell>
          <table:table-cell table:formula="of:=[.C339]*[.F339]" office:value-type="float" office:value="1390532" calcext:value-type="float">
            <text:p>1390532</text:p>
          </table:table-cell>
          <table:table-cell table:formula="of:=-[.F339]*([.C339]/[.$I$771])*(LOG([.C339];2)-32)" office:value-type="float" office:value="0.00764041494478184" calcext:value-type="float">
            <text:p>0,00764041494478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times.</text:p>
          </table:table-cell>
          <table:table-cell table:formula="of:=IF([.F340]&gt;[.F339];&quot;HIER!&quot;;&quot;&quot;)">
            <text:p/>
          </table:table-cell>
          <table:table-cell table:formula="of:=[.C340]*[.F340]" office:value-type="float" office:value="1365492" calcext:value-type="float">
            <text:p>1365492</text:p>
          </table:table-cell>
          <table:table-cell table:formula="of:=-[.F340]*([.C340]/[.$I$771])*(LOG([.C340];2)-32)" office:value-type="float" office:value="0.00750147518078308" calcext:value-type="float">
            <text:p>0,00750147518078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times.</text:p>
          </table:table-cell>
          <table:table-cell table:formula="of:=IF([.F341]&gt;[.F340];&quot;HIER!&quot;;&quot;&quot;)">
            <text:p/>
          </table:table-cell>
          <table:table-cell table:formula="of:=[.C341]*[.F341]" office:value-type="float" office:value="1351840" calcext:value-type="float">
            <text:p>1351840</text:p>
          </table:table-cell>
          <table:table-cell table:formula="of:=-[.F341]*([.C341]/[.$I$771])*(LOG([.C341];2)-32)" office:value-type="float" office:value="0.00742513894962417" calcext:value-type="float">
            <text:p>0,00742513894962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002" calcext:value-type="float">
            <text:p>4002</text:p>
          </table:table-cell>
          <table:table-cell office:value-type="string" calcext:value-type="string">
            <text:p>times.</text:p>
          </table:table-cell>
          <table:table-cell table:formula="of:=IF([.F342]&gt;[.F341];&quot;HIER!&quot;;&quot;&quot;)" office:value-type="string" office:string-value="HIER!" calcext:value-type="string">
            <text:p>HIER!</text:p>
          </table:table-cell>
          <table:table-cell table:formula="of:=[.C342]*[.F342]" office:value-type="float" office:value="1364682" calcext:value-type="float">
            <text:p>1364682</text:p>
          </table:table-cell>
          <table:table-cell table:formula="of:=-[.F342]*([.C342]/[.$I$771])*(LOG([.C342];2)-32)" office:value-type="float" office:value="0.00749432887196621" calcext:value-type="float">
            <text:p>0,00749432887196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times.</text:p>
          </table:table-cell>
          <table:table-cell table:formula="of:=IF([.F343]&gt;[.F342];&quot;HIER!&quot;;&quot;&quot;)" office:value-type="string" office:string-value="HIER!" calcext:value-type="string">
            <text:p>HIER!</text:p>
          </table:table-cell>
          <table:table-cell table:formula="of:=[.C343]*[.F343]" office:value-type="float" office:value="1373472" calcext:value-type="float">
            <text:p>1373472</text:p>
          </table:table-cell>
          <table:table-cell table:formula="of:=-[.F343]*([.C343]/[.$I$771])*(LOG([.C343];2)-32)" office:value-type="float" office:value="0.00754124933636622" calcext:value-type="float">
            <text:p>0,00754124933636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times.</text:p>
          </table:table-cell>
          <table:table-cell table:formula="of:=IF([.F344]&gt;[.F343];&quot;HIER!&quot;;&quot;&quot;)">
            <text:p/>
          </table:table-cell>
          <table:table-cell table:formula="of:=[.C344]*[.F344]" office:value-type="float" office:value="1349705" calcext:value-type="float">
            <text:p>1349705</text:p>
          </table:table-cell>
          <table:table-cell table:formula="of:=-[.F344]*([.C344]/[.$I$771])*(LOG([.C344];2)-32)" office:value-type="float" office:value="0.00740942942788189" calcext:value-type="float">
            <text:p>0,00740942942788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959" calcext:value-type="float">
            <text:p>3959</text:p>
          </table:table-cell>
          <table:table-cell office:value-type="string" calcext:value-type="string">
            <text:p>times.</text:p>
          </table:table-cell>
          <table:table-cell table:formula="of:=IF([.F345]&gt;[.F344];&quot;HIER!&quot;;&quot;&quot;)" office:value-type="string" office:string-value="HIER!" calcext:value-type="string">
            <text:p>HIER!</text:p>
          </table:table-cell>
          <table:table-cell table:formula="of:=[.C345]*[.F345]" office:value-type="float" office:value="1361896" calcext:value-type="float">
            <text:p>1361896</text:p>
          </table:table-cell>
          <table:table-cell table:formula="of:=-[.F345]*([.C345]/[.$I$771])*(LOG([.C345];2)-32)" office:value-type="float" office:value="0.00747502216501865" calcext:value-type="float">
            <text:p>0,00747502216501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941" calcext:value-type="float">
            <text:p>3941</text:p>
          </table:table-cell>
          <table:table-cell office:value-type="string" calcext:value-type="string">
            <text:p>times.</text:p>
          </table:table-cell>
          <table:table-cell table:formula="of:=IF([.F346]&gt;[.F345];&quot;HIER!&quot;;&quot;&quot;)">
            <text:p/>
          </table:table-cell>
          <table:table-cell table:formula="of:=[.C346]*[.F346]" office:value-type="float" office:value="1359645" calcext:value-type="float">
            <text:p>1359645</text:p>
          </table:table-cell>
          <table:table-cell table:formula="of:=-[.F346]*([.C346]/[.$I$771])*(LOG([.C346];2)-32)" office:value-type="float" office:value="0.00746134141003497" calcext:value-type="float">
            <text:p>0,00746134141003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times.</text:p>
          </table:table-cell>
          <table:table-cell table:formula="of:=IF([.F347]&gt;[.F346];&quot;HIER!&quot;;&quot;&quot;)" office:value-type="string" office:string-value="HIER!" calcext:value-type="string">
            <text:p>HIER!</text:p>
          </table:table-cell>
          <table:table-cell table:formula="of:=[.C347]*[.F347]" office:value-type="float" office:value="1387806" calcext:value-type="float">
            <text:p>1387806</text:p>
          </table:table-cell>
          <table:table-cell table:formula="of:=-[.F347]*([.C347]/[.$I$771])*(LOG([.C347];2)-32)" office:value-type="float" office:value="0.007614531632959" calcext:value-type="float">
            <text:p>0,00761453163295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838" calcext:value-type="float">
            <text:p>3838</text:p>
          </table:table-cell>
          <table:table-cell office:value-type="string" calcext:value-type="string">
            <text:p>times.</text:p>
          </table:table-cell>
          <table:table-cell table:formula="of:=IF([.F348]&gt;[.F347];&quot;HIER!&quot;;&quot;&quot;)">
            <text:p/>
          </table:table-cell>
          <table:table-cell table:formula="of:=[.C348]*[.F348]" office:value-type="float" office:value="1331786" calcext:value-type="float">
            <text:p>1331786</text:p>
          </table:table-cell>
          <table:table-cell table:formula="of:=-[.F348]*([.C348]/[.$I$771])*(LOG([.C348];2)-32)" office:value-type="float" office:value="0.0073058733609091" calcext:value-type="float">
            <text:p>0,00730587336090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869" calcext:value-type="float">
            <text:p>3869</text:p>
          </table:table-cell>
          <table:table-cell office:value-type="string" calcext:value-type="string">
            <text:p>times.</text:p>
          </table:table-cell>
          <table:table-cell table:formula="of:=IF([.F349]&gt;[.F348];&quot;HIER!&quot;;&quot;&quot;)" office:value-type="string" office:string-value="HIER!" calcext:value-type="string">
            <text:p>HIER!</text:p>
          </table:table-cell>
          <table:table-cell table:formula="of:=[.C349]*[.F349]" office:value-type="float" office:value="1346412" calcext:value-type="float">
            <text:p>1346412</text:p>
          </table:table-cell>
          <table:table-cell table:formula="of:=-[.F349]*([.C349]/[.$I$771])*(LOG([.C349];2)-32)" office:value-type="float" office:value="0.00738480676940347" calcext:value-type="float">
            <text:p>0,00738480676940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times.</text:p>
          </table:table-cell>
          <table:table-cell table:formula="of:=IF([.F350]&gt;[.F349];&quot;HIER!&quot;;&quot;&quot;)" office:value-type="string" office:string-value="HIER!" calcext:value-type="string">
            <text:p>HIER!</text:p>
          </table:table-cell>
          <table:table-cell table:formula="of:=[.C350]*[.F350]" office:value-type="float" office:value="1389369" calcext:value-type="float">
            <text:p>1389369</text:p>
          </table:table-cell>
          <table:table-cell table:formula="of:=-[.F350]*([.C350]/[.$I$771])*(LOG([.C350];2)-32)" office:value-type="float" office:value="0.00761907837006364" calcext:value-type="float">
            <text:p>0,00761907837006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825" calcext:value-type="float">
            <text:p>3825</text:p>
          </table:table-cell>
          <table:table-cell office:value-type="string" calcext:value-type="string">
            <text:p>times.</text:p>
          </table:table-cell>
          <table:table-cell table:formula="of:=IF([.F351]&gt;[.F350];&quot;HIER!&quot;;&quot;&quot;)">
            <text:p/>
          </table:table-cell>
          <table:table-cell table:formula="of:=[.C351]*[.F351]" office:value-type="float" office:value="1338750" calcext:value-type="float">
            <text:p>1338750</text:p>
          </table:table-cell>
          <table:table-cell table:formula="of:=-[.F351]*([.C351]/[.$I$771])*(LOG([.C351];2)-32)" office:value-type="float" office:value="0.00734020516370294" calcext:value-type="float">
            <text:p>0,00734020516370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times.</text:p>
          </table:table-cell>
          <table:table-cell table:formula="of:=IF([.F352]&gt;[.F351];&quot;HIER!&quot;;&quot;&quot;)" office:value-type="string" office:string-value="HIER!" calcext:value-type="string">
            <text:p>HIER!</text:p>
          </table:table-cell>
          <table:table-cell table:formula="of:=[.C352]*[.F352]" office:value-type="float" office:value="1377324" calcext:value-type="float">
            <text:p>1377324</text:p>
          </table:table-cell>
          <table:table-cell table:formula="of:=-[.F352]*([.C352]/[.$I$771])*(LOG([.C352];2)-32)" office:value-type="float" office:value="0.00755038179727766" calcext:value-type="float">
            <text:p>0,00755038179727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816" calcext:value-type="float">
            <text:p>3816</text:p>
          </table:table-cell>
          <table:table-cell office:value-type="string" calcext:value-type="string">
            <text:p>times.</text:p>
          </table:table-cell>
          <table:table-cell table:formula="of:=IF([.F353]&gt;[.F352];&quot;HIER!&quot;;&quot;&quot;)">
            <text:p/>
          </table:table-cell>
          <table:table-cell table:formula="of:=[.C353]*[.F353]" office:value-type="float" office:value="1343232" calcext:value-type="float">
            <text:p>1343232</text:p>
          </table:table-cell>
          <table:table-cell table:formula="of:=-[.F353]*([.C353]/[.$I$771])*(LOG([.C353];2)-32)" office:value-type="float" office:value="0.00736220850330651" calcext:value-type="float">
            <text:p>0,00736220850330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times.</text:p>
          </table:table-cell>
          <table:table-cell table:formula="of:=IF([.F354]&gt;[.F353];&quot;HIER!&quot;;&quot;&quot;)" office:value-type="string" office:string-value="HIER!" calcext:value-type="string">
            <text:p>HIER!</text:p>
          </table:table-cell>
          <table:table-cell table:formula="of:=[.C354]*[.F354]" office:value-type="float" office:value="1360462" calcext:value-type="float">
            <text:p>1360462</text:p>
          </table:table-cell>
          <table:table-cell table:formula="of:=-[.F354]*([.C354]/[.$I$771])*(LOG([.C354];2)-32)" office:value-type="float" office:value="0.00745534913243976" calcext:value-type="float">
            <text:p>0,0074553491324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896" calcext:value-type="float">
            <text:p>3896</text:p>
          </table:table-cell>
          <table:table-cell office:value-type="string" calcext:value-type="string">
            <text:p>times.</text:p>
          </table:table-cell>
          <table:table-cell table:formula="of:=IF([.F355]&gt;[.F354];&quot;HIER!&quot;;&quot;&quot;)" office:value-type="string" office:string-value="HIER!" calcext:value-type="string">
            <text:p>HIER!</text:p>
          </table:table-cell>
          <table:table-cell table:formula="of:=[.C355]*[.F355]" office:value-type="float" office:value="1379184" calcext:value-type="float">
            <text:p>1379184</text:p>
          </table:table-cell>
          <table:table-cell table:formula="of:=-[.F355]*([.C355]/[.$I$771])*(LOG([.C355];2)-32)" office:value-type="float" office:value="0.00755663539911954" calcext:value-type="float">
            <text:p>0,0075566353991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80" calcext:value-type="float">
            <text:p>3780</text:p>
          </table:table-cell>
          <table:table-cell office:value-type="string" calcext:value-type="string">
            <text:p>times.</text:p>
          </table:table-cell>
          <table:table-cell table:formula="of:=IF([.F356]&gt;[.F355];&quot;HIER!&quot;;&quot;&quot;)">
            <text:p/>
          </table:table-cell>
          <table:table-cell table:formula="of:=[.C356]*[.F356]" office:value-type="float" office:value="1341900" calcext:value-type="float">
            <text:p>1341900</text:p>
          </table:table-cell>
          <table:table-cell table:formula="of:=-[.F356]*([.C356]/[.$I$771])*(LOG([.C356];2)-32)" office:value-type="float" office:value="0.0073510825237742" calcext:value-type="float">
            <text:p>0,00735108252377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802" calcext:value-type="float">
            <text:p>3802</text:p>
          </table:table-cell>
          <table:table-cell office:value-type="string" calcext:value-type="string">
            <text:p>times.</text:p>
          </table:table-cell>
          <table:table-cell table:formula="of:=IF([.F357]&gt;[.F356];&quot;HIER!&quot;;&quot;&quot;)" office:value-type="string" office:string-value="HIER!" calcext:value-type="string">
            <text:p>HIER!</text:p>
          </table:table-cell>
          <table:table-cell table:formula="of:=[.C357]*[.F357]" office:value-type="float" office:value="1353512" calcext:value-type="float">
            <text:p>1353512</text:p>
          </table:table-cell>
          <table:table-cell table:formula="of:=-[.F357]*([.C357]/[.$I$771])*(LOG([.C357];2)-32)" office:value-type="float" office:value="0.00741341549260211" calcext:value-type="float">
            <text:p>0,00741341549260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94" calcext:value-type="float">
            <text:p>3794</text:p>
          </table:table-cell>
          <table:table-cell office:value-type="string" calcext:value-type="string">
            <text:p>times.</text:p>
          </table:table-cell>
          <table:table-cell table:formula="of:=IF([.F358]&gt;[.F357];&quot;HIER!&quot;;&quot;&quot;)">
            <text:p/>
          </table:table-cell>
          <table:table-cell table:formula="of:=[.C358]*[.F358]" office:value-type="float" office:value="1354458" calcext:value-type="float">
            <text:p>1354458</text:p>
          </table:table-cell>
          <table:table-cell table:formula="of:=-[.F358]*([.C358]/[.$I$771])*(LOG([.C358];2)-32)" office:value-type="float" office:value="0.00741732068898707" calcext:value-type="float">
            <text:p>0,00741732068898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times.</text:p>
          </table:table-cell>
          <table:table-cell table:formula="of:=IF([.F359]&gt;[.F358];&quot;HIER!&quot;;&quot;&quot;)">
            <text:p/>
          </table:table-cell>
          <table:table-cell table:formula="of:=[.C359]*[.F359]" office:value-type="float" office:value="1348944" calcext:value-type="float">
            <text:p>1348944</text:p>
          </table:table-cell>
          <table:table-cell table:formula="of:=-[.F359]*([.C359]/[.$I$771])*(LOG([.C359];2)-32)" office:value-type="float" office:value="0.00738585731251027" calcext:value-type="float">
            <text:p>0,0073858573125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95" calcext:value-type="float">
            <text:p>3795</text:p>
          </table:table-cell>
          <table:table-cell office:value-type="string" calcext:value-type="string">
            <text:p>times.</text:p>
          </table:table-cell>
          <table:table-cell table:formula="of:=IF([.F360]&gt;[.F359];&quot;HIER!&quot;;&quot;&quot;)" office:value-type="string" office:string-value="HIER!" calcext:value-type="string">
            <text:p>HIER!</text:p>
          </table:table-cell>
          <table:table-cell table:formula="of:=[.C360]*[.F360]" office:value-type="float" office:value="1362405" calcext:value-type="float">
            <text:p>1362405</text:p>
          </table:table-cell>
          <table:table-cell table:formula="of:=-[.F360]*([.C360]/[.$I$771])*(LOG([.C360];2)-32)" office:value-type="float" office:value="0.00745828363548948" calcext:value-type="float">
            <text:p>0,0074582836354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59" calcext:value-type="float">
            <text:p>3759</text:p>
          </table:table-cell>
          <table:table-cell office:value-type="string" calcext:value-type="string">
            <text:p>times.</text:p>
          </table:table-cell>
          <table:table-cell table:formula="of:=IF([.F361]&gt;[.F360];&quot;HIER!&quot;;&quot;&quot;)">
            <text:p/>
          </table:table-cell>
          <table:table-cell table:formula="of:=[.C361]*[.F361]" office:value-type="float" office:value="1353240" calcext:value-type="float">
            <text:p>1353240</text:p>
          </table:table-cell>
          <table:table-cell table:formula="of:=-[.F361]*([.C361]/[.$I$771])*(LOG([.C361];2)-32)" office:value-type="float" office:value="0.00740684678683123" calcext:value-type="float">
            <text:p>0,00740684678683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times.</text:p>
          </table:table-cell>
          <table:table-cell table:formula="of:=IF([.F362]&gt;[.F361];&quot;HIER!&quot;;&quot;&quot;)">
            <text:p/>
          </table:table-cell>
          <table:table-cell table:formula="of:=[.C362]*[.F362]" office:value-type="float" office:value="1355194" calcext:value-type="float">
            <text:p>1355194</text:p>
          </table:table-cell>
          <table:table-cell table:formula="of:=-[.F362]*([.C362]/[.$I$771])*(LOG([.C362];2)-32)" office:value-type="float" office:value="0.00741627911168446" calcext:value-type="float">
            <text:p>0,00741627911168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54" calcext:value-type="float">
            <text:p>3754</text:p>
          </table:table-cell>
          <table:table-cell office:value-type="string" calcext:value-type="string">
            <text:p>times.</text:p>
          </table:table-cell>
          <table:table-cell table:formula="of:=IF([.F363]&gt;[.F362];&quot;HIER!&quot;;&quot;&quot;)">
            <text:p/>
          </table:table-cell>
          <table:table-cell table:formula="of:=[.C363]*[.F363]" office:value-type="float" office:value="1358948" calcext:value-type="float">
            <text:p>1358948</text:p>
          </table:table-cell>
          <table:table-cell table:formula="of:=-[.F363]*([.C363]/[.$I$771])*(LOG([.C363];2)-32)" office:value-type="float" office:value="0.00743556009406225" calcext:value-type="float">
            <text:p>0,0074355600940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47" calcext:value-type="float">
            <text:p>3747</text:p>
          </table:table-cell>
          <table:table-cell office:value-type="string" calcext:value-type="string">
            <text:p>times.</text:p>
          </table:table-cell>
          <table:table-cell table:formula="of:=IF([.F364]&gt;[.F363];&quot;HIER!&quot;;&quot;&quot;)">
            <text:p/>
          </table:table-cell>
          <table:table-cell table:formula="of:=[.C364]*[.F364]" office:value-type="float" office:value="1360161" calcext:value-type="float">
            <text:p>1360161</text:p>
          </table:table-cell>
          <table:table-cell table:formula="of:=-[.F364]*([.C364]/[.$I$771])*(LOG([.C364];2)-32)" office:value-type="float" office:value="0.00744093672381294" calcext:value-type="float">
            <text:p>0,00744093672381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times.</text:p>
          </table:table-cell>
          <table:table-cell table:formula="of:=IF([.F365]&gt;[.F364];&quot;HIER!&quot;;&quot;&quot;)">
            <text:p/>
          </table:table-cell>
          <table:table-cell table:formula="of:=[.C365]*[.F365]" office:value-type="float" office:value="1357720" calcext:value-type="float">
            <text:p>1357720</text:p>
          </table:table-cell>
          <table:table-cell table:formula="of:=-[.F365]*([.C365]/[.$I$771])*(LOG([.C365];2)-32)" office:value-type="float" office:value="0.00742632827281706" calcext:value-type="float">
            <text:p>0,00742632827281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27" calcext:value-type="float">
            <text:p>3727</text:p>
          </table:table-cell>
          <table:table-cell office:value-type="string" calcext:value-type="string">
            <text:p>times.</text:p>
          </table:table-cell>
          <table:table-cell table:formula="of:=IF([.F366]&gt;[.F365];&quot;HIER!&quot;;&quot;&quot;)">
            <text:p/>
          </table:table-cell>
          <table:table-cell table:formula="of:=[.C366]*[.F366]" office:value-type="float" office:value="1360355" calcext:value-type="float">
            <text:p>1360355</text:p>
          </table:table-cell>
          <table:table-cell table:formula="of:=-[.F366]*([.C366]/[.$I$771])*(LOG([.C366];2)-32)" office:value-type="float" office:value="0.00743948731540802" calcext:value-type="float">
            <text:p>0,00743948731540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times.</text:p>
          </table:table-cell>
          <table:table-cell table:formula="of:=IF([.F367]&gt;[.F366];&quot;HIER!&quot;;&quot;&quot;)">
            <text:p/>
          </table:table-cell>
          <table:table-cell table:formula="of:=[.C367]*[.F367]" office:value-type="float" office:value="1353834" calcext:value-type="float">
            <text:p>1353834</text:p>
          </table:table-cell>
          <table:table-cell table:formula="of:=-[.F367]*([.C367]/[.$I$771])*(LOG([.C367];2)-32)" office:value-type="float" office:value="0.00740258116860328" calcext:value-type="float">
            <text:p>0,00740258116860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53" calcext:value-type="float">
            <text:p>3753</text:p>
          </table:table-cell>
          <table:table-cell office:value-type="string" calcext:value-type="string">
            <text:p>times.</text:p>
          </table:table-cell>
          <table:table-cell table:formula="of:=IF([.F368]&gt;[.F367];&quot;HIER!&quot;;&quot;&quot;)" office:value-type="string" office:string-value="HIER!" calcext:value-type="string">
            <text:p>HIER!</text:p>
          </table:table-cell>
          <table:table-cell table:formula="of:=[.C368]*[.F368]" office:value-type="float" office:value="1377351" calcext:value-type="float">
            <text:p>1377351</text:p>
          </table:table-cell>
          <table:table-cell table:formula="of:=-[.F368]*([.C368]/[.$I$771])*(LOG([.C368];2)-32)" office:value-type="float" office:value="0.00752990657638529" calcext:value-type="float">
            <text:p>0,00752990657638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times.</text:p>
          </table:table-cell>
          <table:table-cell table:formula="of:=IF([.F369]&gt;[.F368];&quot;HIER!&quot;;&quot;&quot;)">
            <text:p/>
          </table:table-cell>
          <table:table-cell table:formula="of:=[.C369]*[.F369]" office:value-type="float" office:value="1323328" calcext:value-type="float">
            <text:p>1323328</text:p>
          </table:table-cell>
          <table:table-cell table:formula="of:=-[.F369]*([.C369]/[.$I$771])*(LOG([.C369];2)-32)" office:value-type="float" office:value="0.00723335607997491" calcext:value-type="float">
            <text:p>0,00723335607997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times.</text:p>
          </table:table-cell>
          <table:table-cell table:formula="of:=IF([.F370]&gt;[.F369];&quot;HIER!&quot;;&quot;&quot;)" office:value-type="string" office:string-value="HIER!" calcext:value-type="string">
            <text:p>HIER!</text:p>
          </table:table-cell>
          <table:table-cell table:formula="of:=[.C370]*[.F370]" office:value-type="float" office:value="1376739" calcext:value-type="float">
            <text:p>1376739</text:p>
          </table:table-cell>
          <table:table-cell table:formula="of:=-[.F370]*([.C370]/[.$I$771])*(LOG([.C370];2)-32)" office:value-type="float" office:value="0.00752404747394692" calcext:value-type="float">
            <text:p>0,00752404747394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times.</text:p>
          </table:table-cell>
          <table:table-cell table:formula="of:=IF([.F371]&gt;[.F370];&quot;HIER!&quot;;&quot;&quot;)">
            <text:p/>
          </table:table-cell>
          <table:table-cell table:formula="of:=[.C371]*[.F371]" office:value-type="float" office:value="1353460" calcext:value-type="float">
            <text:p>1353460</text:p>
          </table:table-cell>
          <table:table-cell table:formula="of:=-[.F371]*([.C371]/[.$I$771])*(LOG([.C371];2)-32)" office:value-type="float" office:value="0.00739559448520876" calcext:value-type="float">
            <text:p>0,00739559448520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times.</text:p>
          </table:table-cell>
          <table:table-cell table:formula="of:=IF([.F372]&gt;[.F371];&quot;HIER!&quot;;&quot;&quot;)">
            <text:p/>
          </table:table-cell>
          <table:table-cell table:formula="of:=[.C372]*[.F372]" office:value-type="float" office:value="1349327" calcext:value-type="float">
            <text:p>1349327</text:p>
          </table:table-cell>
          <table:table-cell table:formula="of:=-[.F372]*([.C372]/[.$I$771])*(LOG([.C372];2)-32)" office:value-type="float" office:value="0.0073717875596812" calcext:value-type="float">
            <text:p>0,00737178755968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times.</text:p>
          </table:table-cell>
          <table:table-cell table:formula="of:=IF([.F373]&gt;[.F372];&quot;HIER!&quot;;&quot;&quot;)">
            <text:p/>
          </table:table-cell>
          <table:table-cell table:formula="of:=[.C373]*[.F373]" office:value-type="float" office:value="1351104" calcext:value-type="float">
            <text:p>1351104</text:p>
          </table:table-cell>
          <table:table-cell table:formula="of:=-[.F373]*([.C373]/[.$I$771])*(LOG([.C373];2)-32)" office:value-type="float" office:value="0.00738027421144692" calcext:value-type="float">
            <text:p>0,00738027421144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times.</text:p>
          </table:table-cell>
          <table:table-cell table:formula="of:=IF([.F374]&gt;[.F373];&quot;HIER!&quot;;&quot;&quot;)" office:value-type="string" office:string-value="HIER!" calcext:value-type="string">
            <text:p>HIER!</text:p>
          </table:table-cell>
          <table:table-cell table:formula="of:=[.C374]*[.F374]" office:value-type="float" office:value="1356228" calcext:value-type="float">
            <text:p>1356228</text:p>
          </table:table-cell>
          <table:table-cell table:formula="of:=-[.F374]*([.C374]/[.$I$771])*(LOG([.C374];2)-32)" office:value-type="float" office:value="0.00740704057749335" calcext:value-type="float">
            <text:p>0,00740704057749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times.</text:p>
          </table:table-cell>
          <table:table-cell table:formula="of:=IF([.F375]&gt;[.F374];&quot;HIER!&quot;;&quot;&quot;)">
            <text:p/>
          </table:table-cell>
          <table:table-cell table:formula="of:=[.C375]*[.F375]" office:value-type="float" office:value="1340416" calcext:value-type="float">
            <text:p>1340416</text:p>
          </table:table-cell>
          <table:table-cell table:formula="of:=-[.F375]*([.C375]/[.$I$771])*(LOG([.C375];2)-32)" office:value-type="float" office:value="0.00731947783279588" calcext:value-type="float">
            <text:p>0,00731947783279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times.</text:p>
          </table:table-cell>
          <table:table-cell table:formula="of:=IF([.F376]&gt;[.F375];&quot;HIER!&quot;;&quot;&quot;)" office:value-type="string" office:string-value="HIER!" calcext:value-type="string">
            <text:p>HIER!</text:p>
          </table:table-cell>
          <table:table-cell table:formula="of:=[.C376]*[.F376]" office:value-type="float" office:value="1377750" calcext:value-type="float">
            <text:p>1377750</text:p>
          </table:table-cell>
          <table:table-cell table:formula="of:=-[.F376]*([.C376]/[.$I$771])*(LOG([.C376];2)-32)" office:value-type="float" office:value="0.00752210817682516" calcext:value-type="float">
            <text:p>0,00752210817682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70" calcext:value-type="float">
            <text:p>3570</text:p>
          </table:table-cell>
          <table:table-cell office:value-type="string" calcext:value-type="string">
            <text:p>times.</text:p>
          </table:table-cell>
          <table:table-cell table:formula="of:=IF([.F377]&gt;[.F376];&quot;HIER!&quot;;&quot;&quot;)">
            <text:p/>
          </table:table-cell>
          <table:table-cell table:formula="of:=[.C377]*[.F377]" office:value-type="float" office:value="1342320" calcext:value-type="float">
            <text:p>1342320</text:p>
          </table:table-cell>
          <table:table-cell table:formula="of:=-[.F377]*([.C377]/[.$I$771])*(LOG([.C377];2)-32)" office:value-type="float" office:value="0.00732747006523797" calcext:value-type="float">
            <text:p>0,00732747006523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times.</text:p>
          </table:table-cell>
          <table:table-cell table:formula="of:=IF([.F378]&gt;[.F377];&quot;HIER!&quot;;&quot;&quot;)" office:value-type="string" office:string-value="HIER!" calcext:value-type="string">
            <text:p>HIER!</text:p>
          </table:table-cell>
          <table:table-cell table:formula="of:=[.C378]*[.F378]" office:value-type="float" office:value="1356069" calcext:value-type="float">
            <text:p>1356069</text:p>
          </table:table-cell>
          <table:table-cell table:formula="of:=-[.F378]*([.C378]/[.$I$771])*(LOG([.C378];2)-32)" office:value-type="float" office:value="0.0074013133956535" calcext:value-type="float">
            <text:p>0,00740131339565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times.</text:p>
          </table:table-cell>
          <table:table-cell table:formula="of:=IF([.F379]&gt;[.F378];&quot;HIER!&quot;;&quot;&quot;)" office:value-type="string" office:string-value="HIER!" calcext:value-type="string">
            <text:p>HIER!</text:p>
          </table:table-cell>
          <table:table-cell table:formula="of:=[.C379]*[.F379]" office:value-type="float" office:value="1364202" calcext:value-type="float">
            <text:p>1364202</text:p>
          </table:table-cell>
          <table:table-cell table:formula="of:=-[.F379]*([.C379]/[.$I$771])*(LOG([.C379];2)-32)" office:value-type="float" office:value="0.00744448876017536" calcext:value-type="float">
            <text:p>0,00744448876017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times.</text:p>
          </table:table-cell>
          <table:table-cell table:formula="of:=IF([.F380]&gt;[.F379];&quot;HIER!&quot;;&quot;&quot;)">
            <text:p/>
          </table:table-cell>
          <table:table-cell table:formula="of:=[.C380]*[.F380]" office:value-type="float" office:value="1328774" calcext:value-type="float">
            <text:p>1328774</text:p>
          </table:table-cell>
          <table:table-cell table:formula="of:=-[.F380]*([.C380]/[.$I$771])*(LOG([.C380];2)-32)" office:value-type="float" office:value="0.00724997793125996" calcext:value-type="float">
            <text:p>0,0072499779312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times.</text:p>
          </table:table-cell>
          <table:table-cell table:formula="of:=IF([.F381]&gt;[.F380];&quot;HIER!&quot;;&quot;&quot;)" office:value-type="string" office:string-value="HIER!" calcext:value-type="string">
            <text:p>HIER!</text:p>
          </table:table-cell>
          <table:table-cell table:formula="of:=[.C381]*[.F381]" office:value-type="float" office:value="1361160" calcext:value-type="float">
            <text:p>1361160</text:p>
          </table:table-cell>
          <table:table-cell table:formula="of:=-[.F381]*([.C381]/[.$I$771])*(LOG([.C381];2)-32)" office:value-type="float" office:value="0.00742547571197251" calcext:value-type="float">
            <text:p>0,00742547571197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times.</text:p>
          </table:table-cell>
          <table:table-cell table:formula="of:=IF([.F382]&gt;[.F381];&quot;HIER!&quot;;&quot;&quot;)">
            <text:p/>
          </table:table-cell>
          <table:table-cell table:formula="of:=[.C382]*[.F382]" office:value-type="float" office:value="1357884" calcext:value-type="float">
            <text:p>1357884</text:p>
          </table:table-cell>
          <table:table-cell table:formula="of:=-[.F382]*([.C382]/[.$I$771])*(LOG([.C382];2)-32)" office:value-type="float" office:value="0.00740640556031322" calcext:value-type="float">
            <text:p>0,00740640556031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times.</text:p>
          </table:table-cell>
          <table:table-cell table:formula="of:=IF([.F383]&gt;[.F382];&quot;HIER!&quot;;&quot;&quot;)" office:value-type="string" office:string-value="HIER!" calcext:value-type="string">
            <text:p>HIER!</text:p>
          </table:table-cell>
          <table:table-cell table:formula="of:=[.C383]*[.F383]" office:value-type="float" office:value="1367942" calcext:value-type="float">
            <text:p>1367942</text:p>
          </table:table-cell>
          <table:table-cell table:formula="of:=-[.F383]*([.C383]/[.$I$771])*(LOG([.C383];2)-32)" office:value-type="float" office:value="0.00746006119393723" calcext:value-type="float">
            <text:p>0,00746006119393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times.</text:p>
          </table:table-cell>
          <table:table-cell table:formula="of:=IF([.F384]&gt;[.F383];&quot;HIER!&quot;;&quot;&quot;)" office:value-type="string" office:string-value="HIER!" calcext:value-type="string">
            <text:p>HIER!</text:p>
          </table:table-cell>
          <table:table-cell table:formula="of:=[.C384]*[.F384]" office:value-type="float" office:value="1393737" calcext:value-type="float">
            <text:p>1393737</text:p>
          </table:table-cell>
          <table:table-cell table:formula="of:=-[.F384]*([.C384]/[.$I$771])*(LOG([.C384];2)-32)" office:value-type="float" office:value="0.00759951007658375" calcext:value-type="float">
            <text:p>0,00759951007658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times.</text:p>
          </table:table-cell>
          <table:table-cell table:formula="of:=IF([.F385]&gt;[.F384];&quot;HIER!&quot;;&quot;&quot;)" office:value-type="string" office:string-value="HIER!" calcext:value-type="string">
            <text:p>HIER!</text:p>
          </table:table-cell>
          <table:table-cell table:formula="of:=[.C385]*[.F385]" office:value-type="float" office:value="1420800" calcext:value-type="float">
            <text:p>1420800</text:p>
          </table:table-cell>
          <table:table-cell table:formula="of:=-[.F385]*([.C385]/[.$I$771])*(LOG([.C385];2)-32)" office:value-type="float" office:value="0.00774582970863566" calcext:value-type="float">
            <text:p>0,00774582970863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837" calcext:value-type="float">
            <text:p>3837</text:p>
          </table:table-cell>
          <table:table-cell office:value-type="string" calcext:value-type="string">
            <text:p>times.</text:p>
          </table:table-cell>
          <table:table-cell table:formula="of:=IF([.F386]&gt;[.F385];&quot;HIER!&quot;;&quot;&quot;)" office:value-type="string" office:string-value="HIER!" calcext:value-type="string">
            <text:p>HIER!</text:p>
          </table:table-cell>
          <table:table-cell table:formula="of:=[.C386]*[.F386]" office:value-type="float" office:value="1477245" calcext:value-type="float">
            <text:p>1477245</text:p>
          </table:table-cell>
          <table:table-cell table:formula="of:=-[.F386]*([.C386]/[.$I$771])*(LOG([.C386];2)-32)" office:value-type="float" office:value="0.00805226253535582" calcext:value-type="float">
            <text:p>0,00805226253535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times.</text:p>
          </table:table-cell>
          <table:table-cell table:formula="of:=IF([.F387]&gt;[.F386];&quot;HIER!&quot;;&quot;&quot;)">
            <text:p/>
          </table:table-cell>
          <table:table-cell table:formula="of:=[.C387]*[.F387]" office:value-type="float" office:value="1422796" calcext:value-type="float">
            <text:p>1422796</text:p>
          </table:table-cell>
          <table:table-cell table:formula="of:=-[.F387]*([.C387]/[.$I$771])*(LOG([.C387];2)-32)" office:value-type="float" office:value="0.00775422865925429" calcext:value-type="float">
            <text:p>0,00775422865925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times.</text:p>
          </table:table-cell>
          <table:table-cell table:formula="of:=IF([.F388]&gt;[.F387];&quot;HIER!&quot;;&quot;&quot;)">
            <text:p/>
          </table:table-cell>
          <table:table-cell table:formula="of:=[.C388]*[.F388]" office:value-type="float" office:value="1414872" calcext:value-type="float">
            <text:p>1414872</text:p>
          </table:table-cell>
          <table:table-cell table:formula="of:=-[.F388]*([.C388]/[.$I$771])*(LOG([.C388];2)-32)" office:value-type="float" office:value="0.00770981325938936" calcext:value-type="float">
            <text:p>0,0077098132593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times.</text:p>
          </table:table-cell>
          <table:table-cell table:formula="of:=IF([.F389]&gt;[.F388];&quot;HIER!&quot;;&quot;&quot;)" office:value-type="string" office:string-value="HIER!" calcext:value-type="string">
            <text:p>HIER!</text:p>
          </table:table-cell>
          <table:table-cell table:formula="of:=[.C389]*[.F389]" office:value-type="float" office:value="1450732" calcext:value-type="float">
            <text:p>1450732</text:p>
          </table:table-cell>
          <table:table-cell table:formula="of:=-[.F389]*([.C389]/[.$I$771])*(LOG([.C389];2)-32)" office:value-type="float" office:value="0.00790396128842332" calcext:value-type="float">
            <text:p>0,00790396128842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times.</text:p>
          </table:table-cell>
          <table:table-cell table:formula="of:=IF([.F390]&gt;[.F389];&quot;HIER!&quot;;&quot;&quot;)">
            <text:p/>
          </table:table-cell>
          <table:table-cell table:formula="of:=[.C390]*[.F390]" office:value-type="float" office:value="1429186" calcext:value-type="float">
            <text:p>1429186</text:p>
          </table:table-cell>
          <table:table-cell table:formula="of:=-[.F390]*([.C390]/[.$I$771])*(LOG([.C390];2)-32)" office:value-type="float" office:value="0.00778533743659839" calcext:value-type="float">
            <text:p>0,00778533743659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88" calcext:value-type="float">
            <text:p>3788</text:p>
          </table:table-cell>
          <table:table-cell office:value-type="string" calcext:value-type="string">
            <text:p>times.</text:p>
          </table:table-cell>
          <table:table-cell table:formula="of:=IF([.F391]&gt;[.F390];&quot;HIER!&quot;;&quot;&quot;)" office:value-type="string" office:string-value="HIER!" calcext:value-type="string">
            <text:p>HIER!</text:p>
          </table:table-cell>
          <table:table-cell table:formula="of:=[.C391]*[.F391]" office:value-type="float" office:value="1477320" calcext:value-type="float">
            <text:p>1477320</text:p>
          </table:table-cell>
          <table:table-cell table:formula="of:=-[.F391]*([.C391]/[.$I$771])*(LOG([.C391];2)-32)" office:value-type="float" office:value="0.00804626820164067" calcext:value-type="float">
            <text:p>0,00804626820164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times.</text:p>
          </table:table-cell>
          <table:table-cell table:formula="of:=IF([.F392]&gt;[.F391];&quot;HIER!&quot;;&quot;&quot;)">
            <text:p/>
          </table:table-cell>
          <table:table-cell table:formula="of:=[.C392]*[.F392]" office:value-type="float" office:value="1452565" calcext:value-type="float">
            <text:p>1452565</text:p>
          </table:table-cell>
          <table:table-cell table:formula="of:=-[.F392]*([.C392]/[.$I$771])*(LOG([.C392];2)-32)" office:value-type="float" office:value="0.00791018986266554" calcext:value-type="float">
            <text:p>0,00791018986266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22" calcext:value-type="float">
            <text:p>3722</text:p>
          </table:table-cell>
          <table:table-cell office:value-type="string" calcext:value-type="string">
            <text:p>times.</text:p>
          </table:table-cell>
          <table:table-cell table:formula="of:=IF([.F393]&gt;[.F392];&quot;HIER!&quot;;&quot;&quot;)" office:value-type="string" office:string-value="HIER!" calcext:value-type="string">
            <text:p>HIER!</text:p>
          </table:table-cell>
          <table:table-cell table:formula="of:=[.C393]*[.F393]" office:value-type="float" office:value="1459024" calcext:value-type="float">
            <text:p>1459024</text:p>
          </table:table-cell>
          <table:table-cell table:formula="of:=-[.F393]*([.C393]/[.$I$771])*(LOG([.C393];2)-32)" office:value-type="float" office:value="0.00794411161551244" calcext:value-type="float">
            <text:p>0,00794411161551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64" calcext:value-type="float">
            <text:p>3764</text:p>
          </table:table-cell>
          <table:table-cell office:value-type="string" calcext:value-type="string">
            <text:p>times.</text:p>
          </table:table-cell>
          <table:table-cell table:formula="of:=IF([.F394]&gt;[.F393];&quot;HIER!&quot;;&quot;&quot;)" office:value-type="string" office:string-value="HIER!" calcext:value-type="string">
            <text:p>HIER!</text:p>
          </table:table-cell>
          <table:table-cell table:formula="of:=[.C394]*[.F394]" office:value-type="float" office:value="1479252" calcext:value-type="float">
            <text:p>1479252</text:p>
          </table:table-cell>
          <table:table-cell table:formula="of:=-[.F394]*([.C394]/[.$I$771])*(LOG([.C394];2)-32)" office:value-type="float" office:value="0.00805298332334798" calcext:value-type="float">
            <text:p>0,00805298332334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times.</text:p>
          </table:table-cell>
          <table:table-cell table:formula="of:=IF([.F395]&gt;[.F394];&quot;HIER!&quot;;&quot;&quot;)">
            <text:p/>
          </table:table-cell>
          <table:table-cell table:formula="of:=[.C395]*[.F395]" office:value-type="float" office:value="1456224" calcext:value-type="float">
            <text:p>1456224</text:p>
          </table:table-cell>
          <table:table-cell table:formula="of:=-[.F395]*([.C395]/[.$I$771])*(LOG([.C395];2)-32)" office:value-type="float" office:value="0.0079263768185079" calcext:value-type="float">
            <text:p>0,00792637681850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times.</text:p>
          </table:table-cell>
          <table:table-cell table:formula="of:=IF([.F396]&gt;[.F395];&quot;HIER!&quot;;&quot;&quot;)">
            <text:p/>
          </table:table-cell>
          <table:table-cell table:formula="of:=[.C396]*[.F396]" office:value-type="float" office:value="1450440" calcext:value-type="float">
            <text:p>1450440</text:p>
          </table:table-cell>
          <table:table-cell table:formula="of:=-[.F396]*([.C396]/[.$I$771])*(LOG([.C396];2)-32)" office:value-type="float" office:value="0.00789365891033448" calcext:value-type="float">
            <text:p>0,00789365891033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times.</text:p>
          </table:table-cell>
          <table:table-cell table:formula="of:=IF([.F397]&gt;[.F396];&quot;HIER!&quot;;&quot;&quot;)" office:value-type="string" office:string-value="HIER!" calcext:value-type="string">
            <text:p>HIER!</text:p>
          </table:table-cell>
          <table:table-cell table:formula="of:=[.C397]*[.F397]" office:value-type="float" office:value="1472328" calcext:value-type="float">
            <text:p>1472328</text:p>
          </table:table-cell>
          <table:table-cell table:formula="of:=-[.F397]*([.C397]/[.$I$771])*(LOG([.C397];2)-32)" office:value-type="float" office:value="0.00801152843662338" calcext:value-type="float">
            <text:p>0,00801152843662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times.</text:p>
          </table:table-cell>
          <table:table-cell table:formula="of:=IF([.F398]&gt;[.F397];&quot;HIER!&quot;;&quot;&quot;)">
            <text:p/>
          </table:table-cell>
          <table:table-cell table:formula="of:=[.C398]*[.F398]" office:value-type="float" office:value="1455799" calcext:value-type="float">
            <text:p>1455799</text:p>
          </table:table-cell>
          <table:table-cell table:formula="of:=-[.F398]*([.C398]/[.$I$771])*(LOG([.C398];2)-32)" office:value-type="float" office:value="0.00792035419144539" calcext:value-type="float">
            <text:p>0,00792035419144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times.</text:p>
          </table:table-cell>
          <table:table-cell table:formula="of:=IF([.F399]&gt;[.F398];&quot;HIER!&quot;;&quot;&quot;)" office:value-type="string" office:string-value="HIER!" calcext:value-type="string">
            <text:p>HIER!</text:p>
          </table:table-cell>
          <table:table-cell table:formula="of:=[.C399]*[.F399]" office:value-type="float" office:value="1461854" calcext:value-type="float">
            <text:p>1461854</text:p>
          </table:table-cell>
          <table:table-cell table:formula="of:=-[.F399]*([.C399]/[.$I$771])*(LOG([.C399];2)-32)" office:value-type="float" office:value="0.00795206142402249" calcext:value-type="float">
            <text:p>0,00795206142402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times.</text:p>
          </table:table-cell>
          <table:table-cell table:formula="of:=IF([.F400]&gt;[.F399];&quot;HIER!&quot;;&quot;&quot;)">
            <text:p/>
          </table:table-cell>
          <table:table-cell table:formula="of:=[.C400]*[.F400]" office:value-type="float" office:value="1457148" calcext:value-type="float">
            <text:p>1457148</text:p>
          </table:table-cell>
          <table:table-cell table:formula="of:=-[.F400]*([.C400]/[.$I$771])*(LOG([.C400];2)-32)" office:value-type="float" office:value="0.00792523389022646" calcext:value-type="float">
            <text:p>0,00792523389022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times.</text:p>
          </table:table-cell>
          <table:table-cell table:formula="of:=IF([.F401]&gt;[.F400];&quot;HIER!&quot;;&quot;&quot;)" office:value-type="string" office:string-value="HIER!" calcext:value-type="string">
            <text:p>HIER!</text:p>
          </table:table-cell>
          <table:table-cell table:formula="of:=[.C401]*[.F401]" office:value-type="float" office:value="1484400" calcext:value-type="float">
            <text:p>1484400</text:p>
          </table:table-cell>
          <table:table-cell table:formula="of:=-[.F401]*([.C401]/[.$I$771])*(LOG([.C401];2)-32)" office:value-type="float" office:value="0.00807220578936357" calcext:value-type="float">
            <text:p>0,00807220578936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times.</text:p>
          </table:table-cell>
          <table:table-cell table:formula="of:=IF([.F402]&gt;[.F401];&quot;HIER!&quot;;&quot;&quot;)">
            <text:p/>
          </table:table-cell>
          <table:table-cell table:formula="of:=[.C402]*[.F402]" office:value-type="float" office:value="1456432" calcext:value-type="float">
            <text:p>1456432</text:p>
          </table:table-cell>
          <table:table-cell table:formula="of:=-[.F402]*([.C402]/[.$I$771])*(LOG([.C402];2)-32)" office:value-type="float" office:value="0.00791889355262774" calcext:value-type="float">
            <text:p>0,00791889355262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times.</text:p>
          </table:table-cell>
          <table:table-cell table:formula="of:=IF([.F403]&gt;[.F402];&quot;HIER!&quot;;&quot;&quot;)">
            <text:p/>
          </table:table-cell>
          <table:table-cell table:formula="of:=[.C403]*[.F403]" office:value-type="float" office:value="1448808" calcext:value-type="float">
            <text:p>1448808</text:p>
          </table:table-cell>
          <table:table-cell table:formula="of:=-[.F403]*([.C403]/[.$I$771])*(LOG([.C403];2)-32)" office:value-type="float" office:value="0.00787622833191567" calcext:value-type="float">
            <text:p>0,00787622833191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times.</text:p>
          </table:table-cell>
          <table:table-cell table:formula="of:=IF([.F404]&gt;[.F403];&quot;HIER!&quot;;&quot;&quot;)" office:value-type="string" office:string-value="HIER!" calcext:value-type="string">
            <text:p>HIER!</text:p>
          </table:table-cell>
          <table:table-cell table:formula="of:=[.C404]*[.F404]" office:value-type="float" office:value="1472965" calcext:value-type="float">
            <text:p>1472965</text:p>
          </table:table-cell>
          <table:table-cell table:formula="of:=-[.F404]*([.C404]/[.$I$771])*(LOG([.C404];2)-32)" office:value-type="float" office:value="0.00800632500141843" calcext:value-type="float">
            <text:p>0,00800632500141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times.</text:p>
          </table:table-cell>
          <table:table-cell table:formula="of:=IF([.F405]&gt;[.F404];&quot;HIER!&quot;;&quot;&quot;)">
            <text:p/>
          </table:table-cell>
          <table:table-cell table:formula="of:=[.C405]*[.F405]" office:value-type="float" office:value="1449148" calcext:value-type="float">
            <text:p>1449148</text:p>
          </table:table-cell>
          <table:table-cell table:formula="of:=-[.F405]*([.C405]/[.$I$771])*(LOG([.C405];2)-32)" office:value-type="float" office:value="0.00787566093406482" calcext:value-type="float">
            <text:p>0,00787566093406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times.</text:p>
          </table:table-cell>
          <table:table-cell table:formula="of:=IF([.F406]&gt;[.F405];&quot;HIER!&quot;;&quot;&quot;)" office:value-type="string" office:string-value="HIER!" calcext:value-type="string">
            <text:p>HIER!</text:p>
          </table:table-cell>
          <table:table-cell table:formula="of:=[.C406]*[.F406]" office:value-type="float" office:value="1465695" calcext:value-type="float">
            <text:p>1465695</text:p>
          </table:table-cell>
          <table:table-cell table:formula="of:=-[.F406]*([.C406]/[.$I$771])*(LOG([.C406];2)-32)" office:value-type="float" office:value="0.00796437150588867" calcext:value-type="float">
            <text:p>0,0079643715058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35" calcext:value-type="float">
            <text:p>3535</text:p>
          </table:table-cell>
          <table:table-cell office:value-type="string" calcext:value-type="string">
            <text:p>times.</text:p>
          </table:table-cell>
          <table:table-cell table:formula="of:=IF([.F407]&gt;[.F406];&quot;HIER!&quot;;&quot;&quot;)">
            <text:p/>
          </table:table-cell>
          <table:table-cell table:formula="of:=[.C407]*[.F407]" office:value-type="float" office:value="1435210" calcext:value-type="float">
            <text:p>1435210</text:p>
          </table:table-cell>
          <table:table-cell table:formula="of:=-[.F407]*([.C407]/[.$I$771])*(LOG([.C407];2)-32)" office:value-type="float" office:value="0.0077975316062329" calcext:value-type="float">
            <text:p>0,00779753160623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times.</text:p>
          </table:table-cell>
          <table:table-cell table:formula="of:=IF([.F408]&gt;[.F407];&quot;HIER!&quot;;&quot;&quot;)" office:value-type="string" office:string-value="HIER!" calcext:value-type="string">
            <text:p>HIER!</text:p>
          </table:table-cell>
          <table:table-cell table:formula="of:=[.C408]*[.F408]" office:value-type="float" office:value="1450548" calcext:value-type="float">
            <text:p>1450548</text:p>
          </table:table-cell>
          <table:table-cell table:formula="of:=-[.F408]*([.C408]/[.$I$771])*(LOG([.C408];2)-32)" office:value-type="float" office:value="0.00787966470789224" calcext:value-type="float">
            <text:p>0,00787966470789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times.</text:p>
          </table:table-cell>
          <table:table-cell table:formula="of:=IF([.F409]&gt;[.F408];&quot;HIER!&quot;;&quot;&quot;)">
            <text:p/>
          </table:table-cell>
          <table:table-cell table:formula="of:=[.C409]*[.F409]" office:value-type="float" office:value="1440240" calcext:value-type="float">
            <text:p>1440240</text:p>
          </table:table-cell>
          <table:table-cell table:formula="of:=-[.F409]*([.C409]/[.$I$771])*(LOG([.C409];2)-32)" office:value-type="float" office:value="0.00782248241023136" calcext:value-type="float">
            <text:p>0,00782248241023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times.</text:p>
          </table:table-cell>
          <table:table-cell table:formula="of:=IF([.F410]&gt;[.F409];&quot;HIER!&quot;;&quot;&quot;)" office:value-type="string" office:string-value="HIER!" calcext:value-type="string">
            <text:p>HIER!</text:p>
          </table:table-cell>
          <table:table-cell table:formula="of:=[.C410]*[.F410]" office:value-type="float" office:value="1498167" calcext:value-type="float">
            <text:p>1498167</text:p>
          </table:table-cell>
          <table:table-cell table:formula="of:=-[.F410]*([.C410]/[.$I$771])*(LOG([.C410];2)-32)" office:value-type="float" office:value="0.00813587370324618" calcext:value-type="float">
            <text:p>0,00813587370324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times.</text:p>
          </table:table-cell>
          <table:table-cell table:formula="of:=IF([.F411]&gt;[.F410];&quot;HIER!&quot;;&quot;&quot;)">
            <text:p/>
          </table:table-cell>
          <table:table-cell table:formula="of:=[.C411]*[.F411]" office:value-type="float" office:value="1471900" calcext:value-type="float">
            <text:p>1471900</text:p>
          </table:table-cell>
          <table:table-cell table:formula="of:=-[.F411]*([.C411]/[.$I$771])*(LOG([.C411];2)-32)" office:value-type="float" office:value="0.00799202202855096" calcext:value-type="float">
            <text:p>0,00799202202855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times.</text:p>
          </table:table-cell>
          <table:table-cell table:formula="of:=IF([.F412]&gt;[.F411];&quot;HIER!&quot;;&quot;&quot;)">
            <text:p/>
          </table:table-cell>
          <table:table-cell table:formula="of:=[.C412]*[.F412]" office:value-type="float" office:value="1426170" calcext:value-type="float">
            <text:p>1426170</text:p>
          </table:table-cell>
          <table:table-cell table:formula="of:=-[.F412]*([.C412]/[.$I$771])*(LOG([.C412];2)-32)" office:value-type="float" office:value="0.0077425533939597" calcext:value-type="float">
            <text:p>0,0077425533939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times.</text:p>
          </table:table-cell>
          <table:table-cell table:formula="of:=IF([.F413]&gt;[.F412];&quot;HIER!&quot;;&quot;&quot;)" office:value-type="string" office:string-value="HIER!" calcext:value-type="string">
            <text:p>HIER!</text:p>
          </table:table-cell>
          <table:table-cell table:formula="of:=[.C413]*[.F413]" office:value-type="float" office:value="1456008" calcext:value-type="float">
            <text:p>1456008</text:p>
          </table:table-cell>
          <table:table-cell table:formula="of:=-[.F413]*([.C413]/[.$I$771])*(LOG([.C413];2)-32)" office:value-type="float" office:value="0.0079033527850213" calcext:value-type="float">
            <text:p>0,00790335278502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48" calcext:value-type="float">
            <text:p>3548</text:p>
          </table:table-cell>
          <table:table-cell office:value-type="string" calcext:value-type="string">
            <text:p>times.</text:p>
          </table:table-cell>
          <table:table-cell table:formula="of:=IF([.F414]&gt;[.F413];&quot;HIER!&quot;;&quot;&quot;)" office:value-type="string" office:string-value="HIER!" calcext:value-type="string">
            <text:p>HIER!</text:p>
          </table:table-cell>
          <table:table-cell table:formula="of:=[.C414]*[.F414]" office:value-type="float" office:value="1465324" calcext:value-type="float">
            <text:p>1465324</text:p>
          </table:table-cell>
          <table:table-cell table:formula="of:=-[.F414]*([.C414]/[.$I$771])*(LOG([.C414];2)-32)" office:value-type="float" office:value="0.00795272770629445" calcext:value-type="float">
            <text:p>0,00795272770629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times.</text:p>
          </table:table-cell>
          <table:table-cell table:formula="of:=IF([.F415]&gt;[.F414];&quot;HIER!&quot;;&quot;&quot;)">
            <text:p/>
          </table:table-cell>
          <table:table-cell table:formula="of:=[.C415]*[.F415]" office:value-type="float" office:value="1459764" calcext:value-type="float">
            <text:p>1459764</text:p>
          </table:table-cell>
          <table:table-cell table:formula="of:=-[.F415]*([.C415]/[.$I$771])*(LOG([.C415];2)-32)" office:value-type="float" office:value="0.00792136618517641" calcext:value-type="float">
            <text:p>0,00792136618517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times.</text:p>
          </table:table-cell>
          <table:table-cell table:formula="of:=IF([.F416]&gt;[.F415];&quot;HIER!&quot;;&quot;&quot;)">
            <text:p/>
          </table:table-cell>
          <table:table-cell table:formula="of:=[.C416]*[.F416]" office:value-type="float" office:value="1447105" calcext:value-type="float">
            <text:p>1447105</text:p>
          </table:table-cell>
          <table:table-cell table:formula="of:=-[.F416]*([.C416]/[.$I$771])*(LOG([.C416];2)-32)" office:value-type="float" office:value="0.00785149978658853" calcext:value-type="float">
            <text:p>0,0078514997865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42" calcext:value-type="float">
            <text:p>3542</text:p>
          </table:table-cell>
          <table:table-cell office:value-type="string" calcext:value-type="string">
            <text:p>times.</text:p>
          </table:table-cell>
          <table:table-cell table:formula="of:=IF([.F417]&gt;[.F416];&quot;HIER!&quot;;&quot;&quot;)" office:value-type="string" office:string-value="HIER!" calcext:value-type="string">
            <text:p>HIER!</text:p>
          </table:table-cell>
          <table:table-cell table:formula="of:=[.C417]*[.F417]" office:value-type="float" office:value="1473472" calcext:value-type="float">
            <text:p>1473472</text:p>
          </table:table-cell>
          <table:table-cell table:formula="of:=-[.F417]*([.C417]/[.$I$771])*(LOG([.C417];2)-32)" office:value-type="float" office:value="0.00799336696221289" calcext:value-type="float">
            <text:p>0,00799336696221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times.</text:p>
          </table:table-cell>
          <table:table-cell table:formula="of:=IF([.F418]&gt;[.F417];&quot;HIER!&quot;;&quot;&quot;)">
            <text:p/>
          </table:table-cell>
          <table:table-cell table:formula="of:=[.C418]*[.F418]" office:value-type="float" office:value="1470759" calcext:value-type="float">
            <text:p>1470759</text:p>
          </table:table-cell>
          <table:table-cell table:formula="of:=-[.F418]*([.C418]/[.$I$771])*(LOG([.C418];2)-32)" office:value-type="float" office:value="0.00797746318490806" calcext:value-type="float">
            <text:p>0,00797746318490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times.</text:p>
          </table:table-cell>
          <table:table-cell table:formula="of:=IF([.F419]&gt;[.F418];&quot;HIER!&quot;;&quot;&quot;)" office:value-type="string" office:string-value="HIER!" calcext:value-type="string">
            <text:p>HIER!</text:p>
          </table:table-cell>
          <table:table-cell table:formula="of:=[.C419]*[.F419]" office:value-type="float" office:value="1476794" calcext:value-type="float">
            <text:p>1476794</text:p>
          </table:table-cell>
          <table:table-cell table:formula="of:=-[.F419]*([.C419]/[.$I$771])*(LOG([.C419];2)-32)" office:value-type="float" office:value="0.00800900912794698" calcext:value-type="float">
            <text:p>0,00800900912794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times.</text:p>
          </table:table-cell>
          <table:table-cell table:formula="of:=IF([.F420]&gt;[.F419];&quot;HIER!&quot;;&quot;&quot;)">
            <text:p/>
          </table:table-cell>
          <table:table-cell table:formula="of:=[.C420]*[.F420]" office:value-type="float" office:value="1449321" calcext:value-type="float">
            <text:p>1449321</text:p>
          </table:table-cell>
          <table:table-cell table:formula="of:=-[.F420]*([.C420]/[.$I$771])*(LOG([.C420];2)-32)" office:value-type="float" office:value="0.00785885316056768" calcext:value-type="float">
            <text:p>0,00785885316056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times.</text:p>
          </table:table-cell>
          <table:table-cell table:formula="of:=IF([.F421]&gt;[.F420];&quot;HIER!&quot;;&quot;&quot;)" office:value-type="string" office:string-value="HIER!" calcext:value-type="string">
            <text:p>HIER!</text:p>
          </table:table-cell>
          <table:table-cell table:formula="of:=[.C421]*[.F421]" office:value-type="float" office:value="1455720" calcext:value-type="float">
            <text:p>1455720</text:p>
          </table:table-cell>
          <table:table-cell table:formula="of:=-[.F421]*([.C421]/[.$I$771])*(LOG([.C421];2)-32)" office:value-type="float" office:value="0.00789238571073466" calcext:value-type="float">
            <text:p>0,00789238571073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times.</text:p>
          </table:table-cell>
          <table:table-cell table:formula="of:=IF([.F422]&gt;[.F421];&quot;HIER!&quot;;&quot;&quot;)">
            <text:p/>
          </table:table-cell>
          <table:table-cell table:formula="of:=[.C422]*[.F422]" office:value-type="float" office:value="1450766" calcext:value-type="float">
            <text:p>1450766</text:p>
          </table:table-cell>
          <table:table-cell table:formula="of:=-[.F422]*([.C422]/[.$I$771])*(LOG([.C422];2)-32)" office:value-type="float" office:value="0.0078643680192562" calcext:value-type="float">
            <text:p>0,00786436801925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times.</text:p>
          </table:table-cell>
          <table:table-cell table:formula="of:=IF([.F423]&gt;[.F422];&quot;HIER!&quot;;&quot;&quot;)">
            <text:p/>
          </table:table-cell>
          <table:table-cell table:formula="of:=[.C423]*[.F423]" office:value-type="float" office:value="1431424" calcext:value-type="float">
            <text:p>1431424</text:p>
          </table:table-cell>
          <table:table-cell table:formula="of:=-[.F423]*([.C423]/[.$I$771])*(LOG([.C423];2)-32)" office:value-type="float" office:value="0.00775837742604874" calcext:value-type="float">
            <text:p>0,00775837742604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times.</text:p>
          </table:table-cell>
          <table:table-cell table:formula="of:=IF([.F424]&gt;[.F423];&quot;HIER!&quot;;&quot;&quot;)" office:value-type="string" office:string-value="HIER!" calcext:value-type="string">
            <text:p>HIER!</text:p>
          </table:table-cell>
          <table:table-cell table:formula="of:=[.C424]*[.F424]" office:value-type="float" office:value="1455543" calcext:value-type="float">
            <text:p>1455543</text:p>
          </table:table-cell>
          <table:table-cell table:formula="of:=-[.F424]*([.C424]/[.$I$771])*(LOG([.C424];2)-32)" office:value-type="float" office:value="0.00788794619326671" calcext:value-type="float">
            <text:p>0,00788794619326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times.</text:p>
          </table:table-cell>
          <table:table-cell table:formula="of:=IF([.F425]&gt;[.F424];&quot;HIER!&quot;;&quot;&quot;)">
            <text:p/>
          </table:table-cell>
          <table:table-cell table:formula="of:=[.C425]*[.F425]" office:value-type="float" office:value="1412768" calcext:value-type="float">
            <text:p>1412768</text:p>
          </table:table-cell>
          <table:table-cell table:formula="of:=-[.F425]*([.C425]/[.$I$771])*(LOG([.C425];2)-32)" office:value-type="float" office:value="0.00765501737483955" calcext:value-type="float">
            <text:p>0,0076550173748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times.</text:p>
          </table:table-cell>
          <table:table-cell table:formula="of:=IF([.F426]&gt;[.F425];&quot;HIER!&quot;;&quot;&quot;)" office:value-type="string" office:string-value="HIER!" calcext:value-type="string">
            <text:p>HIER!</text:p>
          </table:table-cell>
          <table:table-cell table:formula="of:=[.C426]*[.F426]" office:value-type="float" office:value="1469225" calcext:value-type="float">
            <text:p>1469225</text:p>
          </table:table-cell>
          <table:table-cell table:formula="of:=-[.F426]*([.C426]/[.$I$771])*(LOG([.C426];2)-32)" office:value-type="float" office:value="0.00795976440344057" calcext:value-type="float">
            <text:p>0,00795976440344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times.</text:p>
          </table:table-cell>
          <table:table-cell table:formula="of:=IF([.F427]&gt;[.F426];&quot;HIER!&quot;;&quot;&quot;)">
            <text:p/>
          </table:table-cell>
          <table:table-cell table:formula="of:=[.C427]*[.F427]" office:value-type="float" office:value="1443714" calcext:value-type="float">
            <text:p>1443714</text:p>
          </table:table-cell>
          <table:table-cell table:formula="of:=-[.F427]*([.C427]/[.$I$771])*(LOG([.C427];2)-32)" office:value-type="float" office:value="0.00782041471343145" calcext:value-type="float">
            <text:p>0,00782041471343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times.</text:p>
          </table:table-cell>
          <table:table-cell table:formula="of:=IF([.F428]&gt;[.F427];&quot;HIER!&quot;;&quot;&quot;)" office:value-type="string" office:string-value="HIER!" calcext:value-type="string">
            <text:p>HIER!</text:p>
          </table:table-cell>
          <table:table-cell table:formula="of:=[.C428]*[.F428]" office:value-type="float" office:value="1467172" calcext:value-type="float">
            <text:p>1467172</text:p>
          </table:table-cell>
          <table:table-cell table:formula="of:=-[.F428]*([.C428]/[.$I$771])*(LOG([.C428];2)-32)" office:value-type="float" office:value="0.00794632819091624" calcext:value-type="float">
            <text:p>0,00794632819091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times.</text:p>
          </table:table-cell>
          <table:table-cell table:formula="of:=IF([.F429]&gt;[.F428];&quot;HIER!&quot;;&quot;&quot;)">
            <text:p/>
          </table:table-cell>
          <table:table-cell table:formula="of:=[.C429]*[.F429]" office:value-type="float" office:value="1460336" calcext:value-type="float">
            <text:p>1460336</text:p>
          </table:table-cell>
          <table:table-cell table:formula="of:=-[.F429]*([.C429]/[.$I$771])*(LOG([.C429];2)-32)" office:value-type="float" office:value="0.00790815639005669" calcext:value-type="float">
            <text:p>0,0079081563900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times.</text:p>
          </table:table-cell>
          <table:table-cell table:formula="of:=IF([.F430]&gt;[.F429];&quot;HIER!&quot;;&quot;&quot;)">
            <text:p/>
          </table:table-cell>
          <table:table-cell table:formula="of:=[.C430]*[.F430]" office:value-type="float" office:value="1447446" calcext:value-type="float">
            <text:p>1447446</text:p>
          </table:table-cell>
          <table:table-cell table:formula="of:=-[.F430]*([.C430]/[.$I$771])*(LOG([.C430];2)-32)" office:value-type="float" office:value="0.00783721852145312" calcext:value-type="float">
            <text:p>0,00783721852145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times.</text:p>
          </table:table-cell>
          <table:table-cell table:formula="of:=IF([.F431]&gt;[.F430];&quot;HIER!&quot;;&quot;&quot;)">
            <text:p/>
          </table:table-cell>
          <table:table-cell table:formula="of:=[.C431]*[.F431]" office:value-type="float" office:value="1436200" calcext:value-type="float">
            <text:p>1436200</text:p>
          </table:table-cell>
          <table:table-cell table:formula="of:=-[.F431]*([.C431]/[.$I$771])*(LOG([.C431];2)-32)" office:value-type="float" office:value="0.00777520365766706" calcext:value-type="float">
            <text:p>0,00777520365766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times.</text:p>
          </table:table-cell>
          <table:table-cell table:formula="of:=IF([.F432]&gt;[.F431];&quot;HIER!&quot;;&quot;&quot;)" office:value-type="string" office:string-value="HIER!" calcext:value-type="string">
            <text:p>HIER!</text:p>
          </table:table-cell>
          <table:table-cell table:formula="of:=[.C432]*[.F432]" office:value-type="float" office:value="1445143" calcext:value-type="float">
            <text:p>1445143</text:p>
          </table:table-cell>
          <table:table-cell table:formula="of:=-[.F432]*([.C432]/[.$I$771])*(LOG([.C432];2)-32)" office:value-type="float" office:value="0.0078224910804573" calcext:value-type="float">
            <text:p>0,0078224910804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times.</text:p>
          </table:table-cell>
          <table:table-cell table:formula="of:=IF([.F433]&gt;[.F432];&quot;HIER!&quot;;&quot;&quot;)">
            <text:p/>
          </table:table-cell>
          <table:table-cell table:formula="of:=[.C433]*[.F433]" office:value-type="float" office:value="1430352" calcext:value-type="float">
            <text:p>1430352</text:p>
          </table:table-cell>
          <table:table-cell table:formula="of:=-[.F433]*([.C433]/[.$I$771])*(LOG([.C433];2)-32)" office:value-type="float" office:value="0.00774131462711503" calcext:value-type="float">
            <text:p>0,00774131462711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times.</text:p>
          </table:table-cell>
          <table:table-cell table:formula="of:=IF([.F434]&gt;[.F433];&quot;HIER!&quot;;&quot;&quot;)" office:value-type="string" office:string-value="HIER!" calcext:value-type="string">
            <text:p>HIER!</text:p>
          </table:table-cell>
          <table:table-cell table:formula="of:=[.C434]*[.F434]" office:value-type="float" office:value="1443189" calcext:value-type="float">
            <text:p>1443189</text:p>
          </table:table-cell>
          <table:table-cell table:formula="of:=-[.F434]*([.C434]/[.$I$771])*(LOG([.C434];2)-32)" office:value-type="float" office:value="0.00780966984968673" calcext:value-type="float">
            <text:p>0,00780966984968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times.</text:p>
          </table:table-cell>
          <table:table-cell table:formula="of:=IF([.F435]&gt;[.F434];&quot;HIER!&quot;;&quot;&quot;)" office:value-type="string" office:string-value="HIER!" calcext:value-type="string">
            <text:p>HIER!</text:p>
          </table:table-cell>
          <table:table-cell table:formula="of:=[.C435]*[.F435]" office:value-type="float" office:value="1466920" calcext:value-type="float">
            <text:p>1466920</text:p>
          </table:table-cell>
          <table:table-cell table:formula="of:=-[.F435]*([.C435]/[.$I$771])*(LOG([.C435];2)-32)" office:value-type="float" office:value="0.00793695106778819" calcext:value-type="float">
            <text:p>0,00793695106778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times.</text:p>
          </table:table-cell>
          <table:table-cell table:formula="of:=IF([.F436]&gt;[.F435];&quot;HIER!&quot;;&quot;&quot;)">
            <text:p/>
          </table:table-cell>
          <table:table-cell table:formula="of:=[.C436]*[.F436]" office:value-type="float" office:value="1468560" calcext:value-type="float">
            <text:p>1468560</text:p>
          </table:table-cell>
          <table:table-cell table:formula="of:=-[.F436]*([.C436]/[.$I$771])*(LOG([.C436];2)-32)" office:value-type="float" office:value="0.00794468917341637" calcext:value-type="float">
            <text:p>0,00794468917341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times.</text:p>
          </table:table-cell>
          <table:table-cell table:formula="of:=IF([.F437]&gt;[.F436];&quot;HIER!&quot;;&quot;&quot;)">
            <text:p/>
          </table:table-cell>
          <table:table-cell table:formula="of:=[.C437]*[.F437]" office:value-type="float" office:value="1458420" calcext:value-type="float">
            <text:p>1458420</text:p>
          </table:table-cell>
          <table:table-cell table:formula="of:=-[.F437]*([.C437]/[.$I$771])*(LOG([.C437];2)-32)" office:value-type="float" office:value="0.00788870840730584" calcext:value-type="float">
            <text:p>0,00788870840730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times.</text:p>
          </table:table-cell>
          <table:table-cell table:formula="of:=IF([.F438]&gt;[.F437];&quot;HIER!&quot;;&quot;&quot;)">
            <text:p/>
          </table:table-cell>
          <table:table-cell table:formula="of:=[.C438]*[.F438]" office:value-type="float" office:value="1436419" calcext:value-type="float">
            <text:p>1436419</text:p>
          </table:table-cell>
          <table:table-cell table:formula="of:=-[.F438]*([.C438]/[.$I$771])*(LOG([.C438];2)-32)" office:value-type="float" office:value="0.00776859788869261" calcext:value-type="float">
            <text:p>0,00776859788869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times.</text:p>
          </table:table-cell>
          <table:table-cell table:formula="of:=IF([.F439]&gt;[.F438];&quot;HIER!&quot;;&quot;&quot;)" office:value-type="string" office:string-value="HIER!" calcext:value-type="string">
            <text:p>HIER!</text:p>
          </table:table-cell>
          <table:table-cell table:formula="of:=[.C439]*[.F439]" office:value-type="float" office:value="1465548" calcext:value-type="float">
            <text:p>1465548</text:p>
          </table:table-cell>
          <table:table-cell table:formula="of:=-[.F439]*([.C439]/[.$I$771])*(LOG([.C439];2)-32)" office:value-type="float" office:value="0.00792501130476026" calcext:value-type="float">
            <text:p>0,0079250113047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times.</text:p>
          </table:table-cell>
          <table:table-cell table:formula="of:=IF([.F440]&gt;[.F439];&quot;HIER!&quot;;&quot;&quot;)">
            <text:p/>
          </table:table-cell>
          <table:table-cell table:formula="of:=[.C440]*[.F440]" office:value-type="float" office:value="1455724" calcext:value-type="float">
            <text:p>1455724</text:p>
          </table:table-cell>
          <table:table-cell table:formula="of:=-[.F440]*([.C440]/[.$I$771])*(LOG([.C440];2)-32)" office:value-type="float" office:value="0.00787077249229985" calcext:value-type="float">
            <text:p>0,007870772492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times.</text:p>
          </table:table-cell>
          <table:table-cell table:formula="of:=IF([.F441]&gt;[.F440];&quot;HIER!&quot;;&quot;&quot;)">
            <text:p/>
          </table:table-cell>
          <table:table-cell table:formula="of:=[.C441]*[.F441]" office:value-type="float" office:value="1450240" calcext:value-type="float">
            <text:p>1450240</text:p>
          </table:table-cell>
          <table:table-cell table:formula="of:=-[.F441]*([.C441]/[.$I$771])*(LOG([.C441];2)-32)" office:value-type="float" office:value="0.00784001333849924" calcext:value-type="float">
            <text:p>0,00784001333849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times.</text:p>
          </table:table-cell>
          <table:table-cell table:formula="of:=IF([.F442]&gt;[.F441];&quot;HIER!&quot;;&quot;&quot;)" office:value-type="string" office:string-value="HIER!" calcext:value-type="string">
            <text:p>HIER!</text:p>
          </table:table-cell>
          <table:table-cell table:formula="of:=[.C442]*[.F442]" office:value-type="float" office:value="1478232" calcext:value-type="float">
            <text:p>1478232</text:p>
          </table:table-cell>
          <table:table-cell table:formula="of:=-[.F442]*([.C442]/[.$I$771])*(LOG([.C442];2)-32)" office:value-type="float" office:value="0.00799021116992967" calcext:value-type="float">
            <text:p>0,0079902111699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times.</text:p>
          </table:table-cell>
          <table:table-cell table:formula="of:=IF([.F443]&gt;[.F442];&quot;HIER!&quot;;&quot;&quot;)">
            <text:p/>
          </table:table-cell>
          <table:table-cell table:formula="of:=[.C443]*[.F443]" office:value-type="float" office:value="1457274" calcext:value-type="float">
            <text:p>1457274</text:p>
          </table:table-cell>
          <table:table-cell table:formula="of:=-[.F443]*([.C443]/[.$I$771])*(LOG([.C443];2)-32)" office:value-type="float" office:value="0.00787581924480978" calcext:value-type="float">
            <text:p>0,0078758192448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times.</text:p>
          </table:table-cell>
          <table:table-cell table:formula="of:=IF([.F444]&gt;[.F443];&quot;HIER!&quot;;&quot;&quot;)" office:value-type="string" office:string-value="HIER!" calcext:value-type="string">
            <text:p>HIER!</text:p>
          </table:table-cell>
          <table:table-cell table:formula="of:=[.C444]*[.F444]" office:value-type="float" office:value="1464558" calcext:value-type="float">
            <text:p>1464558</text:p>
          </table:table-cell>
          <table:table-cell table:formula="of:=-[.F444]*([.C444]/[.$I$771])*(LOG([.C444];2)-32)" office:value-type="float" office:value="0.00791407377977475" calcext:value-type="float">
            <text:p>0,00791407377977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times.</text:p>
          </table:table-cell>
          <table:table-cell table:formula="of:=IF([.F445]&gt;[.F444];&quot;HIER!&quot;;&quot;&quot;)" office:value-type="string" office:string-value="HIER!" calcext:value-type="string">
            <text:p>HIER!</text:p>
          </table:table-cell>
          <table:table-cell table:formula="of:=[.C445]*[.F445]" office:value-type="float" office:value="1481184" calcext:value-type="float">
            <text:p>1481184</text:p>
          </table:table-cell>
          <table:table-cell table:formula="of:=-[.F445]*([.C445]/[.$I$771])*(LOG([.C445];2)-32)" office:value-type="float" office:value="0.00800279433126936" calcext:value-type="float">
            <text:p>0,00800279433126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times.</text:p>
          </table:table-cell>
          <table:table-cell table:formula="of:=IF([.F446]&gt;[.F445];&quot;HIER!&quot;;&quot;&quot;)" office:value-type="string" office:string-value="HIER!" calcext:value-type="string">
            <text:p>HIER!</text:p>
          </table:table-cell>
          <table:table-cell table:formula="of:=[.C446]*[.F446]" office:value-type="float" office:value="1484965" calcext:value-type="float">
            <text:p>1484965</text:p>
          </table:table-cell>
          <table:table-cell table:formula="of:=-[.F446]*([.C446]/[.$I$771])*(LOG([.C446];2)-32)" office:value-type="float" office:value="0.00802210079325842" calcext:value-type="float">
            <text:p>0,00802210079325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times.</text:p>
          </table:table-cell>
          <table:table-cell table:formula="of:=IF([.F447]&gt;[.F446];&quot;HIER!&quot;;&quot;&quot;)">
            <text:p/>
          </table:table-cell>
          <table:table-cell table:formula="of:=[.C447]*[.F447]" office:value-type="float" office:value="1436566" calcext:value-type="float">
            <text:p>1436566</text:p>
          </table:table-cell>
          <table:table-cell table:formula="of:=-[.F447]*([.C447]/[.$I$771])*(LOG([.C447];2)-32)" office:value-type="float" office:value="0.00775955580975187" calcext:value-type="float">
            <text:p>0,00775955580975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times.</text:p>
          </table:table-cell>
          <table:table-cell table:formula="of:=IF([.F448]&gt;[.F447];&quot;HIER!&quot;;&quot;&quot;)" office:value-type="string" office:string-value="HIER!" calcext:value-type="string">
            <text:p>HIER!</text:p>
          </table:table-cell>
          <table:table-cell table:formula="of:=[.C448]*[.F448]" office:value-type="float" office:value="1478229" calcext:value-type="float">
            <text:p>1478229</text:p>
          </table:table-cell>
          <table:table-cell table:formula="of:=-[.F448]*([.C448]/[.$I$771])*(LOG([.C448];2)-32)" office:value-type="float" office:value="0.00798348481876012" calcext:value-type="float">
            <text:p>0,0079834848187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times.</text:p>
          </table:table-cell>
          <table:table-cell table:formula="of:=IF([.F449]&gt;[.F448];&quot;HIER!&quot;;&quot;&quot;)">
            <text:p/>
          </table:table-cell>
          <table:table-cell table:formula="of:=[.C449]*[.F449]" office:value-type="float" office:value="1332800" calcext:value-type="float">
            <text:p>1332800</text:p>
          </table:table-cell>
          <table:table-cell table:formula="of:=-[.F449]*([.C449]/[.$I$771])*(LOG([.C449];2)-32)" office:value-type="float" office:value="0.00719706466418729" calcext:value-type="float">
            <text:p>0,00719706466418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91" calcext:value-type="float">
            <text:p>2591</text:p>
          </table:table-cell>
          <table:table-cell office:value-type="string" calcext:value-type="string">
            <text:p>times.</text:p>
          </table:table-cell>
          <table:table-cell table:formula="of:=IF([.F450]&gt;[.F449];&quot;HIER!&quot;;&quot;&quot;)">
            <text:p/>
          </table:table-cell>
          <table:table-cell table:formula="of:=[.C450]*[.F450]" office:value-type="float" office:value="1163359" calcext:value-type="float">
            <text:p>1163359</text:p>
          </table:table-cell>
          <table:table-cell table:formula="of:=-[.F450]*([.C450]/[.$I$771])*(LOG([.C450];2)-32)" office:value-type="float" office:value="0.00628121900222711" calcext:value-type="float">
            <text:p>0,00628121900222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49" calcext:value-type="float">
            <text:p>2649</text:p>
          </table:table-cell>
          <table:table-cell office:value-type="string" calcext:value-type="string">
            <text:p>times.</text:p>
          </table:table-cell>
          <table:table-cell table:formula="of:=IF([.F451]&gt;[.F450];&quot;HIER!&quot;;&quot;&quot;)" office:value-type="string" office:string-value="HIER!" calcext:value-type="string">
            <text:p>HIER!</text:p>
          </table:table-cell>
          <table:table-cell table:formula="of:=[.C451]*[.F451]" office:value-type="float" office:value="1192050" calcext:value-type="float">
            <text:p>1192050</text:p>
          </table:table-cell>
          <table:table-cell table:formula="of:=-[.F451]*([.C451]/[.$I$771])*(LOG([.C451];2)-32)" office:value-type="float" office:value="0.00643523692409734" calcext:value-type="float">
            <text:p>0,00643523692409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times.</text:p>
          </table:table-cell>
          <table:table-cell table:formula="of:=IF([.F452]&gt;[.F451];&quot;HIER!&quot;;&quot;&quot;)" office:value-type="string" office:string-value="HIER!" calcext:value-type="string">
            <text:p>HIER!</text:p>
          </table:table-cell>
          <table:table-cell table:formula="of:=[.C452]*[.F452]" office:value-type="float" office:value="1201915" calcext:value-type="float">
            <text:p>1201915</text:p>
          </table:table-cell>
          <table:table-cell table:formula="of:=-[.F452]*([.C452]/[.$I$771])*(LOG([.C452];2)-32)" office:value-type="float" office:value="0.00648759657713934" calcext:value-type="float">
            <text:p>0,00648759657713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times.</text:p>
          </table:table-cell>
          <table:table-cell table:formula="of:=IF([.F453]&gt;[.F452];&quot;HIER!&quot;;&quot;&quot;)">
            <text:p/>
          </table:table-cell>
          <table:table-cell table:formula="of:=[.C453]*[.F453]" office:value-type="float" office:value="1173392" calcext:value-type="float">
            <text:p>1173392</text:p>
          </table:table-cell>
          <table:table-cell table:formula="of:=-[.F453]*([.C453]/[.$I$771])*(LOG([.C453];2)-32)" office:value-type="float" office:value="0.00633276453403144" calcext:value-type="float">
            <text:p>0,00633276453403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times.</text:p>
          </table:table-cell>
          <table:table-cell table:formula="of:=IF([.F454]&gt;[.F453];&quot;HIER!&quot;;&quot;&quot;)" office:value-type="string" office:string-value="HIER!" calcext:value-type="string">
            <text:p>HIER!</text:p>
          </table:table-cell>
          <table:table-cell table:formula="of:=[.C454]*[.F454]" office:value-type="float" office:value="1197279" calcext:value-type="float">
            <text:p>1197279</text:p>
          </table:table-cell>
          <table:table-cell table:formula="of:=-[.F454]*([.C454]/[.$I$771])*(LOG([.C454];2)-32)" office:value-type="float" office:value="0.00646079324516577" calcext:value-type="float">
            <text:p>0,00646079324516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times.</text:p>
          </table:table-cell>
          <table:table-cell table:formula="of:=IF([.F455]&gt;[.F454];&quot;HIER!&quot;;&quot;&quot;)">
            <text:p/>
          </table:table-cell>
          <table:table-cell table:formula="of:=[.C455]*[.F455]" office:value-type="float" office:value="1197652" calcext:value-type="float">
            <text:p>1197652</text:p>
          </table:table-cell>
          <table:table-cell table:formula="of:=-[.F455]*([.C455]/[.$I$771])*(LOG([.C455];2)-32)" office:value-type="float" office:value="0.00646191894800846" calcext:value-type="float">
            <text:p>0,00646191894800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times.</text:p>
          </table:table-cell>
          <table:table-cell table:formula="of:=IF([.F456]&gt;[.F455];&quot;HIER!&quot;;&quot;&quot;)">
            <text:p/>
          </table:table-cell>
          <table:table-cell table:formula="of:=[.C456]*[.F456]" office:value-type="float" office:value="1191645" calcext:value-type="float">
            <text:p>1191645</text:p>
          </table:table-cell>
          <table:table-cell table:formula="of:=-[.F456]*([.C456]/[.$I$771])*(LOG([.C456];2)-32)" office:value-type="float" office:value="0.00642862754206834" calcext:value-type="float">
            <text:p>0,00642862754206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times.</text:p>
          </table:table-cell>
          <table:table-cell table:formula="of:=IF([.F457]&gt;[.F456];&quot;HIER!&quot;;&quot;&quot;)" office:value-type="string" office:string-value="HIER!" calcext:value-type="string">
            <text:p>HIER!</text:p>
          </table:table-cell>
          <table:table-cell table:formula="of:=[.C457]*[.F457]" office:value-type="float" office:value="1201104" calcext:value-type="float">
            <text:p>1201104</text:p>
          </table:table-cell>
          <table:table-cell table:formula="of:=-[.F457]*([.C457]/[.$I$771])*(LOG([.C457];2)-32)" office:value-type="float" office:value="0.0064787707460175" calcext:value-type="float">
            <text:p>0,00647877074601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times.</text:p>
          </table:table-cell>
          <table:table-cell table:formula="of:=IF([.F458]&gt;[.F457];&quot;HIER!&quot;;&quot;&quot;)">
            <text:p/>
          </table:table-cell>
          <table:table-cell table:formula="of:=[.C458]*[.F458]" office:value-type="float" office:value="1193684" calcext:value-type="float">
            <text:p>1193684</text:p>
          </table:table-cell>
          <table:table-cell table:formula="of:=-[.F458]*([.C458]/[.$I$771])*(LOG([.C458];2)-32)" office:value-type="float" office:value="0.00643786882701629" calcext:value-type="float">
            <text:p>0,00643786882701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67" calcext:value-type="float">
            <text:p>2567</text:p>
          </table:table-cell>
          <table:table-cell office:value-type="string" calcext:value-type="string">
            <text:p>times.</text:p>
          </table:table-cell>
          <table:table-cell table:formula="of:=IF([.F459]&gt;[.F458];&quot;HIER!&quot;;&quot;&quot;)">
            <text:p/>
          </table:table-cell>
          <table:table-cell table:formula="of:=[.C459]*[.F459]" office:value-type="float" office:value="1175686" calcext:value-type="float">
            <text:p>1175686</text:p>
          </table:table-cell>
          <table:table-cell table:formula="of:=-[.F459]*([.C459]/[.$I$771])*(LOG([.C459];2)-32)" office:value-type="float" office:value="0.00633993741478479" calcext:value-type="float">
            <text:p>0,00633993741478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times.</text:p>
          </table:table-cell>
          <table:table-cell table:formula="of:=IF([.F460]&gt;[.F459];&quot;HIER!&quot;;&quot;&quot;)" office:value-type="string" office:string-value="HIER!" calcext:value-type="string">
            <text:p>HIER!</text:p>
          </table:table-cell>
          <table:table-cell table:formula="of:=[.C460]*[.F460]" office:value-type="float" office:value="1203498" calcext:value-type="float">
            <text:p>1203498</text:p>
          </table:table-cell>
          <table:table-cell table:formula="of:=-[.F460]*([.C460]/[.$I$771])*(LOG([.C460];2)-32)" office:value-type="float" office:value="0.00648903312310627" calcext:value-type="float">
            <text:p>0,00648903312310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79" calcext:value-type="float">
            <text:p>2579</text:p>
          </table:table-cell>
          <table:table-cell office:value-type="string" calcext:value-type="string">
            <text:p>times.</text:p>
          </table:table-cell>
          <table:table-cell table:formula="of:=IF([.F461]&gt;[.F460];&quot;HIER!&quot;;&quot;&quot;)">
            <text:p/>
          </table:table-cell>
          <table:table-cell table:formula="of:=[.C461]*[.F461]" office:value-type="float" office:value="1186340" calcext:value-type="float">
            <text:p>1186340</text:p>
          </table:table-cell>
          <table:table-cell table:formula="of:=-[.F461]*([.C461]/[.$I$771])*(LOG([.C461];2)-32)" office:value-type="float" office:value="0.00639565320055993" calcext:value-type="float">
            <text:p>0,0063956532005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17" calcext:value-type="float">
            <text:p>2617</text:p>
          </table:table-cell>
          <table:table-cell office:value-type="string" calcext:value-type="string">
            <text:p>times.</text:p>
          </table:table-cell>
          <table:table-cell table:formula="of:=IF([.F462]&gt;[.F461];&quot;HIER!&quot;;&quot;&quot;)" office:value-type="string" office:string-value="HIER!" calcext:value-type="string">
            <text:p>HIER!</text:p>
          </table:table-cell>
          <table:table-cell table:formula="of:=[.C462]*[.F462]" office:value-type="float" office:value="1206437" calcext:value-type="float">
            <text:p>1206437</text:p>
          </table:table-cell>
          <table:table-cell table:formula="of:=-[.F462]*([.C462]/[.$I$771])*(LOG([.C462];2)-32)" office:value-type="float" office:value="0.00650311770979717" calcext:value-type="float">
            <text:p>0,00650311770979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times.</text:p>
          </table:table-cell>
          <table:table-cell table:formula="of:=IF([.F463]&gt;[.F462];&quot;HIER!&quot;;&quot;&quot;)">
            <text:p/>
          </table:table-cell>
          <table:table-cell table:formula="of:=[.C463]*[.F463]" office:value-type="float" office:value="1194270" calcext:value-type="float">
            <text:p>1194270</text:p>
          </table:table-cell>
          <table:table-cell table:formula="of:=-[.F463]*([.C463]/[.$I$771])*(LOG([.C463];2)-32)" office:value-type="float" office:value="0.00643666406914313" calcext:value-type="float">
            <text:p>0,00643666406914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times.</text:p>
          </table:table-cell>
          <table:table-cell table:formula="of:=IF([.F464]&gt;[.F463];&quot;HIER!&quot;;&quot;&quot;)">
            <text:p/>
          </table:table-cell>
          <table:table-cell table:formula="of:=[.C464]*[.F464]" office:value-type="float" office:value="1188984" calcext:value-type="float">
            <text:p>1188984</text:p>
          </table:table-cell>
          <table:table-cell table:formula="of:=-[.F464]*([.C464]/[.$I$771])*(LOG([.C464];2)-32)" office:value-type="float" office:value="0.00640731099299102" calcext:value-type="float">
            <text:p>0,00640731099299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times.</text:p>
          </table:table-cell>
          <table:table-cell table:formula="of:=IF([.F465]&gt;[.F464];&quot;HIER!&quot;;&quot;&quot;)" office:value-type="string" office:string-value="HIER!" calcext:value-type="string">
            <text:p>HIER!</text:p>
          </table:table-cell>
          <table:table-cell table:formula="of:=[.C465]*[.F465]" office:value-type="float" office:value="1213824" calcext:value-type="float">
            <text:p>1213824</text:p>
          </table:table-cell>
          <table:table-cell table:formula="of:=-[.F465]*([.C465]/[.$I$771])*(LOG([.C465];2)-32)" office:value-type="float" office:value="0.00654029149482266" calcext:value-type="float">
            <text:p>0,00654029149482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42" calcext:value-type="float">
            <text:p>2542</text:p>
          </table:table-cell>
          <table:table-cell office:value-type="string" calcext:value-type="string">
            <text:p>times.</text:p>
          </table:table-cell>
          <table:table-cell table:formula="of:=IF([.F466]&gt;[.F465];&quot;HIER!&quot;;&quot;&quot;)">
            <text:p/>
          </table:table-cell>
          <table:table-cell table:formula="of:=[.C466]*[.F466]" office:value-type="float" office:value="1182030" calcext:value-type="float">
            <text:p>1182030</text:p>
          </table:table-cell>
          <table:table-cell table:formula="of:=-[.F466]*([.C466]/[.$I$771])*(LOG([.C466];2)-32)" office:value-type="float" office:value="0.00636812519387022" calcext:value-type="float">
            <text:p>0,0063681251938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times.</text:p>
          </table:table-cell>
          <table:table-cell table:formula="of:=IF([.F467]&gt;[.F466];&quot;HIER!&quot;;&quot;&quot;)" office:value-type="string" office:string-value="HIER!" calcext:value-type="string">
            <text:p>HIER!</text:p>
          </table:table-cell>
          <table:table-cell table:formula="of:=[.C467]*[.F467]" office:value-type="float" office:value="1198552" calcext:value-type="float">
            <text:p>1198552</text:p>
          </table:table-cell>
          <table:table-cell table:formula="of:=-[.F467]*([.C467]/[.$I$771])*(LOG([.C467];2)-32)" office:value-type="float" office:value="0.00645627173780285" calcext:value-type="float">
            <text:p>0,00645627173780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times.</text:p>
          </table:table-cell>
          <table:table-cell table:formula="of:=IF([.F468]&gt;[.F467];&quot;HIER!&quot;;&quot;&quot;)">
            <text:p/>
          </table:table-cell>
          <table:table-cell table:formula="of:=[.C468]*[.F468]" office:value-type="float" office:value="1186180" calcext:value-type="float">
            <text:p>1186180</text:p>
          </table:table-cell>
          <table:table-cell table:formula="of:=-[.F468]*([.C468]/[.$I$771])*(LOG([.C468];2)-32)" office:value-type="float" office:value="0.00638877304842025" calcext:value-type="float">
            <text:p>0,0063887730484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times.</text:p>
          </table:table-cell>
          <table:table-cell table:formula="of:=IF([.F469]&gt;[.F468];&quot;HIER!&quot;;&quot;&quot;)">
            <text:p/>
          </table:table-cell>
          <table:table-cell table:formula="of:=[.C469]*[.F469]" office:value-type="float" office:value="1186848" calcext:value-type="float">
            <text:p>1186848</text:p>
          </table:table-cell>
          <table:table-cell table:formula="of:=-[.F469]*([.C469]/[.$I$771])*(LOG([.C469];2)-32)" office:value-type="float" office:value="0.00639151813771852" calcext:value-type="float">
            <text:p>0,00639151813771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times.</text:p>
          </table:table-cell>
          <table:table-cell table:formula="of:=IF([.F470]&gt;[.F469];&quot;HIER!&quot;;&quot;&quot;)" office:value-type="string" office:string-value="HIER!" calcext:value-type="string">
            <text:p>HIER!</text:p>
          </table:table-cell>
          <table:table-cell table:formula="of:=[.C470]*[.F470]" office:value-type="float" office:value="1206737" calcext:value-type="float">
            <text:p>1206737</text:p>
          </table:table-cell>
          <table:table-cell table:formula="of:=-[.F470]*([.C470]/[.$I$771])*(LOG([.C470];2)-32)" office:value-type="float" office:value="0.00649776092544094" calcext:value-type="float">
            <text:p>0,00649776092544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74" calcext:value-type="float">
            <text:p>2574</text:p>
          </table:table-cell>
          <table:table-cell office:value-type="string" calcext:value-type="string">
            <text:p>times.</text:p>
          </table:table-cell>
          <table:table-cell table:formula="of:=IF([.F471]&gt;[.F470];&quot;HIER!&quot;;&quot;&quot;)" office:value-type="string" office:string-value="HIER!" calcext:value-type="string">
            <text:p>HIER!</text:p>
          </table:table-cell>
          <table:table-cell table:formula="of:=[.C471]*[.F471]" office:value-type="float" office:value="1209780" calcext:value-type="float">
            <text:p>1209780</text:p>
          </table:table-cell>
          <table:table-cell table:formula="of:=-[.F471]*([.C471]/[.$I$771])*(LOG([.C471];2)-32)" office:value-type="float" office:value="0.00651328063765182" calcext:value-type="float">
            <text:p>0,00651328063765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times.</text:p>
          </table:table-cell>
          <table:table-cell table:formula="of:=IF([.F472]&gt;[.F471];&quot;HIER!&quot;;&quot;&quot;)">
            <text:p/>
          </table:table-cell>
          <table:table-cell table:formula="of:=[.C472]*[.F472]" office:value-type="float" office:value="1180797" calcext:value-type="float">
            <text:p>1180797</text:p>
          </table:table-cell>
          <table:table-cell table:formula="of:=-[.F472]*([.C472]/[.$I$771])*(LOG([.C472];2)-32)" office:value-type="float" office:value="0.00635639734976156" calcext:value-type="float">
            <text:p>0,0063563973497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times.</text:p>
          </table:table-cell>
          <table:table-cell table:formula="of:=IF([.F473]&gt;[.F472];&quot;HIER!&quot;;&quot;&quot;)">
            <text:p/>
          </table:table-cell>
          <table:table-cell table:formula="of:=[.C473]*[.F473]" office:value-type="float" office:value="1180944" calcext:value-type="float">
            <text:p>1180944</text:p>
          </table:table-cell>
          <table:table-cell table:formula="of:=-[.F473]*([.C473]/[.$I$771])*(LOG([.C473];2)-32)" office:value-type="float" office:value="0.00635634734917302" calcext:value-type="float">
            <text:p>0,00635634734917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times.</text:p>
          </table:table-cell>
          <table:table-cell table:formula="of:=IF([.F474]&gt;[.F473];&quot;HIER!&quot;;&quot;&quot;)" office:value-type="string" office:string-value="HIER!" calcext:value-type="string">
            <text:p>HIER!</text:p>
          </table:table-cell>
          <table:table-cell table:formula="of:=[.C474]*[.F474]" office:value-type="float" office:value="1210880" calcext:value-type="float">
            <text:p>1210880</text:p>
          </table:table-cell>
          <table:table-cell table:formula="of:=-[.F474]*([.C474]/[.$I$771])*(LOG([.C474];2)-32)" office:value-type="float" office:value="0.00651661492312578" calcext:value-type="float">
            <text:p>0,00651661492312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times.</text:p>
          </table:table-cell>
          <table:table-cell table:formula="of:=IF([.F475]&gt;[.F474];&quot;HIER!&quot;;&quot;&quot;)">
            <text:p/>
          </table:table-cell>
          <table:table-cell table:formula="of:=[.C475]*[.F475]" office:value-type="float" office:value="1194480" calcext:value-type="float">
            <text:p>1194480</text:p>
          </table:table-cell>
          <table:table-cell table:formula="of:=-[.F475]*([.C475]/[.$I$771])*(LOG([.C475];2)-32)" office:value-type="float" office:value="0.00642750737351738" calcext:value-type="float">
            <text:p>0,00642750737351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times.</text:p>
          </table:table-cell>
          <table:table-cell table:formula="of:=IF([.F476]&gt;[.F475];&quot;HIER!&quot;;&quot;&quot;)">
            <text:p/>
          </table:table-cell>
          <table:table-cell table:formula="of:=[.C476]*[.F476]" office:value-type="float" office:value="1183700" calcext:value-type="float">
            <text:p>1183700</text:p>
          </table:table-cell>
          <table:table-cell table:formula="of:=-[.F476]*([.C476]/[.$I$771])*(LOG([.C476];2)-32)" office:value-type="float" office:value="0.00636866214463964" calcext:value-type="float">
            <text:p>0,0063686621446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61" calcext:value-type="float">
            <text:p>2461</text:p>
          </table:table-cell>
          <table:table-cell office:value-type="string" calcext:value-type="string">
            <text:p>times.</text:p>
          </table:table-cell>
          <table:table-cell table:formula="of:=IF([.F477]&gt;[.F476];&quot;HIER!&quot;;&quot;&quot;)">
            <text:p/>
          </table:table-cell>
          <table:table-cell table:formula="of:=[.C477]*[.F477]" office:value-type="float" office:value="1171436" calcext:value-type="float">
            <text:p>1171436</text:p>
          </table:table-cell>
          <table:table-cell table:formula="of:=-[.F477]*([.C477]/[.$I$771])*(LOG([.C477];2)-32)" office:value-type="float" office:value="0.00630185060636643" calcext:value-type="float">
            <text:p>0,00630185060636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times.</text:p>
          </table:table-cell>
          <table:table-cell table:formula="of:=IF([.F478]&gt;[.F477];&quot;HIER!&quot;;&quot;&quot;)" office:value-type="string" office:string-value="HIER!" calcext:value-type="string">
            <text:p>HIER!</text:p>
          </table:table-cell>
          <table:table-cell table:formula="of:=[.C478]*[.F478]" office:value-type="float" office:value="1214919" calcext:value-type="float">
            <text:p>1214919</text:p>
          </table:table-cell>
          <table:table-cell table:formula="of:=-[.F478]*([.C478]/[.$I$771])*(LOG([.C478];2)-32)" office:value-type="float" office:value="0.00653491506735683" calcext:value-type="float">
            <text:p>0,0065349150673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times.</text:p>
          </table:table-cell>
          <table:table-cell table:formula="of:=IF([.F479]&gt;[.F478];&quot;HIER!&quot;;&quot;&quot;)">
            <text:p/>
          </table:table-cell>
          <table:table-cell table:formula="of:=[.C479]*[.F479]" office:value-type="float" office:value="1195478" calcext:value-type="float">
            <text:p>1195478</text:p>
          </table:table-cell>
          <table:table-cell table:formula="of:=-[.F479]*([.C479]/[.$I$771])*(LOG([.C479];2)-32)" office:value-type="float" office:value="0.00642950310141984" calcext:value-type="float">
            <text:p>0,0064295031014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times.</text:p>
          </table:table-cell>
          <table:table-cell table:formula="of:=IF([.F480]&gt;[.F479];&quot;HIER!&quot;;&quot;&quot;)">
            <text:p/>
          </table:table-cell>
          <table:table-cell table:formula="of:=[.C480]*[.F480]" office:value-type="float" office:value="1185525" calcext:value-type="float">
            <text:p>1185525</text:p>
          </table:table-cell>
          <table:table-cell table:formula="of:=-[.F480]*([.C480]/[.$I$771])*(LOG([.C480];2)-32)" office:value-type="float" office:value="0.00637514178520851" calcext:value-type="float">
            <text:p>0,00637514178520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times.</text:p>
          </table:table-cell>
          <table:table-cell table:formula="of:=IF([.F481]&gt;[.F480];&quot;HIER!&quot;;&quot;&quot;)">
            <text:p/>
          </table:table-cell>
          <table:table-cell table:formula="of:=[.C481]*[.F481]" office:value-type="float" office:value="1163040" calcext:value-type="float">
            <text:p>1163040</text:p>
          </table:table-cell>
          <table:table-cell table:formula="of:=-[.F481]*([.C481]/[.$I$771])*(LOG([.C481];2)-32)" office:value-type="float" office:value="0.00625341431276954" calcext:value-type="float">
            <text:p>0,0062534143127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times.</text:p>
          </table:table-cell>
          <table:table-cell table:formula="of:=IF([.F482]&gt;[.F481];&quot;HIER!&quot;;&quot;&quot;)" office:value-type="string" office:string-value="HIER!" calcext:value-type="string">
            <text:p>HIER!</text:p>
          </table:table-cell>
          <table:table-cell table:formula="of:=[.C482]*[.F482]" office:value-type="float" office:value="1195766" calcext:value-type="float">
            <text:p>1195766</text:p>
          </table:table-cell>
          <table:table-cell table:formula="of:=-[.F482]*([.C482]/[.$I$771])*(LOG([.C482];2)-32)" office:value-type="float" office:value="0.00642853900482707" calcext:value-type="float">
            <text:p>0,00642853900482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times.</text:p>
          </table:table-cell>
          <table:table-cell table:formula="of:=IF([.F483]&gt;[.F482];&quot;HIER!&quot;;&quot;&quot;)">
            <text:p/>
          </table:table-cell>
          <table:table-cell table:formula="of:=[.C483]*[.F483]" office:value-type="float" office:value="1192950" calcext:value-type="float">
            <text:p>1192950</text:p>
          </table:table-cell>
          <table:table-cell table:formula="of:=-[.F483]*([.C483]/[.$I$771])*(LOG([.C483];2)-32)" office:value-type="float" office:value="0.00641256772595096" calcext:value-type="float">
            <text:p>0,00641256772595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times.</text:p>
          </table:table-cell>
          <table:table-cell table:formula="of:=IF([.F484]&gt;[.F483];&quot;HIER!&quot;;&quot;&quot;)">
            <text:p/>
          </table:table-cell>
          <table:table-cell table:formula="of:=[.C484]*[.F484]" office:value-type="float" office:value="1188180" calcext:value-type="float">
            <text:p>1188180</text:p>
          </table:table-cell>
          <table:table-cell table:formula="of:=-[.F484]*([.C484]/[.$I$771])*(LOG([.C484];2)-32)" office:value-type="float" office:value="0.0063860999512614" calcext:value-type="float">
            <text:p>0,00638609995126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76" calcext:value-type="float">
            <text:p>2476</text:p>
          </table:table-cell>
          <table:table-cell office:value-type="string" calcext:value-type="string">
            <text:p>times.</text:p>
          </table:table-cell>
          <table:table-cell table:formula="of:=IF([.F485]&gt;[.F484];&quot;HIER!&quot;;&quot;&quot;)" office:value-type="string" office:string-value="HIER!" calcext:value-type="string">
            <text:p>HIER!</text:p>
          </table:table-cell>
          <table:table-cell table:formula="of:=[.C485]*[.F485]" office:value-type="float" office:value="1198384" calcext:value-type="float">
            <text:p>1198384</text:p>
          </table:table-cell>
          <table:table-cell table:formula="of:=-[.F485]*([.C485]/[.$I$771])*(LOG([.C485];2)-32)" office:value-type="float" office:value="0.00644011073705319" calcext:value-type="float">
            <text:p>0,00644011073705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508" calcext:value-type="float">
            <text:p>2508</text:p>
          </table:table-cell>
          <table:table-cell office:value-type="string" calcext:value-type="string">
            <text:p>times.</text:p>
          </table:table-cell>
          <table:table-cell table:formula="of:=IF([.F486]&gt;[.F485];&quot;HIER!&quot;;&quot;&quot;)" office:value-type="string" office:string-value="HIER!" calcext:value-type="string">
            <text:p>HIER!</text:p>
          </table:table-cell>
          <table:table-cell table:formula="of:=[.C486]*[.F486]" office:value-type="float" office:value="1216380" calcext:value-type="float">
            <text:p>1216380</text:p>
          </table:table-cell>
          <table:table-cell table:formula="of:=-[.F486]*([.C486]/[.$I$771])*(LOG([.C486];2)-32)" office:value-type="float" office:value="0.00653597785182328" calcext:value-type="float">
            <text:p>0,00653597785182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times.</text:p>
          </table:table-cell>
          <table:table-cell table:formula="of:=IF([.F487]&gt;[.F486];&quot;HIER!&quot;;&quot;&quot;)">
            <text:p/>
          </table:table-cell>
          <table:table-cell table:formula="of:=[.C487]*[.F487]" office:value-type="float" office:value="1172232" calcext:value-type="float">
            <text:p>1172232</text:p>
          </table:table-cell>
          <table:table-cell table:formula="of:=-[.F487]*([.C487]/[.$I$771])*(LOG([.C487];2)-32)" office:value-type="float" office:value="0.00629794625315657" calcext:value-type="float">
            <text:p>0,0062979462531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times.</text:p>
          </table:table-cell>
          <table:table-cell table:formula="of:=IF([.F488]&gt;[.F487];&quot;HIER!&quot;;&quot;&quot;)" office:value-type="string" office:string-value="HIER!" calcext:value-type="string">
            <text:p>HIER!</text:p>
          </table:table-cell>
          <table:table-cell table:formula="of:=[.C488]*[.F488]" office:value-type="float" office:value="1206786" calcext:value-type="float">
            <text:p>1206786</text:p>
          </table:table-cell>
          <table:table-cell table:formula="of:=-[.F488]*([.C488]/[.$I$771])*(LOG([.C488];2)-32)" office:value-type="float" office:value="0.0064827582203435" calcext:value-type="float">
            <text:p>0,00648275822034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times.</text:p>
          </table:table-cell>
          <table:table-cell table:formula="of:=IF([.F489]&gt;[.F488];&quot;HIER!&quot;;&quot;&quot;)">
            <text:p/>
          </table:table-cell>
          <table:table-cell table:formula="of:=[.C489]*[.F489]" office:value-type="float" office:value="1199504" calcext:value-type="float">
            <text:p>1199504</text:p>
          </table:table-cell>
          <table:table-cell table:formula="of:=-[.F489]*([.C489]/[.$I$771])*(LOG([.C489];2)-32)" office:value-type="float" office:value="0.00644281339846644" calcext:value-type="float">
            <text:p>0,00644281339846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times.</text:p>
          </table:table-cell>
          <table:table-cell table:formula="of:=IF([.F490]&gt;[.F489];&quot;HIER!&quot;;&quot;&quot;)">
            <text:p/>
          </table:table-cell>
          <table:table-cell table:formula="of:=[.C490]*[.F490]" office:value-type="float" office:value="1175067" calcext:value-type="float">
            <text:p>1175067</text:p>
          </table:table-cell>
          <table:table-cell table:formula="of:=-[.F490]*([.C490]/[.$I$771])*(LOG([.C490];2)-32)" office:value-type="float" office:value="0.00631074861696857" calcext:value-type="float">
            <text:p>0,00631074861696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times.</text:p>
          </table:table-cell>
          <table:table-cell table:formula="of:=IF([.F491]&gt;[.F490];&quot;HIER!&quot;;&quot;&quot;)" office:value-type="string" office:string-value="HIER!" calcext:value-type="string">
            <text:p>HIER!</text:p>
          </table:table-cell>
          <table:table-cell table:formula="of:=[.C491]*[.F491]" office:value-type="float" office:value="1198540" calcext:value-type="float">
            <text:p>1198540</text:p>
          </table:table-cell>
          <table:table-cell table:formula="of:=-[.F491]*([.C491]/[.$I$771])*(LOG([.C491];2)-32)" office:value-type="float" office:value="0.00643598892832824" calcext:value-type="float">
            <text:p>0,00643598892832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times.</text:p>
          </table:table-cell>
          <table:table-cell table:formula="of:=IF([.F492]&gt;[.F491];&quot;HIER!&quot;;&quot;&quot;)">
            <text:p/>
          </table:table-cell>
          <table:table-cell table:formula="of:=[.C492]*[.F492]" office:value-type="float" office:value="1165143" calcext:value-type="float">
            <text:p>1165143</text:p>
          </table:table-cell>
          <table:table-cell table:formula="of:=-[.F492]*([.C492]/[.$I$771])*(LOG([.C492];2)-32)" office:value-type="float" office:value="0.00625585388752998" calcext:value-type="float">
            <text:p>0,0062558538875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times.</text:p>
          </table:table-cell>
          <table:table-cell table:formula="of:=IF([.F493]&gt;[.F492];&quot;HIER!&quot;;&quot;&quot;)" office:value-type="string" office:string-value="HIER!" calcext:value-type="string">
            <text:p>HIER!</text:p>
          </table:table-cell>
          <table:table-cell table:formula="of:=[.C493]*[.F493]" office:value-type="float" office:value="1210320" calcext:value-type="float">
            <text:p>1210320</text:p>
          </table:table-cell>
          <table:table-cell table:formula="of:=-[.F493]*([.C493]/[.$I$771])*(LOG([.C493];2)-32)" office:value-type="float" office:value="0.00649758983494197" calcext:value-type="float">
            <text:p>0,00649758983494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27" calcext:value-type="float">
            <text:p>2427</text:p>
          </table:table-cell>
          <table:table-cell office:value-type="string" calcext:value-type="string">
            <text:p>times.</text:p>
          </table:table-cell>
          <table:table-cell table:formula="of:=IF([.F494]&gt;[.F493];&quot;HIER!&quot;;&quot;&quot;)">
            <text:p/>
          </table:table-cell>
          <table:table-cell table:formula="of:=[.C494]*[.F494]" office:value-type="float" office:value="1196511" calcext:value-type="float">
            <text:p>1196511</text:p>
          </table:table-cell>
          <table:table-cell table:formula="of:=-[.F494]*([.C494]/[.$I$771])*(LOG([.C494];2)-32)" office:value-type="float" office:value="0.0064226403017276" calcext:value-type="float">
            <text:p>0,00642264030172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66" calcext:value-type="float">
            <text:p>2466</text:p>
          </table:table-cell>
          <table:table-cell office:value-type="string" calcext:value-type="string">
            <text:p>times.</text:p>
          </table:table-cell>
          <table:table-cell table:formula="of:=IF([.F495]&gt;[.F494];&quot;HIER!&quot;;&quot;&quot;)" office:value-type="string" office:string-value="HIER!" calcext:value-type="string">
            <text:p>HIER!</text:p>
          </table:table-cell>
          <table:table-cell table:formula="of:=[.C495]*[.F495]" office:value-type="float" office:value="1218204" calcext:value-type="float">
            <text:p>1218204</text:p>
          </table:table-cell>
          <table:table-cell table:formula="of:=-[.F495]*([.C495]/[.$I$771])*(LOG([.C495];2)-32)" office:value-type="float" office:value="0.00653825496440162" calcext:value-type="float">
            <text:p>0,00653825496440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56" calcext:value-type="float">
            <text:p>2356</text:p>
          </table:table-cell>
          <table:table-cell office:value-type="string" calcext:value-type="string">
            <text:p>times.</text:p>
          </table:table-cell>
          <table:table-cell table:formula="of:=IF([.F496]&gt;[.F495];&quot;HIER!&quot;;&quot;&quot;)">
            <text:p/>
          </table:table-cell>
          <table:table-cell table:formula="of:=[.C496]*[.F496]" office:value-type="float" office:value="1166220" calcext:value-type="float">
            <text:p>1166220</text:p>
          </table:table-cell>
          <table:table-cell table:formula="of:=-[.F496]*([.C496]/[.$I$771])*(LOG([.C496];2)-32)" office:value-type="float" office:value="0.00625845807132107" calcext:value-type="float">
            <text:p>0,00625845807132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52" calcext:value-type="float">
            <text:p>2452</text:p>
          </table:table-cell>
          <table:table-cell office:value-type="string" calcext:value-type="string">
            <text:p>times.</text:p>
          </table:table-cell>
          <table:table-cell table:formula="of:=IF([.F497]&gt;[.F496];&quot;HIER!&quot;;&quot;&quot;)" office:value-type="string" office:string-value="HIER!" calcext:value-type="string">
            <text:p>HIER!</text:p>
          </table:table-cell>
          <table:table-cell table:formula="of:=[.C497]*[.F497]" office:value-type="float" office:value="1216192" calcext:value-type="float">
            <text:p>1216192</text:p>
          </table:table-cell>
          <table:table-cell table:formula="of:=-[.F497]*([.C497]/[.$I$771])*(LOG([.C497];2)-32)" office:value-type="float" office:value="0.00652580570450005" calcext:value-type="float">
            <text:p>0,006525805704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times.</text:p>
          </table:table-cell>
          <table:table-cell table:formula="of:=IF([.F498]&gt;[.F497];&quot;HIER!&quot;;&quot;&quot;)">
            <text:p/>
          </table:table-cell>
          <table:table-cell table:formula="of:=[.C498]*[.F498]" office:value-type="float" office:value="1136639" calcext:value-type="float">
            <text:p>1136639</text:p>
          </table:table-cell>
          <table:table-cell table:formula="of:=-[.F498]*([.C498]/[.$I$771])*(LOG([.C498];2)-32)" office:value-type="float" office:value="0.00609817367339988" calcext:value-type="float">
            <text:p>0,006098173673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53" calcext:value-type="float">
            <text:p>2453</text:p>
          </table:table-cell>
          <table:table-cell office:value-type="string" calcext:value-type="string">
            <text:p>times.</text:p>
          </table:table-cell>
          <table:table-cell table:formula="of:=IF([.F499]&gt;[.F498];&quot;HIER!&quot;;&quot;&quot;)" office:value-type="string" office:string-value="HIER!" calcext:value-type="string">
            <text:p>HIER!</text:p>
          </table:table-cell>
          <table:table-cell table:formula="of:=[.C499]*[.F499]" office:value-type="float" office:value="1221594" calcext:value-type="float">
            <text:p>1221594</text:p>
          </table:table-cell>
          <table:table-cell table:formula="of:=-[.F499]*([.C499]/[.$I$771])*(LOG([.C499];2)-32)" office:value-type="float" office:value="0.00655314032914984" calcext:value-type="float">
            <text:p>0,0065531403291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times.</text:p>
          </table:table-cell>
          <table:table-cell table:formula="of:=IF([.F500]&gt;[.F499];&quot;HIER!&quot;;&quot;&quot;)">
            <text:p/>
          </table:table-cell>
          <table:table-cell table:formula="of:=[.C500]*[.F500]" office:value-type="float" office:value="1193109" calcext:value-type="float">
            <text:p>1193109</text:p>
          </table:table-cell>
          <table:table-cell table:formula="of:=-[.F500]*([.C500]/[.$I$771])*(LOG([.C500];2)-32)" office:value-type="float" office:value="0.00639953094301002" calcext:value-type="float">
            <text:p>0,006399530943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times.</text:p>
          </table:table-cell>
          <table:table-cell table:formula="of:=IF([.F501]&gt;[.F500];&quot;HIER!&quot;;&quot;&quot;)" office:value-type="string" office:string-value="HIER!" calcext:value-type="string">
            <text:p>HIER!</text:p>
          </table:table-cell>
          <table:table-cell table:formula="of:=[.C501]*[.F501]" office:value-type="float" office:value="1208000" calcext:value-type="float">
            <text:p>1208000</text:p>
          </table:table-cell>
          <table:table-cell table:formula="of:=-[.F501]*([.C501]/[.$I$771])*(LOG([.C501];2)-32)" office:value-type="float" office:value="0.00647859009544556" calcext:value-type="float">
            <text:p>0,00647859009544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times.</text:p>
          </table:table-cell>
          <table:table-cell table:formula="of:=IF([.F502]&gt;[.F501];&quot;HIER!&quot;;&quot;&quot;)">
            <text:p/>
          </table:table-cell>
          <table:table-cell table:formula="of:=[.C502]*[.F502]" office:value-type="float" office:value="1185366" calcext:value-type="float">
            <text:p>1185366</text:p>
          </table:table-cell>
          <table:table-cell table:formula="of:=-[.F502]*([.C502]/[.$I$771])*(LOG([.C502];2)-32)" office:value-type="float" office:value="0.00635640679812463" calcext:value-type="float">
            <text:p>0,00635640679812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49" calcext:value-type="float">
            <text:p>2349</text:p>
          </table:table-cell>
          <table:table-cell office:value-type="string" calcext:value-type="string">
            <text:p>times.</text:p>
          </table:table-cell>
          <table:table-cell table:formula="of:=IF([.F503]&gt;[.F502];&quot;HIER!&quot;;&quot;&quot;)">
            <text:p/>
          </table:table-cell>
          <table:table-cell table:formula="of:=[.C503]*[.F503]" office:value-type="float" office:value="1179198" calcext:value-type="float">
            <text:p>1179198</text:p>
          </table:table-cell>
          <table:table-cell table:formula="of:=-[.F503]*([.C503]/[.$I$771])*(LOG([.C503];2)-32)" office:value-type="float" office:value="0.00632254168956269" calcext:value-type="float">
            <text:p>0,00632254168956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times.</text:p>
          </table:table-cell>
          <table:table-cell table:formula="of:=IF([.F504]&gt;[.F503];&quot;HIER!&quot;;&quot;&quot;)">
            <text:p/>
          </table:table-cell>
          <table:table-cell table:formula="of:=[.C504]*[.F504]" office:value-type="float" office:value="1169978" calcext:value-type="float">
            <text:p>1169978</text:p>
          </table:table-cell>
          <table:table-cell table:formula="of:=-[.F504]*([.C504]/[.$I$771])*(LOG([.C504];2)-32)" office:value-type="float" office:value="0.00627232444636722" calcext:value-type="float">
            <text:p>0,00627232444636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times.</text:p>
          </table:table-cell>
          <table:table-cell table:formula="of:=IF([.F505]&gt;[.F504];&quot;HIER!&quot;;&quot;&quot;)" office:value-type="string" office:string-value="HIER!" calcext:value-type="string">
            <text:p>HIER!</text:p>
          </table:table-cell>
          <table:table-cell table:formula="of:=[.C505]*[.F505]" office:value-type="float" office:value="1213128" calcext:value-type="float">
            <text:p>1213128</text:p>
          </table:table-cell>
          <table:table-cell table:formula="of:=-[.F505]*([.C505]/[.$I$771])*(LOG([.C505];2)-32)" office:value-type="float" office:value="0.00650284494295819" calcext:value-type="float">
            <text:p>0,00650284494295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72" calcext:value-type="float">
            <text:p>2372</text:p>
          </table:table-cell>
          <table:table-cell office:value-type="string" calcext:value-type="string">
            <text:p>times.</text:p>
          </table:table-cell>
          <table:table-cell table:formula="of:=IF([.F506]&gt;[.F505];&quot;HIER!&quot;;&quot;&quot;)">
            <text:p/>
          </table:table-cell>
          <table:table-cell table:formula="of:=[.C506]*[.F506]" office:value-type="float" office:value="1197860" calcext:value-type="float">
            <text:p>1197860</text:p>
          </table:table-cell>
          <table:table-cell table:formula="of:=-[.F506]*([.C506]/[.$I$771])*(LOG([.C506];2)-32)" office:value-type="float" office:value="0.00642020488286604" calcext:value-type="float">
            <text:p>0,00642020488286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times.</text:p>
          </table:table-cell>
          <table:table-cell table:formula="of:=IF([.F507]&gt;[.F506];&quot;HIER!&quot;;&quot;&quot;)" office:value-type="string" office:string-value="HIER!" calcext:value-type="string">
            <text:p>HIER!</text:p>
          </table:table-cell>
          <table:table-cell table:formula="of:=[.C507]*[.F507]" office:value-type="float" office:value="1215918" calcext:value-type="float">
            <text:p>1215918</text:p>
          </table:table-cell>
          <table:table-cell table:formula="of:=-[.F507]*([.C507]/[.$I$771])*(LOG([.C507];2)-32)" office:value-type="float" office:value="0.00651618289264032" calcext:value-type="float">
            <text:p>0,0065161828926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69" calcext:value-type="float">
            <text:p>2369</text:p>
          </table:table-cell>
          <table:table-cell office:value-type="string" calcext:value-type="string">
            <text:p>times.</text:p>
          </table:table-cell>
          <table:table-cell table:formula="of:=IF([.F508]&gt;[.F507];&quot;HIER!&quot;;&quot;&quot;)">
            <text:p/>
          </table:table-cell>
          <table:table-cell table:formula="of:=[.C508]*[.F508]" office:value-type="float" office:value="1201083" calcext:value-type="float">
            <text:p>1201083</text:p>
          </table:table-cell>
          <table:table-cell table:formula="of:=-[.F508]*([.C508]/[.$I$771])*(LOG([.C508];2)-32)" office:value-type="float" office:value="0.00643588463048875" calcext:value-type="float">
            <text:p>0,0064358846304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79" calcext:value-type="float">
            <text:p>2379</text:p>
          </table:table-cell>
          <table:table-cell office:value-type="string" calcext:value-type="string">
            <text:p>times.</text:p>
          </table:table-cell>
          <table:table-cell table:formula="of:=IF([.F509]&gt;[.F508];&quot;HIER!&quot;;&quot;&quot;)" office:value-type="string" office:string-value="HIER!" calcext:value-type="string">
            <text:p>HIER!</text:p>
          </table:table-cell>
          <table:table-cell table:formula="of:=[.C509]*[.F509]" office:value-type="float" office:value="1208532" calcext:value-type="float">
            <text:p>1208532</text:p>
          </table:table-cell>
          <table:table-cell table:formula="of:=-[.F509]*([.C509]/[.$I$771])*(LOG([.C509];2)-32)" office:value-type="float" office:value="0.00647499945902402" calcext:value-type="float">
            <text:p>0,00647499945902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times.</text:p>
          </table:table-cell>
          <table:table-cell table:formula="of:=IF([.F510]&gt;[.F509];&quot;HIER!&quot;;&quot;&quot;)">
            <text:p/>
          </table:table-cell>
          <table:table-cell table:formula="of:=[.C510]*[.F510]" office:value-type="float" office:value="1189024" calcext:value-type="float">
            <text:p>1189024</text:p>
          </table:table-cell>
          <table:table-cell table:formula="of:=-[.F510]*([.C510]/[.$I$771])*(LOG([.C510];2)-32)" office:value-type="float" office:value="0.00636969523702089" calcext:value-type="float">
            <text:p>0,00636969523702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times.</text:p>
          </table:table-cell>
          <table:table-cell table:formula="of:=IF([.F511]&gt;[.F510];&quot;HIER!&quot;;&quot;&quot;)" office:value-type="string" office:string-value="HIER!" calcext:value-type="string">
            <text:p>HIER!</text:p>
          </table:table-cell>
          <table:table-cell table:formula="of:=[.C511]*[.F511]" office:value-type="float" office:value="1206660" calcext:value-type="float">
            <text:p>1206660</text:p>
          </table:table-cell>
          <table:table-cell table:formula="of:=-[.F511]*([.C511]/[.$I$771])*(LOG([.C511];2)-32)" office:value-type="float" office:value="0.00646337715021332" calcext:value-type="float">
            <text:p>0,00646337715021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times.</text:p>
          </table:table-cell>
          <table:table-cell table:formula="of:=IF([.F512]&gt;[.F511];&quot;HIER!&quot;;&quot;&quot;)">
            <text:p/>
          </table:table-cell>
          <table:table-cell table:formula="of:=[.C512]*[.F512]" office:value-type="float" office:value="1203405" calcext:value-type="float">
            <text:p>1203405</text:p>
          </table:table-cell>
          <table:table-cell table:formula="of:=-[.F512]*([.C512]/[.$I$771])*(LOG([.C512];2)-32)" office:value-type="float" office:value="0.00644515017670166" calcext:value-type="float">
            <text:p>0,00644515017670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times.</text:p>
          </table:table-cell>
          <table:table-cell table:formula="of:=IF([.F513]&gt;[.F512];&quot;HIER!&quot;;&quot;&quot;)">
            <text:p/>
          </table:table-cell>
          <table:table-cell table:formula="of:=[.C513]*[.F513]" office:value-type="float" office:value="887296" calcext:value-type="float">
            <text:p>887296</text:p>
          </table:table-cell>
          <table:table-cell table:formula="of:=-[.F513]*([.C513]/[.$I$771])*(LOG([.C513];2)-32)" office:value-type="float" office:value="0.00475156307220459" calcext:value-type="float">
            <text:p>0,00475156307220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times.</text:p>
          </table:table-cell>
          <table:table-cell table:formula="of:=IF([.F514]&gt;[.F513];&quot;HIER!&quot;;&quot;&quot;)">
            <text:p/>
          </table:table-cell>
          <table:table-cell table:formula="of:=[.C514]*[.F514]" office:value-type="float" office:value="614574" calcext:value-type="float">
            <text:p>614574</text:p>
          </table:table-cell>
          <table:table-cell table:formula="of:=-[.F514]*([.C514]/[.$I$771])*(LOG([.C514];2)-32)" office:value-type="float" office:value="0.00329070537458135" calcext:value-type="float">
            <text:p>0,00329070537458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times.</text:p>
          </table:table-cell>
          <table:table-cell table:formula="of:=IF([.F515]&gt;[.F514];&quot;HIER!&quot;;&quot;&quot;)" office:value-type="string" office:string-value="HIER!" calcext:value-type="string">
            <text:p>HIER!</text:p>
          </table:table-cell>
          <table:table-cell table:formula="of:=[.C515]*[.F515]" office:value-type="float" office:value="616286" calcext:value-type="float">
            <text:p>616286</text:p>
          </table:table-cell>
          <table:table-cell table:formula="of:=-[.F515]*([.C515]/[.$I$771])*(LOG([.C515];2)-32)" office:value-type="float" office:value="0.00329946905120171" calcext:value-type="float">
            <text:p>0,00329946905120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times.</text:p>
          </table:table-cell>
          <table:table-cell table:formula="of:=IF([.F516]&gt;[.F515];&quot;HIER!&quot;;&quot;&quot;)" office:value-type="string" office:string-value="HIER!" calcext:value-type="string">
            <text:p>HIER!</text:p>
          </table:table-cell>
          <table:table-cell table:formula="of:=[.C516]*[.F516]" office:value-type="float" office:value="632420" calcext:value-type="float">
            <text:p>632420</text:p>
          </table:table-cell>
          <table:table-cell table:formula="of:=-[.F516]*([.C516]/[.$I$771])*(LOG([.C516];2)-32)" office:value-type="float" office:value="0.00338543429291577" calcext:value-type="float">
            <text:p>0,00338543429291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times.</text:p>
          </table:table-cell>
          <table:table-cell table:formula="of:=IF([.F517]&gt;[.F516];&quot;HIER!&quot;;&quot;&quot;)">
            <text:p/>
          </table:table-cell>
          <table:table-cell table:formula="of:=[.C517]*[.F517]" office:value-type="float" office:value="627972" calcext:value-type="float">
            <text:p>627972</text:p>
          </table:table-cell>
          <table:table-cell table:formula="of:=-[.F517]*([.C517]/[.$I$771])*(LOG([.C517];2)-32)" office:value-type="float" office:value="0.00336121432435637" calcext:value-type="float">
            <text:p>0,00336121432435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times.</text:p>
          </table:table-cell>
          <table:table-cell table:formula="of:=IF([.F518]&gt;[.F517];&quot;HIER!&quot;;&quot;&quot;)">
            <text:p/>
          </table:table-cell>
          <table:table-cell table:formula="of:=[.C518]*[.F518]" office:value-type="float" office:value="625570" calcext:value-type="float">
            <text:p>625570</text:p>
          </table:table-cell>
          <table:table-cell table:formula="of:=-[.F518]*([.C518]/[.$I$771])*(LOG([.C518];2)-32)" office:value-type="float" office:value="0.00334795080460261" calcext:value-type="float">
            <text:p>0,00334795080460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times.</text:p>
          </table:table-cell>
          <table:table-cell table:formula="of:=IF([.F519]&gt;[.F518];&quot;HIER!&quot;;&quot;&quot;)" office:value-type="string" office:string-value="HIER!" calcext:value-type="string">
            <text:p>HIER!</text:p>
          </table:table-cell>
          <table:table-cell table:formula="of:=[.C519]*[.F519]" office:value-type="float" office:value="630406" calcext:value-type="float">
            <text:p>630406</text:p>
          </table:table-cell>
          <table:table-cell table:formula="of:=-[.F519]*([.C519]/[.$I$771])*(LOG([.C519];2)-32)" office:value-type="float" office:value="0.00337342311502264" calcext:value-type="float">
            <text:p>0,00337342311502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times.</text:p>
          </table:table-cell>
          <table:table-cell table:formula="of:=IF([.F520]&gt;[.F519];&quot;HIER!&quot;;&quot;&quot;)" office:value-type="string" office:string-value="HIER!" calcext:value-type="string">
            <text:p>HIER!</text:p>
          </table:table-cell>
          <table:table-cell table:formula="of:=[.C520]*[.F520]" office:value-type="float" office:value="632142" calcext:value-type="float">
            <text:p>632142</text:p>
          </table:table-cell>
          <table:table-cell table:formula="of:=-[.F520]*([.C520]/[.$I$771])*(LOG([.C520];2)-32)" office:value-type="float" office:value="0.0033823032578906" calcext:value-type="float">
            <text:p>0,00338230325789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times.</text:p>
          </table:table-cell>
          <table:table-cell table:formula="of:=IF([.F521]&gt;[.F520];&quot;HIER!&quot;;&quot;&quot;)" office:value-type="string" office:string-value="HIER!" calcext:value-type="string">
            <text:p>HIER!</text:p>
          </table:table-cell>
          <table:table-cell table:formula="of:=[.C521]*[.F521]" office:value-type="float" office:value="637000" calcext:value-type="float">
            <text:p>637000</text:p>
          </table:table-cell>
          <table:table-cell table:formula="of:=-[.F521]*([.C521]/[.$I$771])*(LOG([.C521];2)-32)" office:value-type="float" office:value="0.00340788432003485" calcext:value-type="float">
            <text:p>0,00340788432003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times.</text:p>
          </table:table-cell>
          <table:table-cell table:formula="of:=IF([.F522]&gt;[.F521];&quot;HIER!&quot;;&quot;&quot;)">
            <text:p/>
          </table:table-cell>
          <table:table-cell table:formula="of:=[.C522]*[.F522]" office:value-type="float" office:value="608007" calcext:value-type="float">
            <text:p>608007</text:p>
          </table:table-cell>
          <table:table-cell table:formula="of:=-[.F522]*([.C522]/[.$I$771])*(LOG([.C522];2)-32)" office:value-type="float" office:value="0.0032523823832529" calcext:value-type="float">
            <text:p>0,00325238238325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times.</text:p>
          </table:table-cell>
          <table:table-cell table:formula="of:=IF([.F523]&gt;[.F522];&quot;HIER!&quot;;&quot;&quot;)" office:value-type="string" office:string-value="HIER!" calcext:value-type="string">
            <text:p>HIER!</text:p>
          </table:table-cell>
          <table:table-cell table:formula="of:=[.C523]*[.F523]" office:value-type="float" office:value="611262" calcext:value-type="float">
            <text:p>611262</text:p>
          </table:table-cell>
          <table:table-cell table:formula="of:=-[.F523]*([.C523]/[.$I$771])*(LOG([.C523];2)-32)" office:value-type="float" office:value="0.00326940047664677" calcext:value-type="float">
            <text:p>0,00326940047664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times.</text:p>
          </table:table-cell>
          <table:table-cell table:formula="of:=IF([.F524]&gt;[.F523];&quot;HIER!&quot;;&quot;&quot;)" office:value-type="string" office:string-value="HIER!" calcext:value-type="string">
            <text:p>HIER!</text:p>
          </table:table-cell>
          <table:table-cell table:formula="of:=[.C524]*[.F524]" office:value-type="float" office:value="613479" calcext:value-type="float">
            <text:p>613479</text:p>
          </table:table-cell>
          <table:table-cell table:formula="of:=-[.F524]*([.C524]/[.$I$771])*(LOG([.C524];2)-32)" office:value-type="float" office:value="0.00328086394721697" calcext:value-type="float">
            <text:p>0,00328086394721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times.</text:p>
          </table:table-cell>
          <table:table-cell table:formula="of:=IF([.F525]&gt;[.F524];&quot;HIER!&quot;;&quot;&quot;)">
            <text:p/>
          </table:table-cell>
          <table:table-cell table:formula="of:=[.C525]*[.F525]" office:value-type="float" office:value="604172" calcext:value-type="float">
            <text:p>604172</text:p>
          </table:table-cell>
          <table:table-cell table:formula="of:=-[.F525]*([.C525]/[.$I$771])*(LOG([.C525];2)-32)" office:value-type="float" office:value="0.0032307027742069" calcext:value-type="float">
            <text:p>0,00323070277420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times.</text:p>
          </table:table-cell>
          <table:table-cell table:formula="of:=IF([.F526]&gt;[.F525];&quot;HIER!&quot;;&quot;&quot;)" office:value-type="string" office:string-value="HIER!" calcext:value-type="string">
            <text:p>HIER!</text:p>
          </table:table-cell>
          <table:table-cell table:formula="of:=[.C526]*[.F526]" office:value-type="float" office:value="637350" calcext:value-type="float">
            <text:p>637350</text:p>
          </table:table-cell>
          <table:table-cell table:formula="of:=-[.F526]*([.C526]/[.$I$771])*(LOG([.C526];2)-32)" office:value-type="float" office:value="0.00340770807770058" calcext:value-type="float">
            <text:p>0,0034077080777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times.</text:p>
          </table:table-cell>
          <table:table-cell table:formula="of:=IF([.F527]&gt;[.F526];&quot;HIER!&quot;;&quot;&quot;)" office:value-type="string" office:string-value="HIER!" calcext:value-type="string">
            <text:p>HIER!</text:p>
          </table:table-cell>
          <table:table-cell table:formula="of:=[.C527]*[.F527]" office:value-type="float" office:value="643298" calcext:value-type="float">
            <text:p>643298</text:p>
          </table:table-cell>
          <table:table-cell table:formula="of:=-[.F527]*([.C527]/[.$I$771])*(LOG([.C527];2)-32)" office:value-type="float" office:value="0.00343909894396231" calcext:value-type="float">
            <text:p>0,0034390989439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times.</text:p>
          </table:table-cell>
          <table:table-cell table:formula="of:=IF([.F528]&gt;[.F527];&quot;HIER!&quot;;&quot;&quot;)">
            <text:p/>
          </table:table-cell>
          <table:table-cell table:formula="of:=[.C528]*[.F528]" office:value-type="float" office:value="601307" calcext:value-type="float">
            <text:p>601307</text:p>
          </table:table-cell>
          <table:table-cell table:formula="of:=-[.F528]*([.C528]/[.$I$771])*(LOG([.C528];2)-32)" office:value-type="float" office:value="0.00321422961086651" calcext:value-type="float">
            <text:p>0,00321422961086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times.</text:p>
          </table:table-cell>
          <table:table-cell table:formula="of:=IF([.F529]&gt;[.F528];&quot;HIER!&quot;;&quot;&quot;)" office:value-type="string" office:string-value="HIER!" calcext:value-type="string">
            <text:p>HIER!</text:p>
          </table:table-cell>
          <table:table-cell table:formula="of:=[.C529]*[.F529]" office:value-type="float" office:value="624096" calcext:value-type="float">
            <text:p>624096</text:p>
          </table:table-cell>
          <table:table-cell table:formula="of:=-[.F529]*([.C529]/[.$I$771])*(LOG([.C529];2)-32)" office:value-type="float" office:value="0.00333564863719159" calcext:value-type="float">
            <text:p>0,00333564863719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times.</text:p>
          </table:table-cell>
          <table:table-cell table:formula="of:=IF([.F530]&gt;[.F529];&quot;HIER!&quot;;&quot;&quot;)">
            <text:p/>
          </table:table-cell>
          <table:table-cell table:formula="of:=[.C530]*[.F530]" office:value-type="float" office:value="607292" calcext:value-type="float">
            <text:p>607292</text:p>
          </table:table-cell>
          <table:table-cell table:formula="of:=-[.F530]*([.C530]/[.$I$771])*(LOG([.C530];2)-32)" office:value-type="float" office:value="0.00324544916515342" calcext:value-type="float">
            <text:p>0,00324544916515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imes.</text:p>
          </table:table-cell>
          <table:table-cell table:formula="of:=IF([.F531]&gt;[.F530];&quot;HIER!&quot;;&quot;&quot;)" office:value-type="string" office:string-value="HIER!" calcext:value-type="string">
            <text:p>HIER!</text:p>
          </table:table-cell>
          <table:table-cell table:formula="of:=[.C531]*[.F531]" office:value-type="float" office:value="641830" calcext:value-type="float">
            <text:p>641830</text:p>
          </table:table-cell>
          <table:table-cell table:formula="of:=-[.F531]*([.C531]/[.$I$771])*(LOG([.C531];2)-32)" office:value-type="float" office:value="0.0034296176641961" calcext:value-type="float">
            <text:p>0,00342961766419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imes.</text:p>
          </table:table-cell>
          <table:table-cell table:formula="of:=IF([.F532]&gt;[.F531];&quot;HIER!&quot;;&quot;&quot;)">
            <text:p/>
          </table:table-cell>
          <table:table-cell table:formula="of:=[.C532]*[.F532]" office:value-type="float" office:value="630828" calcext:value-type="float">
            <text:p>630828</text:p>
          </table:table-cell>
          <table:table-cell table:formula="of:=-[.F532]*([.C532]/[.$I$771])*(LOG([.C532];2)-32)" office:value-type="float" office:value="0.0033704290635994" calcext:value-type="float">
            <text:p>0,00337042906359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times.</text:p>
          </table:table-cell>
          <table:table-cell table:formula="of:=IF([.F533]&gt;[.F532];&quot;HIER!&quot;;&quot;&quot;)">
            <text:p/>
          </table:table-cell>
          <table:table-cell table:formula="of:=[.C533]*[.F533]" office:value-type="float" office:value="618716" calcext:value-type="float">
            <text:p>618716</text:p>
          </table:table-cell>
          <table:table-cell table:formula="of:=-[.F533]*([.C533]/[.$I$771])*(LOG([.C533];2)-32)" office:value-type="float" office:value="0.00330532525494612" calcext:value-type="float">
            <text:p>0,00330532525494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times.</text:p>
          </table:table-cell>
          <table:table-cell table:formula="of:=IF([.F534]&gt;[.F533];&quot;HIER!&quot;;&quot;&quot;)">
            <text:p/>
          </table:table-cell>
          <table:table-cell table:formula="of:=[.C534]*[.F534]" office:value-type="float" office:value="619346" calcext:value-type="float">
            <text:p>619346</text:p>
          </table:table-cell>
          <table:table-cell table:formula="of:=-[.F534]*([.C534]/[.$I$771])*(LOG([.C534];2)-32)" office:value-type="float" office:value="0.00330830017534923" calcext:value-type="float">
            <text:p>0,00330830017534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times.</text:p>
          </table:table-cell>
          <table:table-cell table:formula="of:=IF([.F535]&gt;[.F534];&quot;HIER!&quot;;&quot;&quot;)" office:value-type="string" office:string-value="HIER!" calcext:value-type="string">
            <text:p>HIER!</text:p>
          </table:table-cell>
          <table:table-cell table:formula="of:=[.C535]*[.F535]" office:value-type="float" office:value="624780" calcext:value-type="float">
            <text:p>624780</text:p>
          </table:table-cell>
          <table:table-cell table:formula="of:=-[.F535]*([.C535]/[.$I$771])*(LOG([.C535];2)-32)" office:value-type="float" office:value="0.00333693306795327" calcext:value-type="float">
            <text:p>0,00333693306795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times.</text:p>
          </table:table-cell>
          <table:table-cell table:formula="of:=IF([.F536]&gt;[.F535];&quot;HIER!&quot;;&quot;&quot;)">
            <text:p/>
          </table:table-cell>
          <table:table-cell table:formula="of:=[.C536]*[.F536]" office:value-type="float" office:value="602410" calcext:value-type="float">
            <text:p>602410</text:p>
          </table:table-cell>
          <table:table-cell table:formula="of:=-[.F536]*([.C536]/[.$I$771])*(LOG([.C536];2)-32)" office:value-type="float" office:value="0.00321707692208723" calcext:value-type="float">
            <text:p>0,00321707692208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times.</text:p>
          </table:table-cell>
          <table:table-cell table:formula="of:=IF([.F537]&gt;[.F536];&quot;HIER!&quot;;&quot;&quot;)" office:value-type="string" office:string-value="HIER!" calcext:value-type="string">
            <text:p>HIER!</text:p>
          </table:table-cell>
          <table:table-cell table:formula="of:=[.C537]*[.F537]" office:value-type="float" office:value="643736" calcext:value-type="float">
            <text:p>643736</text:p>
          </table:table-cell>
          <table:table-cell table:formula="of:=-[.F537]*([.C537]/[.$I$771])*(LOG([.C537];2)-32)" office:value-type="float" office:value="0.00343736820129945" calcext:value-type="float">
            <text:p>0,00343736820129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times.</text:p>
          </table:table-cell>
          <table:table-cell table:formula="of:=IF([.F538]&gt;[.F537];&quot;HIER!&quot;;&quot;&quot;)">
            <text:p/>
          </table:table-cell>
          <table:table-cell table:formula="of:=[.C538]*[.F538]" office:value-type="float" office:value="607884" calcext:value-type="float">
            <text:p>607884</text:p>
          </table:table-cell>
          <table:table-cell table:formula="of:=-[.F538]*([.C538]/[.$I$771])*(LOG([.C538];2)-32)" office:value-type="float" office:value="0.00324554806232106" calcext:value-type="float">
            <text:p>0,00324554806232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times.</text:p>
          </table:table-cell>
          <table:table-cell table:formula="of:=IF([.F539]&gt;[.F538];&quot;HIER!&quot;;&quot;&quot;)" office:value-type="string" office:string-value="HIER!" calcext:value-type="string">
            <text:p>HIER!</text:p>
          </table:table-cell>
          <table:table-cell table:formula="of:=[.C539]*[.F539]" office:value-type="float" office:value="610092" calcext:value-type="float">
            <text:p>610092</text:p>
          </table:table-cell>
          <table:table-cell table:formula="of:=-[.F539]*([.C539]/[.$I$771])*(LOG([.C539];2)-32)" office:value-type="float" office:value="0.00325695550635064" calcext:value-type="float">
            <text:p>0,00325695550635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times.</text:p>
          </table:table-cell>
          <table:table-cell table:formula="of:=IF([.F540]&gt;[.F539];&quot;HIER!&quot;;&quot;&quot;)" office:value-type="string" office:string-value="HIER!" calcext:value-type="string">
            <text:p>HIER!</text:p>
          </table:table-cell>
          <table:table-cell table:formula="of:=[.C540]*[.F540]" office:value-type="float" office:value="636020" calcext:value-type="float">
            <text:p>636020</text:p>
          </table:table-cell>
          <table:table-cell table:formula="of:=-[.F540]*([.C540]/[.$I$771])*(LOG([.C540];2)-32)" office:value-type="float" office:value="0.00339497452295854" calcext:value-type="float">
            <text:p>0,00339497452295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times.</text:p>
          </table:table-cell>
          <table:table-cell table:formula="of:=IF([.F541]&gt;[.F540];&quot;HIER!&quot;;&quot;&quot;)">
            <text:p/>
          </table:table-cell>
          <table:table-cell table:formula="of:=[.C541]*[.F541]" office:value-type="float" office:value="618300" calcext:value-type="float">
            <text:p>618300</text:p>
          </table:table-cell>
          <table:table-cell table:formula="of:=-[.F541]*([.C541]/[.$I$771])*(LOG([.C541];2)-32)" office:value-type="float" office:value="0.00330000298943917" calcext:value-type="float">
            <text:p>0,00330000298943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imes.</text:p>
          </table:table-cell>
          <table:table-cell table:formula="of:=IF([.F542]&gt;[.F541];&quot;HIER!&quot;;&quot;&quot;)" office:value-type="string" office:string-value="HIER!" calcext:value-type="string">
            <text:p>HIER!</text:p>
          </table:table-cell>
          <table:table-cell table:formula="of:=[.C542]*[.F542]" office:value-type="float" office:value="627019" calcext:value-type="float">
            <text:p>627019</text:p>
          </table:table-cell>
          <table:table-cell table:formula="of:=-[.F542]*([.C542]/[.$I$771])*(LOG([.C542];2)-32)" office:value-type="float" office:value="0.00334614853615167" calcext:value-type="float">
            <text:p>0,00334614853615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times.</text:p>
          </table:table-cell>
          <table:table-cell table:formula="of:=IF([.F543]&gt;[.F542];&quot;HIER!&quot;;&quot;&quot;)">
            <text:p/>
          </table:table-cell>
          <table:table-cell table:formula="of:=[.C543]*[.F543]" office:value-type="float" office:value="619506" calcext:value-type="float">
            <text:p>619506</text:p>
          </table:table-cell>
          <table:table-cell table:formula="of:=-[.F543]*([.C543]/[.$I$771])*(LOG([.C543];2)-32)" office:value-type="float" office:value="0.00330567038058933" calcext:value-type="float">
            <text:p>0,0033056703805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times.</text:p>
          </table:table-cell>
          <table:table-cell table:formula="of:=IF([.F544]&gt;[.F543];&quot;HIER!&quot;;&quot;&quot;)">
            <text:p/>
          </table:table-cell>
          <table:table-cell table:formula="of:=[.C544]*[.F544]" office:value-type="float" office:value="617391" calcext:value-type="float">
            <text:p>617391</text:p>
          </table:table-cell>
          <table:table-cell table:formula="of:=-[.F544]*([.C544]/[.$I$771])*(LOG([.C544];2)-32)" office:value-type="float" office:value="0.00329400251262008" calcext:value-type="float">
            <text:p>0,003294002512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imes.</text:p>
          </table:table-cell>
          <table:table-cell table:formula="of:=IF([.F545]&gt;[.F544];&quot;HIER!&quot;;&quot;&quot;)">
            <text:p/>
          </table:table-cell>
          <table:table-cell table:formula="of:=[.C545]*[.F545]" office:value-type="float" office:value="609824" calcext:value-type="float">
            <text:p>609824</text:p>
          </table:table-cell>
          <table:table-cell table:formula="of:=-[.F545]*([.C545]/[.$I$771])*(LOG([.C545];2)-32)" office:value-type="float" office:value="0.00325325295801679" calcext:value-type="float">
            <text:p>0,00325325295801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times.</text:p>
          </table:table-cell>
          <table:table-cell table:formula="of:=IF([.F546]&gt;[.F545];&quot;HIER!&quot;;&quot;&quot;)" office:value-type="string" office:string-value="HIER!" calcext:value-type="string">
            <text:p>HIER!</text:p>
          </table:table-cell>
          <table:table-cell table:formula="of:=[.C546]*[.F546]" office:value-type="float" office:value="637650" calcext:value-type="float">
            <text:p>637650</text:p>
          </table:table-cell>
          <table:table-cell table:formula="of:=-[.F546]*([.C546]/[.$I$771])*(LOG([.C546];2)-32)" office:value-type="float" office:value="0.0034013040865774" calcext:value-type="float">
            <text:p>0,00340130408657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imes.</text:p>
          </table:table-cell>
          <table:table-cell table:formula="of:=IF([.F547]&gt;[.F546];&quot;HIER!&quot;;&quot;&quot;)" office:value-type="string" office:string-value="HIER!" calcext:value-type="string">
            <text:p>HIER!</text:p>
          </table:table-cell>
          <table:table-cell table:formula="of:=[.C547]*[.F547]" office:value-type="float" office:value="641550" calcext:value-type="float">
            <text:p>641550</text:p>
          </table:table-cell>
          <table:table-cell table:formula="of:=-[.F547]*([.C547]/[.$I$771])*(LOG([.C547];2)-32)" office:value-type="float" office:value="0.00342171212105147" calcext:value-type="float">
            <text:p>0,00342171212105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times.</text:p>
          </table:table-cell>
          <table:table-cell table:formula="of:=IF([.F548]&gt;[.F547];&quot;HIER!&quot;;&quot;&quot;)">
            <text:p/>
          </table:table-cell>
          <table:table-cell table:formula="of:=[.C548]*[.F548]" office:value-type="float" office:value="619204" calcext:value-type="float">
            <text:p>619204</text:p>
          </table:table-cell>
          <table:table-cell table:formula="of:=-[.F548]*([.C548]/[.$I$771])*(LOG([.C548];2)-32)" office:value-type="float" office:value="0.00330214895817888" calcext:value-type="float">
            <text:p>0,00330214895817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times.</text:p>
          </table:table-cell>
          <table:table-cell table:formula="of:=IF([.F549]&gt;[.F548];&quot;HIER!&quot;;&quot;&quot;)">
            <text:p/>
          </table:table-cell>
          <table:table-cell table:formula="of:=[.C549]*[.F549]" office:value-type="float" office:value="618692" calcext:value-type="float">
            <text:p>618692</text:p>
          </table:table-cell>
          <table:table-cell table:formula="of:=-[.F549]*([.C549]/[.$I$771])*(LOG([.C549];2)-32)" office:value-type="float" office:value="0.0032990389351102" calcext:value-type="float">
            <text:p>0,0032990389351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times.</text:p>
          </table:table-cell>
          <table:table-cell table:formula="of:=IF([.F550]&gt;[.F549];&quot;HIER!&quot;;&quot;&quot;)">
            <text:p/>
          </table:table-cell>
          <table:table-cell table:formula="of:=[.C550]*[.F550]" office:value-type="float" office:value="611586" calcext:value-type="float">
            <text:p>611586</text:p>
          </table:table-cell>
          <table:table-cell table:formula="of:=-[.F550]*([.C550]/[.$I$771])*(LOG([.C550];2)-32)" office:value-type="float" office:value="0.00326077321608019" calcext:value-type="float">
            <text:p>0,0032607732160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imes.</text:p>
          </table:table-cell>
          <table:table-cell table:formula="of:=IF([.F551]&gt;[.F550];&quot;HIER!&quot;;&quot;&quot;)" office:value-type="string" office:string-value="HIER!" calcext:value-type="string">
            <text:p>HIER!</text:p>
          </table:table-cell>
          <table:table-cell table:formula="of:=[.C551]*[.F551]" office:value-type="float" office:value="638000" calcext:value-type="float">
            <text:p>638000</text:p>
          </table:table-cell>
          <table:table-cell table:formula="of:=-[.F551]*([.C551]/[.$I$771])*(LOG([.C551];2)-32)" office:value-type="float" office:value="0.00340121387928564" calcext:value-type="float">
            <text:p>0,00340121387928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times.</text:p>
          </table:table-cell>
          <table:table-cell table:formula="of:=IF([.F552]&gt;[.F551];&quot;HIER!&quot;;&quot;&quot;)">
            <text:p/>
          </table:table-cell>
          <table:table-cell table:formula="of:=[.C552]*[.F552]" office:value-type="float" office:value="629242" calcext:value-type="float">
            <text:p>629242</text:p>
          </table:table-cell>
          <table:table-cell table:formula="of:=-[.F552]*([.C552]/[.$I$771])*(LOG([.C552];2)-32)" office:value-type="float" office:value="0.00335414053831475" calcext:value-type="float">
            <text:p>0,00335414053831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imes.</text:p>
          </table:table-cell>
          <table:table-cell table:formula="of:=IF([.F553]&gt;[.F552];&quot;HIER!&quot;;&quot;&quot;)">
            <text:p/>
          </table:table-cell>
          <table:table-cell table:formula="of:=[.C553]*[.F553]" office:value-type="float" office:value="608304" calcext:value-type="float">
            <text:p>608304</text:p>
          </table:table-cell>
          <table:table-cell table:formula="of:=-[.F553]*([.C553]/[.$I$771])*(LOG([.C553];2)-32)" office:value-type="float" office:value="0.00324216115727183" calcext:value-type="float">
            <text:p>0,00324216115727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times.</text:p>
          </table:table-cell>
          <table:table-cell table:formula="of:=IF([.F554]&gt;[.F553];&quot;HIER!&quot;;&quot;&quot;)">
            <text:p/>
          </table:table-cell>
          <table:table-cell table:formula="of:=[.C554]*[.F554]" office:value-type="float" office:value="604982" calcext:value-type="float">
            <text:p>604982</text:p>
          </table:table-cell>
          <table:table-cell table:formula="of:=-[.F554]*([.C554]/[.$I$771])*(LOG([.C554];2)-32)" office:value-type="float" office:value="0.00322408762759298" calcext:value-type="float">
            <text:p>0,00322408762759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times.</text:p>
          </table:table-cell>
          <table:table-cell table:formula="of:=IF([.F555]&gt;[.F554];&quot;HIER!&quot;;&quot;&quot;)" office:value-type="string" office:string-value="HIER!" calcext:value-type="string">
            <text:p>HIER!</text:p>
          </table:table-cell>
          <table:table-cell table:formula="of:=[.C555]*[.F555]" office:value-type="float" office:value="642640" calcext:value-type="float">
            <text:p>642640</text:p>
          </table:table-cell>
          <table:table-cell table:formula="of:=-[.F555]*([.C555]/[.$I$771])*(LOG([.C555];2)-32)" office:value-type="float" office:value="0.00342438573353229" calcext:value-type="float">
            <text:p>0,00342438573353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times.</text:p>
          </table:table-cell>
          <table:table-cell table:formula="of:=IF([.F556]&gt;[.F555];&quot;HIER!&quot;;&quot;&quot;)">
            <text:p/>
          </table:table-cell>
          <table:table-cell table:formula="of:=[.C556]*[.F556]" office:value-type="float" office:value="609945" calcext:value-type="float">
            <text:p>609945</text:p>
          </table:table-cell>
          <table:table-cell table:formula="of:=-[.F556]*([.C556]/[.$I$771])*(LOG([.C556];2)-32)" office:value-type="float" office:value="0.00324979694154184" calcext:value-type="float">
            <text:p>0,00324979694154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times.</text:p>
          </table:table-cell>
          <table:table-cell table:formula="of:=IF([.F557]&gt;[.F556];&quot;HIER!&quot;;&quot;&quot;)" office:value-type="string" office:string-value="HIER!" calcext:value-type="string">
            <text:p>HIER!</text:p>
          </table:table-cell>
          <table:table-cell table:formula="of:=[.C557]*[.F557]" office:value-type="float" office:value="629948" calcext:value-type="float">
            <text:p>629948</text:p>
          </table:table-cell>
          <table:table-cell table:formula="of:=-[.F557]*([.C557]/[.$I$771])*(LOG([.C557];2)-32)" office:value-type="float" office:value="0.00335599233143031" calcext:value-type="float">
            <text:p>0,0033559923314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times.</text:p>
          </table:table-cell>
          <table:table-cell table:formula="of:=IF([.F558]&gt;[.F557];&quot;HIER!&quot;;&quot;&quot;)">
            <text:p/>
          </table:table-cell>
          <table:table-cell table:formula="of:=[.C558]*[.F558]" office:value-type="float" office:value="629410" calcext:value-type="float">
            <text:p>629410</text:p>
          </table:table-cell>
          <table:table-cell table:formula="of:=-[.F558]*([.C558]/[.$I$771])*(LOG([.C558];2)-32)" office:value-type="float" office:value="0.00335274627172644" calcext:value-type="float">
            <text:p>0,00335274627172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times.</text:p>
          </table:table-cell>
          <table:table-cell table:formula="of:=IF([.F559]&gt;[.F558];&quot;HIER!&quot;;&quot;&quot;)">
            <text:p/>
          </table:table-cell>
          <table:table-cell table:formula="of:=[.C559]*[.F559]" office:value-type="float" office:value="617148" calcext:value-type="float">
            <text:p>617148</text:p>
          </table:table-cell>
          <table:table-cell table:formula="of:=-[.F559]*([.C559]/[.$I$771])*(LOG([.C559];2)-32)" office:value-type="float" office:value="0.00328705710839649" calcext:value-type="float">
            <text:p>0,00328705710839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times.</text:p>
          </table:table-cell>
          <table:table-cell table:formula="of:=IF([.F560]&gt;[.F559];&quot;HIER!&quot;;&quot;&quot;)">
            <text:p/>
          </table:table-cell>
          <table:table-cell table:formula="of:=[.C560]*[.F560]" office:value-type="float" office:value="605397" calcext:value-type="float">
            <text:p>605397</text:p>
          </table:table-cell>
          <table:table-cell table:formula="of:=-[.F560]*([.C560]/[.$I$771])*(LOG([.C560];2)-32)" office:value-type="float" office:value="0.00322410475747989" calcext:value-type="float">
            <text:p>0,0032241047574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times.</text:p>
          </table:table-cell>
          <table:table-cell table:formula="of:=IF([.F561]&gt;[.F560];&quot;HIER!&quot;;&quot;&quot;)" office:value-type="string" office:string-value="HIER!" calcext:value-type="string">
            <text:p>HIER!</text:p>
          </table:table-cell>
          <table:table-cell table:formula="of:=[.C561]*[.F561]" office:value-type="float" office:value="634480" calcext:value-type="float">
            <text:p>634480</text:p>
          </table:table-cell>
          <table:table-cell table:formula="of:=-[.F561]*([.C561]/[.$I$771])*(LOG([.C561];2)-32)" office:value-type="float" office:value="0.00337860838310066" calcext:value-type="float">
            <text:p>0,0033786083831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times.</text:p>
          </table:table-cell>
          <table:table-cell table:formula="of:=IF([.F562]&gt;[.F561];&quot;HIER!&quot;;&quot;&quot;)">
            <text:p/>
          </table:table-cell>
          <table:table-cell table:formula="of:=[.C562]*[.F562]" office:value-type="float" office:value="609246" calcext:value-type="float">
            <text:p>609246</text:p>
          </table:table-cell>
          <table:table-cell table:formula="of:=-[.F562]*([.C562]/[.$I$771])*(LOG([.C562];2)-32)" office:value-type="float" office:value="0.00324387212148331" calcext:value-type="float">
            <text:p>0,00324387212148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imes.</text:p>
          </table:table-cell>
          <table:table-cell table:formula="of:=IF([.F563]&gt;[.F562];&quot;HIER!&quot;;&quot;&quot;)" office:value-type="string" office:string-value="HIER!" calcext:value-type="string">
            <text:p>HIER!</text:p>
          </table:table-cell>
          <table:table-cell table:formula="of:=[.C563]*[.F563]" office:value-type="float" office:value="621010" calcext:value-type="float">
            <text:p>621010</text:p>
          </table:table-cell>
          <table:table-cell table:formula="of:=-[.F563]*([.C563]/[.$I$771])*(LOG([.C563];2)-32)" office:value-type="float" office:value="0.00330613691147408" calcext:value-type="float">
            <text:p>0,00330613691147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times.</text:p>
          </table:table-cell>
          <table:table-cell table:formula="of:=IF([.F564]&gt;[.F563];&quot;HIER!&quot;;&quot;&quot;)" office:value-type="string" office:string-value="HIER!" calcext:value-type="string">
            <text:p>HIER!</text:p>
          </table:table-cell>
          <table:table-cell table:formula="of:=[.C564]*[.F564]" office:value-type="float" office:value="635627" calcext:value-type="float">
            <text:p>635627</text:p>
          </table:table-cell>
          <table:table-cell table:formula="of:=-[.F564]*([.C564]/[.$I$771])*(LOG([.C564];2)-32)" office:value-type="float" office:value="0.00338357541486662" calcext:value-type="float">
            <text:p>0,00338357541486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times.</text:p>
          </table:table-cell>
          <table:table-cell table:formula="of:=IF([.F565]&gt;[.F564];&quot;HIER!&quot;;&quot;&quot;)">
            <text:p/>
          </table:table-cell>
          <table:table-cell table:formula="of:=[.C565]*[.F565]" office:value-type="float" office:value="606300" calcext:value-type="float">
            <text:p>606300</text:p>
          </table:table-cell>
          <table:table-cell table:formula="of:=-[.F565]*([.C565]/[.$I$771])*(LOG([.C565];2)-32)" office:value-type="float" office:value="0.00322710024543121" calcext:value-type="float">
            <text:p>0,00322710024543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times.</text:p>
          </table:table-cell>
          <table:table-cell table:formula="of:=IF([.F566]&gt;[.F565];&quot;HIER!&quot;;&quot;&quot;)" office:value-type="string" office:string-value="HIER!" calcext:value-type="string">
            <text:p>HIER!</text:p>
          </table:table-cell>
          <table:table-cell table:formula="of:=[.C566]*[.F566]" office:value-type="float" office:value="647490" calcext:value-type="float">
            <text:p>647490</text:p>
          </table:table-cell>
          <table:table-cell table:formula="of:=-[.F566]*([.C566]/[.$I$771])*(LOG([.C566];2)-32)" office:value-type="float" office:value="0.00344595338717736" calcext:value-type="float">
            <text:p>0,00344595338717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times.</text:p>
          </table:table-cell>
          <table:table-cell table:formula="of:=IF([.F567]&gt;[.F566];&quot;HIER!&quot;;&quot;&quot;)">
            <text:p/>
          </table:table-cell>
          <table:table-cell table:formula="of:=[.C567]*[.F567]" office:value-type="float" office:value="631656" calcext:value-type="float">
            <text:p>631656</text:p>
          </table:table-cell>
          <table:table-cell table:formula="of:=-[.F567]*([.C567]/[.$I$771])*(LOG([.C567];2)-32)" office:value-type="float" office:value="0.0033613093553497" calcext:value-type="float">
            <text:p>0,0033613093553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times.</text:p>
          </table:table-cell>
          <table:table-cell table:formula="of:=IF([.F568]&gt;[.F567];&quot;HIER!&quot;;&quot;&quot;)">
            <text:p/>
          </table:table-cell>
          <table:table-cell table:formula="of:=[.C568]*[.F568]" office:value-type="float" office:value="606123" calcext:value-type="float">
            <text:p>606123</text:p>
          </table:table-cell>
          <table:table-cell table:formula="of:=-[.F568]*([.C568]/[.$I$771])*(LOG([.C568];2)-32)" office:value-type="float" office:value="0.00322507804010046" calcext:value-type="float">
            <text:p>0,00322507804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times.</text:p>
          </table:table-cell>
          <table:table-cell table:formula="of:=IF([.F569]&gt;[.F568];&quot;HIER!&quot;;&quot;&quot;)" office:value-type="string" office:string-value="HIER!" calcext:value-type="string">
            <text:p>HIER!</text:p>
          </table:table-cell>
          <table:table-cell table:formula="of:=[.C569]*[.F569]" office:value-type="float" office:value="627072" calcext:value-type="float">
            <text:p>627072</text:p>
          </table:table-cell>
          <table:table-cell table:formula="of:=-[.F569]*([.C569]/[.$I$771])*(LOG([.C569];2)-32)" office:value-type="float" office:value="0.00333617296402295" calcext:value-type="float">
            <text:p>0,00333617296402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times.</text:p>
          </table:table-cell>
          <table:table-cell table:formula="of:=IF([.F570]&gt;[.F569];&quot;HIER!&quot;;&quot;&quot;)">
            <text:p/>
          </table:table-cell>
          <table:table-cell table:formula="of:=[.C570]*[.F570]" office:value-type="float" office:value="621917" calcext:value-type="float">
            <text:p>621917</text:p>
          </table:table-cell>
          <table:table-cell table:formula="of:=-[.F570]*([.C570]/[.$I$771])*(LOG([.C570];2)-32)" office:value-type="float" office:value="0.00330837966588494" calcext:value-type="float">
            <text:p>0,00330837966588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imes.</text:p>
          </table:table-cell>
          <table:table-cell table:formula="of:=IF([.F571]&gt;[.F570];&quot;HIER!&quot;;&quot;&quot;)" office:value-type="string" office:string-value="HIER!" calcext:value-type="string">
            <text:p>HIER!</text:p>
          </table:table-cell>
          <table:table-cell table:formula="of:=[.C571]*[.F571]" office:value-type="float" office:value="629850" calcext:value-type="float">
            <text:p>629850</text:p>
          </table:table-cell>
          <table:table-cell table:formula="of:=-[.F571]*([.C571]/[.$I$771])*(LOG([.C571];2)-32)" office:value-type="float" office:value="0.00335020893579664" calcext:value-type="float">
            <text:p>0,00335020893579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times.</text:p>
          </table:table-cell>
          <table:table-cell table:formula="of:=IF([.F572]&gt;[.F571];&quot;HIER!&quot;;&quot;&quot;)">
            <text:p/>
          </table:table-cell>
          <table:table-cell table:formula="of:=[.C572]*[.F572]" office:value-type="float" office:value="622961" calcext:value-type="float">
            <text:p>622961</text:p>
          </table:table-cell>
          <table:table-cell table:formula="of:=-[.F572]*([.C572]/[.$I$771])*(LOG([.C572];2)-32)" office:value-type="float" office:value="0.00331319915032932" calcext:value-type="float">
            <text:p>0,00331319915032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times.</text:p>
          </table:table-cell>
          <table:table-cell table:formula="of:=IF([.F573]&gt;[.F572];&quot;HIER!&quot;;&quot;&quot;)" office:value-type="string" office:string-value="HIER!" calcext:value-type="string">
            <text:p>HIER!</text:p>
          </table:table-cell>
          <table:table-cell table:formula="of:=[.C573]*[.F573]" office:value-type="float" office:value="630916" calcext:value-type="float">
            <text:p>630916</text:p>
          </table:table-cell>
          <table:table-cell table:formula="of:=-[.F573]*([.C573]/[.$I$771])*(LOG([.C573];2)-32)" office:value-type="float" office:value="0.00335513675019264" calcext:value-type="float">
            <text:p>0,00335513675019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times.</text:p>
          </table:table-cell>
          <table:table-cell table:formula="of:=IF([.F574]&gt;[.F573];&quot;HIER!&quot;;&quot;&quot;)">
            <text:p/>
          </table:table-cell>
          <table:table-cell table:formula="of:=[.C574]*[.F574]" office:value-type="float" office:value="615402" calcext:value-type="float">
            <text:p>615402</text:p>
          </table:table-cell>
          <table:table-cell table:formula="of:=-[.F574]*([.C574]/[.$I$771])*(LOG([.C574];2)-32)" office:value-type="float" office:value="0.00327227405540187" calcext:value-type="float">
            <text:p>0,00327227405540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imes.</text:p>
          </table:table-cell>
          <table:table-cell table:formula="of:=IF([.F575]&gt;[.F574];&quot;HIER!&quot;;&quot;&quot;)" office:value-type="string" office:string-value="HIER!" calcext:value-type="string">
            <text:p>HIER!</text:p>
          </table:table-cell>
          <table:table-cell table:formula="of:=[.C575]*[.F575]" office:value-type="float" office:value="634270" calcext:value-type="float">
            <text:p>634270</text:p>
          </table:table-cell>
          <table:table-cell table:formula="of:=-[.F575]*([.C575]/[.$I$771])*(LOG([.C575];2)-32)" office:value-type="float" office:value="0.00337222928265515" calcext:value-type="float">
            <text:p>0,00337222928265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times.</text:p>
          </table:table-cell>
          <table:table-cell table:formula="of:=IF([.F576]&gt;[.F575];&quot;HIER!&quot;;&quot;&quot;)">
            <text:p/>
          </table:table-cell>
          <table:table-cell table:formula="of:=[.C576]*[.F576]" office:value-type="float" office:value="631350" calcext:value-type="float">
            <text:p>631350</text:p>
          </table:table-cell>
          <table:table-cell table:formula="of:=-[.F576]*([.C576]/[.$I$771])*(LOG([.C576];2)-32)" office:value-type="float" office:value="0.00335633534789764" calcext:value-type="float">
            <text:p>0,00335633534789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times.</text:p>
          </table:table-cell>
          <table:table-cell table:formula="of:=IF([.F577]&gt;[.F576];&quot;HIER!&quot;;&quot;&quot;)">
            <text:p/>
          </table:table-cell>
          <table:table-cell table:formula="of:=[.C577]*[.F577]" office:value-type="float" office:value="623232" calcext:value-type="float">
            <text:p>623232</text:p>
          </table:table-cell>
          <table:table-cell table:formula="of:=-[.F577]*([.C577]/[.$I$771])*(LOG([.C577];2)-32)" office:value-type="float" office:value="0.00331281528377465" calcext:value-type="float">
            <text:p>0,00331281528377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times.</text:p>
          </table:table-cell>
          <table:table-cell table:formula="of:=IF([.F578]&gt;[.F577];&quot;HIER!&quot;;&quot;&quot;)">
            <text:p/>
          </table:table-cell>
          <table:table-cell table:formula="of:=[.C578]*[.F578]" office:value-type="float" office:value="616813" calcext:value-type="float">
            <text:p>616813</text:p>
          </table:table-cell>
          <table:table-cell table:formula="of:=-[.F578]*([.C578]/[.$I$771])*(LOG([.C578];2)-32)" office:value-type="float" office:value="0.00327833543324607" calcext:value-type="float">
            <text:p>0,00327833543324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imes.</text:p>
          </table:table-cell>
          <table:table-cell table:formula="of:=IF([.F579]&gt;[.F578];&quot;HIER!&quot;;&quot;&quot;)" office:value-type="string" office:string-value="HIER!" calcext:value-type="string">
            <text:p>HIER!</text:p>
          </table:table-cell>
          <table:table-cell table:formula="of:=[.C579]*[.F579]" office:value-type="float" office:value="633488" calcext:value-type="float">
            <text:p>633488</text:p>
          </table:table-cell>
          <table:table-cell table:formula="of:=-[.F579]*([.C579]/[.$I$771])*(LOG([.C579];2)-32)" office:value-type="float" office:value="0.00336659389530402" calcext:value-type="float">
            <text:p>0,00336659389530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times.</text:p>
          </table:table-cell>
          <table:table-cell table:formula="of:=IF([.F580]&gt;[.F579];&quot;HIER!&quot;;&quot;&quot;)">
            <text:p/>
          </table:table-cell>
          <table:table-cell table:formula="of:=[.C580]*[.F580]" office:value-type="float" office:value="623583" calcext:value-type="float">
            <text:p>623583</text:p>
          </table:table-cell>
          <table:table-cell table:formula="of:=-[.F580]*([.C580]/[.$I$771])*(LOG([.C580];2)-32)" office:value-type="float" office:value="0.00331359291268561" calcext:value-type="float">
            <text:p>0,00331359291268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times.</text:p>
          </table:table-cell>
          <table:table-cell table:formula="of:=IF([.F581]&gt;[.F580];&quot;HIER!&quot;;&quot;&quot;)">
            <text:p/>
          </table:table-cell>
          <table:table-cell table:formula="of:=[.C581]*[.F581]" office:value-type="float" office:value="620600" calcext:value-type="float">
            <text:p>620600</text:p>
          </table:table-cell>
          <table:table-cell table:formula="of:=-[.F581]*([.C581]/[.$I$771])*(LOG([.C581];2)-32)" office:value-type="float" office:value="0.0032973821318561" calcext:value-type="float">
            <text:p>0,00329738213185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times.</text:p>
          </table:table-cell>
          <table:table-cell table:formula="of:=IF([.F582]&gt;[.F581];&quot;HIER!&quot;;&quot;&quot;)" office:value-type="string" office:string-value="HIER!" calcext:value-type="string">
            <text:p>HIER!</text:p>
          </table:table-cell>
          <table:table-cell table:formula="of:=[.C582]*[.F582]" office:value-type="float" office:value="631547" calcext:value-type="float">
            <text:p>631547</text:p>
          </table:table-cell>
          <table:table-cell table:formula="of:=-[.F582]*([.C582]/[.$I$771])*(LOG([.C582];2)-32)" office:value-type="float" office:value="0.00335518047057335" calcext:value-type="float">
            <text:p>0,00335518047057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times.</text:p>
          </table:table-cell>
          <table:table-cell table:formula="of:=IF([.F583]&gt;[.F582];&quot;HIER!&quot;;&quot;&quot;)" office:value-type="string" office:string-value="HIER!" calcext:value-type="string">
            <text:p>HIER!</text:p>
          </table:table-cell>
          <table:table-cell table:formula="of:=[.C583]*[.F583]" office:value-type="float" office:value="636708" calcext:value-type="float">
            <text:p>636708</text:p>
          </table:table-cell>
          <table:table-cell table:formula="of:=-[.F583]*([.C583]/[.$I$771])*(LOG([.C583];2)-32)" office:value-type="float" office:value="0.00338223119968724" calcext:value-type="float">
            <text:p>0,00338223119968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times.</text:p>
          </table:table-cell>
          <table:table-cell table:formula="of:=IF([.F584]&gt;[.F583];&quot;HIER!&quot;;&quot;&quot;)">
            <text:p/>
          </table:table-cell>
          <table:table-cell table:formula="of:=[.C584]*[.F584]" office:value-type="float" office:value="599324" calcext:value-type="float">
            <text:p>599324</text:p>
          </table:table-cell>
          <table:table-cell table:formula="of:=-[.F584]*([.C584]/[.$I$771])*(LOG([.C584];2)-32)" office:value-type="float" office:value="0.00318329953730134" calcext:value-type="float">
            <text:p>0,0031832995373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times.</text:p>
          </table:table-cell>
          <table:table-cell table:formula="of:=IF([.F585]&gt;[.F584];&quot;HIER!&quot;;&quot;&quot;)" office:value-type="string" office:string-value="HIER!" calcext:value-type="string">
            <text:p>HIER!</text:p>
          </table:table-cell>
          <table:table-cell table:formula="of:=[.C585]*[.F585]" office:value-type="float" office:value="640064" calcext:value-type="float">
            <text:p>640064</text:p>
          </table:table-cell>
          <table:table-cell table:formula="of:=-[.F585]*([.C585]/[.$I$771])*(LOG([.C585];2)-32)" office:value-type="float" office:value="0.00339932090918185" calcext:value-type="float">
            <text:p>0,00339932090918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times.</text:p>
          </table:table-cell>
          <table:table-cell table:formula="of:=IF([.F586]&gt;[.F585];&quot;HIER!&quot;;&quot;&quot;)">
            <text:p/>
          </table:table-cell>
          <table:table-cell table:formula="of:=[.C586]*[.F586]" office:value-type="float" office:value="617760" calcext:value-type="float">
            <text:p>617760</text:p>
          </table:table-cell>
          <table:table-cell table:formula="of:=-[.F586]*([.C586]/[.$I$771])*(LOG([.C586];2)-32)" office:value-type="float" office:value="0.00328051140320779" calcext:value-type="float">
            <text:p>0,00328051140320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times.</text:p>
          </table:table-cell>
          <table:table-cell table:formula="of:=IF([.F587]&gt;[.F586];&quot;HIER!&quot;;&quot;&quot;)" office:value-type="string" office:string-value="HIER!" calcext:value-type="string">
            <text:p>HIER!</text:p>
          </table:table-cell>
          <table:table-cell table:formula="of:=[.C587]*[.F587]" office:value-type="float" office:value="627020" calcext:value-type="float">
            <text:p>627020</text:p>
          </table:table-cell>
          <table:table-cell table:formula="of:=-[.F587]*([.C587]/[.$I$771])*(LOG([.C587];2)-32)" office:value-type="float" office:value="0.00332932536423676" calcext:value-type="float">
            <text:p>0,00332932536423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times.</text:p>
          </table:table-cell>
          <table:table-cell table:formula="of:=IF([.F588]&gt;[.F587];&quot;HIER!&quot;;&quot;&quot;)">
            <text:p/>
          </table:table-cell>
          <table:table-cell table:formula="of:=[.C588]*[.F588]" office:value-type="float" office:value="627503" calcext:value-type="float">
            <text:p>627503</text:p>
          </table:table-cell>
          <table:table-cell table:formula="of:=-[.F588]*([.C588]/[.$I$771])*(LOG([.C588];2)-32)" office:value-type="float" office:value="0.00333153059087306" calcext:value-type="float">
            <text:p>0,00333153059087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times.</text:p>
          </table:table-cell>
          <table:table-cell table:formula="of:=IF([.F589]&gt;[.F588];&quot;HIER!&quot;;&quot;&quot;)">
            <text:p/>
          </table:table-cell>
          <table:table-cell table:formula="of:=[.C589]*[.F589]" office:value-type="float" office:value="611520" calcext:value-type="float">
            <text:p>611520</text:p>
          </table:table-cell>
          <table:table-cell table:formula="of:=-[.F589]*([.C589]/[.$I$771])*(LOG([.C589];2)-32)" office:value-type="float" office:value="0.00324632422246171" calcext:value-type="float">
            <text:p>0,0032463242224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times.</text:p>
          </table:table-cell>
          <table:table-cell table:formula="of:=IF([.F590]&gt;[.F589];&quot;HIER!&quot;;&quot;&quot;)" office:value-type="string" office:string-value="HIER!" calcext:value-type="string">
            <text:p>HIER!</text:p>
          </table:table-cell>
          <table:table-cell table:formula="of:=[.C590]*[.F590]" office:value-type="float" office:value="626696" calcext:value-type="float">
            <text:p>626696</text:p>
          </table:table-cell>
          <table:table-cell table:formula="of:=-[.F590]*([.C590]/[.$I$771])*(LOG([.C590];2)-32)" office:value-type="float" office:value="0.00332653005796036" calcext:value-type="float">
            <text:p>0,0033265300579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imes.</text:p>
          </table:table-cell>
          <table:table-cell table:formula="of:=IF([.F591]&gt;[.F590];&quot;HIER!&quot;;&quot;&quot;)" office:value-type="string" office:string-value="HIER!" calcext:value-type="string">
            <text:p>HIER!</text:p>
          </table:table-cell>
          <table:table-cell table:formula="of:=[.C591]*[.F591]" office:value-type="float" office:value="636020" calcext:value-type="float">
            <text:p>636020</text:p>
          </table:table-cell>
          <table:table-cell table:formula="of:=-[.F591]*([.C591]/[.$I$771])*(LOG([.C591];2)-32)" office:value-type="float" office:value="0.00337565985062034" calcext:value-type="float">
            <text:p>0,003375659850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times.</text:p>
          </table:table-cell>
          <table:table-cell table:formula="of:=IF([.F592]&gt;[.F591];&quot;HIER!&quot;;&quot;&quot;)">
            <text:p/>
          </table:table-cell>
          <table:table-cell table:formula="of:=[.C592]*[.F592]" office:value-type="float" office:value="608139" calcext:value-type="float">
            <text:p>608139</text:p>
          </table:table-cell>
          <table:table-cell table:formula="of:=-[.F592]*([.C592]/[.$I$771])*(LOG([.C592];2)-32)" office:value-type="float" office:value="0.00322733622005711" calcext:value-type="float">
            <text:p>0,0032273362200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times.</text:p>
          </table:table-cell>
          <table:table-cell table:formula="of:=IF([.F593]&gt;[.F592];&quot;HIER!&quot;;&quot;&quot;)" office:value-type="string" office:string-value="HIER!" calcext:value-type="string">
            <text:p>HIER!</text:p>
          </table:table-cell>
          <table:table-cell table:formula="of:=[.C593]*[.F593]" office:value-type="float" office:value="637584" calcext:value-type="float">
            <text:p>637584</text:p>
          </table:table-cell>
          <table:table-cell table:formula="of:=-[.F593]*([.C593]/[.$I$771])*(LOG([.C593];2)-32)" office:value-type="float" office:value="0.00338323597920333" calcext:value-type="float">
            <text:p>0,00338323597920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times.</text:p>
          </table:table-cell>
          <table:table-cell table:formula="of:=IF([.F594]&gt;[.F593];&quot;HIER!&quot;;&quot;&quot;)">
            <text:p/>
          </table:table-cell>
          <table:table-cell table:formula="of:=[.C594]*[.F594]" office:value-type="float" office:value="620278" calcext:value-type="float">
            <text:p>620278</text:p>
          </table:table-cell>
          <table:table-cell table:formula="of:=-[.F594]*([.C594]/[.$I$771])*(LOG([.C594];2)-32)" office:value-type="float" office:value="0.00329105284820208" calcext:value-type="float">
            <text:p>0,00329105284820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times.</text:p>
          </table:table-cell>
          <table:table-cell table:formula="of:=IF([.F595]&gt;[.F594];&quot;HIER!&quot;;&quot;&quot;)" office:value-type="string" office:string-value="HIER!" calcext:value-type="string">
            <text:p>HIER!</text:p>
          </table:table-cell>
          <table:table-cell table:formula="of:=[.C595]*[.F595]" office:value-type="float" office:value="627264" calcext:value-type="float">
            <text:p>627264</text:p>
          </table:table-cell>
          <table:table-cell table:formula="of:=-[.F595]*([.C595]/[.$I$771])*(LOG([.C595];2)-32)" office:value-type="float" office:value="0.00332776394929039" calcext:value-type="float">
            <text:p>0,0033277639492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times.</text:p>
          </table:table-cell>
          <table:table-cell table:formula="of:=IF([.F596]&gt;[.F595];&quot;HIER!&quot;;&quot;&quot;)">
            <text:p/>
          </table:table-cell>
          <table:table-cell table:formula="of:=[.C596]*[.F596]" office:value-type="float" office:value="622370" calcext:value-type="float">
            <text:p>622370</text:p>
          </table:table-cell>
          <table:table-cell table:formula="of:=-[.F596]*([.C596]/[.$I$771])*(LOG([.C596];2)-32)" office:value-type="float" office:value="0.00330144862649846" calcext:value-type="float">
            <text:p>0,00330144862649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times.</text:p>
          </table:table-cell>
          <table:table-cell table:formula="of:=IF([.F597]&gt;[.F596];&quot;HIER!&quot;;&quot;&quot;)" office:value-type="string" office:string-value="HIER!" calcext:value-type="string">
            <text:p>HIER!</text:p>
          </table:table-cell>
          <table:table-cell table:formula="of:=[.C597]*[.F597]" office:value-type="float" office:value="632952" calcext:value-type="float">
            <text:p>632952</text:p>
          </table:table-cell>
          <table:table-cell table:formula="of:=-[.F597]*([.C597]/[.$I$771])*(LOG([.C597];2)-32)" office:value-type="float" office:value="0.00335722529483876" calcext:value-type="float">
            <text:p>0,00335722529483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times.</text:p>
          </table:table-cell>
          <table:table-cell table:formula="of:=IF([.F598]&gt;[.F597];&quot;HIER!&quot;;&quot;&quot;)">
            <text:p/>
          </table:table-cell>
          <table:table-cell table:formula="of:=[.C598]*[.F598]" office:value-type="float" office:value="623865" calcext:value-type="float">
            <text:p>623865</text:p>
          </table:table-cell>
          <table:table-cell table:formula="of:=-[.F598]*([.C598]/[.$I$771])*(LOG([.C598];2)-32)" office:value-type="float" office:value="0.00330867584575716" calcext:value-type="float">
            <text:p>0,0033086758457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times.</text:p>
          </table:table-cell>
          <table:table-cell table:formula="of:=IF([.F599]&gt;[.F598];&quot;HIER!&quot;;&quot;&quot;)" office:value-type="string" office:string-value="HIER!" calcext:value-type="string">
            <text:p>HIER!</text:p>
          </table:table-cell>
          <table:table-cell table:formula="of:=[.C599]*[.F599]" office:value-type="float" office:value="633282" calcext:value-type="float">
            <text:p>633282</text:p>
          </table:table-cell>
          <table:table-cell table:formula="of:=-[.F599]*([.C599]/[.$I$771])*(LOG([.C599];2)-32)" office:value-type="float" office:value="0.00335826300358411" calcext:value-type="float">
            <text:p>0,00335826300358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times.</text:p>
          </table:table-cell>
          <table:table-cell table:formula="of:=IF([.F600]&gt;[.F599];&quot;HIER!&quot;;&quot;&quot;)">
            <text:p/>
          </table:table-cell>
          <table:table-cell table:formula="of:=[.C600]*[.F600]" office:value-type="float" office:value="633742" calcext:value-type="float">
            <text:p>633742</text:p>
          </table:table-cell>
          <table:table-cell table:formula="of:=-[.F600]*([.C600]/[.$I$771])*(LOG([.C600];2)-32)" office:value-type="float" office:value="0.00336034667774049" calcext:value-type="float">
            <text:p>0,0033603466777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times.</text:p>
          </table:table-cell>
          <table:table-cell table:formula="of:=IF([.F601]&gt;[.F600];&quot;HIER!&quot;;&quot;&quot;)">
            <text:p/>
          </table:table-cell>
          <table:table-cell table:formula="of:=[.C601]*[.F601]" office:value-type="float" office:value="628800" calcext:value-type="float">
            <text:p>628800</text:p>
          </table:table-cell>
          <table:table-cell table:formula="of:=-[.F601]*([.C601]/[.$I$771])*(LOG([.C601];2)-32)" office:value-type="float" office:value="0.00333378995010075" calcext:value-type="float">
            <text:p>0,0033337899501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times.</text:p>
          </table:table-cell>
          <table:table-cell table:formula="of:=IF([.F602]&gt;[.F601];&quot;HIER!&quot;;&quot;&quot;)">
            <text:p/>
          </table:table-cell>
          <table:table-cell table:formula="of:=[.C602]*[.F602]" office:value-type="float" office:value="623237" calcext:value-type="float">
            <text:p>623237</text:p>
          </table:table-cell>
          <table:table-cell table:formula="of:=-[.F602]*([.C602]/[.$I$771])*(LOG([.C602];2)-32)" office:value-type="float" office:value="0.00330394725431621" calcext:value-type="float">
            <text:p>0,00330394725431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times.</text:p>
          </table:table-cell>
          <table:table-cell table:formula="of:=IF([.F603]&gt;[.F602];&quot;HIER!&quot;;&quot;&quot;)" office:value-type="string" office:string-value="HIER!" calcext:value-type="string">
            <text:p>HIER!</text:p>
          </table:table-cell>
          <table:table-cell table:formula="of:=[.C603]*[.F603]" office:value-type="float" office:value="638722" calcext:value-type="float">
            <text:p>638722</text:p>
          </table:table-cell>
          <table:table-cell table:formula="of:=-[.F603]*([.C603]/[.$I$771])*(LOG([.C603];2)-32)" office:value-type="float" office:value="0.00338568072133248" calcext:value-type="float">
            <text:p>0,00338568072133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times.</text:p>
          </table:table-cell>
          <table:table-cell table:formula="of:=IF([.F604]&gt;[.F603];&quot;HIER!&quot;;&quot;&quot;)">
            <text:p/>
          </table:table-cell>
          <table:table-cell table:formula="of:=[.C604]*[.F604]" office:value-type="float" office:value="620487" calcext:value-type="float">
            <text:p>620487</text:p>
          </table:table-cell>
          <table:table-cell table:formula="of:=-[.F604]*([.C604]/[.$I$771])*(LOG([.C604];2)-32)" office:value-type="float" office:value="0.00328867632479186" calcext:value-type="float">
            <text:p>0,00328867632479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times.</text:p>
          </table:table-cell>
          <table:table-cell table:formula="of:=IF([.F605]&gt;[.F604];&quot;HIER!&quot;;&quot;&quot;)" office:value-type="string" office:string-value="HIER!" calcext:value-type="string">
            <text:p>HIER!</text:p>
          </table:table-cell>
          <table:table-cell table:formula="of:=[.C605]*[.F605]" office:value-type="float" office:value="622120" calcext:value-type="float">
            <text:p>622120</text:p>
          </table:table-cell>
          <table:table-cell table:formula="of:=-[.F605]*([.C605]/[.$I$771])*(LOG([.C605];2)-32)" office:value-type="float" office:value="0.003296985207957" calcext:value-type="float">
            <text:p>0,0032969852079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times.</text:p>
          </table:table-cell>
          <table:table-cell table:formula="of:=IF([.F606]&gt;[.F605];&quot;HIER!&quot;;&quot;&quot;)" office:value-type="string" office:string-value="HIER!" calcext:value-type="string">
            <text:p>HIER!</text:p>
          </table:table-cell>
          <table:table-cell table:formula="of:=[.C606]*[.F606]" office:value-type="float" office:value="634040" calcext:value-type="float">
            <text:p>634040</text:p>
          </table:table-cell>
          <table:table-cell table:formula="of:=-[.F606]*([.C606]/[.$I$771])*(LOG([.C606];2)-32)" office:value-type="float" office:value="0.00335980408446771" calcext:value-type="float">
            <text:p>0,00335980408446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times.</text:p>
          </table:table-cell>
          <table:table-cell table:formula="of:=IF([.F607]&gt;[.F606];&quot;HIER!&quot;;&quot;&quot;)">
            <text:p/>
          </table:table-cell>
          <table:table-cell table:formula="of:=[.C607]*[.F607]" office:value-type="float" office:value="616302" calcext:value-type="float">
            <text:p>616302</text:p>
          </table:table-cell>
          <table:table-cell table:formula="of:=-[.F607]*([.C607]/[.$I$771])*(LOG([.C607];2)-32)" office:value-type="float" office:value="0.00326546779545901" calcext:value-type="float">
            <text:p>0,00326546779545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times.</text:p>
          </table:table-cell>
          <table:table-cell table:formula="of:=IF([.F608]&gt;[.F607];&quot;HIER!&quot;;&quot;&quot;)" office:value-type="string" office:string-value="HIER!" calcext:value-type="string">
            <text:p>HIER!</text:p>
          </table:table-cell>
          <table:table-cell table:formula="of:=[.C608]*[.F608]" office:value-type="float" office:value="639778" calcext:value-type="float">
            <text:p>639778</text:p>
          </table:table-cell>
          <table:table-cell table:formula="of:=-[.F608]*([.C608]/[.$I$771])*(LOG([.C608];2)-32)" office:value-type="float" office:value="0.00338950072897066" calcext:value-type="float">
            <text:p>0,00338950072897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times.</text:p>
          </table:table-cell>
          <table:table-cell table:formula="of:=IF([.F609]&gt;[.F608];&quot;HIER!&quot;;&quot;&quot;)">
            <text:p/>
          </table:table-cell>
          <table:table-cell table:formula="of:=[.C609]*[.F609]" office:value-type="float" office:value="612864" calcext:value-type="float">
            <text:p>612864</text:p>
          </table:table-cell>
          <table:table-cell table:formula="of:=-[.F609]*([.C609]/[.$I$771])*(LOG([.C609];2)-32)" office:value-type="float" office:value="0.00324657330112553" calcext:value-type="float">
            <text:p>0,00324657330112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times.</text:p>
          </table:table-cell>
          <table:table-cell table:formula="of:=IF([.F610]&gt;[.F609];&quot;HIER!&quot;;&quot;&quot;)" office:value-type="string" office:string-value="HIER!" calcext:value-type="string">
            <text:p>HIER!</text:p>
          </table:table-cell>
          <table:table-cell table:formula="of:=[.C610]*[.F610]" office:value-type="float" office:value="627879" calcext:value-type="float">
            <text:p>627879</text:p>
          </table:table-cell>
          <table:table-cell table:formula="of:=-[.F610]*([.C610]/[.$I$771])*(LOG([.C610];2)-32)" office:value-type="float" office:value="0.00332576685577244" calcext:value-type="float">
            <text:p>0,00332576685577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times.</text:p>
          </table:table-cell>
          <table:table-cell table:formula="of:=IF([.F611]&gt;[.F610];&quot;HIER!&quot;;&quot;&quot;)">
            <text:p/>
          </table:table-cell>
          <table:table-cell table:formula="of:=[.C611]*[.F611]" office:value-type="float" office:value="628300" calcext:value-type="float">
            <text:p>628300</text:p>
          </table:table-cell>
          <table:table-cell table:formula="of:=-[.F611]*([.C611]/[.$I$771])*(LOG([.C611];2)-32)" office:value-type="float" office:value="0.00332765055559378" calcext:value-type="float">
            <text:p>0,00332765055559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times.</text:p>
          </table:table-cell>
          <table:table-cell table:formula="of:=IF([.F612]&gt;[.F611];&quot;HIER!&quot;;&quot;&quot;)" office:value-type="string" office:string-value="HIER!" calcext:value-type="string">
            <text:p>HIER!</text:p>
          </table:table-cell>
          <table:table-cell table:formula="of:=[.C612]*[.F612]" office:value-type="float" office:value="642161" calcext:value-type="float">
            <text:p>642161</text:p>
          </table:table-cell>
          <table:table-cell table:formula="of:=-[.F612]*([.C612]/[.$I$771])*(LOG([.C612];2)-32)" office:value-type="float" office:value="0.00340070892092228" calcext:value-type="float">
            <text:p>0,00340070892092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times.</text:p>
          </table:table-cell>
          <table:table-cell table:formula="of:=IF([.F613]&gt;[.F612];&quot;HIER!&quot;;&quot;&quot;)">
            <text:p/>
          </table:table-cell>
          <table:table-cell table:formula="of:=[.C613]*[.F613]" office:value-type="float" office:value="635868" calcext:value-type="float">
            <text:p>635868</text:p>
          </table:table-cell>
          <table:table-cell table:formula="of:=-[.F613]*([.C613]/[.$I$771])*(LOG([.C613];2)-32)" office:value-type="float" office:value="0.00336703362577658" calcext:value-type="float">
            <text:p>0,00336703362577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times.</text:p>
          </table:table-cell>
          <table:table-cell table:formula="of:=IF([.F614]&gt;[.F613];&quot;HIER!&quot;;&quot;&quot;)">
            <text:p/>
          </table:table-cell>
          <table:table-cell table:formula="of:=[.C614]*[.F614]" office:value-type="float" office:value="621582" calcext:value-type="float">
            <text:p>621582</text:p>
          </table:table-cell>
          <table:table-cell table:formula="of:=-[.F614]*([.C614]/[.$I$771])*(LOG([.C614];2)-32)" office:value-type="float" office:value="0.00329104584238226" calcext:value-type="float">
            <text:p>0,00329104584238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times.</text:p>
          </table:table-cell>
          <table:table-cell table:formula="of:=IF([.F615]&gt;[.F614];&quot;HIER!&quot;;&quot;&quot;)" office:value-type="string" office:string-value="HIER!" calcext:value-type="string">
            <text:p>HIER!</text:p>
          </table:table-cell>
          <table:table-cell table:formula="of:=[.C615]*[.F615]" office:value-type="float" office:value="625666" calcext:value-type="float">
            <text:p>625666</text:p>
          </table:table-cell>
          <table:table-cell table:formula="of:=-[.F615]*([.C615]/[.$I$771])*(LOG([.C615];2)-32)" office:value-type="float" office:value="0.00331232654081579" calcext:value-type="float">
            <text:p>0,00331232654081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times.</text:p>
          </table:table-cell>
          <table:table-cell table:formula="of:=IF([.F616]&gt;[.F615];&quot;HIER!&quot;;&quot;&quot;)" office:value-type="string" office:string-value="HIER!" calcext:value-type="string">
            <text:p>HIER!</text:p>
          </table:table-cell>
          <table:table-cell table:formula="of:=[.C616]*[.F616]" office:value-type="float" office:value="632835" calcext:value-type="float">
            <text:p>632835</text:p>
          </table:table-cell>
          <table:table-cell table:formula="of:=-[.F616]*([.C616]/[.$I$771])*(LOG([.C616];2)-32)" office:value-type="float" office:value="0.00334993388203103" calcext:value-type="float">
            <text:p>0,00334993388203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times.</text:p>
          </table:table-cell>
          <table:table-cell table:formula="of:=IF([.F617]&gt;[.F616];&quot;HIER!&quot;;&quot;&quot;)" office:value-type="string" office:string-value="HIER!" calcext:value-type="string">
            <text:p>HIER!</text:p>
          </table:table-cell>
          <table:table-cell table:formula="of:=[.C617]*[.F617]" office:value-type="float" office:value="636944" calcext:value-type="float">
            <text:p>636944</text:p>
          </table:table-cell>
          <table:table-cell table:formula="of:=-[.F617]*([.C617]/[.$I$771])*(LOG([.C617];2)-32)" office:value-type="float" office:value="0.00337133740857794" calcext:value-type="float">
            <text:p>0,00337133740857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times.</text:p>
          </table:table-cell>
          <table:table-cell table:formula="of:=IF([.F618]&gt;[.F617];&quot;HIER!&quot;;&quot;&quot;)">
            <text:p/>
          </table:table-cell>
          <table:table-cell table:formula="of:=[.C618]*[.F618]" office:value-type="float" office:value="612064" calcext:value-type="float">
            <text:p>612064</text:p>
          </table:table-cell>
          <table:table-cell table:formula="of:=-[.F618]*([.C618]/[.$I$771])*(LOG([.C618];2)-32)" office:value-type="float" office:value="0.00323931436246566" calcext:value-type="float">
            <text:p>0,00323931436246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times.</text:p>
          </table:table-cell>
          <table:table-cell table:formula="of:=IF([.F619]&gt;[.F618];&quot;HIER!&quot;;&quot;&quot;)" office:value-type="string" office:string-value="HIER!" calcext:value-type="string">
            <text:p>HIER!</text:p>
          </table:table-cell>
          <table:table-cell table:formula="of:=[.C619]*[.F619]" office:value-type="float" office:value="635304" calcext:value-type="float">
            <text:p>635304</text:p>
          </table:table-cell>
          <table:table-cell table:formula="of:=-[.F619]*([.C619]/[.$I$771])*(LOG([.C619];2)-32)" office:value-type="float" office:value="0.00336196516931994" calcext:value-type="float">
            <text:p>0,0033619651693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times.</text:p>
          </table:table-cell>
          <table:table-cell table:formula="of:=IF([.F620]&gt;[.F619];&quot;HIER!&quot;;&quot;&quot;)">
            <text:p/>
          </table:table-cell>
          <table:table-cell table:formula="of:=[.C620]*[.F620]" office:value-type="float" office:value="635094" calcext:value-type="float">
            <text:p>635094</text:p>
          </table:table-cell>
          <table:table-cell table:formula="of:=-[.F620]*([.C620]/[.$I$771])*(LOG([.C620];2)-32)" office:value-type="float" office:value="0.00336050895455121" calcext:value-type="float">
            <text:p>0,00336050895455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times.</text:p>
          </table:table-cell>
          <table:table-cell table:formula="of:=IF([.F621]&gt;[.F620];&quot;HIER!&quot;;&quot;&quot;)">
            <text:p/>
          </table:table-cell>
          <table:table-cell table:formula="of:=[.C621]*[.F621]" office:value-type="float" office:value="615660" calcext:value-type="float">
            <text:p>615660</text:p>
          </table:table-cell>
          <table:table-cell table:formula="of:=-[.F621]*([.C621]/[.$I$771])*(LOG([.C621];2)-32)" office:value-type="float" office:value="0.00325734290495721" calcext:value-type="float">
            <text:p>0,00325734290495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times.</text:p>
          </table:table-cell>
          <table:table-cell table:formula="of:=IF([.F622]&gt;[.F621];&quot;HIER!&quot;;&quot;&quot;)" office:value-type="string" office:string-value="HIER!" calcext:value-type="string">
            <text:p>HIER!</text:p>
          </table:table-cell>
          <table:table-cell table:formula="of:=[.C622]*[.F622]" office:value-type="float" office:value="640872" calcext:value-type="float">
            <text:p>640872</text:p>
          </table:table-cell>
          <table:table-cell table:formula="of:=-[.F622]*([.C622]/[.$I$771])*(LOG([.C622];2)-32)" office:value-type="float" office:value="0.00339038799023519" calcext:value-type="float">
            <text:p>0,00339038799023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times.</text:p>
          </table:table-cell>
          <table:table-cell table:formula="of:=IF([.F623]&gt;[.F622];&quot;HIER!&quot;;&quot;&quot;)">
            <text:p/>
          </table:table-cell>
          <table:table-cell table:formula="of:=[.C623]*[.F623]" office:value-type="float" office:value="627598" calcext:value-type="float">
            <text:p>627598</text:p>
          </table:table-cell>
          <table:table-cell table:formula="of:=-[.F623]*([.C623]/[.$I$771])*(LOG([.C623];2)-32)" office:value-type="float" office:value="0.00331982570379217" calcext:value-type="float">
            <text:p>0,00331982570379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times.</text:p>
          </table:table-cell>
          <table:table-cell table:formula="of:=IF([.F624]&gt;[.F623];&quot;HIER!&quot;;&quot;&quot;)">
            <text:p/>
          </table:table-cell>
          <table:table-cell table:formula="of:=[.C624]*[.F624]" office:value-type="float" office:value="616770" calcext:value-type="float">
            <text:p>616770</text:p>
          </table:table-cell>
          <table:table-cell table:formula="of:=-[.F624]*([.C624]/[.$I$771])*(LOG([.C624];2)-32)" office:value-type="float" office:value="0.00326221566565926" calcext:value-type="float">
            <text:p>0,00326221566565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imes.</text:p>
          </table:table-cell>
          <table:table-cell table:formula="of:=IF([.F625]&gt;[.F624];&quot;HIER!&quot;;&quot;&quot;)" office:value-type="string" office:string-value="HIER!" calcext:value-type="string">
            <text:p>HIER!</text:p>
          </table:table-cell>
          <table:table-cell table:formula="of:=[.C625]*[.F625]" office:value-type="float" office:value="627120" calcext:value-type="float">
            <text:p>627120</text:p>
          </table:table-cell>
          <table:table-cell table:formula="of:=-[.F625]*([.C625]/[.$I$771])*(LOG([.C625];2)-32)" office:value-type="float" office:value="0.00331662096094971" calcext:value-type="float">
            <text:p>0,0033166209609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times.</text:p>
          </table:table-cell>
          <table:table-cell table:formula="of:=IF([.F626]&gt;[.F625];&quot;HIER!&quot;;&quot;&quot;)">
            <text:p/>
          </table:table-cell>
          <table:table-cell table:formula="of:=[.C626]*[.F626]" office:value-type="float" office:value="619375" calcext:value-type="float">
            <text:p>619375</text:p>
          </table:table-cell>
          <table:table-cell table:formula="of:=-[.F626]*([.C626]/[.$I$771])*(LOG([.C626];2)-32)" office:value-type="float" office:value="0.00327532718538227" calcext:value-type="float">
            <text:p>0,00327532718538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times.</text:p>
          </table:table-cell>
          <table:table-cell table:formula="of:=IF([.F627]&gt;[.F626];&quot;HIER!&quot;;&quot;&quot;)" office:value-type="string" office:string-value="HIER!" calcext:value-type="string">
            <text:p>HIER!</text:p>
          </table:table-cell>
          <table:table-cell table:formula="of:=[.C627]*[.F627]" office:value-type="float" office:value="642276" calcext:value-type="float">
            <text:p>642276</text:p>
          </table:table-cell>
          <table:table-cell table:formula="of:=-[.F627]*([.C627]/[.$I$771])*(LOG([.C627];2)-32)" office:value-type="float" office:value="0.00339608542971953" calcext:value-type="float">
            <text:p>0,0033960854297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times.</text:p>
          </table:table-cell>
          <table:table-cell table:formula="of:=IF([.F628]&gt;[.F627];&quot;HIER!&quot;;&quot;&quot;)">
            <text:p/>
          </table:table-cell>
          <table:table-cell table:formula="of:=[.C628]*[.F628]" office:value-type="float" office:value="615714" calcext:value-type="float">
            <text:p>615714</text:p>
          </table:table-cell>
          <table:table-cell table:formula="of:=-[.F628]*([.C628]/[.$I$771])*(LOG([.C628];2)-32)" office:value-type="float" office:value="0.00325530662158991" calcext:value-type="float">
            <text:p>0,0032553066215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times.</text:p>
          </table:table-cell>
          <table:table-cell table:formula="of:=IF([.F629]&gt;[.F628];&quot;HIER!&quot;;&quot;&quot;)" office:value-type="string" office:string-value="HIER!" calcext:value-type="string">
            <text:p>HIER!</text:p>
          </table:table-cell>
          <table:table-cell table:formula="of:=[.C629]*[.F629]" office:value-type="float" office:value="643700" calcext:value-type="float">
            <text:p>643700</text:p>
          </table:table-cell>
          <table:table-cell table:formula="of:=-[.F629]*([.C629]/[.$I$771])*(LOG([.C629];2)-32)" office:value-type="float" office:value="0.00340292524172423" calcext:value-type="float">
            <text:p>0,00340292524172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times.</text:p>
          </table:table-cell>
          <table:table-cell table:formula="of:=IF([.F630]&gt;[.F629];&quot;HIER!&quot;;&quot;&quot;)">
            <text:p/>
          </table:table-cell>
          <table:table-cell table:formula="of:=[.C630]*[.F630]" office:value-type="float" office:value="629629" calcext:value-type="float">
            <text:p>629629</text:p>
          </table:table-cell>
          <table:table-cell table:formula="of:=-[.F630]*([.C630]/[.$I$771])*(LOG([.C630];2)-32)" office:value-type="float" office:value="0.00332820227965219" calcext:value-type="float">
            <text:p>0,00332820227965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times.</text:p>
          </table:table-cell>
          <table:table-cell table:formula="of:=IF([.F631]&gt;[.F630];&quot;HIER!&quot;;&quot;&quot;)">
            <text:p/>
          </table:table-cell>
          <table:table-cell table:formula="of:=[.C631]*[.F631]" office:value-type="float" office:value="621180" calcext:value-type="float">
            <text:p>621180</text:p>
          </table:table-cell>
          <table:table-cell table:formula="of:=-[.F631]*([.C631]/[.$I$771])*(LOG([.C631];2)-32)" office:value-type="float" office:value="0.00328320962449959" calcext:value-type="float">
            <text:p>0,003283209624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times.</text:p>
          </table:table-cell>
          <table:table-cell table:formula="of:=IF([.F632]&gt;[.F631];&quot;HIER!&quot;;&quot;&quot;)" office:value-type="string" office:string-value="HIER!" calcext:value-type="string">
            <text:p>HIER!</text:p>
          </table:table-cell>
          <table:table-cell table:formula="of:=[.C632]*[.F632]" office:value-type="float" office:value="625321" calcext:value-type="float">
            <text:p>625321</text:p>
          </table:table-cell>
          <table:table-cell table:formula="of:=-[.F632]*([.C632]/[.$I$771])*(LOG([.C632];2)-32)" office:value-type="float" office:value="0.0033047634870413" calcext:value-type="float">
            <text:p>0,00330476348704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times.</text:p>
          </table:table-cell>
          <table:table-cell table:formula="of:=IF([.F633]&gt;[.F632];&quot;HIER!&quot;;&quot;&quot;)">
            <text:p/>
          </table:table-cell>
          <table:table-cell table:formula="of:=[.C633]*[.F633]" office:value-type="float" office:value="621256" calcext:value-type="float">
            <text:p>621256</text:p>
          </table:table-cell>
          <table:table-cell table:formula="of:=-[.F633]*([.C633]/[.$I$771])*(LOG([.C633];2)-32)" office:value-type="float" office:value="0.00328294988430815" calcext:value-type="float">
            <text:p>0,00328294988430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times.</text:p>
          </table:table-cell>
          <table:table-cell table:formula="of:=IF([.F634]&gt;[.F633];&quot;HIER!&quot;;&quot;&quot;)" office:value-type="string" office:string-value="HIER!" calcext:value-type="string">
            <text:p>HIER!</text:p>
          </table:table-cell>
          <table:table-cell table:formula="of:=[.C634]*[.F634]" office:value-type="float" office:value="636798" calcext:value-type="float">
            <text:p>636798</text:p>
          </table:table-cell>
          <table:table-cell table:formula="of:=-[.F634]*([.C634]/[.$I$771])*(LOG([.C634];2)-32)" office:value-type="float" office:value="0.00336474145955765" calcext:value-type="float">
            <text:p>0,00336474145955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times.</text:p>
          </table:table-cell>
          <table:table-cell table:formula="of:=IF([.F635]&gt;[.F634];&quot;HIER!&quot;;&quot;&quot;)">
            <text:p/>
          </table:table-cell>
          <table:table-cell table:formula="of:=[.C635]*[.F635]" office:value-type="float" office:value="620052" calcext:value-type="float">
            <text:p>620052</text:p>
          </table:table-cell>
          <table:table-cell table:formula="of:=-[.F635]*([.C635]/[.$I$771])*(LOG([.C635];2)-32)" office:value-type="float" office:value="0.0032759294304261" calcext:value-type="float">
            <text:p>0,00327592943042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imes.</text:p>
          </table:table-cell>
          <table:table-cell table:formula="of:=IF([.F636]&gt;[.F635];&quot;HIER!&quot;;&quot;&quot;)" office:value-type="string" office:string-value="HIER!" calcext:value-type="string">
            <text:p>HIER!</text:p>
          </table:table-cell>
          <table:table-cell table:formula="of:=[.C636]*[.F636]" office:value-type="float" office:value="638175" calcext:value-type="float">
            <text:p>638175</text:p>
          </table:table-cell>
          <table:table-cell table:formula="of:=-[.F636]*([.C636]/[.$I$771])*(LOG([.C636];2)-32)" office:value-type="float" office:value="0.00337134108135114" calcext:value-type="float">
            <text:p>0,00337134108135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times.</text:p>
          </table:table-cell>
          <table:table-cell table:formula="of:=IF([.F637]&gt;[.F636];&quot;HIER!&quot;;&quot;&quot;)">
            <text:p/>
          </table:table-cell>
          <table:table-cell table:formula="of:=[.C637]*[.F637]" office:value-type="float" office:value="610560" calcext:value-type="float">
            <text:p>610560</text:p>
          </table:table-cell>
          <table:table-cell table:formula="of:=-[.F637]*([.C637]/[.$I$771])*(LOG([.C637];2)-32)" office:value-type="float" office:value="0.00322513426254075" calcext:value-type="float">
            <text:p>0,00322513426254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times.</text:p>
          </table:table-cell>
          <table:table-cell table:formula="of:=IF([.F638]&gt;[.F637];&quot;HIER!&quot;;&quot;&quot;)" office:value-type="string" office:string-value="HIER!" calcext:value-type="string">
            <text:p>HIER!</text:p>
          </table:table-cell>
          <table:table-cell table:formula="of:=[.C638]*[.F638]" office:value-type="float" office:value="639548" calcext:value-type="float">
            <text:p>639548</text:p>
          </table:table-cell>
          <table:table-cell table:formula="of:=-[.F638]*([.C638]/[.$I$771])*(LOG([.C638];2)-32)" office:value-type="float" office:value="0.00337791878910691" calcext:value-type="float">
            <text:p>0,00337791878910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times.</text:p>
          </table:table-cell>
          <table:table-cell table:formula="of:=IF([.F639]&gt;[.F638];&quot;HIER!&quot;;&quot;&quot;)">
            <text:p/>
          </table:table-cell>
          <table:table-cell table:formula="of:=[.C639]*[.F639]" office:value-type="float" office:value="636724" calcext:value-type="float">
            <text:p>636724</text:p>
          </table:table-cell>
          <table:table-cell table:formula="of:=-[.F639]*([.C639]/[.$I$771])*(LOG([.C639];2)-32)" office:value-type="float" office:value="0.00336266769350348" calcext:value-type="float">
            <text:p>0,00336266769350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times.</text:p>
          </table:table-cell>
          <table:table-cell table:formula="of:=IF([.F640]&gt;[.F639];&quot;HIER!&quot;;&quot;&quot;)">
            <text:p/>
          </table:table-cell>
          <table:table-cell table:formula="of:=[.C640]*[.F640]" office:value-type="float" office:value="615996" calcext:value-type="float">
            <text:p>615996</text:p>
          </table:table-cell>
          <table:table-cell table:formula="of:=-[.F640]*([.C640]/[.$I$771])*(LOG([.C640];2)-32)" office:value-type="float" office:value="0.00325287488572885" calcext:value-type="float">
            <text:p>0,00325287488572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times.</text:p>
          </table:table-cell>
          <table:table-cell table:formula="of:=IF([.F641]&gt;[.F640];&quot;HIER!&quot;;&quot;&quot;)">
            <text:p/>
          </table:table-cell>
          <table:table-cell table:formula="of:=[.C641]*[.F641]" office:value-type="float" office:value="358400" calcext:value-type="float">
            <text:p>358400</text:p>
          </table:table-cell>
          <table:table-cell table:formula="of:=-[.F641]*([.C641]/[.$I$771])*(LOG([.C641];2)-32)" office:value-type="float" office:value="0.00189240578813301" calcext:value-type="float">
            <text:p>0,00189240578813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imes.</text:p>
          </table:table-cell>
          <table:table-cell table:formula="of:=IF([.F642]&gt;[.F641];&quot;HIER!&quot;;&quot;&quot;)">
            <text:p/>
          </table:table-cell>
          <table:table-cell table:formula="of:=[.C642]*[.F642]" office:value-type="float" office:value="112175" calcext:value-type="float">
            <text:p>112175</text:p>
          </table:table-cell>
          <table:table-cell table:formula="of:=-[.F642]*([.C642]/[.$I$771])*(LOG([.C642];2)-32)" office:value-type="float" office:value="0.00059224200602226" calcext:value-type="float">
            <text:p>0,00059224200602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imes.</text:p>
          </table:table-cell>
          <table:table-cell table:formula="of:=IF([.F643]&gt;[.F642];&quot;HIER!&quot;;&quot;&quot;)">
            <text:p/>
          </table:table-cell>
          <table:table-cell table:formula="of:=[.C643]*[.F643]" office:value-type="float" office:value="104646" calcext:value-type="float">
            <text:p>104646</text:p>
          </table:table-cell>
          <table:table-cell table:formula="of:=-[.F643]*([.C643]/[.$I$771])*(LOG([.C643];2)-32)" office:value-type="float" office:value="0.000552436909612873" calcext:value-type="float">
            <text:p>0,00055243690961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imes.</text:p>
          </table:table-cell>
          <table:table-cell table:formula="of:=IF([.F644]&gt;[.F643];&quot;HIER!&quot;;&quot;&quot;)">
            <text:p/>
          </table:table-cell>
          <table:table-cell table:formula="of:=[.C644]*[.F644]" office:value-type="float" office:value="99665" calcext:value-type="float">
            <text:p>99665</text:p>
          </table:table-cell>
          <table:table-cell table:formula="of:=-[.F644]*([.C644]/[.$I$771])*(LOG([.C644];2)-32)" office:value-type="float" office:value="0.000526089596880567" calcext:value-type="float">
            <text:p>0,00052608959688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imes.</text:p>
          </table:table-cell>
          <table:table-cell table:formula="of:=IF([.F645]&gt;[.F644];&quot;HIER!&quot;;&quot;&quot;)" office:value-type="string" office:string-value="HIER!" calcext:value-type="string">
            <text:p>HIER!</text:p>
          </table:table-cell>
          <table:table-cell table:formula="of:=[.C645]*[.F645]" office:value-type="float" office:value="104972" calcext:value-type="float">
            <text:p>104972</text:p>
          </table:table-cell>
          <table:table-cell table:formula="of:=-[.F645]*([.C645]/[.$I$771])*(LOG([.C645];2)-32)" office:value-type="float" office:value="0.000554048221900722" calcext:value-type="float">
            <text:p>0,0005540482219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imes.</text:p>
          </table:table-cell>
          <table:table-cell table:formula="of:=IF([.F646]&gt;[.F645];&quot;HIER!&quot;;&quot;&quot;)">
            <text:p/>
          </table:table-cell>
          <table:table-cell table:formula="of:=[.C646]*[.F646]" office:value-type="float" office:value="105135" calcext:value-type="float">
            <text:p>105135</text:p>
          </table:table-cell>
          <table:table-cell table:formula="of:=-[.F646]*([.C646]/[.$I$771])*(LOG([.C646];2)-32)" office:value-type="float" office:value="0.00055485375044986" calcext:value-type="float">
            <text:p>0,0005548537504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imes.</text:p>
          </table:table-cell>
          <table:table-cell table:formula="of:=IF([.F647]&gt;[.F646];&quot;HIER!&quot;;&quot;&quot;)" office:value-type="string" office:string-value="HIER!" calcext:value-type="string">
            <text:p>HIER!</text:p>
          </table:table-cell>
          <table:table-cell table:formula="of:=[.C647]*[.F647]" office:value-type="float" office:value="107236" calcext:value-type="float">
            <text:p>107236</text:p>
          </table:table-cell>
          <table:table-cell table:formula="of:=-[.F647]*([.C647]/[.$I$771])*(LOG([.C647];2)-32)" office:value-type="float" office:value="0.000565886050445037" calcext:value-type="float">
            <text:p>0,00056588605044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imes.</text:p>
          </table:table-cell>
          <table:table-cell table:formula="of:=IF([.F648]&gt;[.F647];&quot;HIER!&quot;;&quot;&quot;)" office:value-type="string" office:string-value="HIER!" calcext:value-type="string">
            <text:p>HIER!</text:p>
          </table:table-cell>
          <table:table-cell table:formula="of:=[.C648]*[.F648]" office:value-type="float" office:value="108049" calcext:value-type="float">
            <text:p>108049</text:p>
          </table:table-cell>
          <table:table-cell table:formula="of:=-[.F648]*([.C648]/[.$I$771])*(LOG([.C648];2)-32)" office:value-type="float" office:value="0.000570120124870821" calcext:value-type="float">
            <text:p>0,00057012012487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imes.</text:p>
          </table:table-cell>
          <table:table-cell table:formula="of:=IF([.F649]&gt;[.F648];&quot;HIER!&quot;;&quot;&quot;)">
            <text:p/>
          </table:table-cell>
          <table:table-cell table:formula="of:=[.C649]*[.F649]" office:value-type="float" office:value="103680" calcext:value-type="float">
            <text:p>103680</text:p>
          </table:table-cell>
          <table:table-cell table:formula="of:=-[.F649]*([.C649]/[.$I$771])*(LOG([.C649];2)-32)" office:value-type="float" office:value="0.000547013327409728" calcext:value-type="float">
            <text:p>0,0005470133274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imes.</text:p>
          </table:table-cell>
          <table:table-cell table:formula="of:=IF([.F650]&gt;[.F649];&quot;HIER!&quot;;&quot;&quot;)" office:value-type="string" office:string-value="HIER!" calcext:value-type="string">
            <text:p>HIER!</text:p>
          </table:table-cell>
          <table:table-cell table:formula="of:=[.C650]*[.F650]" office:value-type="float" office:value="105138" calcext:value-type="float">
            <text:p>105138</text:p>
          </table:table-cell>
          <table:table-cell table:formula="of:=-[.F650]*([.C650]/[.$I$771])*(LOG([.C650];2)-32)" office:value-type="float" office:value="0.000554651243974433" calcext:value-type="float">
            <text:p>0,00055465124397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imes.</text:p>
          </table:table-cell>
          <table:table-cell table:formula="of:=IF([.F651]&gt;[.F650];&quot;HIER!&quot;;&quot;&quot;)">
            <text:p/>
          </table:table-cell>
          <table:table-cell table:formula="of:=[.C651]*[.F651]" office:value-type="float" office:value="96200" calcext:value-type="float">
            <text:p>96200</text:p>
          </table:table-cell>
          <table:table-cell table:formula="of:=-[.F651]*([.C651]/[.$I$771])*(LOG([.C651];2)-32)" office:value-type="float" office:value="0.000507449436387629" calcext:value-type="float">
            <text:p>0,00050744943638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imes.</text:p>
          </table:table-cell>
          <table:table-cell table:formula="of:=IF([.F652]&gt;[.F651];&quot;HIER!&quot;;&quot;&quot;)" office:value-type="string" office:string-value="HIER!" calcext:value-type="string">
            <text:p>HIER!</text:p>
          </table:table-cell>
          <table:table-cell table:formula="of:=[.C652]*[.F652]" office:value-type="float" office:value="109368" calcext:value-type="float">
            <text:p>109368</text:p>
          </table:table-cell>
          <table:table-cell table:formula="of:=-[.F652]*([.C652]/[.$I$771])*(LOG([.C652];2)-32)" office:value-type="float" office:value="0.000576853399637886" calcext:value-type="float">
            <text:p>0,00057685339963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imes.</text:p>
          </table:table-cell>
          <table:table-cell table:formula="of:=IF([.F653]&gt;[.F652];&quot;HIER!&quot;;&quot;&quot;)">
            <text:p/>
          </table:table-cell>
          <table:table-cell table:formula="of:=[.C653]*[.F653]" office:value-type="float" office:value="106928" calcext:value-type="float">
            <text:p>106928</text:p>
          </table:table-cell>
          <table:table-cell table:formula="of:=-[.F653]*([.C653]/[.$I$771])*(LOG([.C653];2)-32)" office:value-type="float" office:value="0.000563928670232273" calcext:value-type="float">
            <text:p>0,00056392867023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imes.</text:p>
          </table:table-cell>
          <table:table-cell table:formula="of:=IF([.F654]&gt;[.F653];&quot;HIER!&quot;;&quot;&quot;)" office:value-type="string" office:string-value="HIER!" calcext:value-type="string">
            <text:p>HIER!</text:p>
          </table:table-cell>
          <table:table-cell table:formula="of:=[.C654]*[.F654]" office:value-type="float" office:value="112316" calcext:value-type="float">
            <text:p>112316</text:p>
          </table:table-cell>
          <table:table-cell table:formula="of:=-[.F654]*([.C654]/[.$I$771])*(LOG([.C654];2)-32)" office:value-type="float" office:value="0.000592286678702904" calcext:value-type="float">
            <text:p>0,00059228667870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imes.</text:p>
          </table:table-cell>
          <table:table-cell table:formula="of:=IF([.F655]&gt;[.F654];&quot;HIER!&quot;;&quot;&quot;)">
            <text:p/>
          </table:table-cell>
          <table:table-cell table:formula="of:=[.C655]*[.F655]" office:value-type="float" office:value="97446" calcext:value-type="float">
            <text:p>97446</text:p>
          </table:table-cell>
          <table:table-cell table:formula="of:=-[.F655]*([.C655]/[.$I$771])*(LOG([.C655];2)-32)" office:value-type="float" office:value="0.000513821201036338" calcext:value-type="float">
            <text:p>0,00051382120103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imes.</text:p>
          </table:table-cell>
          <table:table-cell table:formula="of:=IF([.F656]&gt;[.F655];&quot;HIER!&quot;;&quot;&quot;)">
            <text:p/>
          </table:table-cell>
          <table:table-cell table:formula="of:=[.C656]*[.F656]" office:value-type="float" office:value="97595" calcext:value-type="float">
            <text:p>97595</text:p>
          </table:table-cell>
          <table:table-cell table:formula="of:=-[.F656]*([.C656]/[.$I$771])*(LOG([.C656];2)-32)" office:value-type="float" office:value="0.000514556772481748" calcext:value-type="float">
            <text:p>0,00051455677248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imes.</text:p>
          </table:table-cell>
          <table:table-cell table:formula="of:=IF([.F657]&gt;[.F656];&quot;HIER!&quot;;&quot;&quot;)" office:value-type="string" office:string-value="HIER!" calcext:value-type="string">
            <text:p>HIER!</text:p>
          </table:table-cell>
          <table:table-cell table:formula="of:=[.C657]*[.F657]" office:value-type="float" office:value="106928" calcext:value-type="float">
            <text:p>106928</text:p>
          </table:table-cell>
          <table:table-cell table:formula="of:=-[.F657]*([.C657]/[.$I$771])*(LOG([.C657];2)-32)" office:value-type="float" office:value="0.000563708990637725" calcext:value-type="float">
            <text:p>0,00056370899063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imes.</text:p>
          </table:table-cell>
          <table:table-cell table:formula="of:=IF([.F658]&gt;[.F657];&quot;HIER!&quot;;&quot;&quot;)">
            <text:p/>
          </table:table-cell>
          <table:table-cell table:formula="of:=[.C658]*[.F658]" office:value-type="float" office:value="102492" calcext:value-type="float">
            <text:p>102492</text:p>
          </table:table-cell>
          <table:table-cell table:formula="of:=-[.F658]*([.C658]/[.$I$771])*(LOG([.C658];2)-32)" office:value-type="float" office:value="0.000540270597688724" calcext:value-type="float">
            <text:p>0,0005402705976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imes.</text:p>
          </table:table-cell>
          <table:table-cell table:formula="of:=IF([.F659]&gt;[.F658];&quot;HIER!&quot;;&quot;&quot;)" office:value-type="string" office:string-value="HIER!" calcext:value-type="string">
            <text:p>HIER!</text:p>
          </table:table-cell>
          <table:table-cell table:formula="of:=[.C659]*[.F659]" office:value-type="float" office:value="103306" calcext:value-type="float">
            <text:p>103306</text:p>
          </table:table-cell>
          <table:table-cell table:formula="of:=-[.F659]*([.C659]/[.$I$771])*(LOG([.C659];2)-32)" office:value-type="float" office:value="0.000544508694789956" calcext:value-type="float">
            <text:p>0,0005445086947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imes.</text:p>
          </table:table-cell>
          <table:table-cell table:formula="of:=IF([.F660]&gt;[.F659];&quot;HIER!&quot;;&quot;&quot;)" office:value-type="string" office:string-value="HIER!" calcext:value-type="string">
            <text:p>HIER!</text:p>
          </table:table-cell>
          <table:table-cell table:formula="of:=[.C660]*[.F660]" office:value-type="float" office:value="115325" calcext:value-type="float">
            <text:p>115325</text:p>
          </table:table-cell>
          <table:table-cell table:formula="of:=-[.F660]*([.C660]/[.$I$771])*(LOG([.C660];2)-32)" office:value-type="float" office:value="0.000607800011269561" calcext:value-type="float">
            <text:p>0,0006078000112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imes.</text:p>
          </table:table-cell>
          <table:table-cell table:formula="of:=IF([.F661]&gt;[.F660];&quot;HIER!&quot;;&quot;&quot;)">
            <text:p/>
          </table:table-cell>
          <table:table-cell table:formula="of:=[.C661]*[.F661]" office:value-type="float" office:value="99000" calcext:value-type="float">
            <text:p>99000</text:p>
          </table:table-cell>
          <table:table-cell table:formula="of:=-[.F661]*([.C661]/[.$I$771])*(LOG([.C661];2)-32)" office:value-type="float" office:value="0.000521711562944032" calcext:value-type="float">
            <text:p>0,00052171156294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imes.</text:p>
          </table:table-cell>
          <table:table-cell table:formula="of:=IF([.F662]&gt;[.F661];&quot;HIER!&quot;;&quot;&quot;)" office:value-type="string" office:string-value="HIER!" calcext:value-type="string">
            <text:p>HIER!</text:p>
          </table:table-cell>
          <table:table-cell table:formula="of:=[.C662]*[.F662]" office:value-type="float" office:value="105099" calcext:value-type="float">
            <text:p>105099</text:p>
          </table:table-cell>
          <table:table-cell table:formula="of:=-[.F662]*([.C662]/[.$I$771])*(LOG([.C662];2)-32)" office:value-type="float" office:value="0.000553798707994168" calcext:value-type="float">
            <text:p>0,00055379870799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imes.</text:p>
          </table:table-cell>
          <table:table-cell table:formula="of:=IF([.F663]&gt;[.F662];&quot;HIER!&quot;;&quot;&quot;)" office:value-type="string" office:string-value="HIER!" calcext:value-type="string">
            <text:p>HIER!</text:p>
          </table:table-cell>
          <table:table-cell table:formula="of:=[.C663]*[.F663]" office:value-type="float" office:value="108568" calcext:value-type="float">
            <text:p>108568</text:p>
          </table:table-cell>
          <table:table-cell table:formula="of:=-[.F663]*([.C663]/[.$I$771])*(LOG([.C663];2)-32)" office:value-type="float" office:value="0.000572022797916493" calcext:value-type="float">
            <text:p>0,00057202279791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imes.</text:p>
          </table:table-cell>
          <table:table-cell table:formula="of:=IF([.F664]&gt;[.F663];&quot;HIER!&quot;;&quot;&quot;)" office:value-type="string" office:string-value="HIER!" calcext:value-type="string">
            <text:p>HIER!</text:p>
          </table:table-cell>
          <table:table-cell table:formula="of:=[.C664]*[.F664]" office:value-type="float" office:value="109395" calcext:value-type="float">
            <text:p>109395</text:p>
          </table:table-cell>
          <table:table-cell table:formula="of:=-[.F664]*([.C664]/[.$I$771])*(LOG([.C664];2)-32)" office:value-type="float" office:value="0.000576324627443446" calcext:value-type="float">
            <text:p>0,00057632462744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imes.</text:p>
          </table:table-cell>
          <table:table-cell table:formula="of:=IF([.F665]&gt;[.F664];&quot;HIER!&quot;;&quot;&quot;)">
            <text:p/>
          </table:table-cell>
          <table:table-cell table:formula="of:=[.C665]*[.F665]" office:value-type="float" office:value="100928" calcext:value-type="float">
            <text:p>100928</text:p>
          </table:table-cell>
          <table:table-cell table:formula="of:=-[.F665]*([.C665]/[.$I$771])*(LOG([.C665];2)-32)" office:value-type="float" office:value="0.000531666916858642" calcext:value-type="float">
            <text:p>0,00053166691685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imes.</text:p>
          </table:table-cell>
          <table:table-cell table:formula="of:=IF([.F666]&gt;[.F665];&quot;HIER!&quot;;&quot;&quot;)" office:value-type="string" office:string-value="HIER!" calcext:value-type="string">
            <text:p>HIER!</text:p>
          </table:table-cell>
          <table:table-cell table:formula="of:=[.C666]*[.F666]" office:value-type="float" office:value="111055" calcext:value-type="float">
            <text:p>111055</text:p>
          </table:table-cell>
          <table:table-cell table:formula="of:=-[.F666]*([.C666]/[.$I$771])*(LOG([.C666];2)-32)" office:value-type="float" office:value="0.000584957628638414" calcext:value-type="float">
            <text:p>0,00058495762863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imes.</text:p>
          </table:table-cell>
          <table:table-cell table:formula="of:=IF([.F667]&gt;[.F666];&quot;HIER!&quot;;&quot;&quot;)">
            <text:p/>
          </table:table-cell>
          <table:table-cell table:formula="of:=[.C667]*[.F667]" office:value-type="float" office:value="105894" calcext:value-type="float">
            <text:p>105894</text:p>
          </table:table-cell>
          <table:table-cell table:formula="of:=-[.F667]*([.C667]/[.$I$771])*(LOG([.C667];2)-32)" office:value-type="float" office:value="0.000557719754799585" calcext:value-type="float">
            <text:p>0,000557719754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imes.</text:p>
          </table:table-cell>
          <table:table-cell table:formula="of:=IF([.F668]&gt;[.F667];&quot;HIER!&quot;;&quot;&quot;)">
            <text:p/>
          </table:table-cell>
          <table:table-cell table:formula="of:=[.C668]*[.F668]" office:value-type="float" office:value="96715" calcext:value-type="float">
            <text:p>96715</text:p>
          </table:table-cell>
          <table:table-cell table:formula="of:=-[.F668]*([.C668]/[.$I$771])*(LOG([.C668];2)-32)" office:value-type="float" office:value="0.000509327294648667" calcext:value-type="float">
            <text:p>0,00050932729464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imes.</text:p>
          </table:table-cell>
          <table:table-cell table:formula="of:=IF([.F669]&gt;[.F668];&quot;HIER!&quot;;&quot;&quot;)" office:value-type="string" office:string-value="HIER!" calcext:value-type="string">
            <text:p>HIER!</text:p>
          </table:table-cell>
          <table:table-cell table:formula="of:=[.C669]*[.F669]" office:value-type="float" office:value="116900" calcext:value-type="float">
            <text:p>116900</text:p>
          </table:table-cell>
          <table:table-cell table:formula="of:=-[.F669]*([.C669]/[.$I$771])*(LOG([.C669];2)-32)" office:value-type="float" office:value="0.000615568125669328" calcext:value-type="float">
            <text:p>0,00061556812566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imes.</text:p>
          </table:table-cell>
          <table:table-cell table:formula="of:=IF([.F670]&gt;[.F669];&quot;HIER!&quot;;&quot;&quot;)">
            <text:p/>
          </table:table-cell>
          <table:table-cell table:formula="of:=[.C670]*[.F670]" office:value-type="float" office:value="100350" calcext:value-type="float">
            <text:p>100350</text:p>
          </table:table-cell>
          <table:table-cell table:formula="of:=-[.F670]*([.C670]/[.$I$771])*(LOG([.C670];2)-32)" office:value-type="float" office:value="0.00052836926376811" calcext:value-type="float">
            <text:p>0,00052836926376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imes.</text:p>
          </table:table-cell>
          <table:table-cell table:formula="of:=IF([.F671]&gt;[.F670];&quot;HIER!&quot;;&quot;&quot;)" office:value-type="string" office:string-value="HIER!" calcext:value-type="string">
            <text:p>HIER!</text:p>
          </table:table-cell>
          <table:table-cell table:formula="of:=[.C671]*[.F671]" office:value-type="float" office:value="105190" calcext:value-type="float">
            <text:p>105190</text:p>
          </table:table-cell>
          <table:table-cell table:formula="of:=-[.F671]*([.C671]/[.$I$771])*(LOG([.C671];2)-32)" office:value-type="float" office:value="0.000553800366296094" calcext:value-type="float">
            <text:p>0,00055380036629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imes.</text:p>
          </table:table-cell>
          <table:table-cell table:formula="of:=IF([.F672]&gt;[.F671];&quot;HIER!&quot;;&quot;&quot;)" office:value-type="string" office:string-value="HIER!" calcext:value-type="string">
            <text:p>HIER!</text:p>
          </table:table-cell>
          <table:table-cell table:formula="of:=[.C672]*[.F672]" office:value-type="float" office:value="116083" calcext:value-type="float">
            <text:p>116083</text:p>
          </table:table-cell>
          <table:table-cell table:formula="of:=-[.F672]*([.C672]/[.$I$771])*(LOG([.C672];2)-32)" office:value-type="float" office:value="0.000611091269426377" calcext:value-type="float">
            <text:p>0,00061109126942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imes.</text:p>
          </table:table-cell>
          <table:table-cell table:formula="of:=IF([.F673]&gt;[.F672];&quot;HIER!&quot;;&quot;&quot;)">
            <text:p/>
          </table:table-cell>
          <table:table-cell table:formula="of:=[.C673]*[.F673]" office:value-type="float" office:value="99456" calcext:value-type="float">
            <text:p>99456</text:p>
          </table:table-cell>
          <table:table-cell table:formula="of:=-[.F673]*([.C673]/[.$I$771])*(LOG([.C673];2)-32)" office:value-type="float" office:value="0.000523512642458108" calcext:value-type="float">
            <text:p>0,00052351264245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imes.</text:p>
          </table:table-cell>
          <table:table-cell table:formula="of:=IF([.F674]&gt;[.F673];&quot;HIER!&quot;;&quot;&quot;)" office:value-type="string" office:string-value="HIER!" calcext:value-type="string">
            <text:p>HIER!</text:p>
          </table:table-cell>
          <table:table-cell table:formula="of:=[.C674]*[.F674]" office:value-type="float" office:value="108353" calcext:value-type="float">
            <text:p>108353</text:p>
          </table:table-cell>
          <table:table-cell table:formula="of:=-[.F674]*([.C674]/[.$I$771])*(LOG([.C674];2)-32)" office:value-type="float" office:value="0.000570290205918925" calcext:value-type="float">
            <text:p>0,00057029020591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imes.</text:p>
          </table:table-cell>
          <table:table-cell table:formula="of:=IF([.F675]&gt;[.F674];&quot;HIER!&quot;;&quot;&quot;)">
            <text:p/>
          </table:table-cell>
          <table:table-cell table:formula="of:=[.C675]*[.F675]" office:value-type="float" office:value="105144" calcext:value-type="float">
            <text:p>105144</text:p>
          </table:table-cell>
          <table:table-cell table:formula="of:=-[.F675]*([.C675]/[.$I$771])*(LOG([.C675];2)-32)" office:value-type="float" office:value="0.000553347958924113" calcext:value-type="float">
            <text:p>0,00055334795892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imes.</text:p>
          </table:table-cell>
          <table:table-cell table:formula="of:=IF([.F676]&gt;[.F675];&quot;HIER!&quot;;&quot;&quot;)">
            <text:p/>
          </table:table-cell>
          <table:table-cell table:formula="of:=[.C676]*[.F676]" office:value-type="float" office:value="99225" calcext:value-type="float">
            <text:p>99225</text:p>
          </table:table-cell>
          <table:table-cell table:formula="of:=-[.F676]*([.C676]/[.$I$771])*(LOG([.C676];2)-32)" office:value-type="float" office:value="0.000522148249942677" calcext:value-type="float">
            <text:p>0,00052214824994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imes.</text:p>
          </table:table-cell>
          <table:table-cell table:formula="of:=IF([.F677]&gt;[.F676];&quot;HIER!&quot;;&quot;&quot;)" office:value-type="string" office:string-value="HIER!" calcext:value-type="string">
            <text:p>HIER!</text:p>
          </table:table-cell>
          <table:table-cell table:formula="of:=[.C677]*[.F677]" office:value-type="float" office:value="109512" calcext:value-type="float">
            <text:p>109512</text:p>
          </table:table-cell>
          <table:table-cell table:formula="of:=-[.F677]*([.C677]/[.$I$771])*(LOG([.C677];2)-32)" office:value-type="float" office:value="0.000576226713874812" calcext:value-type="float">
            <text:p>0,00057622671387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imes.</text:p>
          </table:table-cell>
          <table:table-cell table:formula="of:=IF([.F678]&gt;[.F677];&quot;HIER!&quot;;&quot;&quot;)">
            <text:p/>
          </table:table-cell>
          <table:table-cell table:formula="of:=[.C678]*[.F678]" office:value-type="float" office:value="108997" calcext:value-type="float">
            <text:p>108997</text:p>
          </table:table-cell>
          <table:table-cell table:formula="of:=-[.F678]*([.C678]/[.$I$771])*(LOG([.C678];2)-32)" office:value-type="float" office:value="0.000573462783001921" calcext:value-type="float">
            <text:p>0,00057346278300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imes.</text:p>
          </table:table-cell>
          <table:table-cell table:formula="of:=IF([.F679]&gt;[.F678];&quot;HIER!&quot;;&quot;&quot;)">
            <text:p/>
          </table:table-cell>
          <table:table-cell table:formula="of:=[.C679]*[.F679]" office:value-type="float" office:value="103056" calcext:value-type="float">
            <text:p>103056</text:p>
          </table:table-cell>
          <table:table-cell table:formula="of:=-[.F679]*([.C679]/[.$I$771])*(LOG([.C679];2)-32)" office:value-type="float" office:value="0.000542154475435387" calcext:value-type="float">
            <text:p>0,00054215447543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imes.</text:p>
          </table:table-cell>
          <table:table-cell table:formula="of:=IF([.F680]&gt;[.F679];&quot;HIER!&quot;;&quot;&quot;)" office:value-type="string" office:string-value="HIER!" calcext:value-type="string">
            <text:p>HIER!</text:p>
          </table:table-cell>
          <table:table-cell table:formula="of:=[.C680]*[.F680]" office:value-type="float" office:value="109319" calcext:value-type="float">
            <text:p>109319</text:p>
          </table:table-cell>
          <table:table-cell table:formula="of:=-[.F680]*([.C680]/[.$I$771])*(LOG([.C680];2)-32)" office:value-type="float" office:value="0.00057504859177408" calcext:value-type="float">
            <text:p>0,00057504859177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imes.</text:p>
          </table:table-cell>
          <table:table-cell table:formula="of:=IF([.F681]&gt;[.F680];&quot;HIER!&quot;;&quot;&quot;)">
            <text:p/>
          </table:table-cell>
          <table:table-cell table:formula="of:=[.C681]*[.F681]" office:value-type="float" office:value="106760" calcext:value-type="float">
            <text:p>106760</text:p>
          </table:table-cell>
          <table:table-cell table:formula="of:=-[.F681]*([.C681]/[.$I$771])*(LOG([.C681];2)-32)" office:value-type="float" office:value="0.000561534758577575" calcext:value-type="float">
            <text:p>0,00056153475857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imes.</text:p>
          </table:table-cell>
          <table:table-cell table:formula="of:=IF([.F682]&gt;[.F681];&quot;HIER!&quot;;&quot;&quot;)">
            <text:p/>
          </table:table-cell>
          <table:table-cell table:formula="of:=[.C682]*[.F682]" office:value-type="float" office:value="104193" calcext:value-type="float">
            <text:p>104193</text:p>
          </table:table-cell>
          <table:table-cell table:formula="of:=-[.F682]*([.C682]/[.$I$771])*(LOG([.C682];2)-32)" office:value-type="float" office:value="0.000547981456766384" calcext:value-type="float">
            <text:p>0,00054798145676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imes.</text:p>
          </table:table-cell>
          <table:table-cell table:formula="of:=IF([.F683]&gt;[.F682];&quot;HIER!&quot;;&quot;&quot;)">
            <text:p/>
          </table:table-cell>
          <table:table-cell table:formula="of:=[.C683]*[.F683]" office:value-type="float" office:value="103664" calcext:value-type="float">
            <text:p>103664</text:p>
          </table:table-cell>
          <table:table-cell table:formula="of:=-[.F683]*([.C683]/[.$I$771])*(LOG([.C683];2)-32)" office:value-type="float" office:value="0.00054514819624965" calcext:value-type="float">
            <text:p>0,0005451481962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imes.</text:p>
          </table:table-cell>
          <table:table-cell table:formula="of:=IF([.F684]&gt;[.F683];&quot;HIER!&quot;;&quot;&quot;)" office:value-type="string" office:string-value="HIER!" calcext:value-type="string">
            <text:p>HIER!</text:p>
          </table:table-cell>
          <table:table-cell table:formula="of:=[.C684]*[.F684]" office:value-type="float" office:value="107914" calcext:value-type="float">
            <text:p>107914</text:p>
          </table:table-cell>
          <table:table-cell table:formula="of:=-[.F684]*([.C684]/[.$I$771])*(LOG([.C684];2)-32)" office:value-type="float" office:value="0.00056744498266297" calcext:value-type="float">
            <text:p>0,00056744498266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imes.</text:p>
          </table:table-cell>
          <table:table-cell table:formula="of:=IF([.F685]&gt;[.F684];&quot;HIER!&quot;;&quot;&quot;)" office:value-type="string" office:string-value="HIER!" calcext:value-type="string">
            <text:p>HIER!</text:p>
          </table:table-cell>
          <table:table-cell table:formula="of:=[.C685]*[.F685]" office:value-type="float" office:value="110808" calcext:value-type="float">
            <text:p>110808</text:p>
          </table:table-cell>
          <table:table-cell table:formula="of:=-[.F685]*([.C685]/[.$I$771])*(LOG([.C685];2)-32)" office:value-type="float" office:value="0.000582608068019739" calcext:value-type="float">
            <text:p>0,0005826080680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imes.</text:p>
          </table:table-cell>
          <table:table-cell table:formula="of:=IF([.F686]&gt;[.F685];&quot;HIER!&quot;;&quot;&quot;)">
            <text:p/>
          </table:table-cell>
          <table:table-cell table:formula="of:=[.C686]*[.F686]" office:value-type="float" office:value="103435" calcext:value-type="float">
            <text:p>103435</text:p>
          </table:table-cell>
          <table:table-cell table:formula="of:=-[.F686]*([.C686]/[.$I$771])*(LOG([.C686];2)-32)" office:value-type="float" office:value="0.000543791432633135" calcext:value-type="float">
            <text:p>0,00054379143263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imes.</text:p>
          </table:table-cell>
          <table:table-cell table:formula="of:=IF([.F687]&gt;[.F686];&quot;HIER!&quot;;&quot;&quot;)" office:value-type="string" office:string-value="HIER!" calcext:value-type="string">
            <text:p>HIER!</text:p>
          </table:table-cell>
          <table:table-cell table:formula="of:=[.C687]*[.F687]" office:value-type="float" office:value="107702" calcext:value-type="float">
            <text:p>107702</text:p>
          </table:table-cell>
          <table:table-cell table:formula="of:=-[.F687]*([.C687]/[.$I$771])*(LOG([.C687];2)-32)" office:value-type="float" office:value="0.000566171663942201" calcext:value-type="float">
            <text:p>0,00056617166394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imes.</text:p>
          </table:table-cell>
          <table:table-cell table:formula="of:=IF([.F688]&gt;[.F687];&quot;HIER!&quot;;&quot;&quot;)">
            <text:p/>
          </table:table-cell>
          <table:table-cell table:formula="of:=[.C688]*[.F688]" office:value-type="float" office:value="102363" calcext:value-type="float">
            <text:p>102363</text:p>
          </table:table-cell>
          <table:table-cell table:formula="of:=-[.F688]*([.C688]/[.$I$771])*(LOG([.C688];2)-32)" office:value-type="float" office:value="0.000538055334747236" calcext:value-type="float">
            <text:p>0,00053805533474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imes.</text:p>
          </table:table-cell>
          <table:table-cell table:formula="of:=IF([.F689]&gt;[.F688];&quot;HIER!&quot;;&quot;&quot;)" office:value-type="string" office:string-value="HIER!" calcext:value-type="string">
            <text:p>HIER!</text:p>
          </table:table-cell>
          <table:table-cell table:formula="of:=[.C689]*[.F689]" office:value-type="float" office:value="103200" calcext:value-type="float">
            <text:p>103200</text:p>
          </table:table-cell>
          <table:table-cell table:formula="of:=-[.F689]*([.C689]/[.$I$771])*(LOG([.C689];2)-32)" office:value-type="float" office:value="0.000542404474065347" calcext:value-type="float">
            <text:p>0,00054240447406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imes.</text:p>
          </table:table-cell>
          <table:table-cell table:formula="of:=IF([.F690]&gt;[.F689];&quot;HIER!&quot;;&quot;&quot;)">
            <text:p/>
          </table:table-cell>
          <table:table-cell table:formula="of:=[.C690]*[.F690]" office:value-type="float" office:value="101972" calcext:value-type="float">
            <text:p>101972</text:p>
          </table:table-cell>
          <table:table-cell table:formula="of:=-[.F690]*([.C690]/[.$I$771])*(LOG([.C690];2)-32)" office:value-type="float" office:value="0.000535900531445862" calcext:value-type="float">
            <text:p>0,00053590053144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imes.</text:p>
          </table:table-cell>
          <table:table-cell table:formula="of:=IF([.F691]&gt;[.F690];&quot;HIER!&quot;;&quot;&quot;)" office:value-type="string" office:string-value="HIER!" calcext:value-type="string">
            <text:p>HIER!</text:p>
          </table:table-cell>
          <table:table-cell table:formula="of:=[.C691]*[.F691]" office:value-type="float" office:value="111090" calcext:value-type="float">
            <text:p>111090</text:p>
          </table:table-cell>
          <table:table-cell table:formula="of:=-[.F691]*([.C691]/[.$I$771])*(LOG([.C691];2)-32)" office:value-type="float" office:value="0.000583764870193665" calcext:value-type="float">
            <text:p>0,00058376487019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imes.</text:p>
          </table:table-cell>
          <table:table-cell table:formula="of:=IF([.F692]&gt;[.F691];&quot;HIER!&quot;;&quot;&quot;)">
            <text:p/>
          </table:table-cell>
          <table:table-cell table:formula="of:=[.C692]*[.F692]" office:value-type="float" office:value="107105" calcext:value-type="float">
            <text:p>107105</text:p>
          </table:table-cell>
          <table:table-cell table:formula="of:=-[.F692]*([.C692]/[.$I$771])*(LOG([.C692];2)-32)" office:value-type="float" office:value="0.000562772061619655" calcext:value-type="float">
            <text:p>0,000562772061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imes.</text:p>
          </table:table-cell>
          <table:table-cell table:formula="of:=IF([.F693]&gt;[.F692];&quot;HIER!&quot;;&quot;&quot;)">
            <text:p/>
          </table:table-cell>
          <table:table-cell table:formula="of:=[.C693]*[.F693]" office:value-type="float" office:value="103800" calcext:value-type="float">
            <text:p>103800</text:p>
          </table:table-cell>
          <table:table-cell table:formula="of:=-[.F693]*([.C693]/[.$I$771])*(LOG([.C693];2)-32)" office:value-type="float" office:value="0.000545355861534203" calcext:value-type="float">
            <text:p>0,00054535586153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imes.</text:p>
          </table:table-cell>
          <table:table-cell table:formula="of:=IF([.F694]&gt;[.F693];&quot;HIER!&quot;;&quot;&quot;)" office:value-type="string" office:string-value="HIER!" calcext:value-type="string">
            <text:p>HIER!</text:p>
          </table:table-cell>
          <table:table-cell table:formula="of:=[.C694]*[.F694]" office:value-type="float" office:value="114345" calcext:value-type="float">
            <text:p>114345</text:p>
          </table:table-cell>
          <table:table-cell table:formula="of:=-[.F694]*([.C694]/[.$I$771])*(LOG([.C694];2)-32)" office:value-type="float" office:value="0.000600702878719736" calcext:value-type="float">
            <text:p>0,0006007028787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imes.</text:p>
          </table:table-cell>
          <table:table-cell table:formula="of:=IF([.F695]&gt;[.F694];&quot;HIER!&quot;;&quot;&quot;)">
            <text:p/>
          </table:table-cell>
          <table:table-cell table:formula="of:=[.C695]*[.F695]" office:value-type="float" office:value="101324" calcext:value-type="float">
            <text:p>101324</text:p>
          </table:table-cell>
          <table:table-cell table:formula="of:=-[.F695]*([.C695]/[.$I$771])*(LOG([.C695];2)-32)" office:value-type="float" office:value="0.000532248954831008" calcext:value-type="float">
            <text:p>0,00053224895483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imes.</text:p>
          </table:table-cell>
          <table:table-cell table:formula="of:=IF([.F696]&gt;[.F695];&quot;HIER!&quot;;&quot;&quot;)" office:value-type="string" office:string-value="HIER!" calcext:value-type="string">
            <text:p>HIER!</text:p>
          </table:table-cell>
          <table:table-cell table:formula="of:=[.C696]*[.F696]" office:value-type="float" office:value="118150" calcext:value-type="float">
            <text:p>118150</text:p>
          </table:table-cell>
          <table:table-cell table:formula="of:=-[.F696]*([.C696]/[.$I$771])*(LOG([.C696];2)-32)" office:value-type="float" office:value="0.000620577788876085" calcext:value-type="float">
            <text:p>0,00062057778887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times.</text:p>
          </table:table-cell>
          <table:table-cell table:formula="of:=IF([.F697]&gt;[.F696];&quot;HIER!&quot;;&quot;&quot;)">
            <text:p/>
          </table:table-cell>
          <table:table-cell table:formula="of:=[.C697]*[.F697]" office:value-type="float" office:value="92568" calcext:value-type="float">
            <text:p>92568</text:p>
          </table:table-cell>
          <table:table-cell table:formula="of:=-[.F697]*([.C697]/[.$I$771])*(LOG([.C697];2)-32)" office:value-type="float" office:value="0.000486164727824804" calcext:value-type="float">
            <text:p>0,00048616472782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imes.</text:p>
          </table:table-cell>
          <table:table-cell table:formula="of:=IF([.F698]&gt;[.F697];&quot;HIER!&quot;;&quot;&quot;)" office:value-type="string" office:string-value="HIER!" calcext:value-type="string">
            <text:p>HIER!</text:p>
          </table:table-cell>
          <table:table-cell table:formula="of:=[.C698]*[.F698]" office:value-type="float" office:value="108035" calcext:value-type="float">
            <text:p>108035</text:p>
          </table:table-cell>
          <table:table-cell table:formula="of:=-[.F698]*([.C698]/[.$I$771])*(LOG([.C698];2)-32)" office:value-type="float" office:value="0.000567344907002199" calcext:value-type="float">
            <text:p>0,00056734490700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imes.</text:p>
          </table:table-cell>
          <table:table-cell table:formula="of:=IF([.F699]&gt;[.F698];&quot;HIER!&quot;;&quot;&quot;)">
            <text:p/>
          </table:table-cell>
          <table:table-cell table:formula="of:=[.C699]*[.F699]" office:value-type="float" office:value="107492" calcext:value-type="float">
            <text:p>107492</text:p>
          </table:table-cell>
          <table:table-cell table:formula="of:=-[.F699]*([.C699]/[.$I$771])*(LOG([.C699];2)-32)" office:value-type="float" office:value="0.000564441580755699" calcext:value-type="float">
            <text:p>0,00056444158075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imes.</text:p>
          </table:table-cell>
          <table:table-cell table:formula="of:=IF([.F700]&gt;[.F699];&quot;HIER!&quot;;&quot;&quot;)">
            <text:p/>
          </table:table-cell>
          <table:table-cell table:formula="of:=[.C700]*[.F700]" office:value-type="float" office:value="104850" calcext:value-type="float">
            <text:p>104850</text:p>
          </table:table-cell>
          <table:table-cell table:formula="of:=-[.F700]*([.C700]/[.$I$771])*(LOG([.C700];2)-32)" office:value-type="float" office:value="0.000550517990377821" calcext:value-type="float">
            <text:p>0,00055051799037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times.</text:p>
          </table:table-cell>
          <table:table-cell table:formula="of:=IF([.F701]&gt;[.F700];&quot;HIER!&quot;;&quot;&quot;)" office:value-type="string" office:string-value="HIER!" calcext:value-type="string">
            <text:p>HIER!</text:p>
          </table:table-cell>
          <table:table-cell table:formula="of:=[.C701]*[.F701]" office:value-type="float" office:value="113400" calcext:value-type="float">
            <text:p>113400</text:p>
          </table:table-cell>
          <table:table-cell table:formula="of:=-[.F701]*([.C701]/[.$I$771])*(LOG([.C701];2)-32)" office:value-type="float" office:value="0.000595355560052724" calcext:value-type="float">
            <text:p>0,00059535556005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imes.</text:p>
          </table:table-cell>
          <table:table-cell table:formula="of:=IF([.F702]&gt;[.F701];&quot;HIER!&quot;;&quot;&quot;)">
            <text:p/>
          </table:table-cell>
          <table:table-cell table:formula="of:=[.C702]*[.F702]" office:value-type="float" office:value="94635" calcext:value-type="float">
            <text:p>94635</text:p>
          </table:table-cell>
          <table:table-cell table:formula="of:=-[.F702]*([.C702]/[.$I$771])*(LOG([.C702];2)-32)" office:value-type="float" office:value="0.000496793010633067" calcext:value-type="float">
            <text:p>0,00049679301063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imes.</text:p>
          </table:table-cell>
          <table:table-cell table:formula="of:=IF([.F703]&gt;[.F702];&quot;HIER!&quot;;&quot;&quot;)" office:value-type="string" office:string-value="HIER!" calcext:value-type="string">
            <text:p>HIER!</text:p>
          </table:table-cell>
          <table:table-cell table:formula="of:=[.C703]*[.F703]" office:value-type="float" office:value="116532" calcext:value-type="float">
            <text:p>116532</text:p>
          </table:table-cell>
          <table:table-cell table:formula="of:=-[.F703]*([.C703]/[.$I$771])*(LOG([.C703];2)-32)" office:value-type="float" office:value="0.000611687034453142" calcext:value-type="float">
            <text:p>0,00061168703445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imes.</text:p>
          </table:table-cell>
          <table:table-cell table:formula="of:=IF([.F704]&gt;[.F703];&quot;HIER!&quot;;&quot;&quot;)">
            <text:p/>
          </table:table-cell>
          <table:table-cell table:formula="of:=[.C704]*[.F704]" office:value-type="float" office:value="106153" calcext:value-type="float">
            <text:p>106153</text:p>
          </table:table-cell>
          <table:table-cell table:formula="of:=-[.F704]*([.C704]/[.$I$771])*(LOG([.C704];2)-32)" office:value-type="float" office:value="0.000557155964789869" calcext:value-type="float">
            <text:p>0,0005571559647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imes.</text:p>
          </table:table-cell>
          <table:table-cell table:formula="of:=IF([.F705]&gt;[.F704];&quot;HIER!&quot;;&quot;&quot;)">
            <text:p/>
          </table:table-cell>
          <table:table-cell table:formula="of:=[.C705]*[.F705]" office:value-type="float" office:value="102080" calcext:value-type="float">
            <text:p>102080</text:p>
          </table:table-cell>
          <table:table-cell table:formula="of:=-[.F705]*([.C705]/[.$I$771])*(LOG([.C705];2)-32)" office:value-type="float" office:value="0.000535729625348352" calcext:value-type="float">
            <text:p>0,00053572962534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imes.</text:p>
          </table:table-cell>
          <table:table-cell table:formula="of:=IF([.F706]&gt;[.F705];&quot;HIER!&quot;;&quot;&quot;)" office:value-type="string" office:string-value="HIER!" calcext:value-type="string">
            <text:p>HIER!</text:p>
          </table:table-cell>
          <table:table-cell table:formula="of:=[.C706]*[.F706]" office:value-type="float" office:value="107160" calcext:value-type="float">
            <text:p>107160</text:p>
          </table:table-cell>
          <table:table-cell table:formula="of:=-[.F706]*([.C706]/[.$I$771])*(LOG([.C706];2)-32)" office:value-type="float" office:value="0.000562339057780061" calcext:value-type="float">
            <text:p>0,0005623390577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imes.</text:p>
          </table:table-cell>
          <table:table-cell table:formula="of:=IF([.F707]&gt;[.F706];&quot;HIER!&quot;;&quot;&quot;)" office:value-type="string" office:string-value="HIER!" calcext:value-type="string">
            <text:p>HIER!</text:p>
          </table:table-cell>
          <table:table-cell table:formula="of:=[.C707]*[.F707]" office:value-type="float" office:value="110136" calcext:value-type="float">
            <text:p>110136</text:p>
          </table:table-cell>
          <table:table-cell table:formula="of:=-[.F707]*([.C707]/[.$I$771])*(LOG([.C707];2)-32)" office:value-type="float" office:value="0.000577903650613829" calcext:value-type="float">
            <text:p>0,00057790365061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imes.</text:p>
          </table:table-cell>
          <table:table-cell table:formula="of:=IF([.F708]&gt;[.F707];&quot;HIER!&quot;;&quot;&quot;)" office:value-type="string" office:string-value="HIER!" calcext:value-type="string">
            <text:p>HIER!</text:p>
          </table:table-cell>
          <table:table-cell table:formula="of:=[.C708]*[.F708]" office:value-type="float" office:value="115241" calcext:value-type="float">
            <text:p>115241</text:p>
          </table:table-cell>
          <table:table-cell table:formula="of:=-[.F708]*([.C708]/[.$I$771])*(LOG([.C708];2)-32)" office:value-type="float" office:value="0.000604635724318996" calcext:value-type="float">
            <text:p>0,00060463572431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imes.</text:p>
          </table:table-cell>
          <table:table-cell table:formula="of:=IF([.F709]&gt;[.F708];&quot;HIER!&quot;;&quot;&quot;)">
            <text:p/>
          </table:table-cell>
          <table:table-cell table:formula="of:=[.C709]*[.F709]" office:value-type="float" office:value="107616" calcext:value-type="float">
            <text:p>107616</text:p>
          </table:table-cell>
          <table:table-cell table:formula="of:=-[.F709]*([.C709]/[.$I$771])*(LOG([.C709];2)-32)" office:value-type="float" office:value="0.000564578492455713" calcext:value-type="float">
            <text:p>0,00056457849245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imes.</text:p>
          </table:table-cell>
          <table:table-cell table:formula="of:=IF([.F710]&gt;[.F709];&quot;HIER!&quot;;&quot;&quot;)" office:value-type="string" office:string-value="HIER!" calcext:value-type="string">
            <text:p>HIER!</text:p>
          </table:table-cell>
          <table:table-cell table:formula="of:=[.C710]*[.F710]" office:value-type="float" office:value="110604" calcext:value-type="float">
            <text:p>110604</text:p>
          </table:table-cell>
          <table:table-cell table:formula="of:=-[.F710]*([.C710]/[.$I$771])*(LOG([.C710];2)-32)" office:value-type="float" office:value="0.000580201795428535" calcext:value-type="float">
            <text:p>0,00058020179542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imes.</text:p>
          </table:table-cell>
          <table:table-cell table:formula="of:=IF([.F711]&gt;[.F710];&quot;HIER!&quot;;&quot;&quot;)">
            <text:p/>
          </table:table-cell>
          <table:table-cell table:formula="of:=[.C711]*[.F711]" office:value-type="float" office:value="95140" calcext:value-type="float">
            <text:p>95140</text:p>
          </table:table-cell>
          <table:table-cell table:formula="of:=-[.F711]*([.C711]/[.$I$771])*(LOG([.C711];2)-32)" office:value-type="float" office:value="0.000499036354036709" calcext:value-type="float">
            <text:p>0,00049903635403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imes.</text:p>
          </table:table-cell>
          <table:table-cell table:formula="of:=IF([.F712]&gt;[.F711];&quot;HIER!&quot;;&quot;&quot;)" office:value-type="string" office:string-value="HIER!" calcext:value-type="string">
            <text:p>HIER!</text:p>
          </table:table-cell>
          <table:table-cell table:formula="of:=[.C712]*[.F712]" office:value-type="float" office:value="104517" calcext:value-type="float">
            <text:p>104517</text:p>
          </table:table-cell>
          <table:table-cell table:formula="of:=-[.F712]*([.C712]/[.$I$771])*(LOG([.C712];2)-32)" office:value-type="float" office:value="0.000548171972894815" calcext:value-type="float">
            <text:p>0,00054817197289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imes.</text:p>
          </table:table-cell>
          <table:table-cell table:formula="of:=IF([.F713]&gt;[.F712];&quot;HIER!&quot;;&quot;&quot;)" office:value-type="string" office:string-value="HIER!" calcext:value-type="string">
            <text:p>HIER!</text:p>
          </table:table-cell>
          <table:table-cell table:formula="of:=[.C713]*[.F713]" office:value-type="float" office:value="118192" calcext:value-type="float">
            <text:p>118192</text:p>
          </table:table-cell>
          <table:table-cell table:formula="of:=-[.F713]*([.C713]/[.$I$771])*(LOG([.C713];2)-32)" office:value-type="float" office:value="0.000619838972186488" calcext:value-type="float">
            <text:p>0,00061983897218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imes.</text:p>
          </table:table-cell>
          <table:table-cell table:formula="of:=IF([.F714]&gt;[.F713];&quot;HIER!&quot;;&quot;&quot;)">
            <text:p/>
          </table:table-cell>
          <table:table-cell table:formula="of:=[.C714]*[.F714]" office:value-type="float" office:value="96968" calcext:value-type="float">
            <text:p>96968</text:p>
          </table:table-cell>
          <table:table-cell table:formula="of:=-[.F714]*([.C714]/[.$I$771])*(LOG([.C714];2)-32)" office:value-type="float" office:value="0.000508487396039876" calcext:value-type="float">
            <text:p>0,0005084873960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imes.</text:p>
          </table:table-cell>
          <table:table-cell table:formula="of:=IF([.F715]&gt;[.F714];&quot;HIER!&quot;;&quot;&quot;)" office:value-type="string" office:string-value="HIER!" calcext:value-type="string">
            <text:p>HIER!</text:p>
          </table:table-cell>
          <table:table-cell table:formula="of:=[.C715]*[.F715]" office:value-type="float" office:value="114954" calcext:value-type="float">
            <text:p>114954</text:p>
          </table:table-cell>
          <table:table-cell table:formula="of:=-[.F715]*([.C715]/[.$I$771])*(LOG([.C715];2)-32)" office:value-type="float" office:value="0.000602749488206766" calcext:value-type="float">
            <text:p>0,00060274948820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imes.</text:p>
          </table:table-cell>
          <table:table-cell table:formula="of:=IF([.F716]&gt;[.F715];&quot;HIER!&quot;;&quot;&quot;)">
            <text:p/>
          </table:table-cell>
          <table:table-cell table:formula="of:=[.C716]*[.F716]" office:value-type="float" office:value="102245" calcext:value-type="float">
            <text:p>102245</text:p>
          </table:table-cell>
          <table:table-cell table:formula="of:=-[.F716]*([.C716]/[.$I$771])*(LOG([.C716];2)-32)" office:value-type="float" office:value="0.000536063084637126" calcext:value-type="float">
            <text:p>0,00053606308463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imes.</text:p>
          </table:table-cell>
          <table:table-cell table:formula="of:=IF([.F717]&gt;[.F716];&quot;HIER!&quot;;&quot;&quot;)" office:value-type="string" office:string-value="HIER!" calcext:value-type="string">
            <text:p>HIER!</text:p>
          </table:table-cell>
          <table:table-cell table:formula="of:=[.C717]*[.F717]" office:value-type="float" office:value="108832" calcext:value-type="float">
            <text:p>108832</text:p>
          </table:table-cell>
          <table:table-cell table:formula="of:=-[.F717]*([.C717]/[.$I$771])*(LOG([.C717];2)-32)" office:value-type="float" office:value="0.00057054715261999" calcext:value-type="float">
            <text:p>0,000570547152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imes.</text:p>
          </table:table-cell>
          <table:table-cell table:formula="of:=IF([.F718]&gt;[.F717];&quot;HIER!&quot;;&quot;&quot;)">
            <text:p/>
          </table:table-cell>
          <table:table-cell table:formula="of:=[.C718]*[.F718]" office:value-type="float" office:value="105399" calcext:value-type="float">
            <text:p>105399</text:p>
          </table:table-cell>
          <table:table-cell table:formula="of:=-[.F718]*([.C718]/[.$I$771])*(LOG([.C718];2)-32)" office:value-type="float" office:value="0.000552500383158244" calcext:value-type="float">
            <text:p>0,00055250038315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imes.</text:p>
          </table:table-cell>
          <table:table-cell table:formula="of:=IF([.F719]&gt;[.F718];&quot;HIER!&quot;;&quot;&quot;)">
            <text:p/>
          </table:table-cell>
          <table:table-cell table:formula="of:=[.C719]*[.F719]" office:value-type="float" office:value="101956" calcext:value-type="float">
            <text:p>101956</text:p>
          </table:table-cell>
          <table:table-cell table:formula="of:=-[.F719]*([.C719]/[.$I$771])*(LOG([.C719];2)-32)" office:value-type="float" office:value="0.000534404483975735" calcext:value-type="float">
            <text:p>0,00053440448397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imes.</text:p>
          </table:table-cell>
          <table:table-cell table:formula="of:=IF([.F720]&gt;[.F719];&quot;HIER!&quot;;&quot;&quot;)" office:value-type="string" office:string-value="HIER!" calcext:value-type="string">
            <text:p>HIER!</text:p>
          </table:table-cell>
          <table:table-cell table:formula="of:=[.C720]*[.F720]" office:value-type="float" office:value="107850" calcext:value-type="float">
            <text:p>107850</text:p>
          </table:table-cell>
          <table:table-cell table:formula="of:=-[.F720]*([.C720]/[.$I$771])*(LOG([.C720];2)-32)" office:value-type="float" office:value="0.00056524758633846" calcext:value-type="float">
            <text:p>0,00056524758633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imes.</text:p>
          </table:table-cell>
          <table:table-cell table:formula="of:=IF([.F721]&gt;[.F720];&quot;HIER!&quot;;&quot;&quot;)">
            <text:p/>
          </table:table-cell>
          <table:table-cell table:formula="of:=[.C721]*[.F721]" office:value-type="float" office:value="104400" calcext:value-type="float">
            <text:p>104400</text:p>
          </table:table-cell>
          <table:table-cell table:formula="of:=-[.F721]*([.C721]/[.$I$771])*(LOG([.C721];2)-32)" office:value-type="float" office:value="0.000547117212960306" calcext:value-type="float">
            <text:p>0,0005471172129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imes.</text:p>
          </table:table-cell>
          <table:table-cell table:formula="of:=IF([.F722]&gt;[.F721];&quot;HIER!&quot;;&quot;&quot;)" office:value-type="string" office:string-value="HIER!" calcext:value-type="string">
            <text:p>HIER!</text:p>
          </table:table-cell>
          <table:table-cell table:formula="of:=[.C722]*[.F722]" office:value-type="float" office:value="109592" calcext:value-type="float">
            <text:p>109592</text:p>
          </table:table-cell>
          <table:table-cell table:formula="of:=-[.F722]*([.C722]/[.$I$771])*(LOG([.C722];2)-32)" office:value-type="float" office:value="0.000574275244401488" calcext:value-type="float">
            <text:p>0,00057427524440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imes.</text:p>
          </table:table-cell>
          <table:table-cell table:formula="of:=IF([.F723]&gt;[.F722];&quot;HIER!&quot;;&quot;&quot;)">
            <text:p/>
          </table:table-cell>
          <table:table-cell table:formula="of:=[.C723]*[.F723]" office:value-type="float" office:value="103246" calcext:value-type="float">
            <text:p>103246</text:p>
          </table:table-cell>
          <table:table-cell table:formula="of:=-[.F723]*([.C723]/[.$I$771])*(LOG([.C723];2)-32)" office:value-type="float" office:value="0.000540973374595402" calcext:value-type="float">
            <text:p>0,00054097337459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imes.</text:p>
          </table:table-cell>
          <table:table-cell table:formula="of:=IF([.F724]&gt;[.F723];&quot;HIER!&quot;;&quot;&quot;)">
            <text:p/>
          </table:table-cell>
          <table:table-cell table:formula="of:=[.C724]*[.F724]" office:value-type="float" office:value="100497" calcext:value-type="float">
            <text:p>100497</text:p>
          </table:table-cell>
          <table:table-cell table:formula="of:=-[.F724]*([.C724]/[.$I$771])*(LOG([.C724];2)-32)" office:value-type="float" office:value="0.000526522841291019" calcext:value-type="float">
            <text:p>0,00052652284129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imes.</text:p>
          </table:table-cell>
          <table:table-cell table:formula="of:=IF([.F725]&gt;[.F724];&quot;HIER!&quot;;&quot;&quot;)" office:value-type="string" office:string-value="HIER!" calcext:value-type="string">
            <text:p>HIER!</text:p>
          </table:table-cell>
          <table:table-cell table:formula="of:=[.C725]*[.F725]" office:value-type="float" office:value="124528" calcext:value-type="float">
            <text:p>124528</text:p>
          </table:table-cell>
          <table:table-cell table:formula="of:=-[.F725]*([.C725]/[.$I$771])*(LOG([.C725];2)-32)" office:value-type="float" office:value="0.000652367992180703" calcext:value-type="float">
            <text:p>0,00065236799218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imes.</text:p>
          </table:table-cell>
          <table:table-cell table:formula="of:=IF([.F726]&gt;[.F725];&quot;HIER!&quot;;&quot;&quot;)">
            <text:p/>
          </table:table-cell>
          <table:table-cell table:formula="of:=[.C726]*[.F726]" office:value-type="float" office:value="105125" calcext:value-type="float">
            <text:p>105125</text:p>
          </table:table-cell>
          <table:table-cell table:formula="of:=-[.F726]*([.C726]/[.$I$771])*(LOG([.C726];2)-32)" office:value-type="float" office:value="0.000550672264289378" calcext:value-type="float">
            <text:p>0,0005506722642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imes.</text:p>
          </table:table-cell>
          <table:table-cell table:formula="of:=IF([.F727]&gt;[.F726];&quot;HIER!&quot;;&quot;&quot;)">
            <text:p/>
          </table:table-cell>
          <table:table-cell table:formula="of:=[.C727]*[.F727]" office:value-type="float" office:value="103092" calcext:value-type="float">
            <text:p>103092</text:p>
          </table:table-cell>
          <table:table-cell table:formula="of:=-[.F727]*([.C727]/[.$I$771])*(LOG([.C727];2)-32)" office:value-type="float" office:value="0.000539975147000175" calcext:value-type="float">
            <text:p>0,00053997514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imes.</text:p>
          </table:table-cell>
          <table:table-cell table:formula="of:=IF([.F728]&gt;[.F727];&quot;HIER!&quot;;&quot;&quot;)" office:value-type="string" office:string-value="HIER!" calcext:value-type="string">
            <text:p>HIER!</text:p>
          </table:table-cell>
          <table:table-cell table:formula="of:=[.C728]*[.F728]" office:value-type="float" office:value="113412" calcext:value-type="float">
            <text:p>113412</text:p>
          </table:table-cell>
          <table:table-cell table:formula="of:=-[.F728]*([.C728]/[.$I$771])*(LOG([.C728];2)-32)" office:value-type="float" office:value="0.000593976792890316" calcext:value-type="float">
            <text:p>0,000593976792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imes.</text:p>
          </table:table-cell>
          <table:table-cell table:formula="of:=IF([.F729]&gt;[.F728];&quot;HIER!&quot;;&quot;&quot;)">
            <text:p/>
          </table:table-cell>
          <table:table-cell table:formula="of:=[.C729]*[.F729]" office:value-type="float" office:value="101920" calcext:value-type="float">
            <text:p>101920</text:p>
          </table:table-cell>
          <table:table-cell table:formula="of:=-[.F729]*([.C729]/[.$I$771])*(LOG([.C729];2)-32)" office:value-type="float" office:value="0.000533742264441901" calcext:value-type="float">
            <text:p>0,00053374226444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imes.</text:p>
          </table:table-cell>
          <table:table-cell table:formula="of:=IF([.F730]&gt;[.F729];&quot;HIER!&quot;;&quot;&quot;)" office:value-type="string" office:string-value="HIER!" calcext:value-type="string">
            <text:p>HIER!</text:p>
          </table:table-cell>
          <table:table-cell table:formula="of:=[.C730]*[.F730]" office:value-type="float" office:value="107892" calcext:value-type="float">
            <text:p>107892</text:p>
          </table:table-cell>
          <table:table-cell table:formula="of:=-[.F730]*([.C730]/[.$I$771])*(LOG([.C730];2)-32)" office:value-type="float" office:value="0.000564967131994934" calcext:value-type="float">
            <text:p>0,00056496713199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imes.</text:p>
          </table:table-cell>
          <table:table-cell table:formula="of:=IF([.F731]&gt;[.F730];&quot;HIER!&quot;;&quot;&quot;)" office:value-type="string" office:string-value="HIER!" calcext:value-type="string">
            <text:p>HIER!</text:p>
          </table:table-cell>
          <table:table-cell table:formula="of:=[.C731]*[.F731]" office:value-type="float" office:value="109500" calcext:value-type="float">
            <text:p>109500</text:p>
          </table:table-cell>
          <table:table-cell table:formula="of:=-[.F731]*([.C731]/[.$I$771])*(LOG([.C731];2)-32)" office:value-type="float" office:value="0.000573336864917649" calcext:value-type="float">
            <text:p>0,00057333686491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imes.</text:p>
          </table:table-cell>
          <table:table-cell table:formula="of:=IF([.F732]&gt;[.F731];&quot;HIER!&quot;;&quot;&quot;)">
            <text:p/>
          </table:table-cell>
          <table:table-cell table:formula="of:=[.C732]*[.F732]" office:value-type="float" office:value="109650" calcext:value-type="float">
            <text:p>109650</text:p>
          </table:table-cell>
          <table:table-cell table:formula="of:=-[.F732]*([.C732]/[.$I$771])*(LOG([.C732];2)-32)" office:value-type="float" office:value="0.000574071837846147" calcext:value-type="float">
            <text:p>0,00057407183784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imes.</text:p>
          </table:table-cell>
          <table:table-cell table:formula="of:=IF([.F733]&gt;[.F732];&quot;HIER!&quot;;&quot;&quot;)">
            <text:p/>
          </table:table-cell>
          <table:table-cell table:formula="of:=[.C733]*[.F733]" office:value-type="float" office:value="106140" calcext:value-type="float">
            <text:p>106140</text:p>
          </table:table-cell>
          <table:table-cell table:formula="of:=-[.F733]*([.C733]/[.$I$771])*(LOG([.C733];2)-32)" office:value-type="float" office:value="0.000555646517119494" calcext:value-type="float">
            <text:p>0,00055564651711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imes.</text:p>
          </table:table-cell>
          <table:table-cell table:formula="of:=IF([.F734]&gt;[.F733];&quot;HIER!&quot;;&quot;&quot;)">
            <text:p/>
          </table:table-cell>
          <table:table-cell table:formula="of:=[.C734]*[.F734]" office:value-type="float" office:value="104819" calcext:value-type="float">
            <text:p>104819</text:p>
          </table:table-cell>
          <table:table-cell table:formula="of:=-[.F734]*([.C734]/[.$I$771])*(LOG([.C734];2)-32)" office:value-type="float" office:value="0.000548682970089187" calcext:value-type="float">
            <text:p>0,0005486829700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imes.</text:p>
          </table:table-cell>
          <table:table-cell table:formula="of:=IF([.F735]&gt;[.F734];&quot;HIER!&quot;;&quot;&quot;)">
            <text:p/>
          </table:table-cell>
          <table:table-cell table:formula="of:=[.C735]*[.F735]" office:value-type="float" office:value="103494" calcext:value-type="float">
            <text:p>103494</text:p>
          </table:table-cell>
          <table:table-cell table:formula="of:=-[.F735]*([.C735]/[.$I$771])*(LOG([.C735];2)-32)" office:value-type="float" office:value="0.000541699762839881" calcext:value-type="float">
            <text:p>0,0005416997628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imes.</text:p>
          </table:table-cell>
          <table:table-cell table:formula="of:=IF([.F736]&gt;[.F735];&quot;HIER!&quot;;&quot;&quot;)">
            <text:p/>
          </table:table-cell>
          <table:table-cell table:formula="of:=[.C736]*[.F736]" office:value-type="float" office:value="102165" calcext:value-type="float">
            <text:p>102165</text:p>
          </table:table-cell>
          <table:table-cell table:formula="of:=-[.F736]*([.C736]/[.$I$771])*(LOG([.C736];2)-32)" office:value-type="float" office:value="0.000534696898207913" calcext:value-type="float">
            <text:p>0,00053469689820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imes.</text:p>
          </table:table-cell>
          <table:table-cell table:formula="of:=IF([.F737]&gt;[.F736];&quot;HIER!&quot;;&quot;&quot;)" office:value-type="string" office:string-value="HIER!" calcext:value-type="string">
            <text:p>HIER!</text:p>
          </table:table-cell>
          <table:table-cell table:formula="of:=[.C737]*[.F737]" office:value-type="float" office:value="109664" calcext:value-type="float">
            <text:p>109664</text:p>
          </table:table-cell>
          <table:table-cell table:formula="of:=-[.F737]*([.C737]/[.$I$771])*(LOG([.C737];2)-32)" office:value-type="float" office:value="0.000573894032661562" calcext:value-type="float">
            <text:p>0,00057389403266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imes.</text:p>
          </table:table-cell>
          <table:table-cell table:formula="of:=IF([.F738]&gt;[.F737];&quot;HIER!&quot;;&quot;&quot;)" office:value-type="string" office:string-value="HIER!" calcext:value-type="string">
            <text:p>HIER!</text:p>
          </table:table-cell>
          <table:table-cell table:formula="of:=[.C738]*[.F738]" office:value-type="float" office:value="112761" calcext:value-type="float">
            <text:p>112761</text:p>
          </table:table-cell>
          <table:table-cell table:formula="of:=-[.F738]*([.C738]/[.$I$771])*(LOG([.C738];2)-32)" office:value-type="float" office:value="0.000590049835863903" calcext:value-type="float">
            <text:p>0,00059004983586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imes.</text:p>
          </table:table-cell>
          <table:table-cell table:formula="of:=IF([.F739]&gt;[.F738];&quot;HIER!&quot;;&quot;&quot;)">
            <text:p/>
          </table:table-cell>
          <table:table-cell table:formula="of:=[.C739]*[.F739]" office:value-type="float" office:value="97416" calcext:value-type="float">
            <text:p>97416</text:p>
          </table:table-cell>
          <table:table-cell table:formula="of:=-[.F739]*([.C739]/[.$I$771])*(LOG([.C739];2)-32)" office:value-type="float" office:value="0.000509708956810092" calcext:value-type="float">
            <text:p>0,0005097089568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imes.</text:p>
          </table:table-cell>
          <table:table-cell table:formula="of:=IF([.F740]&gt;[.F739];&quot;HIER!&quot;;&quot;&quot;)" office:value-type="string" office:string-value="HIER!" calcext:value-type="string">
            <text:p>HIER!</text:p>
          </table:table-cell>
          <table:table-cell table:formula="of:=[.C740]*[.F740]" office:value-type="float" office:value="113067" calcext:value-type="float">
            <text:p>113067</text:p>
          </table:table-cell>
          <table:table-cell table:formula="of:=-[.F740]*([.C740]/[.$I$771])*(LOG([.C740];2)-32)" office:value-type="float" office:value="0.000591548130739098" calcext:value-type="float">
            <text:p>0,00059154813073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imes.</text:p>
          </table:table-cell>
          <table:table-cell table:formula="of:=IF([.F741]&gt;[.F740];&quot;HIER!&quot;;&quot;&quot;)">
            <text:p/>
          </table:table-cell>
          <table:table-cell table:formula="of:=[.C741]*[.F741]" office:value-type="float" office:value="104340" calcext:value-type="float">
            <text:p>104340</text:p>
          </table:table-cell>
          <table:table-cell table:formula="of:=-[.F741]*([.C741]/[.$I$771])*(LOG([.C741];2)-32)" office:value-type="float" office:value="0.000545842493514001" calcext:value-type="float">
            <text:p>0,00054584249351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imes.</text:p>
          </table:table-cell>
          <table:table-cell table:formula="of:=IF([.F742]&gt;[.F741];&quot;HIER!&quot;;&quot;&quot;)" office:value-type="string" office:string-value="HIER!" calcext:value-type="string">
            <text:p>HIER!</text:p>
          </table:table-cell>
          <table:table-cell table:formula="of:=[.C742]*[.F742]" office:value-type="float" office:value="115596" calcext:value-type="float">
            <text:p>115596</text:p>
          </table:table-cell>
          <table:table-cell table:formula="of:=-[.F742]*([.C742]/[.$I$771])*(LOG([.C742];2)-32)" office:value-type="float" office:value="0.000604674503268761" calcext:value-type="float">
            <text:p>0,00060467450326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imes.</text:p>
          </table:table-cell>
          <table:table-cell table:formula="of:=IF([.F743]&gt;[.F742];&quot;HIER!&quot;;&quot;&quot;)">
            <text:p/>
          </table:table-cell>
          <table:table-cell table:formula="of:=[.C743]*[.F743]" office:value-type="float" office:value="106106" calcext:value-type="float">
            <text:p>106106</text:p>
          </table:table-cell>
          <table:table-cell table:formula="of:=-[.F743]*([.C743]/[.$I$771])*(LOG([.C743];2)-32)" office:value-type="float" office:value="0.000554984917605359" calcext:value-type="float">
            <text:p>0,00055498491760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imes.</text:p>
          </table:table-cell>
          <table:table-cell table:formula="of:=IF([.F744]&gt;[.F743];&quot;HIER!&quot;;&quot;&quot;)">
            <text:p/>
          </table:table-cell>
          <table:table-cell table:formula="of:=[.C744]*[.F744]" office:value-type="float" office:value="99562" calcext:value-type="float">
            <text:p>99562</text:p>
          </table:table-cell>
          <table:table-cell table:formula="of:=-[.F744]*([.C744]/[.$I$771])*(LOG([.C744];2)-32)" office:value-type="float" office:value="0.00052071163933854" calcext:value-type="float">
            <text:p>0,00052071163933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times.</text:p>
          </table:table-cell>
          <table:table-cell table:formula="of:=IF([.F745]&gt;[.F744];&quot;HIER!&quot;;&quot;&quot;)" office:value-type="string" office:string-value="HIER!" calcext:value-type="string">
            <text:p>HIER!</text:p>
          </table:table-cell>
          <table:table-cell table:formula="of:=[.C745]*[.F745]" office:value-type="float" office:value="113832" calcext:value-type="float">
            <text:p>113832</text:p>
          </table:table-cell>
          <table:table-cell table:formula="of:=-[.F745]*([.C745]/[.$I$771])*(LOG([.C745];2)-32)" office:value-type="float" office:value="0.000595292652541294" calcext:value-type="float">
            <text:p>0,000595292652541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imes.</text:p>
          </table:table-cell>
          <table:table-cell table:formula="of:=IF([.F746]&gt;[.F745];&quot;HIER!&quot;;&quot;&quot;)" office:value-type="string" office:string-value="HIER!" calcext:value-type="string">
            <text:p>HIER!</text:p>
          </table:table-cell>
          <table:table-cell table:formula="of:=[.C746]*[.F746]" office:value-type="float" office:value="115475" calcext:value-type="float">
            <text:p>115475</text:p>
          </table:table-cell>
          <table:table-cell table:formula="of:=-[.F746]*([.C746]/[.$I$771])*(LOG([.C746];2)-32)" office:value-type="float" office:value="0.000603832739485082" calcext:value-type="float">
            <text:p>0,00060383273948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imes.</text:p>
          </table:table-cell>
          <table:table-cell table:formula="of:=IF([.F747]&gt;[.F746];&quot;HIER!&quot;;&quot;&quot;)">
            <text:p/>
          </table:table-cell>
          <table:table-cell table:formula="of:=[.C747]*[.F747]" office:value-type="float" office:value="101456" calcext:value-type="float">
            <text:p>101456</text:p>
          </table:table-cell>
          <table:table-cell table:formula="of:=-[.F747]*([.C747]/[.$I$771])*(LOG([.C747];2)-32)" office:value-type="float" office:value="0.000530479979618496" calcext:value-type="float">
            <text:p>0,00053047997961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imes.</text:p>
          </table:table-cell>
          <table:table-cell table:formula="of:=IF([.F748]&gt;[.F747];&quot;HIER!&quot;;&quot;&quot;)" office:value-type="string" office:string-value="HIER!" calcext:value-type="string">
            <text:p>HIER!</text:p>
          </table:table-cell>
          <table:table-cell table:formula="of:=[.C748]*[.F748]" office:value-type="float" office:value="112797" calcext:value-type="float">
            <text:p>112797</text:p>
          </table:table-cell>
          <table:table-cell table:formula="of:=-[.F748]*([.C748]/[.$I$771])*(LOG([.C748];2)-32)" office:value-type="float" office:value="0.000589727574697387" calcext:value-type="float">
            <text:p>0,00058972757469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imes.</text:p>
          </table:table-cell>
          <table:table-cell table:formula="of:=IF([.F749]&gt;[.F748];&quot;HIER!&quot;;&quot;&quot;)">
            <text:p/>
          </table:table-cell>
          <table:table-cell table:formula="of:=[.C749]*[.F749]" office:value-type="float" office:value="109956" calcext:value-type="float">
            <text:p>109956</text:p>
          </table:table-cell>
          <table:table-cell table:formula="of:=-[.F749]*([.C749]/[.$I$771])*(LOG([.C749];2)-32)" office:value-type="float" office:value="0.000574824789717932" calcext:value-type="float">
            <text:p>0,00057482478971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imes.</text:p>
          </table:table-cell>
          <table:table-cell table:formula="of:=IF([.F750]&gt;[.F749];&quot;HIER!&quot;;&quot;&quot;)">
            <text:p/>
          </table:table-cell>
          <table:table-cell table:formula="of:=[.C750]*[.F750]" office:value-type="float" office:value="100366" calcext:value-type="float">
            <text:p>100366</text:p>
          </table:table-cell>
          <table:table-cell table:formula="of:=-[.F750]*([.C750]/[.$I$771])*(LOG([.C750];2)-32)" office:value-type="float" office:value="0.000524645424526098" calcext:value-type="float">
            <text:p>0,00052464542452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imes.</text:p>
          </table:table-cell>
          <table:table-cell table:formula="of:=IF([.F751]&gt;[.F750];&quot;HIER!&quot;;&quot;&quot;)" office:value-type="string" office:string-value="HIER!" calcext:value-type="string">
            <text:p>HIER!</text:p>
          </table:table-cell>
          <table:table-cell table:formula="of:=[.C751]*[.F751]" office:value-type="float" office:value="112500" calcext:value-type="float">
            <text:p>112500</text:p>
          </table:table-cell>
          <table:table-cell table:formula="of:=-[.F751]*([.C751]/[.$I$771])*(LOG([.C751];2)-32)" office:value-type="float" office:value="0.000588023333494641" calcext:value-type="float">
            <text:p>0,00058802333349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imes.</text:p>
          </table:table-cell>
          <table:table-cell table:formula="of:=IF([.F752]&gt;[.F751];&quot;HIER!&quot;;&quot;&quot;)">
            <text:p/>
          </table:table-cell>
          <table:table-cell table:formula="of:=[.C752]*[.F752]" office:value-type="float" office:value="107393" calcext:value-type="float">
            <text:p>107393</text:p>
          </table:table-cell>
          <table:table-cell table:formula="of:=-[.F752]*([.C752]/[.$I$771])*(LOG([.C752];2)-32)" office:value-type="float" office:value="0.000561281621365494" calcext:value-type="float">
            <text:p>0,00056128162136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times.</text:p>
          </table:table-cell>
          <table:table-cell table:formula="of:=IF([.F753]&gt;[.F752];&quot;HIER!&quot;;&quot;&quot;)">
            <text:p/>
          </table:table-cell>
          <table:table-cell table:formula="of:=[.C753]*[.F753]" office:value-type="float" office:value="103776" calcext:value-type="float">
            <text:p>103776</text:p>
          </table:table-cell>
          <table:table-cell table:formula="of:=-[.F753]*([.C753]/[.$I$771])*(LOG([.C753];2)-32)" office:value-type="float" office:value="0.000542331251159381" calcext:value-type="float">
            <text:p>0,00054233125115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imes.</text:p>
          </table:table-cell>
          <table:table-cell table:formula="of:=IF([.F754]&gt;[.F753];&quot;HIER!&quot;;&quot;&quot;)" office:value-type="string" office:string-value="HIER!" calcext:value-type="string">
            <text:p>HIER!</text:p>
          </table:table-cell>
          <table:table-cell table:formula="of:=[.C754]*[.F754]" office:value-type="float" office:value="109938" calcext:value-type="float">
            <text:p>109938</text:p>
          </table:table-cell>
          <table:table-cell table:formula="of:=-[.F754]*([.C754]/[.$I$771])*(LOG([.C754];2)-32)" office:value-type="float" office:value="0.000574484662469821" calcext:value-type="float">
            <text:p>0,0005744846624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imes.</text:p>
          </table:table-cell>
          <table:table-cell table:formula="of:=IF([.F755]&gt;[.F754];&quot;HIER!&quot;;&quot;&quot;)" office:value-type="string" office:string-value="HIER!" calcext:value-type="string">
            <text:p>HIER!</text:p>
          </table:table-cell>
          <table:table-cell table:formula="of:=[.C755]*[.F755]" office:value-type="float" office:value="113100" calcext:value-type="float">
            <text:p>113100</text:p>
          </table:table-cell>
          <table:table-cell table:formula="of:=-[.F755]*([.C755]/[.$I$771])*(LOG([.C755];2)-32)" office:value-type="float" office:value="0.000590957379278101" calcext:value-type="float">
            <text:p>0,00059095737927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imes.</text:p>
          </table:table-cell>
          <table:table-cell table:formula="of:=IF([.F756]&gt;[.F755];&quot;HIER!&quot;;&quot;&quot;)">
            <text:p/>
          </table:table-cell>
          <table:table-cell table:formula="of:=[.C756]*[.F756]" office:value-type="float" office:value="108720" calcext:value-type="float">
            <text:p>108720</text:p>
          </table:table-cell>
          <table:table-cell table:formula="of:=-[.F756]*([.C756]/[.$I$771])*(LOG([.C756];2)-32)" office:value-type="float" office:value="0.000568023094503308" calcext:value-type="float">
            <text:p>0,00056802309450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imes.</text:p>
          </table:table-cell>
          <table:table-cell table:formula="of:=IF([.F757]&gt;[.F756];&quot;HIER!&quot;;&quot;&quot;)" office:value-type="string" office:string-value="HIER!" calcext:value-type="string">
            <text:p>HIER!</text:p>
          </table:table-cell>
          <table:table-cell table:formula="of:=[.C757]*[.F757]" office:value-type="float" office:value="109620" calcext:value-type="float">
            <text:p>109620</text:p>
          </table:table-cell>
          <table:table-cell table:formula="of:=-[.F757]*([.C757]/[.$I$771])*(LOG([.C757];2)-32)" office:value-type="float" office:value="0.000572676534172354" calcext:value-type="float">
            <text:p>0,00057267653417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imes.</text:p>
          </table:table-cell>
          <table:table-cell table:formula="of:=IF([.F758]&gt;[.F757];&quot;HIER!&quot;;&quot;&quot;)">
            <text:p/>
          </table:table-cell>
          <table:table-cell table:formula="of:=[.C758]*[.F758]" office:value-type="float" office:value="102195" calcext:value-type="float">
            <text:p>102195</text:p>
          </table:table-cell>
          <table:table-cell table:formula="of:=-[.F758]*([.C758]/[.$I$771])*(LOG([.C758];2)-32)" office:value-type="float" office:value="0.000533841490482657" calcext:value-type="float">
            <text:p>0,000533841490483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imes.</text:p>
          </table:table-cell>
          <table:table-cell table:formula="of:=IF([.F759]&gt;[.F758];&quot;HIER!&quot;;&quot;&quot;)" office:value-type="string" office:string-value="HIER!" calcext:value-type="string">
            <text:p>HIER!</text:p>
          </table:table-cell>
          <table:table-cell table:formula="of:=[.C759]*[.F759]" office:value-type="float" office:value="112184" calcext:value-type="float">
            <text:p>112184</text:p>
          </table:table-cell>
          <table:table-cell table:formula="of:=-[.F759]*([.C759]/[.$I$771])*(LOG([.C759];2)-32)" office:value-type="float" office:value="0.00058597181778909" calcext:value-type="float">
            <text:p>0,000585971817789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imes.</text:p>
          </table:table-cell>
          <table:table-cell table:formula="of:=IF([.F760]&gt;[.F759];&quot;HIER!&quot;;&quot;&quot;)">
            <text:p/>
          </table:table-cell>
          <table:table-cell table:formula="of:=[.C760]*[.F760]" office:value-type="float" office:value="106260" calcext:value-type="float">
            <text:p>106260</text:p>
          </table:table-cell>
          <table:table-cell table:formula="of:=-[.F760]*([.C760]/[.$I$771])*(LOG([.C760];2)-32)" office:value-type="float" office:value="0.000554981871374499" calcext:value-type="float">
            <text:p>0,00055498187137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imes.</text:p>
          </table:table-cell>
          <table:table-cell table:formula="of:=IF([.F761]&gt;[.F760];&quot;HIER!&quot;;&quot;&quot;)">
            <text:p/>
          </table:table-cell>
          <table:table-cell table:formula="of:=[.C761]*[.F761]" office:value-type="float" office:value="101840" calcext:value-type="float">
            <text:p>101840</text:p>
          </table:table-cell>
          <table:table-cell table:formula="of:=-[.F761]*([.C761]/[.$I$771])*(LOG([.C761];2)-32)" office:value-type="float" office:value="0.000531851757515123" calcext:value-type="float">
            <text:p>0,00053185175751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imes.</text:p>
          </table:table-cell>
          <table:table-cell table:formula="of:=IF([.F762]&gt;[.F761];&quot;HIER!&quot;;&quot;&quot;)" office:value-type="string" office:string-value="HIER!" calcext:value-type="string">
            <text:p>HIER!</text:p>
          </table:table-cell>
          <table:table-cell table:formula="of:=[.C762]*[.F762]" office:value-type="float" office:value="109584" calcext:value-type="float">
            <text:p>109584</text:p>
          </table:table-cell>
          <table:table-cell table:formula="of:=-[.F762]*([.C762]/[.$I$771])*(LOG([.C762];2)-32)" office:value-type="float" office:value="0.000572245814445034" calcext:value-type="float">
            <text:p>0,00057224581444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imes.</text:p>
          </table:table-cell>
          <table:table-cell table:formula="of:=IF([.F763]&gt;[.F762];&quot;HIER!&quot;;&quot;&quot;)">
            <text:p/>
          </table:table-cell>
          <table:table-cell table:formula="of:=[.C763]*[.F763]" office:value-type="float" office:value="107442" calcext:value-type="float">
            <text:p>107442</text:p>
          </table:table-cell>
          <table:table-cell table:formula="of:=-[.F763]*([.C763]/[.$I$771])*(LOG([.C763];2)-32)" office:value-type="float" office:value="0.000561012932770267" calcext:value-type="float">
            <text:p>0,00056101293277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imes.</text:p>
          </table:table-cell>
          <table:table-cell table:formula="of:=IF([.F764]&gt;[.F763];&quot;HIER!&quot;;&quot;&quot;)" office:value-type="string" office:string-value="HIER!" calcext:value-type="string">
            <text:p>HIER!</text:p>
          </table:table-cell>
          <table:table-cell table:formula="of:=[.C764]*[.F764]" office:value-type="float" office:value="115976" calcext:value-type="float">
            <text:p>115976</text:p>
          </table:table-cell>
          <table:table-cell table:formula="of:=-[.F764]*([.C764]/[.$I$771])*(LOG([.C764];2)-32)" office:value-type="float" office:value="0.000605522482727915" calcext:value-type="float">
            <text:p>0,000605522482728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times.</text:p>
          </table:table-cell>
          <table:table-cell table:formula="of:=IF([.F765]&gt;[.F764];&quot;HIER!&quot;;&quot;&quot;)">
            <text:p/>
          </table:table-cell>
          <table:table-cell table:formula="of:=[.C765]*[.F765]" office:value-type="float" office:value="101612" calcext:value-type="float">
            <text:p>101612</text:p>
          </table:table-cell>
          <table:table-cell table:formula="of:=-[.F765]*([.C765]/[.$I$771])*(LOG([.C765];2)-32)" office:value-type="float" office:value="0.000530481874459803" calcext:value-type="float">
            <text:p>0,00053048187446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imes.</text:p>
          </table:table-cell>
          <table:table-cell table:formula="of:=IF([.F766]&gt;[.F765];&quot;HIER!&quot;;&quot;&quot;)" office:value-type="string" office:string-value="HIER!" calcext:value-type="string">
            <text:p>HIER!</text:p>
          </table:table-cell>
          <table:table-cell table:formula="of:=[.C766]*[.F766]" office:value-type="float" office:value="111690" calcext:value-type="float">
            <text:p>111690</text:p>
          </table:table-cell>
          <table:table-cell table:formula="of:=-[.F766]*([.C766]/[.$I$771])*(LOG([.C766];2)-32)" office:value-type="float" office:value="0.000583046628844852" calcext:value-type="float">
            <text:p>0,00058304662884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times.</text:p>
          </table:table-cell>
          <table:table-cell table:formula="of:=IF([.F767]&gt;[.F766];&quot;HIER!&quot;;&quot;&quot;)">
            <text:p/>
          </table:table-cell>
          <table:table-cell table:formula="of:=[.C767]*[.F767]" office:value-type="float" office:value="103410" calcext:value-type="float">
            <text:p>103410</text:p>
          </table:table-cell>
          <table:table-cell table:formula="of:=-[.F767]*([.C767]/[.$I$771])*(LOG([.C767];2)-32)" office:value-type="float" office:value="0.000539777811575481" calcext:value-type="float">
            <text:p>0,000539777811575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imes.</text:p>
          </table:table-cell>
          <table:table-cell table:formula="of:=IF([.F768]&gt;[.F767];&quot;HIER!&quot;;&quot;&quot;)" office:value-type="string" office:string-value="HIER!" calcext:value-type="string">
            <text:p>HIER!</text:p>
          </table:table-cell>
          <table:table-cell table:formula="of:=[.C768]*[.F768]" office:value-type="float" office:value="113516" calcext:value-type="float">
            <text:p>113516</text:p>
          </table:table-cell>
          <table:table-cell table:formula="of:=-[.F768]*([.C768]/[.$I$771])*(LOG([.C768];2)-32)" office:value-type="float" office:value="0.00059247919743977" calcext:value-type="float">
            <text:p>0,00059247919744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imes.</text:p>
          </table:table-cell>
          <table:table-cell table:formula="of:=IF([.F769]&gt;[.F768];&quot;HIER!&quot;;&quot;&quot;)">
            <text:p/>
          </table:table-cell>
          <table:table-cell table:formula="of:=[.C769]*[.F769]" office:value-type="float" office:value="51456" calcext:value-type="float">
            <text:p>51456</text:p>
          </table:table-cell>
          <table:table-cell table:formula="of:=-[.F769]*([.C769]/[.$I$771])*(LOG([.C769];2)-32)" office:value-type="float" office:value="0.000268544109902087" calcext:value-type="float">
            <text:p>0,000268544109902</text:p>
          </table:table-cell>
        </table:table-row>
        <table:table-row table:style-name="ro1">
          <table:table-cell office:value-type="string" calcext:value-type="string">
            <text:p>“__</text:p>
          </table:table-cell>
          <table:table-cell office:value-type="string" calcext:value-type="string">
            <text:p>seen</text:p>
          </table:table-cell>
          <table:table-cell office:value-type="float" office:value="3204448258" calcext:value-type="float">
            <text:p>3204448258</text:p>
          </table:table-cell>
          <table:table-cell office:value-type="string" calcext:value-type="string">
            <text:p>times”</text:p>
          </table:table-cell>
          <table:table-cell office:value-type="string" calcext:value-type="string">
            <text:p>s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s.</text:p>
          </table:table-cell>
          <table:table-cell table:formula="of:=IF([.F770]&gt;[.F769];&quot;HIER!&quot;;&quot;&quot;)">
            <text:p/>
          </table:table-cell>
          <table:table-cell table:formula="of:=[.C770]*[.F770]" office:value-type="float" office:value="3204448258" calcext:value-type="float">
            <text:p>3204448258</text:p>
          </table:table-cell>
          <table:table-cell table:formula="of:=-[.F770]*([.C770]/[.$I$771])*(LOG([.C770];2)-32)" office:value-type="float" office:value="0.315277709857668" calcext:value-type="float">
            <text:p>0,315277709857668</text:p>
          </table:table-cell>
        </table:table-row>
        <table:table-row table:style-name="ro1">
          <table:table-cell table:number-columns-repeated="8"/>
          <table:table-cell table:formula="of:=SUM([.I2:.I770])" office:value-type="float" office:value="4294967296" calcext:value-type="float">
            <text:p>4294967296</text:p>
          </table:table-cell>
          <table:table-cell table:formula="of:=SUM([.J2:.J770])" office:value-type="float" office:value="6.70818970174489" calcext:value-type="float">
            <text:p>6,70818970174489</text:p>
          </table:table-cell>
        </table:table-row>
        <table:table-row table:style-name="ro1">
          <table:table-cell table:number-columns-repeated="8"/>
          <table:table-cell table:formula="of:=POWER(2;32)" office:value-type="float" office:value="4294967296" calcext:value-type="float">
            <text:p>4294967296</text:p>
          </table:table-cell>
          <table:table-cell office:value-type="string" calcext:value-type="string">
            <text:p>BI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2T01:59:48.797065102</meta:creation-date>
    <dc:date>2019-12-02T02:19:02.791645578</dc:date>
    <meta:editing-duration>PT9M3S</meta:editing-duration>
    <meta:editing-cycles>1</meta:editing-cycles>
    <meta:document-statistic meta:table-count="2" meta:cell-count="8990" meta:object-count="0"/>
    <meta:generator>LibreOffice/6.3.3.2.0$Linux_X86_64 LibreOffice_project/30$Build-2</meta:generator>
  </office:meta>
</office:document-meta>
</file>